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51354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shapes>
          <draw:frame draw:z-index="1" draw:id="id0" draw:style-name="a0" draw:name="Diagramm 1" svg:x="10.85787in" svg:y="0.63504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mu_z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_a</text:p>
          </table:table-cell>
          <table:table-cell office:value-type="float" office:value="0.92" table:style-name="ce1">
            <text:p>0,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lta_t</text:p>
          </table:table-cell>
          <table:table-cell office:value-type="float" office:value="1.0240000000000001E-2" table:style-name="ce1">
            <text:p>0,01024</text:p>
          </table:table-cell>
          <table:table-cell table:number-columns-repeated="4" table:style-name="ce1"/>
          <table:table-cell office:value-type="string" table:style-name="ce1">
            <text:p>(1-K)a + K(z-mu_a)</text:p>
          </table:table-cell>
          <table:table-cell table:number-columns-repeated="2" table:style-name="ce1"/>
          <table:table-cell office:value-type="string" table:style-name="ce1">
            <text:p>(1-K)a + Kz – mu_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z_real</text:p>
          </table:table-cell>
          <table:table-cell office:value-type="string" table:style-name="ce1">
            <text:p>a_real</text:p>
          </table:table-cell>
          <table:table-cell office:value-type="string" table:style-name="ce1">
            <text:p>v_real</text:p>
          </table:table-cell>
          <table:table-cell office:value-type="string" table:style-name="ce1">
            <text:p>h_real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 (K(z-mu))</text:p>
          </table:table-cell>
          <table:table-cell office:value-type="string" table:style-name="ce1">
            <text:p>h (K(z-mu))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 (Kz – mu)</text:p>
          </table:table-cell>
          <table:table-cell office:value-type="string" table:style-name="ce1">
            <text:p>h (Kz – mu)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5]-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[.B5]+$$mu_z-10" table:style-name="ce1">
            <text:p>20</text:p>
          </table:table-cell>
          <table:table-cell office:value-type="float" office:value="9.2000000000000011" table:formula="of:=$$K_a*([.F5]-$$mu_z)" table:style-name="ce1">
            <text:p>9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4000000000000021" table:formula="of:=$$K_a*[.F5]-$$mu_z" table:style-name="ce1">
            <text:p>8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.0240000000000001E-2" table:formula="of:=[.A5]+$$delta_t" table:style-name="ce1">
            <text:p>0,01024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6]-10" table:style-name="ce1">
            <text:p>10</text:p>
          </table:table-cell>
          <table:table-cell office:value-type="float" office:value="0.1024" table:formula="of:=$$delta_t*[.C5]+[.D5]" table:style-name="ce1">
            <text:p>0,1024</text:p>
          </table:table-cell>
          <table:table-cell office:value-type="float" office:value="5.2428800000000014E-4" table:formula="of:=[.E5]+$$delta_t*[.D5]+0.5*$$delta_t^2*[.C5]" table:style-name="ce1">
            <text:p>0,000524288</text:p>
          </table:table-cell>
          <table:table-cell office:value-type="float" office:value="20" table:formula="of:=[.B6]+$$mu_z-10" table:style-name="ce1">
            <text:p>20</text:p>
          </table:table-cell>
          <table:table-cell office:value-type="float" office:value="9.9359999999999999" table:formula="of:=(1-$$K_a)*[.G5]+$$K_a*([.F6]-$$mu_z)" table:style-name="ce1">
            <text:p>9,936</text:p>
          </table:table-cell>
          <table:table-cell office:value-type="float" office:value="9.4208000000000014E-2" table:formula="of:=[.H5]+$$delta_t*[.G5]" table:style-name="ce1">
            <text:p>0,094208</text:p>
          </table:table-cell>
          <table:table-cell office:value-type="float" office:value="4.8234496000000012E-4" table:formula="of:=[.I5]+$$delta_t*[.H5]+0.5*$$delta_t^2*[.G5]" table:style-name="ce1">
            <text:p>0,000482345</text:p>
          </table:table-cell>
          <table:table-cell office:value-type="float" office:value="9.0720000000000027" table:formula="of:=(1-$$K_a)*[.J5]+$$K_a*[.F6]-$$mu_z" table:style-name="ce1">
            <text:p>9,072</text:p>
          </table:table-cell>
          <table:table-cell office:value-type="float" office:value="8.6016000000000023E-2" table:formula="of:=[.K5]+$$delta_t*[.J5]" table:style-name="ce1">
            <text:p>0,086016</text:p>
          </table:table-cell>
          <table:table-cell office:value-type="float" office:value="4.4040192000000016E-4" table:formula="of:=[.L5]+$$delta_t*[.K5]+0.5*$$delta_t^2*[.J5]" table:style-name="ce1">
            <text:p>0,000440402</text:p>
          </table:table-cell>
          <table:table-cell table:number-columns-repeated="16372"/>
        </table:table-row>
        <table:table-row table:style-name="ro1">
          <table:table-cell office:value-type="float" office:value="2.0480000000000002E-2" table:formula="of:=[.A6]+$$delta_t" table:style-name="ce1">
            <text:p>0,02048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7]-10" table:style-name="ce1">
            <text:p>10</text:p>
          </table:table-cell>
          <table:table-cell office:value-type="float" office:value="0.20480000000000001" table:formula="of:=$$delta_t*[.C6]+[.D6]" table:style-name="ce1">
            <text:p>0,2048</text:p>
          </table:table-cell>
          <table:table-cell office:value-type="float" office:value="2.0971520000000006E-3" table:formula="of:=[.E6]+$$delta_t*[.D6]+0.5*$$delta_t^2*[.C6]" table:style-name="ce1">
            <text:p>0,002097152</text:p>
          </table:table-cell>
          <table:table-cell office:value-type="float" office:value="20" table:formula="of:=[.B7]+$$mu_z-10" table:style-name="ce1">
            <text:p>20</text:p>
          </table:table-cell>
          <table:table-cell office:value-type="float" office:value="9.9948800000000002" table:formula="of:=(1-$$K_a)*[.G6]+$$K_a*([.F7]-$$mu_z)" table:style-name="ce1">
            <text:p>9,99488</text:p>
          </table:table-cell>
          <table:table-cell office:value-type="float" office:value="0.19595264000000001" table:formula="of:=[.H6]+$$delta_t*[.G6]" table:style-name="ce1">
            <text:p>0,19595264</text:p>
          </table:table-cell>
          <table:table-cell office:value-type="float" office:value="1.9679674368000004E-3" table:formula="of:=[.I6]+$$delta_t*[.H6]+0.5*$$delta_t^2*[.G6]" table:style-name="ce1">
            <text:p>0,001967967</text:p>
          </table:table-cell>
          <table:table-cell office:value-type="float" office:value="9.1257600000000032" table:formula="of:=(1-$$K_a)*[.J6]+$$K_a*[.F7]-$$mu_z" table:style-name="ce1">
            <text:p>9,12576</text:p>
          </table:table-cell>
          <table:table-cell office:value-type="float" office:value="0.17891328000000006" table:formula="of:=[.K6]+$$delta_t*[.J6]" table:style-name="ce1">
            <text:p>0,17891328</text:p>
          </table:table-cell>
          <table:table-cell office:value-type="float" office:value="1.7968398336000006E-3" table:formula="of:=[.L6]+$$delta_t*[.K6]+0.5*$$delta_t^2*[.J6]" table:style-name="ce1">
            <text:p>0,00179684</text:p>
          </table:table-cell>
          <table:table-cell table:number-columns-repeated="16372"/>
        </table:table-row>
        <table:table-row table:style-name="ro1">
          <table:table-cell office:value-type="float" office:value="3.0720000000000004E-2" table:formula="of:=[.A7]+$$delta_t" table:style-name="ce1">
            <text:p>0,03072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8]-10" table:style-name="ce1">
            <text:p>10</text:p>
          </table:table-cell>
          <table:table-cell office:value-type="float" office:value="0.30720000000000003" table:formula="of:=$$delta_t*[.C7]+[.D7]" table:style-name="ce1">
            <text:p>0,3072</text:p>
          </table:table-cell>
          <table:table-cell office:value-type="float" office:value="4.7185920000000015E-3" table:formula="of:=[.E7]+$$delta_t*[.D7]+0.5*$$delta_t^2*[.C7]" table:style-name="ce1">
            <text:p>0,004718592</text:p>
          </table:table-cell>
          <table:table-cell office:value-type="float" office:value="20" table:formula="of:=[.B8]+$$mu_z-10" table:style-name="ce1">
            <text:p>20</text:p>
          </table:table-cell>
          <table:table-cell office:value-type="float" office:value="9.9995904000000007" table:formula="of:=(1-$$K_a)*[.G7]+$$K_a*([.F8]-$$mu_z)" table:style-name="ce1">
            <text:p>9,9995904</text:p>
          </table:table-cell>
          <table:table-cell office:value-type="float" office:value="0.29830021120000005" table:formula="of:=[.H7]+$$delta_t*[.G7]" table:style-name="ce1">
            <text:p>0,298300211</text:p>
          </table:table-cell>
          <table:table-cell office:value-type="float" office:value="4.4985420349440003E-3" table:formula="of:=[.I7]+$$delta_t*[.H7]+0.5*$$delta_t^2*[.G7]" table:style-name="ce1">
            <text:p>0,004498542</text:p>
          </table:table-cell>
          <table:table-cell office:value-type="float" office:value="9.1300608000000025" table:formula="of:=(1-$$K_a)*[.J7]+$$K_a*[.F8]-$$mu_z" table:style-name="ce1">
            <text:p>9,1300608</text:p>
          </table:table-cell>
          <table:table-cell office:value-type="float" office:value="0.27236106240000013" table:formula="of:=[.K7]+$$delta_t*[.J7]" table:style-name="ce1">
            <text:p>0,272361062</text:p>
          </table:table-cell>
          <table:table-cell office:value-type="float" office:value="4.1073644666880012E-3" table:formula="of:=[.L7]+$$delta_t*[.K7]+0.5*$$delta_t^2*[.J7]" table:style-name="ce1">
            <text:p>0,004107364</text:p>
          </table:table-cell>
          <table:table-cell table:number-columns-repeated="16372"/>
        </table:table-row>
        <table:table-row table:style-name="ro1">
          <table:table-cell office:value-type="float" office:value="4.0960000000000003E-2" table:formula="of:=[.A8]+$$delta_t" table:style-name="ce1">
            <text:p>0,04096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9]-10" table:style-name="ce1">
            <text:p>10</text:p>
          </table:table-cell>
          <table:table-cell office:value-type="float" office:value="0.40960000000000002" table:formula="of:=$$delta_t*[.C8]+[.D8]" table:style-name="ce1">
            <text:p>0,4096</text:p>
          </table:table-cell>
          <table:table-cell office:value-type="float" office:value="8.3886080000000005E-3" table:formula="of:=[.E8]+$$delta_t*[.D8]+0.5*$$delta_t^2*[.C8]" table:style-name="ce1">
            <text:p>0,008388608</text:p>
          </table:table-cell>
          <table:table-cell office:value-type="float" office:value="20" table:formula="of:=[.B9]+$$mu_z-10" table:style-name="ce1">
            <text:p>20</text:p>
          </table:table-cell>
          <table:table-cell office:value-type="float" office:value="9.9999672320000013" table:formula="of:=(1-$$K_a)*[.G8]+$$K_a*([.F9]-$$mu_z)" table:style-name="ce1">
            <text:p>9,999967232</text:p>
          </table:table-cell>
          <table:table-cell office:value-type="float" office:value="0.4006960168960001" table:formula="of:=[.H8]+$$delta_t*[.G8]" table:style-name="ce1">
            <text:p>0,400696017</text:p>
          </table:table-cell>
          <table:table-cell office:value-type="float" office:value="8.0774027227955222E-3" table:formula="of:=[.I8]+$$delta_t*[.H8]+0.5*$$delta_t^2*[.G8]" table:style-name="ce1">
            <text:p>0,008077403</text:p>
          </table:table-cell>
          <table:table-cell office:value-type="float" office:value="9.1304048640000026" table:formula="of:=(1-$$K_a)*[.J8]+$$K_a*[.F9]-$$mu_z" table:style-name="ce1">
            <text:p>9,130404864</text:p>
          </table:table-cell>
          <table:table-cell office:value-type="float" office:value="0.36585288499200019" table:formula="of:=[.K8]+$$delta_t*[.J8]" table:style-name="ce1">
            <text:p>0,365852885</text:p>
          </table:table-cell>
          <table:table-cell office:value-type="float" office:value="7.3750198773350432E-3" table:formula="of:=[.L8]+$$delta_t*[.K8]+0.5*$$delta_t^2*[.J8]" table:style-name="ce1">
            <text:p>0,00737502</text:p>
          </table:table-cell>
          <table:table-cell table:number-columns-repeated="16372"/>
        </table:table-row>
        <table:table-row table:style-name="ro1">
          <table:table-cell office:value-type="float" office:value="5.1200000000000002E-2" table:formula="of:=[.A9]+$$delta_t" table:style-name="ce1">
            <text:p>0,0512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0]-10" table:style-name="ce1">
            <text:p>10</text:p>
          </table:table-cell>
          <table:table-cell office:value-type="float" office:value="0.51200000000000001" table:formula="of:=$$delta_t*[.C9]+[.D9]" table:style-name="ce1">
            <text:p>0,512</text:p>
          </table:table-cell>
          <table:table-cell office:value-type="float" office:value="1.3107200000000001E-2" table:formula="of:=[.E9]+$$delta_t*[.D9]+0.5*$$delta_t^2*[.C9]" table:style-name="ce1">
            <text:p>0,0131072</text:p>
          </table:table-cell>
          <table:table-cell office:value-type="float" office:value="20" table:formula="of:=[.B10]+$$mu_z-10" table:style-name="ce1">
            <text:p>20</text:p>
          </table:table-cell>
          <table:table-cell office:value-type="float" office:value="9.9999973785600016" table:formula="of:=(1-$$K_a)*[.G9]+$$K_a*([.F10]-$$mu_z)" table:style-name="ce1">
            <text:p>9,999997379</text:p>
          </table:table-cell>
          <table:table-cell office:value-type="float" office:value="0.50309568135168015" table:formula="of:=[.H9]+$$delta_t*[.G9]" table:style-name="ce1">
            <text:p>0,503095681</text:p>
          </table:table-cell>
          <table:table-cell office:value-type="float" office:value="1.2704816217823645E-2" table:formula="of:=[.I9]+$$delta_t*[.H9]+0.5*$$delta_t^2*[.G9]" table:style-name="ce1">
            <text:p>0,012704816</text:p>
          </table:table-cell>
          <table:table-cell office:value-type="float" office:value="9.1304323891200028" table:formula="of:=(1-$$K_a)*[.J9]+$$K_a*[.F10]-$$mu_z" table:style-name="ce1">
            <text:p>9,130432389</text:p>
          </table:table-cell>
          <table:table-cell office:value-type="float" office:value="0.45934823079936021" table:formula="of:=[.K9]+$$delta_t*[.J9]" table:style-name="ce1">
            <text:p>0,459348231</text:p>
          </table:table-cell>
          <table:table-cell office:value-type="float" office:value="1.1600049590186809E-2" table:formula="of:=[.L9]+$$delta_t*[.K9]+0.5*$$delta_t^2*[.J9]" table:style-name="ce1">
            <text:p>0,01160005</text:p>
          </table:table-cell>
          <table:table-cell table:number-columns-repeated="16372"/>
        </table:table-row>
        <table:table-row table:style-name="ro1">
          <table:table-cell office:value-type="float" office:value="6.1440000000000002E-2" table:formula="of:=[.A10]+$$delta_t" table:style-name="ce1">
            <text:p>0,06144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1]-10" table:style-name="ce1">
            <text:p>10</text:p>
          </table:table-cell>
          <table:table-cell office:value-type="float" office:value="0.61440000000000006" table:formula="of:=$$delta_t*[.C10]+[.D10]" table:style-name="ce1">
            <text:p>0,6144</text:p>
          </table:table-cell>
          <table:table-cell office:value-type="float" office:value="1.8874368000000002E-2" table:formula="of:=[.E10]+$$delta_t*[.D10]+0.5*$$delta_t^2*[.C10]" table:style-name="ce1">
            <text:p>0,018874368</text:p>
          </table:table-cell>
          <table:table-cell office:value-type="float" office:value="20" table:formula="of:=[.B11]+$$mu_z-10" table:style-name="ce1">
            <text:p>20</text:p>
          </table:table-cell>
          <table:table-cell office:value-type="float" office:value="9.9999997902848001" table:formula="of:=(1-$$K_a)*[.G10]+$$K_a*([.F11]-$$mu_z)" table:style-name="ce1">
            <text:p>9,99999979</text:p>
          </table:table-cell>
          <table:table-cell office:value-type="float" office:value="0.60549565450813458" table:formula="of:=[.H10]+$$delta_t*[.G10]" table:style-name="ce1">
            <text:p>0,605495655</text:p>
          </table:table-cell>
          <table:table-cell office:value-type="float" office:value="1.8380803857425895E-2" table:formula="of:=[.I10]+$$delta_t*[.H10]+0.5*$$delta_t^2*[.G10]" table:style-name="ce1">
            <text:p>0,018380804</text:p>
          </table:table-cell>
          <table:table-cell office:value-type="float" office:value="9.1304345911296032" table:formula="of:=(1-$$K_a)*[.J10]+$$K_a*[.F11]-$$mu_z" table:style-name="ce1">
            <text:p>9,130434591</text:p>
          </table:table-cell>
          <table:table-cell office:value-type="float" office:value="0.55284385846394901" table:formula="of:=[.K10]+$$delta_t*[.J10]" table:style-name="ce1">
            <text:p>0,552843858</text:p>
          </table:table-cell>
          <table:table-cell office:value-type="float" office:value="1.6782473087214953E-2" table:formula="of:=[.L10]+$$delta_t*[.K10]+0.5*$$delta_t^2*[.J10]" table:style-name="ce1">
            <text:p>0,016782473</text:p>
          </table:table-cell>
          <table:table-cell table:number-columns-repeated="16372"/>
        </table:table-row>
        <table:table-row table:style-name="ro1">
          <table:table-cell office:value-type="float" office:value="7.1680000000000008E-2" table:formula="of:=[.A11]+$$delta_t" table:style-name="ce1">
            <text:p>0,07168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2]-10" table:style-name="ce1">
            <text:p>10</text:p>
          </table:table-cell>
          <table:table-cell office:value-type="float" office:value="0.7168000000000001" table:formula="of:=$$delta_t*[.C11]+[.D11]" table:style-name="ce1">
            <text:p>0,7168</text:p>
          </table:table-cell>
          <table:table-cell office:value-type="float" office:value="2.5690112000000005E-2" table:formula="of:=[.E11]+$$delta_t*[.D11]+0.5*$$delta_t^2*[.C11]" table:style-name="ce1">
            <text:p>0,025690112</text:p>
          </table:table-cell>
          <table:table-cell office:value-type="float" office:value="20" table:formula="of:=[.B12]+$$mu_z-10" table:style-name="ce1">
            <text:p>20</text:p>
          </table:table-cell>
          <table:table-cell office:value-type="float" office:value="9.9999999832227839" table:formula="of:=(1-$$K_a)*[.G11]+$$K_a*([.F12]-$$mu_z)" table:style-name="ce1">
            <text:p>9,999999983</text:p>
          </table:table-cell>
          <table:table-cell office:value-type="float" office:value="0.707895652360651" table:formula="of:=[.H11]+$$delta_t*[.G11]" table:style-name="ce1">
            <text:p>0,707895652</text:p>
          </table:table-cell>
          <table:table-cell office:value-type="float" office:value="2.5105367348594077E-2" table:formula="of:=[.I11]+$$delta_t*[.H11]+0.5*$$delta_t^2*[.G11]" table:style-name="ce1">
            <text:p>0,025105367</text:p>
          </table:table-cell>
          <table:table-cell office:value-type="float" office:value="9.130434767290371" table:formula="of:=(1-$$K_a)*[.J11]+$$K_a*[.F12]-$$mu_z" table:style-name="ce1">
            <text:p>9,130434767</text:p>
          </table:table-cell>
          <table:table-cell office:value-type="float" office:value="0.6463395086771162" table:formula="of:=[.K11]+$$delta_t*[.J11]" table:style-name="ce1">
            <text:p>0,646339509</text:p>
          </table:table-cell>
          <table:table-cell office:value-type="float" office:value="2.2922291926977208E-2" table:formula="of:=[.L11]+$$delta_t*[.K11]+0.5*$$delta_t^2*[.J11]" table:style-name="ce1">
            <text:p>0,022922292</text:p>
          </table:table-cell>
          <table:table-cell table:number-columns-repeated="16372"/>
        </table:table-row>
        <table:table-row table:style-name="ro1">
          <table:table-cell office:value-type="float" office:value="8.1920000000000007E-2" table:formula="of:=[.A12]+$$delta_t" table:style-name="ce1">
            <text:p>0,08192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3]-10" table:style-name="ce1">
            <text:p>10</text:p>
          </table:table-cell>
          <table:table-cell office:value-type="float" office:value="0.81920000000000015" table:formula="of:=$$delta_t*[.C12]+[.D12]" table:style-name="ce1">
            <text:p>0,8192</text:p>
          </table:table-cell>
          <table:table-cell office:value-type="float" office:value="3.3554432000000002E-2" table:formula="of:=[.E12]+$$delta_t*[.D12]+0.5*$$delta_t^2*[.C12]" table:style-name="ce1">
            <text:p>0,033554432</text:p>
          </table:table-cell>
          <table:table-cell office:value-type="float" office:value="20" table:formula="of:=[.B13]+$$mu_z-10" table:style-name="ce1">
            <text:p>20</text:p>
          </table:table-cell>
          <table:table-cell office:value-type="float" office:value="9.9999999986578239" table:formula="of:=(1-$$K_a)*[.G12]+$$K_a*([.F13]-$$mu_z)" table:style-name="ce1">
            <text:p>9,999999999</text:p>
          </table:table-cell>
          <table:table-cell office:value-type="float" office:value="0.81029565218885236" table:formula="of:=[.H12]+$$delta_t*[.G12]" table:style-name="ce1">
            <text:p>0,810295652</text:p>
          </table:table-cell>
          <table:table-cell office:value-type="float" office:value="3.2878506827887531E-2" table:formula="of:=[.I12]+$$delta_t*[.H12]+0.5*$$delta_t^2*[.G12]" table:style-name="ce1">
            <text:p>0,032878507</text:p>
          </table:table-cell>
          <table:table-cell office:value-type="float" office:value="9.1304347813832329" table:formula="of:=(1-$$K_a)*[.J12]+$$K_a*[.F13]-$$mu_z" table:style-name="ce1">
            <text:p>9,130434781</text:p>
          </table:table-cell>
          <table:table-cell office:value-type="float" office:value="0.73983516069416966" table:formula="of:=[.K12]+$$delta_t*[.J12]" table:style-name="ce1">
            <text:p>0,739835161</text:p>
          </table:table-cell>
          <table:table-cell office:value-type="float" office:value="3.0019506234158191E-2" table:formula="of:=[.L12]+$$delta_t*[.K12]+0.5*$$delta_t^2*[.J12]" table:style-name="ce1">
            <text:p>0,030019506</text:p>
          </table:table-cell>
          <table:table-cell table:number-columns-repeated="16372"/>
        </table:table-row>
        <table:table-row table:style-name="ro1">
          <table:table-cell office:value-type="float" office:value="9.2160000000000006E-2" table:formula="of:=[.A13]+$$delta_t" table:style-name="ce1">
            <text:p>0,09216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4]-10" table:style-name="ce1">
            <text:p>10</text:p>
          </table:table-cell>
          <table:table-cell office:value-type="float" office:value="0.9216000000000002" table:formula="of:=$$delta_t*[.C13]+[.D13]" table:style-name="ce1">
            <text:p>0,9216</text:p>
          </table:table-cell>
          <table:table-cell office:value-type="float" office:value="4.2467327999999999E-2" table:formula="of:=[.E13]+$$delta_t*[.D13]+0.5*$$delta_t^2*[.C13]" table:style-name="ce1">
            <text:p>0,042467328</text:p>
          </table:table-cell>
          <table:table-cell office:value-type="float" office:value="20" table:formula="of:=[.B14]+$$mu_z-10" table:style-name="ce1">
            <text:p>20</text:p>
          </table:table-cell>
          <table:table-cell office:value-type="float" office:value="9.9999999998926263" table:formula="of:=(1-$$K_a)*[.G13]+$$K_a*([.F14]-$$mu_z)" table:style-name="ce1">
            <text:p>10</text:p>
          </table:table-cell>
          <table:table-cell office:value-type="float" office:value="0.91269565217510851" table:formula="of:=[.H13]+$$delta_t*[.G13]" table:style-name="ce1">
            <text:p>0,912695652</text:p>
          </table:table-cell>
          <table:table-cell office:value-type="float" office:value="4.1700222306231008E-2" table:formula="of:=[.I13]+$$delta_t*[.H13]+0.5*$$delta_t^2*[.G13]" table:style-name="ce1">
            <text:p>0,041700222</text:p>
          </table:table-cell>
          <table:table-cell office:value-type="float" office:value="9.1304347825106618" table:formula="of:=(1-$$K_a)*[.J13]+$$K_a*[.F14]-$$mu_z" table:style-name="ce1">
            <text:p>9,130434783</text:p>
          </table:table-cell>
          <table:table-cell office:value-type="float" office:value="0.83333081285553401" table:formula="of:=[.K13]+$$delta_t*[.J13]" table:style-name="ce1">
            <text:p>0,833330813</text:p>
          </table:table-cell>
          <table:table-cell office:value-type="float" office:value="3.8074116018732673E-2" table:formula="of:=[.L13]+$$delta_t*[.K13]+0.5*$$delta_t^2*[.J13]" table:style-name="ce1">
            <text:p>0,038074116</text:p>
          </table:table-cell>
          <table:table-cell table:number-columns-repeated="16372"/>
        </table:table-row>
        <table:table-row table:style-name="ro1">
          <table:table-cell office:value-type="float" office:value="0.1024" table:formula="of:=[.A14]+$$delta_t" table:style-name="ce1">
            <text:p>0,1024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5]-10" table:style-name="ce1">
            <text:p>10</text:p>
          </table:table-cell>
          <table:table-cell office:value-type="float" office:value="1.0240000000000002" table:formula="of:=$$delta_t*[.C14]+[.D14]" table:style-name="ce1">
            <text:p>1,024</text:p>
          </table:table-cell>
          <table:table-cell office:value-type="float" office:value="5.2428799999999998E-2" table:formula="of:=[.E14]+$$delta_t*[.D14]+0.5*$$delta_t^2*[.C14]" table:style-name="ce1">
            <text:p>0,0524288</text:p>
          </table:table-cell>
          <table:table-cell office:value-type="float" office:value="20" table:formula="of:=[.B15]+$$mu_z-10" table:style-name="ce1">
            <text:p>20</text:p>
          </table:table-cell>
          <table:table-cell office:value-type="float" office:value="9.9999999999914113" table:formula="of:=(1-$$K_a)*[.G14]+$$K_a*([.F15]-$$mu_z)" table:style-name="ce1">
            <text:p>10</text:p>
          </table:table-cell>
          <table:table-cell office:value-type="float" office:value="1.0150956521740091" table:formula="of:=[.H14]+$$delta_t*[.G14]" table:style-name="ce1">
            <text:p>1,015095652</text:p>
          </table:table-cell>
          <table:table-cell office:value-type="float" office:value="5.1570513784498492E-2" table:formula="of:=[.I14]+$$delta_t*[.H14]+0.5*$$delta_t^2*[.G14]" table:style-name="ce1">
            <text:p>0,051570514</text:p>
          </table:table-cell>
          <table:table-cell office:value-type="float" office:value="9.1304347826008545" table:formula="of:=(1-$$K_a)*[.J14]+$$K_a*[.F15]-$$mu_z" table:style-name="ce1">
            <text:p>9,130434783</text:p>
          </table:table-cell>
          <table:table-cell office:value-type="float" office:value="0.92682646502844324" table:formula="of:=[.K14]+$$delta_t*[.J14]" table:style-name="ce1">
            <text:p>0,926826465</text:p>
          </table:table-cell>
          <table:table-cell office:value-type="float" office:value="4.7086121281498639E-2" table:formula="of:=[.L14]+$$delta_t*[.K14]+0.5*$$delta_t^2*[.J14]" table:style-name="ce1">
            <text:p>0,047086121</text:p>
          </table:table-cell>
          <table:table-cell table:number-columns-repeated="16372"/>
        </table:table-row>
        <table:table-row table:style-name="ro1">
          <table:table-cell office:value-type="float" office:value="0.11264" table:formula="of:=[.A15]+$$delta_t" table:style-name="ce1">
            <text:p>0,11264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6]-10" table:style-name="ce1">
            <text:p>10</text:p>
          </table:table-cell>
          <table:table-cell office:value-type="float" office:value="1.1264000000000003" table:formula="of:=$$delta_t*[.C15]+[.D15]" table:style-name="ce1">
            <text:p>1,1264</text:p>
          </table:table-cell>
          <table:table-cell office:value-type="float" office:value="6.3438848000000006E-2" table:formula="of:=[.E15]+$$delta_t*[.D15]+0.5*$$delta_t^2*[.C15]" table:style-name="ce1">
            <text:p>0,063438848</text:p>
          </table:table-cell>
          <table:table-cell office:value-type="float" office:value="20" table:formula="of:=[.B16]+$$mu_z-10" table:style-name="ce1">
            <text:p>20</text:p>
          </table:table-cell>
          <table:table-cell office:value-type="float" office:value="9.9999999999993143" table:formula="of:=(1-$$K_a)*[.G15]+$$K_a*([.F16]-$$mu_z)" table:style-name="ce1">
            <text:p>10</text:p>
          </table:table-cell>
          <table:table-cell office:value-type="float" office:value="1.1174956521739212" table:formula="of:=[.H15]+$$delta_t*[.G15]" table:style-name="ce1">
            <text:p>1,117495652</text:p>
          </table:table-cell>
          <table:table-cell office:value-type="float" office:value="6.2489381262759894E-2" table:formula="of:=[.I15]+$$delta_t*[.H15]+0.5*$$delta_t^2*[.G15]" table:style-name="ce1">
            <text:p>0,062489381</text:p>
          </table:table-cell>
          <table:table-cell office:value-type="float" office:value="9.1304347826080701" table:formula="of:=(1-$$K_a)*[.J15]+$$K_a*[.F16]-$$mu_z" table:style-name="ce1">
            <text:p>9,130434783</text:p>
          </table:table-cell>
          <table:table-cell office:value-type="float" office:value="1.0203221172022761" table:formula="of:=[.K15]+$$delta_t*[.J15]" table:style-name="ce1">
            <text:p>1,020322117</text:p>
          </table:table-cell>
          <table:table-cell office:value-type="float" office:value="5.7055522022519921E-2" table:formula="of:=[.L15]+$$delta_t*[.K15]+0.5*$$delta_t^2*[.J15]" table:style-name="ce1">
            <text:p>0,057055522</text:p>
          </table:table-cell>
          <table:table-cell table:number-columns-repeated="16372"/>
        </table:table-row>
        <table:table-row table:style-name="ro1">
          <table:table-cell office:value-type="float" office:value="0.12288" table:formula="of:=[.A16]+$$delta_t" table:style-name="ce1">
            <text:p>0,12288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7]-10" table:style-name="ce1">
            <text:p>10</text:p>
          </table:table-cell>
          <table:table-cell office:value-type="float" office:value="1.2288000000000003" table:formula="of:=$$delta_t*[.C16]+[.D16]" table:style-name="ce1">
            <text:p>1,2288</text:p>
          </table:table-cell>
          <table:table-cell office:value-type="float" office:value="7.549747200000001E-2" table:formula="of:=[.E16]+$$delta_t*[.D16]+0.5*$$delta_t^2*[.C16]" table:style-name="ce1">
            <text:p>0,075497472</text:p>
          </table:table-cell>
          <table:table-cell office:value-type="float" office:value="20" table:formula="of:=[.B17]+$$mu_z-10" table:style-name="ce1">
            <text:p>20</text:p>
          </table:table-cell>
          <table:table-cell office:value-type="float" office:value="9.9999999999999467" table:formula="of:=(1-$$K_a)*[.G16]+$$K_a*([.F17]-$$mu_z)" table:style-name="ce1">
            <text:p>10</text:p>
          </table:table-cell>
          <table:table-cell office:value-type="float" office:value="1.2198956521739142" table:formula="of:=[.H16]+$$delta_t*[.G16]" table:style-name="ce1">
            <text:p>1,219895652</text:p>
          </table:table-cell>
          <table:table-cell office:value-type="float" office:value="7.4456824741020819E-2" table:formula="of:=[.I16]+$$delta_t*[.H16]+0.5*$$delta_t^2*[.G16]" table:style-name="ce1">
            <text:p>0,074456825</text:p>
          </table:table-cell>
          <table:table-cell office:value-type="float" office:value="9.1304347826086456" table:formula="of:=(1-$$K_a)*[.J16]+$$K_a*[.F17]-$$mu_z" table:style-name="ce1">
            <text:p>9,130434783</text:p>
          </table:table-cell>
          <table:table-cell office:value-type="float" office:value="1.1138177693761828" table:formula="of:=[.K16]+$$delta_t*[.J16]" table:style-name="ce1">
            <text:p>1,113817769</text:p>
          </table:table-cell>
          <table:table-cell office:value-type="float" office:value="6.798231824180162E-2" table:formula="of:=[.L16]+$$delta_t*[.K16]+0.5*$$delta_t^2*[.J16]" table:style-name="ce1">
            <text:p>0,067982318</text:p>
          </table:table-cell>
          <table:table-cell table:number-columns-repeated="16372"/>
        </table:table-row>
        <table:table-row table:style-name="ro1">
          <table:table-cell office:value-type="float" office:value="0.13312000000000002" table:formula="of:=[.A17]+$$delta_t" table:style-name="ce1">
            <text:p>0,13312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8]-10" table:style-name="ce1">
            <text:p>10</text:p>
          </table:table-cell>
          <table:table-cell office:value-type="float" office:value="1.3312000000000004" table:formula="of:=$$delta_t*[.C17]+[.D17]" table:style-name="ce1">
            <text:p>1,3312</text:p>
          </table:table-cell>
          <table:table-cell office:value-type="float" office:value="8.8604672000000009E-2" table:formula="of:=[.E17]+$$delta_t*[.D17]+0.5*$$delta_t^2*[.C17]" table:style-name="ce1">
            <text:p>0,088604672</text:p>
          </table:table-cell>
          <table:table-cell office:value-type="float" office:value="20" table:formula="of:=[.B18]+$$mu_z-10" table:style-name="ce1">
            <text:p>20</text:p>
          </table:table-cell>
          <table:table-cell office:value-type="float" office:value="9.9999999999999964" table:formula="of:=(1-$$K_a)*[.G17]+$$K_a*([.F18]-$$mu_z)" table:style-name="ce1">
            <text:p>10</text:p>
          </table:table-cell>
          <table:table-cell office:value-type="float" office:value="1.3222956521739135" table:formula="of:=[.H17]+$$delta_t*[.G17]" table:style-name="ce1">
            <text:p>1,322295652</text:p>
          </table:table-cell>
          <table:table-cell office:value-type="float" office:value="8.7472844219281698E-2" table:formula="of:=[.I17]+$$delta_t*[.H17]+0.5*$$delta_t^2*[.G17]" table:style-name="ce1">
            <text:p>0,087472844</text:p>
          </table:table-cell>
          <table:table-cell office:value-type="float" office:value="9.1304347826086918" table:formula="of:=(1-$$K_a)*[.J17]+$$K_a*[.F18]-$$mu_z" table:style-name="ce1">
            <text:p>9,130434783</text:p>
          </table:table-cell>
          <table:table-cell office:value-type="float" office:value="1.2073134215500954" table:formula="of:=[.K17]+$$delta_t*[.J17]" table:style-name="ce1">
            <text:p>1,207313422</text:p>
          </table:table-cell>
          <table:table-cell office:value-type="float" office:value="7.9866509939344174E-2" table:formula="of:=[.L17]+$$delta_t*[.K17]+0.5*$$delta_t^2*[.J17]" table:style-name="ce1">
            <text:p>0,07986651</text:p>
          </table:table-cell>
          <table:table-cell table:number-columns-repeated="16372"/>
        </table:table-row>
        <table:table-row table:style-name="ro1">
          <table:table-cell office:value-type="float" office:value="0.14336000000000002" table:formula="of:=[.A18]+$$delta_t" table:style-name="ce1">
            <text:p>0,14336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19]-10" table:style-name="ce1">
            <text:p>10</text:p>
          </table:table-cell>
          <table:table-cell office:value-type="float" office:value="1.4336000000000004" table:formula="of:=$$delta_t*[.C18]+[.D18]" table:style-name="ce1">
            <text:p>1,4336</text:p>
          </table:table-cell>
          <table:table-cell office:value-type="float" office:value="0.10276044800000002" table:formula="of:=[.E18]+$$delta_t*[.D18]+0.5*$$delta_t^2*[.C18]" table:style-name="ce1">
            <text:p>0,102760448</text:p>
          </table:table-cell>
          <table:table-cell office:value-type="float" office:value="20" table:formula="of:=[.B19]+$$mu_z-10" table:style-name="ce1">
            <text:p>20</text:p>
          </table:table-cell>
          <table:table-cell office:value-type="float" office:value="10" table:formula="of:=(1-$$K_a)*[.G18]+$$K_a*([.F19]-$$mu_z)" table:style-name="ce1">
            <text:p>10</text:p>
          </table:table-cell>
          <table:table-cell office:value-type="float" office:value="1.4246956521739136" table:formula="of:=[.H18]+$$delta_t*[.G18]" table:style-name="ce1">
            <text:p>1,424695652</text:p>
          </table:table-cell>
          <table:table-cell office:value-type="float" office:value="0.10153743969754257" table:formula="of:=[.I18]+$$delta_t*[.H18]+0.5*$$delta_t^2*[.G18]" table:style-name="ce1">
            <text:p>0,10153744</text:p>
          </table:table-cell>
          <table:table-cell office:value-type="float" office:value="9.1304347826086953" table:formula="of:=(1-$$K_a)*[.J18]+$$K_a*[.F19]-$$mu_z" table:style-name="ce1">
            <text:p>9,130434783</text:p>
          </table:table-cell>
          <table:table-cell office:value-type="float" office:value="1.3008090737240083" table:formula="of:=[.K18]+$$delta_t*[.J18]" table:style-name="ce1">
            <text:p>1,300809074</text:p>
          </table:table-cell>
          <table:table-cell office:value-type="float" office:value="9.2708097115147589E-2" table:formula="of:=[.L18]+$$delta_t*[.K18]+0.5*$$delta_t^2*[.J18]" table:style-name="ce1">
            <text:p>0,092708097</text:p>
          </table:table-cell>
          <table:table-cell table:number-columns-repeated="16372"/>
        </table:table-row>
        <table:table-row table:style-name="ro1">
          <table:table-cell office:value-type="float" office:value="0.15360000000000001" table:formula="of:=[.A19]+$$delta_t" table:style-name="ce1">
            <text:p>0,1536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0]-10" table:style-name="ce1">
            <text:p>10</text:p>
          </table:table-cell>
          <table:table-cell office:value-type="float" office:value="1.5360000000000005" table:formula="of:=$$delta_t*[.C19]+[.D19]" table:style-name="ce1">
            <text:p>1,536</text:p>
          </table:table-cell>
          <table:table-cell office:value-type="float" office:value="0.11796480000000002" table:formula="of:=[.E19]+$$delta_t*[.D19]+0.5*$$delta_t^2*[.C19]" table:style-name="ce1">
            <text:p>0,1179648</text:p>
          </table:table-cell>
          <table:table-cell office:value-type="float" office:value="20" table:formula="of:=[.B20]+$$mu_z-10" table:style-name="ce1">
            <text:p>20</text:p>
          </table:table-cell>
          <table:table-cell office:value-type="float" office:value="10" table:formula="of:=(1-$$K_a)*[.G19]+$$K_a*([.F20]-$$mu_z)" table:style-name="ce1">
            <text:p>10</text:p>
          </table:table-cell>
          <table:table-cell office:value-type="float" office:value="1.5270956521739136" table:formula="of:=[.H19]+$$delta_t*[.G19]" table:style-name="ce1">
            <text:p>1,527095652</text:p>
          </table:table-cell>
          <table:table-cell office:value-type="float" office:value="0.11665061117580344" table:formula="of:=[.I19]+$$delta_t*[.H19]+0.5*$$delta_t^2*[.G19]" table:style-name="ce1">
            <text:p>0,116650611</text:p>
          </table:table-cell>
          <table:table-cell office:value-type="float" office:value="9.1304347826086989" table:formula="of:=(1-$$K_a)*[.J19]+$$K_a*[.F20]-$$mu_z" table:style-name="ce1">
            <text:p>9,130434783</text:p>
          </table:table-cell>
          <table:table-cell office:value-type="float" office:value="1.3943047258979213" table:formula="of:=[.K19]+$$delta_t*[.J19]" table:style-name="ce1">
            <text:p>1,394304726</text:p>
          </table:table-cell>
          <table:table-cell office:value-type="float" office:value="0.10650707976921188" table:formula="of:=[.L19]+$$delta_t*[.K19]+0.5*$$delta_t^2*[.J19]" table:style-name="ce1">
            <text:p>0,10650708</text:p>
          </table:table-cell>
          <table:table-cell table:number-columns-repeated="16372"/>
        </table:table-row>
        <table:table-row table:style-name="ro1">
          <table:table-cell office:value-type="float" office:value="0.16384000000000001" table:formula="of:=[.A20]+$$delta_t" table:style-name="ce1">
            <text:p>0,16384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1]-10" table:style-name="ce1">
            <text:p>10</text:p>
          </table:table-cell>
          <table:table-cell office:value-type="float" office:value="1.6384000000000005" table:formula="of:=$$delta_t*[.C20]+[.D20]" table:style-name="ce1">
            <text:p>1,6384</text:p>
          </table:table-cell>
          <table:table-cell office:value-type="float" office:value="0.13421772800000004" table:formula="of:=[.E20]+$$delta_t*[.D20]+0.5*$$delta_t^2*[.C20]" table:style-name="ce1">
            <text:p>0,134217728</text:p>
          </table:table-cell>
          <table:table-cell office:value-type="float" office:value="20" table:formula="of:=[.B21]+$$mu_z-10" table:style-name="ce1">
            <text:p>20</text:p>
          </table:table-cell>
          <table:table-cell office:value-type="float" office:value="10" table:formula="of:=(1-$$K_a)*[.G20]+$$K_a*([.F21]-$$mu_z)" table:style-name="ce1">
            <text:p>10</text:p>
          </table:table-cell>
          <table:table-cell office:value-type="float" office:value="1.6294956521739137" table:formula="of:=[.H20]+$$delta_t*[.G20]" table:style-name="ce1">
            <text:p>1,629495652</text:p>
          </table:table-cell>
          <table:table-cell office:value-type="float" office:value="0.13281235865406432" table:formula="of:=[.I20]+$$delta_t*[.H20]+0.5*$$delta_t^2*[.G20]" table:style-name="ce1">
            <text:p>0,132812359</text:p>
          </table:table-cell>
          <table:table-cell office:value-type="float" office:value="9.1304347826086989" table:formula="of:=(1-$$K_a)*[.J20]+$$K_a*[.F21]-$$mu_z" table:style-name="ce1">
            <text:p>9,130434783</text:p>
          </table:table-cell>
          <table:table-cell office:value-type="float" office:value="1.4878003780718343" table:formula="of:=[.K20]+$$delta_t*[.J20]" table:style-name="ce1">
            <text:p>1,487800378</text:p>
          </table:table-cell>
          <table:table-cell office:value-type="float" office:value="0.12126345790153703" table:formula="of:=[.L20]+$$delta_t*[.K20]+0.5*$$delta_t^2*[.J20]" table:style-name="ce1">
            <text:p>0,121263458</text:p>
          </table:table-cell>
          <table:table-cell table:number-columns-repeated="16372"/>
        </table:table-row>
        <table:table-row table:style-name="ro1">
          <table:table-cell office:value-type="float" office:value="0.17408000000000001" table:formula="of:=[.A21]+$$delta_t" table:style-name="ce1">
            <text:p>0,17408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2]-10" table:style-name="ce1">
            <text:p>10</text:p>
          </table:table-cell>
          <table:table-cell office:value-type="float" office:value="1.7408000000000006" table:formula="of:=$$delta_t*[.C21]+[.D21]" table:style-name="ce1">
            <text:p>1,7408</text:p>
          </table:table-cell>
          <table:table-cell office:value-type="float" office:value="0.15151923200000006" table:formula="of:=[.E21]+$$delta_t*[.D21]+0.5*$$delta_t^2*[.C21]" table:style-name="ce1">
            <text:p>0,151519232</text:p>
          </table:table-cell>
          <table:table-cell office:value-type="float" office:value="20" table:formula="of:=[.B22]+$$mu_z-10" table:style-name="ce1">
            <text:p>20</text:p>
          </table:table-cell>
          <table:table-cell office:value-type="float" office:value="10" table:formula="of:=(1-$$K_a)*[.G21]+$$K_a*([.F22]-$$mu_z)" table:style-name="ce1">
            <text:p>10</text:p>
          </table:table-cell>
          <table:table-cell office:value-type="float" office:value="1.7318956521739137" table:formula="of:=[.H21]+$$delta_t*[.G21]" table:style-name="ce1">
            <text:p>1,731895652</text:p>
          </table:table-cell>
          <table:table-cell office:value-type="float" office:value="0.1500226821323252" table:formula="of:=[.I21]+$$delta_t*[.H21]+0.5*$$delta_t^2*[.G21]" table:style-name="ce1">
            <text:p>0,150022682</text:p>
          </table:table-cell>
          <table:table-cell office:value-type="float" office:value="9.1304347826086989" table:formula="of:=(1-$$K_a)*[.J21]+$$K_a*[.F22]-$$mu_z" table:style-name="ce1">
            <text:p>9,130434783</text:p>
          </table:table-cell>
          <table:table-cell office:value-type="float" office:value="1.5812960302457473" table:formula="of:=[.K21]+$$delta_t*[.J21]" table:style-name="ce1">
            <text:p>1,58129603</text:p>
          </table:table-cell>
          <table:table-cell office:value-type="float" office:value="0.13697723151212304" table:formula="of:=[.L21]+$$delta_t*[.K21]+0.5*$$delta_t^2*[.J21]" table:style-name="ce1">
            <text:p>0,136977232</text:p>
          </table:table-cell>
          <table:table-cell table:number-columns-repeated="16372"/>
        </table:table-row>
        <table:table-row table:style-name="ro1">
          <table:table-cell office:value-type="float" office:value="0.18432000000000001" table:formula="of:=[.A22]+$$delta_t" table:style-name="ce1">
            <text:p>0,18432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3]-10" table:style-name="ce1">
            <text:p>10</text:p>
          </table:table-cell>
          <table:table-cell office:value-type="float" office:value="1.8432000000000006" table:formula="of:=$$delta_t*[.C22]+[.D22]" table:style-name="ce1">
            <text:p>1,8432</text:p>
          </table:table-cell>
          <table:table-cell office:value-type="float" office:value="0.16986931200000008" table:formula="of:=[.E22]+$$delta_t*[.D22]+0.5*$$delta_t^2*[.C22]" table:style-name="ce1">
            <text:p>0,169869312</text:p>
          </table:table-cell>
          <table:table-cell office:value-type="float" office:value="20" table:formula="of:=[.B23]+$$mu_z-10" table:style-name="ce1">
            <text:p>20</text:p>
          </table:table-cell>
          <table:table-cell office:value-type="float" office:value="10" table:formula="of:=(1-$$K_a)*[.G22]+$$K_a*([.F23]-$$mu_z)" table:style-name="ce1">
            <text:p>10</text:p>
          </table:table-cell>
          <table:table-cell office:value-type="float" office:value="1.8342956521739138" table:formula="of:=[.H22]+$$delta_t*[.G22]" table:style-name="ce1">
            <text:p>1,834295652</text:p>
          </table:table-cell>
          <table:table-cell office:value-type="float" office:value="0.1682815816105861" table:formula="of:=[.I22]+$$delta_t*[.H22]+0.5*$$delta_t^2*[.G22]" table:style-name="ce1">
            <text:p>0,168281582</text:p>
          </table:table-cell>
          <table:table-cell office:value-type="float" office:value="9.1304347826086989" table:formula="of:=(1-$$K_a)*[.J22]+$$K_a*[.F23]-$$mu_z" table:style-name="ce1">
            <text:p>9,130434783</text:p>
          </table:table-cell>
          <table:table-cell office:value-type="float" office:value="1.6747916824196603" table:formula="of:=[.K22]+$$delta_t*[.J22]" table:style-name="ce1">
            <text:p>1,674791682</text:p>
          </table:table-cell>
          <table:table-cell office:value-type="float" office:value="0.15364840060096993" table:formula="of:=[.L22]+$$delta_t*[.K22]+0.5*$$delta_t^2*[.J22]" table:style-name="ce1">
            <text:p>0,153648401</text:p>
          </table:table-cell>
          <table:table-cell table:number-columns-repeated="16372"/>
        </table:table-row>
        <table:table-row table:style-name="ro1">
          <table:table-cell office:value-type="float" office:value="0.19456000000000001" table:formula="of:=[.A23]+$$delta_t" table:style-name="ce1">
            <text:p>0,19456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4]-10" table:style-name="ce1">
            <text:p>10</text:p>
          </table:table-cell>
          <table:table-cell office:value-type="float" office:value="1.9456000000000007" table:formula="of:=$$delta_t*[.C23]+[.D23]" table:style-name="ce1">
            <text:p>1,9456</text:p>
          </table:table-cell>
          <table:table-cell office:value-type="float" office:value="0.18926796800000009" table:formula="of:=[.E23]+$$delta_t*[.D23]+0.5*$$delta_t^2*[.C23]" table:style-name="ce1">
            <text:p>0,189267968</text:p>
          </table:table-cell>
          <table:table-cell office:value-type="float" office:value="20" table:formula="of:=[.B24]+$$mu_z-10" table:style-name="ce1">
            <text:p>20</text:p>
          </table:table-cell>
          <table:table-cell office:value-type="float" office:value="10" table:formula="of:=(1-$$K_a)*[.G23]+$$K_a*([.F24]-$$mu_z)" table:style-name="ce1">
            <text:p>10</text:p>
          </table:table-cell>
          <table:table-cell office:value-type="float" office:value="1.9366956521739138" table:formula="of:=[.H23]+$$delta_t*[.G23]" table:style-name="ce1">
            <text:p>1,936695652</text:p>
          </table:table-cell>
          <table:table-cell office:value-type="float" office:value="0.18758905708884699" table:formula="of:=[.I23]+$$delta_t*[.H23]+0.5*$$delta_t^2*[.G23]" table:style-name="ce1">
            <text:p>0,187589057</text:p>
          </table:table-cell>
          <table:table-cell office:value-type="float" office:value="9.1304347826086989" table:formula="of:=(1-$$K_a)*[.J23]+$$K_a*[.F24]-$$mu_z" table:style-name="ce1">
            <text:p>9,130434783</text:p>
          </table:table-cell>
          <table:table-cell office:value-type="float" office:value="1.7682873345935732" table:formula="of:=[.K23]+$$delta_t*[.J23]" table:style-name="ce1">
            <text:p>1,768287335</text:p>
          </table:table-cell>
          <table:table-cell office:value-type="float" office:value="0.17127696516807767" table:formula="of:=[.L23]+$$delta_t*[.K23]+0.5*$$delta_t^2*[.J23]" table:style-name="ce1">
            <text:p>0,171276965</text:p>
          </table:table-cell>
          <table:table-cell table:number-columns-repeated="16372"/>
        </table:table-row>
        <table:table-row table:style-name="ro1">
          <table:table-cell office:value-type="float" office:value="0.20480000000000001" table:formula="of:=[.A24]+$$delta_t" table:style-name="ce1">
            <text:p>0,2048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5]-10" table:style-name="ce1">
            <text:p>10</text:p>
          </table:table-cell>
          <table:table-cell office:value-type="float" office:value="2.0480000000000005" table:formula="of:=$$delta_t*[.C24]+[.D24]" table:style-name="ce1">
            <text:p>2,048</text:p>
          </table:table-cell>
          <table:table-cell office:value-type="float" office:value="0.2097152000000001" table:formula="of:=[.E24]+$$delta_t*[.D24]+0.5*$$delta_t^2*[.C24]" table:style-name="ce1">
            <text:p>0,2097152</text:p>
          </table:table-cell>
          <table:table-cell office:value-type="float" office:value="20" table:formula="of:=[.B25]+$$mu_z-10" table:style-name="ce1">
            <text:p>20</text:p>
          </table:table-cell>
          <table:table-cell office:value-type="float" office:value="10" table:formula="of:=(1-$$K_a)*[.G24]+$$K_a*([.F25]-$$mu_z)" table:style-name="ce1">
            <text:p>10</text:p>
          </table:table-cell>
          <table:table-cell office:value-type="float" office:value="2.0390956521739136" table:formula="of:=[.H24]+$$delta_t*[.G24]" table:style-name="ce1">
            <text:p>2,039095652</text:p>
          </table:table-cell>
          <table:table-cell office:value-type="float" office:value="0.20794510856710788" table:formula="of:=[.I24]+$$delta_t*[.H24]+0.5*$$delta_t^2*[.G24]" table:style-name="ce1">
            <text:p>0,207945109</text:p>
          </table:table-cell>
          <table:table-cell office:value-type="float" office:value="9.1304347826086989" table:formula="of:=(1-$$K_a)*[.J24]+$$K_a*[.F25]-$$mu_z" table:style-name="ce1">
            <text:p>9,130434783</text:p>
          </table:table-cell>
          <table:table-cell office:value-type="float" office:value="1.8617829867674862" table:formula="of:=[.K24]+$$delta_t*[.J24]" table:style-name="ce1">
            <text:p>1,861782987</text:p>
          </table:table-cell>
          <table:table-cell office:value-type="float" office:value="0.18986292521344628" table:formula="of:=[.L24]+$$delta_t*[.K24]+0.5*$$delta_t^2*[.J24]" table:style-name="ce1">
            <text:p>0,189862925</text:p>
          </table:table-cell>
          <table:table-cell table:number-columns-repeated="16372"/>
        </table:table-row>
        <table:table-row table:style-name="ro1">
          <table:table-cell office:value-type="float" office:value="0.21504000000000001" table:formula="of:=[.A25]+$$delta_t" table:style-name="ce1">
            <text:p>0,21504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6]-10" table:style-name="ce1">
            <text:p>10</text:p>
          </table:table-cell>
          <table:table-cell office:value-type="float" office:value="2.1504000000000003" table:formula="of:=$$delta_t*[.C25]+[.D25]" table:style-name="ce1">
            <text:p>2,1504</text:p>
          </table:table-cell>
          <table:table-cell office:value-type="float" office:value="0.23121100800000013" table:formula="of:=[.E25]+$$delta_t*[.D25]+0.5*$$delta_t^2*[.C25]" table:style-name="ce1">
            <text:p>0,231211008</text:p>
          </table:table-cell>
          <table:table-cell office:value-type="float" office:value="20" table:formula="of:=[.B26]+$$mu_z-10" table:style-name="ce1">
            <text:p>20</text:p>
          </table:table-cell>
          <table:table-cell office:value-type="float" office:value="10" table:formula="of:=(1-$$K_a)*[.G25]+$$K_a*([.F26]-$$mu_z)" table:style-name="ce1">
            <text:p>10</text:p>
          </table:table-cell>
          <table:table-cell office:value-type="float" office:value="2.1414956521739135" table:formula="of:=[.H25]+$$delta_t*[.G25]" table:style-name="ce1">
            <text:p>2,141495652</text:p>
          </table:table-cell>
          <table:table-cell office:value-type="float" office:value="0.22934973604536876" table:formula="of:=[.I25]+$$delta_t*[.H25]+0.5*$$delta_t^2*[.G25]" table:style-name="ce1">
            <text:p>0,229349736</text:p>
          </table:table-cell>
          <table:table-cell office:value-type="float" office:value="9.1304347826086989" table:formula="of:=(1-$$K_a)*[.J25]+$$K_a*[.F26]-$$mu_z" table:style-name="ce1">
            <text:p>9,130434783</text:p>
          </table:table-cell>
          <table:table-cell office:value-type="float" office:value="1.9552786389413992" table:formula="of:=[.K25]+$$delta_t*[.J25]" table:style-name="ce1">
            <text:p>1,955278639</text:p>
          </table:table-cell>
          <table:table-cell office:value-type="float" office:value="0.20940628073707576" table:formula="of:=[.L25]+$$delta_t*[.K25]+0.5*$$delta_t^2*[.J25]" table:style-name="ce1">
            <text:p>0,209406281</text:p>
          </table:table-cell>
          <table:table-cell table:number-columns-repeated="16372"/>
        </table:table-row>
        <table:table-row table:style-name="ro1">
          <table:table-cell office:value-type="float" office:value="0.22528000000000001" table:formula="of:=[.A26]+$$delta_t" table:style-name="ce1">
            <text:p>0,22528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7]-10" table:style-name="ce1">
            <text:p>10</text:p>
          </table:table-cell>
          <table:table-cell office:value-type="float" office:value="2.2528000000000001" table:formula="of:=$$delta_t*[.C26]+[.D26]" table:style-name="ce1">
            <text:p>2,2528</text:p>
          </table:table-cell>
          <table:table-cell office:value-type="float" office:value="0.25375539200000014" table:formula="of:=[.E26]+$$delta_t*[.D26]+0.5*$$delta_t^2*[.C26]" table:style-name="ce1">
            <text:p>0,253755392</text:p>
          </table:table-cell>
          <table:table-cell office:value-type="float" office:value="20" table:formula="of:=[.B27]+$$mu_z-10" table:style-name="ce1">
            <text:p>20</text:p>
          </table:table-cell>
          <table:table-cell office:value-type="float" office:value="10" table:formula="of:=(1-$$K_a)*[.G26]+$$K_a*([.F27]-$$mu_z)" table:style-name="ce1">
            <text:p>10</text:p>
          </table:table-cell>
          <table:table-cell office:value-type="float" office:value="2.2438956521739133" table:formula="of:=[.H26]+$$delta_t*[.G26]" table:style-name="ce1">
            <text:p>2,243895652</text:p>
          </table:table-cell>
          <table:table-cell office:value-type="float" office:value="0.25180293952362964" table:formula="of:=[.I26]+$$delta_t*[.H26]+0.5*$$delta_t^2*[.G26]" table:style-name="ce1">
            <text:p>0,25180294</text:p>
          </table:table-cell>
          <table:table-cell office:value-type="float" office:value="9.1304347826086989" table:formula="of:=(1-$$K_a)*[.J26]+$$K_a*[.F27]-$$mu_z" table:style-name="ce1">
            <text:p>9,130434783</text:p>
          </table:table-cell>
          <table:table-cell office:value-type="float" office:value="2.0487742911153122" table:formula="of:=[.K26]+$$delta_t*[.J26]" table:style-name="ce1">
            <text:p>2,048774291</text:p>
          </table:table-cell>
          <table:table-cell office:value-type="float" office:value="0.22990703173896612" table:formula="of:=[.L26]+$$delta_t*[.K26]+0.5*$$delta_t^2*[.J26]" table:style-name="ce1">
            <text:p>0,229907032</text:p>
          </table:table-cell>
          <table:table-cell table:number-columns-repeated="16372"/>
        </table:table-row>
        <table:table-row table:style-name="ro1">
          <table:table-cell office:value-type="float" office:value="0.23552000000000001" table:formula="of:=[.A27]+$$delta_t" table:style-name="ce1">
            <text:p>0,23552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8]-10" table:style-name="ce1">
            <text:p>10</text:p>
          </table:table-cell>
          <table:table-cell office:value-type="float" office:value="2.3552" table:formula="of:=$$delta_t*[.C27]+[.D27]" table:style-name="ce1">
            <text:p>2,3552</text:p>
          </table:table-cell>
          <table:table-cell office:value-type="float" office:value="0.27734835200000013" table:formula="of:=[.E27]+$$delta_t*[.D27]+0.5*$$delta_t^2*[.C27]" table:style-name="ce1">
            <text:p>0,277348352</text:p>
          </table:table-cell>
          <table:table-cell office:value-type="float" office:value="20" table:formula="of:=[.B28]+$$mu_z-10" table:style-name="ce1">
            <text:p>20</text:p>
          </table:table-cell>
          <table:table-cell office:value-type="float" office:value="10" table:formula="of:=(1-$$K_a)*[.G27]+$$K_a*([.F28]-$$mu_z)" table:style-name="ce1">
            <text:p>10</text:p>
          </table:table-cell>
          <table:table-cell office:value-type="float" office:value="2.3462956521739131" table:formula="of:=[.H27]+$$delta_t*[.G27]" table:style-name="ce1">
            <text:p>2,346295652</text:p>
          </table:table-cell>
          <table:table-cell office:value-type="float" office:value="0.27530471900189052" table:formula="of:=[.I27]+$$delta_t*[.H27]+0.5*$$delta_t^2*[.G27]" table:style-name="ce1">
            <text:p>0,275304719</text:p>
          </table:table-cell>
          <table:table-cell office:value-type="float" office:value="9.1304347826086989" table:formula="of:=(1-$$K_a)*[.J27]+$$K_a*[.F28]-$$mu_z" table:style-name="ce1">
            <text:p>9,130434783</text:p>
          </table:table-cell>
          <table:table-cell office:value-type="float" office:value="2.1422699432892252" table:formula="of:=[.K27]+$$delta_t*[.J27]" table:style-name="ce1">
            <text:p>2,142269943</text:p>
          </table:table-cell>
          <table:table-cell office:value-type="float" office:value="0.25136517821911736" table:formula="of:=[.L27]+$$delta_t*[.K27]+0.5*$$delta_t^2*[.J27]" table:style-name="ce1">
            <text:p>0,251365178</text:p>
          </table:table-cell>
          <table:table-cell table:number-columns-repeated="16372"/>
        </table:table-row>
        <table:table-row table:style-name="ro1">
          <table:table-cell office:value-type="float" office:value="0.24576000000000001" table:formula="of:=[.A28]+$$delta_t" table:style-name="ce1">
            <text:p>0,24576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29]-10" table:style-name="ce1">
            <text:p>10</text:p>
          </table:table-cell>
          <table:table-cell office:value-type="float" office:value="2.4575999999999998" table:formula="of:=$$delta_t*[.C28]+[.D28]" table:style-name="ce1">
            <text:p>2,4576</text:p>
          </table:table-cell>
          <table:table-cell office:value-type="float" office:value="0.3019898880000001" table:formula="of:=[.E28]+$$delta_t*[.D28]+0.5*$$delta_t^2*[.C28]" table:style-name="ce1">
            <text:p>0,301989888</text:p>
          </table:table-cell>
          <table:table-cell office:value-type="float" office:value="20" table:formula="of:=[.B29]+$$mu_z-10" table:style-name="ce1">
            <text:p>20</text:p>
          </table:table-cell>
          <table:table-cell office:value-type="float" office:value="10" table:formula="of:=(1-$$K_a)*[.G28]+$$K_a*([.F29]-$$mu_z)" table:style-name="ce1">
            <text:p>10</text:p>
          </table:table-cell>
          <table:table-cell office:value-type="float" office:value="2.4486956521739129" table:formula="of:=[.H28]+$$delta_t*[.G28]" table:style-name="ce1">
            <text:p>2,448695652</text:p>
          </table:table-cell>
          <table:table-cell office:value-type="float" office:value="0.29985507448015136" table:formula="of:=[.I28]+$$delta_t*[.H28]+0.5*$$delta_t^2*[.G28]" table:style-name="ce1">
            <text:p>0,299855074</text:p>
          </table:table-cell>
          <table:table-cell office:value-type="float" office:value="9.1304347826086989" table:formula="of:=(1-$$K_a)*[.J28]+$$K_a*[.F29]-$$mu_z" table:style-name="ce1">
            <text:p>9,130434783</text:p>
          </table:table-cell>
          <table:table-cell office:value-type="float" office:value="2.2357655954631381" table:formula="of:=[.K28]+$$delta_t*[.J28]" table:style-name="ce1">
            <text:p>2,235765595</text:p>
          </table:table-cell>
          <table:table-cell office:value-type="float" office:value="0.27378072017752947" table:formula="of:=[.L28]+$$delta_t*[.K28]+0.5*$$delta_t^2*[.J28]" table:style-name="ce1">
            <text:p>0,27378072</text:p>
          </table:table-cell>
          <table:table-cell table:number-columns-repeated="16372"/>
        </table:table-row>
        <table:table-row table:style-name="ro1">
          <table:table-cell office:value-type="float" office:value="0.25600000000000001" table:formula="of:=[.A29]+$$delta_t" table:style-name="ce1">
            <text:p>0,256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0]-10" table:style-name="ce1">
            <text:p>10</text:p>
          </table:table-cell>
          <table:table-cell office:value-type="float" office:value="2.5599999999999996" table:formula="of:=$$delta_t*[.C29]+[.D29]" table:style-name="ce1">
            <text:p>2,56</text:p>
          </table:table-cell>
          <table:table-cell office:value-type="float" office:value="0.32768000000000008" table:formula="of:=[.E29]+$$delta_t*[.D29]+0.5*$$delta_t^2*[.C29]" table:style-name="ce1">
            <text:p>0,32768</text:p>
          </table:table-cell>
          <table:table-cell office:value-type="float" office:value="20" table:formula="of:=[.B30]+$$mu_z-10" table:style-name="ce1">
            <text:p>20</text:p>
          </table:table-cell>
          <table:table-cell office:value-type="float" office:value="10" table:formula="of:=(1-$$K_a)*[.G29]+$$K_a*([.F30]-$$mu_z)" table:style-name="ce1">
            <text:p>10</text:p>
          </table:table-cell>
          <table:table-cell office:value-type="float" office:value="2.5510956521739128" table:formula="of:=[.H29]+$$delta_t*[.G29]" table:style-name="ce1">
            <text:p>2,551095652</text:p>
          </table:table-cell>
          <table:table-cell office:value-type="float" office:value="0.32545400595841223" table:formula="of:=[.I29]+$$delta_t*[.H29]+0.5*$$delta_t^2*[.G29]" table:style-name="ce1">
            <text:p>0,325454006</text:p>
          </table:table-cell>
          <table:table-cell office:value-type="float" office:value="9.1304347826086989" table:formula="of:=(1-$$K_a)*[.J29]+$$K_a*[.F30]-$$mu_z" table:style-name="ce1">
            <text:p>9,130434783</text:p>
          </table:table-cell>
          <table:table-cell office:value-type="float" office:value="2.3292612476370511" table:formula="of:=[.K29]+$$delta_t*[.J29]" table:style-name="ce1">
            <text:p>2,329261248</text:p>
          </table:table-cell>
          <table:table-cell office:value-type="float" office:value="0.29715365761420248" table:formula="of:=[.L29]+$$delta_t*[.K29]+0.5*$$delta_t^2*[.J29]" table:style-name="ce1">
            <text:p>0,297153658</text:p>
          </table:table-cell>
          <table:table-cell table:number-columns-repeated="16372"/>
        </table:table-row>
        <table:table-row table:style-name="ro1">
          <table:table-cell office:value-type="float" office:value="0.26624000000000003" table:formula="of:=[.A30]+$$delta_t" table:style-name="ce1">
            <text:p>0,26624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1]-10" table:style-name="ce1">
            <text:p>10</text:p>
          </table:table-cell>
          <table:table-cell office:value-type="float" office:value="2.6623999999999994" table:formula="of:=$$delta_t*[.C30]+[.D30]" table:style-name="ce1">
            <text:p>2,6624</text:p>
          </table:table-cell>
          <table:table-cell office:value-type="float" office:value="0.35441868800000004" table:formula="of:=[.E30]+$$delta_t*[.D30]+0.5*$$delta_t^2*[.C30]" table:style-name="ce1">
            <text:p>0,354418688</text:p>
          </table:table-cell>
          <table:table-cell office:value-type="float" office:value="20" table:formula="of:=[.B31]+$$mu_z-10" table:style-name="ce1">
            <text:p>20</text:p>
          </table:table-cell>
          <table:table-cell office:value-type="float" office:value="10" table:formula="of:=(1-$$K_a)*[.G30]+$$K_a*([.F31]-$$mu_z)" table:style-name="ce1">
            <text:p>10</text:p>
          </table:table-cell>
          <table:table-cell office:value-type="float" office:value="2.6534956521739126" table:formula="of:=[.H30]+$$delta_t*[.G30]" table:style-name="ce1">
            <text:p>2,653495652</text:p>
          </table:table-cell>
          <table:table-cell office:value-type="float" office:value="0.35210151343667306" table:formula="of:=[.I30]+$$delta_t*[.H30]+0.5*$$delta_t^2*[.G30]" table:style-name="ce1">
            <text:p>0,352101513</text:p>
          </table:table-cell>
          <table:table-cell office:value-type="float" office:value="9.1304347826086989" table:formula="of:=(1-$$K_a)*[.J30]+$$K_a*[.F31]-$$mu_z" table:style-name="ce1">
            <text:p>9,130434783</text:p>
          </table:table-cell>
          <table:table-cell office:value-type="float" office:value="2.4227568998109641" table:formula="of:=[.K30]+$$delta_t*[.J30]" table:style-name="ce1">
            <text:p>2,4227569</text:p>
          </table:table-cell>
          <table:table-cell office:value-type="float" office:value="0.32148399052913634" table:formula="of:=[.L30]+$$delta_t*[.K30]+0.5*$$delta_t^2*[.J30]" table:style-name="ce1">
            <text:p>0,321483991</text:p>
          </table:table-cell>
          <table:table-cell table:number-columns-repeated="16372"/>
        </table:table-row>
        <table:table-row table:style-name="ro1">
          <table:table-cell office:value-type="float" office:value="0.27648000000000006" table:formula="of:=[.A31]+$$delta_t" table:style-name="ce1">
            <text:p>0,27648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2]-10" table:style-name="ce1">
            <text:p>10</text:p>
          </table:table-cell>
          <table:table-cell office:value-type="float" office:value="2.7647999999999993" table:formula="of:=$$delta_t*[.C31]+[.D31]" table:style-name="ce1">
            <text:p>2,7648</text:p>
          </table:table-cell>
          <table:table-cell office:value-type="float" office:value="0.38220595200000002" table:formula="of:=[.E31]+$$delta_t*[.D31]+0.5*$$delta_t^2*[.C31]" table:style-name="ce1">
            <text:p>0,382205952</text:p>
          </table:table-cell>
          <table:table-cell office:value-type="float" office:value="20" table:formula="of:=[.B32]+$$mu_z-10" table:style-name="ce1">
            <text:p>20</text:p>
          </table:table-cell>
          <table:table-cell office:value-type="float" office:value="10" table:formula="of:=(1-$$K_a)*[.G31]+$$K_a*([.F32]-$$mu_z)" table:style-name="ce1">
            <text:p>10</text:p>
          </table:table-cell>
          <table:table-cell office:value-type="float" office:value="2.7558956521739124" table:formula="of:=[.H31]+$$delta_t*[.G31]" table:style-name="ce1">
            <text:p>2,755895652</text:p>
          </table:table-cell>
          <table:table-cell office:value-type="float" office:value="0.37979759691493392" table:formula="of:=[.I31]+$$delta_t*[.H31]+0.5*$$delta_t^2*[.G31]" table:style-name="ce1">
            <text:p>0,379797597</text:p>
          </table:table-cell>
          <table:table-cell office:value-type="float" office:value="9.1304347826086989" table:formula="of:=(1-$$K_a)*[.J31]+$$K_a*[.F32]-$$mu_z" table:style-name="ce1">
            <text:p>9,130434783</text:p>
          </table:table-cell>
          <table:table-cell office:value-type="float" office:value="2.5162525519848771" table:formula="of:=[.K31]+$$delta_t*[.J31]" table:style-name="ce1">
            <text:p>2,516252552</text:p>
          </table:table-cell>
          <table:table-cell office:value-type="float" office:value="0.34677171892233105" table:formula="of:=[.L31]+$$delta_t*[.K31]+0.5*$$delta_t^2*[.J31]" table:style-name="ce1">
            <text:p>0,346771719</text:p>
          </table:table-cell>
          <table:table-cell table:number-columns-repeated="16372"/>
        </table:table-row>
        <table:table-row table:style-name="ro1">
          <table:table-cell office:value-type="float" office:value="0.28672000000000009" table:formula="of:=[.A32]+$$delta_t" table:style-name="ce1">
            <text:p>0,28672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3]-10" table:style-name="ce1">
            <text:p>10</text:p>
          </table:table-cell>
          <table:table-cell office:value-type="float" office:value="2.8671999999999991" table:formula="of:=$$delta_t*[.C32]+[.D32]" table:style-name="ce1">
            <text:p>2,8672</text:p>
          </table:table-cell>
          <table:table-cell office:value-type="float" office:value="0.41104179200000002" table:formula="of:=[.E32]+$$delta_t*[.D32]+0.5*$$delta_t^2*[.C32]" table:style-name="ce1">
            <text:p>0,411041792</text:p>
          </table:table-cell>
          <table:table-cell office:value-type="float" office:value="20" table:formula="of:=[.B33]+$$mu_z-10" table:style-name="ce1">
            <text:p>20</text:p>
          </table:table-cell>
          <table:table-cell office:value-type="float" office:value="10" table:formula="of:=(1-$$K_a)*[.G32]+$$K_a*([.F33]-$$mu_z)" table:style-name="ce1">
            <text:p>10</text:p>
          </table:table-cell>
          <table:table-cell office:value-type="float" office:value="2.8582956521739122" table:formula="of:=[.H32]+$$delta_t*[.G32]" table:style-name="ce1">
            <text:p>2,858295652</text:p>
          </table:table-cell>
          <table:table-cell office:value-type="float" office:value="0.40854225639319475" table:formula="of:=[.I32]+$$delta_t*[.H32]+0.5*$$delta_t^2*[.G32]" table:style-name="ce1">
            <text:p>0,408542256</text:p>
          </table:table-cell>
          <table:table-cell office:value-type="float" office:value="9.1304347826086989" table:formula="of:=(1-$$K_a)*[.J32]+$$K_a*[.F33]-$$mu_z" table:style-name="ce1">
            <text:p>9,130434783</text:p>
          </table:table-cell>
          <table:table-cell office:value-type="float" office:value="2.6097482041587901" table:formula="of:=[.K32]+$$delta_t*[.J32]" table:style-name="ce1">
            <text:p>2,609748204</text:p>
          </table:table-cell>
          <table:table-cell office:value-type="float" office:value="0.37301684279378666" table:formula="of:=[.L32]+$$delta_t*[.K32]+0.5*$$delta_t^2*[.J32]" table:style-name="ce1">
            <text:p>0,373016843</text:p>
          </table:table-cell>
          <table:table-cell table:number-columns-repeated="16372"/>
        </table:table-row>
        <table:table-row table:style-name="ro1">
          <table:table-cell office:value-type="float" office:value="0.29696000000000011" table:formula="of:=[.A33]+$$delta_t" table:style-name="ce1">
            <text:p>0,29696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4]-10" table:style-name="ce1">
            <text:p>10</text:p>
          </table:table-cell>
          <table:table-cell office:value-type="float" office:value="2.9695999999999989" table:formula="of:=$$delta_t*[.C33]+[.D33]" table:style-name="ce1">
            <text:p>2,9696</text:p>
          </table:table-cell>
          <table:table-cell office:value-type="float" office:value="0.44092620799999999" table:formula="of:=[.E33]+$$delta_t*[.D33]+0.5*$$delta_t^2*[.C33]" table:style-name="ce1">
            <text:p>0,440926208</text:p>
          </table:table-cell>
          <table:table-cell office:value-type="float" office:value="20" table:formula="of:=[.B34]+$$mu_z-10" table:style-name="ce1">
            <text:p>20</text:p>
          </table:table-cell>
          <table:table-cell office:value-type="float" office:value="10" table:formula="of:=(1-$$K_a)*[.G33]+$$K_a*([.F34]-$$mu_z)" table:style-name="ce1">
            <text:p>10</text:p>
          </table:table-cell>
          <table:table-cell office:value-type="float" office:value="2.9606956521739121" table:formula="of:=[.H33]+$$delta_t*[.G33]" table:style-name="ce1">
            <text:p>2,960695652</text:p>
          </table:table-cell>
          <table:table-cell office:value-type="float" office:value="0.4383354918714556" table:formula="of:=[.I33]+$$delta_t*[.H33]+0.5*$$delta_t^2*[.G33]" table:style-name="ce1">
            <text:p>0,438335492</text:p>
          </table:table-cell>
          <table:table-cell office:value-type="float" office:value="9.1304347826086989" table:formula="of:=(1-$$K_a)*[.J33]+$$K_a*[.F34]-$$mu_z" table:style-name="ce1">
            <text:p>9,130434783</text:p>
          </table:table-cell>
          <table:table-cell office:value-type="float" office:value="2.703243856332703" table:formula="of:=[.K33]+$$delta_t*[.J33]" table:style-name="ce1">
            <text:p>2,703243856</text:p>
          </table:table-cell>
          <table:table-cell office:value-type="float" office:value="0.40021936214350312" table:formula="of:=[.L33]+$$delta_t*[.K33]+0.5*$$delta_t^2*[.J33]" table:style-name="ce1">
            <text:p>0,400219362</text:p>
          </table:table-cell>
          <table:table-cell table:number-columns-repeated="16372"/>
        </table:table-row>
        <table:table-row table:style-name="ro1">
          <table:table-cell office:value-type="float" office:value="0.30720000000000014" table:formula="of:=[.A34]+$$delta_t" table:style-name="ce1">
            <text:p>0,3072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5]-10" table:style-name="ce1">
            <text:p>10</text:p>
          </table:table-cell>
          <table:table-cell office:value-type="float" office:value="3.0719999999999987" table:formula="of:=$$delta_t*[.C34]+[.D34]" table:style-name="ce1">
            <text:p>3,072</text:p>
          </table:table-cell>
          <table:table-cell office:value-type="float" office:value="0.47185919999999998" table:formula="of:=[.E34]+$$delta_t*[.D34]+0.5*$$delta_t^2*[.C34]" table:style-name="ce1">
            <text:p>0,4718592</text:p>
          </table:table-cell>
          <table:table-cell office:value-type="float" office:value="20" table:formula="of:=[.B35]+$$mu_z-10" table:style-name="ce1">
            <text:p>20</text:p>
          </table:table-cell>
          <table:table-cell office:value-type="float" office:value="10" table:formula="of:=(1-$$K_a)*[.G34]+$$K_a*([.F35]-$$mu_z)" table:style-name="ce1">
            <text:p>10</text:p>
          </table:table-cell>
          <table:table-cell office:value-type="float" office:value="3.0630956521739119" table:formula="of:=[.H34]+$$delta_t*[.G34]" table:style-name="ce1">
            <text:p>3,063095652</text:p>
          </table:table-cell>
          <table:table-cell office:value-type="float" office:value="0.46917730334971647" table:formula="of:=[.I34]+$$delta_t*[.H34]+0.5*$$delta_t^2*[.G34]" table:style-name="ce1">
            <text:p>0,469177303</text:p>
          </table:table-cell>
          <table:table-cell office:value-type="float" office:value="9.1304347826086989" table:formula="of:=(1-$$K_a)*[.J34]+$$K_a*[.F35]-$$mu_z" table:style-name="ce1">
            <text:p>9,130434783</text:p>
          </table:table-cell>
          <table:table-cell office:value-type="float" office:value="2.796739508506616" table:formula="of:=[.K34]+$$delta_t*[.J34]" table:style-name="ce1">
            <text:p>2,796739509</text:p>
          </table:table-cell>
          <table:table-cell office:value-type="float" office:value="0.42837927697148048" table:formula="of:=[.L34]+$$delta_t*[.K34]+0.5*$$delta_t^2*[.J34]" table:style-name="ce1">
            <text:p>0,428379277</text:p>
          </table:table-cell>
          <table:table-cell table:number-columns-repeated="16372"/>
        </table:table-row>
        <table:table-row table:style-name="ro1">
          <table:table-cell office:value-type="float" office:value="0.31744000000000017" table:formula="of:=[.A35]+$$delta_t" table:style-name="ce1">
            <text:p>0,31744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6]-10" table:style-name="ce1">
            <text:p>10</text:p>
          </table:table-cell>
          <table:table-cell office:value-type="float" office:value="3.1743999999999986" table:formula="of:=$$delta_t*[.C35]+[.D35]" table:style-name="ce1">
            <text:p>3,1744</text:p>
          </table:table-cell>
          <table:table-cell office:value-type="float" office:value="0.50384076799999999" table:formula="of:=[.E35]+$$delta_t*[.D35]+0.5*$$delta_t^2*[.C35]" table:style-name="ce1">
            <text:p>0,503840768</text:p>
          </table:table-cell>
          <table:table-cell office:value-type="float" office:value="20" table:formula="of:=[.B36]+$$mu_z-10" table:style-name="ce1">
            <text:p>20</text:p>
          </table:table-cell>
          <table:table-cell office:value-type="float" office:value="10" table:formula="of:=(1-$$K_a)*[.G35]+$$K_a*([.F36]-$$mu_z)" table:style-name="ce1">
            <text:p>10</text:p>
          </table:table-cell>
          <table:table-cell office:value-type="float" office:value="3.1654956521739117" table:formula="of:=[.H35]+$$delta_t*[.G35]" table:style-name="ce1">
            <text:p>3,165495652</text:p>
          </table:table-cell>
          <table:table-cell office:value-type="float" office:value="0.50106769082797742" table:formula="of:=[.I35]+$$delta_t*[.H35]+0.5*$$delta_t^2*[.G35]" table:style-name="ce1">
            <text:p>0,501067691</text:p>
          </table:table-cell>
          <table:table-cell office:value-type="float" office:value="9.1304347826086989" table:formula="of:=(1-$$K_a)*[.J35]+$$K_a*[.F36]-$$mu_z" table:style-name="ce1">
            <text:p>9,130434783</text:p>
          </table:table-cell>
          <table:table-cell office:value-type="float" office:value="2.890235160680529" table:formula="of:=[.K35]+$$delta_t*[.J35]" table:style-name="ce1">
            <text:p>2,890235161</text:p>
          </table:table-cell>
          <table:table-cell office:value-type="float" office:value="0.45749658727771869" table:formula="of:=[.L35]+$$delta_t*[.K35]+0.5*$$delta_t^2*[.J35]" table:style-name="ce1">
            <text:p>0,457496587</text:p>
          </table:table-cell>
          <table:table-cell table:number-columns-repeated="16372"/>
        </table:table-row>
        <table:table-row table:style-name="ro1">
          <table:table-cell office:value-type="float" office:value="0.32768000000000019" table:formula="of:=[.A36]+$$delta_t" table:style-name="ce1">
            <text:p>0,32768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7]-10" table:style-name="ce1">
            <text:p>10</text:p>
          </table:table-cell>
          <table:table-cell office:value-type="float" office:value="3.2767999999999984" table:formula="of:=$$delta_t*[.C36]+[.D36]" table:style-name="ce1">
            <text:p>3,2768</text:p>
          </table:table-cell>
          <table:table-cell office:value-type="float" office:value="0.53687091200000003" table:formula="of:=[.E36]+$$delta_t*[.D36]+0.5*$$delta_t^2*[.C36]" table:style-name="ce1">
            <text:p>0,536870912</text:p>
          </table:table-cell>
          <table:table-cell office:value-type="float" office:value="20" table:formula="of:=[.B37]+$$mu_z-10" table:style-name="ce1">
            <text:p>20</text:p>
          </table:table-cell>
          <table:table-cell office:value-type="float" office:value="10" table:formula="of:=(1-$$K_a)*[.G36]+$$K_a*([.F37]-$$mu_z)" table:style-name="ce1">
            <text:p>10</text:p>
          </table:table-cell>
          <table:table-cell office:value-type="float" office:value="3.2678956521739115" table:formula="of:=[.H36]+$$delta_t*[.G36]" table:style-name="ce1">
            <text:p>3,267895652</text:p>
          </table:table-cell>
          <table:table-cell office:value-type="float" office:value="0.53400665430623828" table:formula="of:=[.I36]+$$delta_t*[.H36]+0.5*$$delta_t^2*[.G36]" table:style-name="ce1">
            <text:p>0,534006654</text:p>
          </table:table-cell>
          <table:table-cell office:value-type="float" office:value="9.1304347826086989" table:formula="of:=(1-$$K_a)*[.J36]+$$K_a*[.F37]-$$mu_z" table:style-name="ce1">
            <text:p>9,130434783</text:p>
          </table:table-cell>
          <table:table-cell office:value-type="float" office:value="2.983730812854442" table:formula="of:=[.K36]+$$delta_t*[.J36]" table:style-name="ce1">
            <text:p>2,983730813</text:p>
          </table:table-cell>
          <table:table-cell office:value-type="float" office:value="0.48757129306221775" table:formula="of:=[.L36]+$$delta_t*[.K36]+0.5*$$delta_t^2*[.J36]" table:style-name="ce1">
            <text:p>0,487571293</text:p>
          </table:table-cell>
          <table:table-cell table:number-columns-repeated="16372"/>
        </table:table-row>
        <table:table-row table:style-name="ro1">
          <table:table-cell office:value-type="float" office:value="0.33792000000000022" table:formula="of:=[.A37]+$$delta_t" table:style-name="ce1">
            <text:p>0,33792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8]-10" table:style-name="ce1">
            <text:p>10</text:p>
          </table:table-cell>
          <table:table-cell office:value-type="float" office:value="3.3791999999999982" table:formula="of:=$$delta_t*[.C37]+[.D37]" table:style-name="ce1">
            <text:p>3,3792</text:p>
          </table:table-cell>
          <table:table-cell office:value-type="float" office:value="0.57094963200000004" table:formula="of:=[.E37]+$$delta_t*[.D37]+0.5*$$delta_t^2*[.C37]" table:style-name="ce1">
            <text:p>0,570949632</text:p>
          </table:table-cell>
          <table:table-cell office:value-type="float" office:value="20" table:formula="of:=[.B38]+$$mu_z-10" table:style-name="ce1">
            <text:p>20</text:p>
          </table:table-cell>
          <table:table-cell office:value-type="float" office:value="10" table:formula="of:=(1-$$K_a)*[.G37]+$$K_a*([.F38]-$$mu_z)" table:style-name="ce1">
            <text:p>10</text:p>
          </table:table-cell>
          <table:table-cell office:value-type="float" office:value="3.3702956521739114" table:formula="of:=[.H37]+$$delta_t*[.G37]" table:style-name="ce1">
            <text:p>3,370295652</text:p>
          </table:table-cell>
          <table:table-cell office:value-type="float" office:value="0.56799419378449922" table:formula="of:=[.I37]+$$delta_t*[.H37]+0.5*$$delta_t^2*[.G37]" table:style-name="ce1">
            <text:p>0,567994194</text:p>
          </table:table-cell>
          <table:table-cell office:value-type="float" office:value="9.1304347826086989" table:formula="of:=(1-$$K_a)*[.J37]+$$K_a*[.F38]-$$mu_z" table:style-name="ce1">
            <text:p>9,130434783</text:p>
          </table:table-cell>
          <table:table-cell office:value-type="float" office:value="3.077226465028355" table:formula="of:=[.K37]+$$delta_t*[.J37]" table:style-name="ce1">
            <text:p>3,077226465</text:p>
          </table:table-cell>
          <table:table-cell office:value-type="float" office:value="0.51860339432497771" table:formula="of:=[.L37]+$$delta_t*[.K37]+0.5*$$delta_t^2*[.J37]" table:style-name="ce1">
            <text:p>0,518603394</text:p>
          </table:table-cell>
          <table:table-cell table:number-columns-repeated="16372"/>
        </table:table-row>
        <table:table-row table:style-name="ro1">
          <table:table-cell office:value-type="float" office:value="0.34816000000000025" table:formula="of:=[.A38]+$$delta_t" table:style-name="ce1">
            <text:p>0,34816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39]-10" table:style-name="ce1">
            <text:p>10</text:p>
          </table:table-cell>
          <table:table-cell office:value-type="float" office:value="3.481599999999998" table:formula="of:=$$delta_t*[.C38]+[.D38]" table:style-name="ce1">
            <text:p>3,4816</text:p>
          </table:table-cell>
          <table:table-cell office:value-type="float" office:value="0.60607692800000001" table:formula="of:=[.E38]+$$delta_t*[.D38]+0.5*$$delta_t^2*[.C38]" table:style-name="ce1">
            <text:p>0,606076928</text:p>
          </table:table-cell>
          <table:table-cell office:value-type="float" office:value="20" table:formula="of:=[.B39]+$$mu_z-10" table:style-name="ce1">
            <text:p>20</text:p>
          </table:table-cell>
          <table:table-cell office:value-type="float" office:value="10" table:formula="of:=(1-$$K_a)*[.G38]+$$K_a*([.F39]-$$mu_z)" table:style-name="ce1">
            <text:p>10</text:p>
          </table:table-cell>
          <table:table-cell office:value-type="float" office:value="3.4726956521739112" table:formula="of:=[.H38]+$$delta_t*[.G38]" table:style-name="ce1">
            <text:p>3,472695652</text:p>
          </table:table-cell>
          <table:table-cell office:value-type="float" office:value="0.60303030926276013" table:formula="of:=[.I38]+$$delta_t*[.H38]+0.5*$$delta_t^2*[.G38]" table:style-name="ce1">
            <text:p>0,603030309</text:p>
          </table:table-cell>
          <table:table-cell office:value-type="float" office:value="9.1304347826086989" table:formula="of:=(1-$$K_a)*[.J38]+$$K_a*[.F39]-$$mu_z" table:style-name="ce1">
            <text:p>9,130434783</text:p>
          </table:table-cell>
          <table:table-cell office:value-type="float" office:value="3.1707221172022679" table:formula="of:=[.K38]+$$delta_t*[.J38]" table:style-name="ce1">
            <text:p>3,170722117</text:p>
          </table:table-cell>
          <table:table-cell office:value-type="float" office:value="0.55059289106599851" table:formula="of:=[.L38]+$$delta_t*[.K38]+0.5*$$delta_t^2*[.J38]" table:style-name="ce1">
            <text:p>0,550592891</text:p>
          </table:table-cell>
          <table:table-cell table:number-columns-repeated="16372"/>
        </table:table-row>
        <table:table-row table:style-name="ro1">
          <table:table-cell office:value-type="float" office:value="0.35840000000000027" table:formula="of:=[.A39]+$$delta_t" table:style-name="ce1">
            <text:p>0,3584</text:p>
          </table:table-cell>
          <table:table-cell office:value-type="float" office:value="20" table:style-name="ce1">
            <text:p>20</text:p>
          </table:table-cell>
          <table:table-cell office:value-type="float" office:value="10" table:formula="of:=[.B40]-10" table:style-name="ce1">
            <text:p>10</text:p>
          </table:table-cell>
          <table:table-cell office:value-type="float" office:value="3.5839999999999979" table:formula="of:=$$delta_t*[.C39]+[.D39]" table:style-name="ce1">
            <text:p>3,584</text:p>
          </table:table-cell>
          <table:table-cell office:value-type="float" office:value="0.64225280000000007" table:formula="of:=[.E39]+$$delta_t*[.D39]+0.5*$$delta_t^2*[.C39]" table:style-name="ce1">
            <text:p>0,6422528</text:p>
          </table:table-cell>
          <table:table-cell office:value-type="float" office:value="20" table:formula="of:=[.B40]+$$mu_z-10" table:style-name="ce1">
            <text:p>20</text:p>
          </table:table-cell>
          <table:table-cell office:value-type="float" office:value="10" table:formula="of:=(1-$$K_a)*[.G39]+$$K_a*([.F40]-$$mu_z)" table:style-name="ce1">
            <text:p>10</text:p>
          </table:table-cell>
          <table:table-cell office:value-type="float" office:value="3.575095652173911" table:formula="of:=[.H39]+$$delta_t*[.G39]" table:style-name="ce1">
            <text:p>3,575095652</text:p>
          </table:table-cell>
          <table:table-cell office:value-type="float" office:value="0.63911500074102101" table:formula="of:=[.I39]+$$delta_t*[.H39]+0.5*$$delta_t^2*[.G39]" table:style-name="ce1">
            <text:p>0,639115001</text:p>
          </table:table-cell>
          <table:table-cell office:value-type="float" office:value="9.1304347826086989" table:formula="of:=(1-$$K_a)*[.J39]+$$K_a*[.F40]-$$mu_z" table:style-name="ce1">
            <text:p>9,130434783</text:p>
          </table:table-cell>
          <table:table-cell office:value-type="float" office:value="3.2642177693761809" table:formula="of:=[.K39]+$$delta_t*[.J39]" table:style-name="ce1">
            <text:p>3,264217769</text:p>
          </table:table-cell>
          <table:table-cell office:value-type="float" office:value="0.58353978328528022" table:formula="of:=[.L39]+$$delta_t*[.K39]+0.5*$$delta_t^2*[.J39]" table:style-name="ce1">
            <text:p>0,583539783</text:p>
          </table:table-cell>
          <table:table-cell table:number-columns-repeated="16372"/>
        </table:table-row>
        <table:table-row table:style-name="ro1">
          <table:table-cell office:value-type="float" office:value="0.3686400000000003" table:formula="of:=[.A40]+$$delta_t" table:style-name="ce1">
            <text:p>0,36864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B41]-10" table:style-name="ce1">
            <text:p>-10</text:p>
          </table:table-cell>
          <table:table-cell office:value-type="float" office:value="3.6863999999999977" table:formula="of:=$$delta_t*[.C40]+[.D40]" table:style-name="ce1">
            <text:p>3,6864</text:p>
          </table:table-cell>
          <table:table-cell office:value-type="float" office:value="0.67947724800000009" table:formula="of:=[.E40]+$$delta_t*[.D40]+0.5*$$delta_t^2*[.C40]" table:style-name="ce1">
            <text:p>0,679477248</text:p>
          </table:table-cell>
          <table:table-cell office:value-type="float" office:value="0" table:formula="of:=[.B41]+$$mu_z-10" table:style-name="ce1">
            <text:p>0</text:p>
          </table:table-cell>
          <table:table-cell office:value-type="float" office:value="-8.4000000000000021" table:formula="of:=(1-$$K_a)*[.G40]+$$K_a*([.F41]-$$mu_z)" table:style-name="ce1">
            <text:p>-8,4</text:p>
          </table:table-cell>
          <table:table-cell office:value-type="float" office:value="3.6774956521739108" table:formula="of:=[.H40]+$$delta_t*[.G40]" table:style-name="ce1">
            <text:p>3,677495652</text:p>
          </table:table-cell>
          <table:table-cell office:value-type="float" office:value="0.67624826821928186" table:formula="of:=[.I40]+$$delta_t*[.H40]+0.5*$$delta_t^2*[.G40]" table:style-name="ce1">
            <text:p>0,676248268</text:p>
          </table:table-cell>
          <table:table-cell office:value-type="float" office:value="-9.269565217391305" table:formula="of:=(1-$$K_a)*[.J40]+$$K_a*[.F41]-$$mu_z" table:style-name="ce1">
            <text:p>-9,269565217</text:p>
          </table:table-cell>
          <table:table-cell office:value-type="float" office:value="3.3577134215500939" table:formula="of:=[.K40]+$$delta_t*[.J40]" table:style-name="ce1">
            <text:p>3,357713422</text:p>
          </table:table-cell>
          <table:table-cell office:value-type="float" office:value="0.61744407098282272" table:formula="of:=[.L40]+$$delta_t*[.K40]+0.5*$$delta_t^2*[.J40]" table:style-name="ce1">
            <text:p>0,617444071</text:p>
          </table:table-cell>
          <table:table-cell table:number-columns-repeated="16372"/>
        </table:table-row>
        <table:table-row table:style-name="ro1">
          <table:table-cell office:value-type="float" office:value="0.37888000000000033" table:formula="of:=[.A41]+$$delta_t" table:style-name="ce1">
            <text:p>0,37888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B42]-10" table:style-name="ce1">
            <text:p>-10</text:p>
          </table:table-cell>
          <table:table-cell office:value-type="float" office:value="3.5839999999999979" table:formula="of:=$$delta_t*[.C41]+[.D41]" table:style-name="ce1">
            <text:p>3,584</text:p>
          </table:table-cell>
          <table:table-cell office:value-type="float" office:value="0.716701696" table:formula="of:=[.E41]+$$delta_t*[.D41]+0.5*$$delta_t^2*[.C41]" table:style-name="ce1">
            <text:p>0,716701696</text:p>
          </table:table-cell>
          <table:table-cell office:value-type="float" office:value="0" table:formula="of:=[.B42]+$$mu_z-10" table:style-name="ce1">
            <text:p>0</text:p>
          </table:table-cell>
          <table:table-cell office:value-type="float" office:value="-9.8720000000000017" table:formula="of:=(1-$$K_a)*[.G41]+$$K_a*([.F42]-$$mu_z)" table:style-name="ce1">
            <text:p>-9,872</text:p>
          </table:table-cell>
          <table:table-cell office:value-type="float" office:value="3.591479652173911" table:formula="of:=[.H41]+$$delta_t*[.G41]" table:style-name="ce1">
            <text:p>3,591479652</text:p>
          </table:table-cell>
          <table:table-cell office:value-type="float" office:value="0.71346542177754269" table:formula="of:=[.I41]+$$delta_t*[.H41]+0.5*$$delta_t^2*[.G41]" table:style-name="ce1">
            <text:p>0,713465422</text:p>
          </table:table-cell>
          <table:table-cell office:value-type="float" office:value="-10.741565217391305" table:formula="of:=(1-$$K_a)*[.J41]+$$K_a*[.F42]-$$mu_z" table:style-name="ce1">
            <text:p>-10,74156522</text:p>
          </table:table-cell>
          <table:table-cell office:value-type="float" office:value="3.2627930737240067" table:formula="of:=[.K41]+$$delta_t*[.J41]" table:style-name="ce1">
            <text:p>3,262793074</text:p>
          </table:table-cell>
          <table:table-cell office:value-type="float" office:value="0.65134106423862614" table:formula="of:=[.L41]+$$delta_t*[.K41]+0.5*$$delta_t^2*[.J41]" table:style-name="ce1">
            <text:p>0,651341064</text:p>
          </table:table-cell>
          <table:table-cell table:number-columns-repeated="16372"/>
        </table:table-row>
        <table:table-row table:style-name="ro1">
          <table:table-cell office:value-type="float" office:value="0.38912000000000035" table:formula="of:=[.A42]+$$delta_t" table:style-name="ce1">
            <text:p>0,38912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B43]-10" table:style-name="ce1">
            <text:p>-10</text:p>
          </table:table-cell>
          <table:table-cell office:value-type="float" office:value="3.481599999999998" table:formula="of:=$$delta_t*[.C42]+[.D42]" table:style-name="ce1">
            <text:p>3,4816</text:p>
          </table:table-cell>
          <table:table-cell office:value-type="float" office:value="0.75287756799999994" table:formula="of:=[.E42]+$$delta_t*[.D42]+0.5*$$delta_t^2*[.C42]" table:style-name="ce1">
            <text:p>0,752877568</text:p>
          </table:table-cell>
          <table:table-cell office:value-type="float" office:value="0" table:formula="of:=[.B43]+$$mu_z-10" table:style-name="ce1">
            <text:p>0</text:p>
          </table:table-cell>
          <table:table-cell office:value-type="float" office:value="-9.9897600000000004" table:formula="of:=(1-$$K_a)*[.G42]+$$K_a*([.F43]-$$mu_z)" table:style-name="ce1">
            <text:p>-9,98976</text:p>
          </table:table-cell>
          <table:table-cell office:value-type="float" office:value="3.4903903721739109" table:formula="of:=[.H42]+$$delta_t*[.G42]" table:style-name="ce1">
            <text:p>3,490390372</text:p>
          </table:table-cell>
          <table:table-cell office:value-type="float" office:value="0.74972459630220356" table:formula="of:=[.I42]+$$delta_t*[.H42]+0.5*$$delta_t^2*[.G42]" table:style-name="ce1">
            <text:p>0,749724596</text:p>
          </table:table-cell>
          <table:table-cell office:value-type="float" office:value="-10.859325217391303" table:formula="of:=(1-$$K_a)*[.J42]+$$K_a*[.F43]-$$mu_z" table:style-name="ce1">
            <text:p>-10,85932522</text:p>
          </table:table-cell>
          <table:table-cell office:value-type="float" office:value="3.1527994458979198" table:formula="of:=[.K42]+$$delta_t*[.J42]" table:style-name="ce1">
            <text:p>3,152799446</text:p>
          </table:table-cell>
          <table:table-cell office:value-type="float" office:value="0.68418889793909032" table:formula="of:=[.L42]+$$delta_t*[.K42]+0.5*$$delta_t^2*[.J42]" table:style-name="ce1">
            <text:p>0,684188898</text:p>
          </table:table-cell>
          <table:table-cell table:number-columns-repeated="16372"/>
        </table:table-row>
        <table:table-row table:style-name="ro1">
          <table:table-cell office:value-type="float" office:value="0.39936000000000038" table:formula="of:=[.A43]+$$delta_t" table:style-name="ce1">
            <text:p>0,39936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B44]-10" table:style-name="ce1">
            <text:p>-10</text:p>
          </table:table-cell>
          <table:table-cell office:value-type="float" office:value="3.3791999999999982" table:formula="of:=$$delta_t*[.C43]+[.D43]" table:style-name="ce1">
            <text:p>3,3792</text:p>
          </table:table-cell>
          <table:table-cell office:value-type="float" office:value="0.78800486399999992" table:formula="of:=[.E43]+$$delta_t*[.D43]+0.5*$$delta_t^2*[.C43]" table:style-name="ce1">
            <text:p>0,788004864</text:p>
          </table:table-cell>
          <table:table-cell office:value-type="float" office:value="0" table:formula="of:=[.B44]+$$mu_z-10" table:style-name="ce1">
            <text:p>0</text:p>
          </table:table-cell>
          <table:table-cell office:value-type="float" office:value="-9.9991808000000013" table:formula="of:=(1-$$K_a)*[.G43]+$$K_a*([.F44]-$$mu_z)" table:style-name="ce1">
            <text:p>-9,9991808</text:p>
          </table:table-cell>
          <table:table-cell office:value-type="float" office:value="3.3880952297739109" table:formula="of:=[.H43]+$$delta_t*[.G43]" table:style-name="ce1">
            <text:p>3,38809523</text:p>
          </table:table-cell>
          <table:table-cell office:value-type="float" office:value="0.78494244258417645" table:formula="of:=[.I43]+$$delta_t*[.H43]+0.5*$$delta_t^2*[.G43]" table:style-name="ce1">
            <text:p>0,784942443</text:p>
          </table:table-cell>
          <table:table-cell office:value-type="float" office:value="-10.868746017391304" table:formula="of:=(1-$$K_a)*[.J43]+$$K_a*[.F44]-$$mu_z" table:style-name="ce1">
            <text:p>-10,86874602</text:p>
          </table:table-cell>
          <table:table-cell office:value-type="float" office:value="3.0415999556718329" table:formula="of:=[.K43]+$$delta_t*[.J43]" table:style-name="ce1">
            <text:p>3,041599956</text:p>
          </table:table-cell>
          <table:table-cell office:value-type="float" office:value="0.71590422287512745" table:formula="of:=[.L43]+$$delta_t*[.K43]+0.5*$$delta_t^2*[.J43]" table:style-name="ce1">
            <text:p>0,715904223</text:p>
          </table:table-cell>
          <table:table-cell table:number-columns-repeated="16372"/>
        </table:table-row>
        <table:table-row table:style-name="ro1">
          <table:table-cell office:value-type="float" office:value="0.40960000000000041" table:formula="of:=[.A44]+$$delta_t" table:style-name="ce1">
            <text:p>0,4096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B45]-10" table:style-name="ce1">
            <text:p>-10</text:p>
          </table:table-cell>
          <table:table-cell office:value-type="float" office:value="3.2767999999999984" table:formula="of:=$$delta_t*[.C44]+[.D44]" table:style-name="ce1">
            <text:p>3,2768</text:p>
          </table:table-cell>
          <table:table-cell office:value-type="float" office:value="0.82208358399999981" table:formula="of:=[.E44]+$$delta_t*[.D44]+0.5*$$delta_t^2*[.C44]" table:style-name="ce1">
            <text:p>0,822083584</text:p>
          </table:table-cell>
          <table:table-cell office:value-type="float" office:value="0" table:formula="of:=[.B45]+$$mu_z-10" table:style-name="ce1">
            <text:p>0</text:p>
          </table:table-cell>
          <table:table-cell office:value-type="float" office:value="-9.9999344640000007" table:formula="of:=(1-$$K_a)*[.G44]+$$K_a*([.F45]-$$mu_z)" table:style-name="ce1">
            <text:p>-9,999934464</text:p>
          </table:table-cell>
          <table:table-cell office:value-type="float" office:value="3.2857036183819108" table:formula="of:=[.H44]+$$delta_t*[.G44]" table:style-name="ce1">
            <text:p>3,285703618</text:p>
          </table:table-cell>
          <table:table-cell office:value-type="float" office:value="0.81911229268673436" table:formula="of:=[.I44]+$$delta_t*[.H44]+0.5*$$delta_t^2*[.G44]" table:style-name="ce1">
            <text:p>0,819112293</text:p>
          </table:table-cell>
          <table:table-cell office:value-type="float" office:value="-10.869499681391304" table:formula="of:=(1-$$K_a)*[.J44]+$$K_a*[.F45]-$$mu_z" table:style-name="ce1">
            <text:p>-10,86949968</text:p>
          </table:table-cell>
          <table:table-cell office:value-type="float" office:value="2.9303039964537461" table:formula="of:=[.K44]+$$delta_t*[.J44]" table:style-name="ce1">
            <text:p>2,930303996</text:p>
          </table:table-cell>
          <table:table-cell office:value-type="float" office:value="0.74648037111001042" table:formula="of:=[.L44]+$$delta_t*[.K44]+0.5*$$delta_t^2*[.J44]" table:style-name="ce1">
            <text:p>0,746480371</text:p>
          </table:table-cell>
          <table:table-cell table:number-columns-repeated="16372"/>
        </table:table-row>
        <table:table-row table:style-name="ro1">
          <table:table-cell office:value-type="float" office:value="0.41984000000000044" table:formula="of:=[.A45]+$$delta_t" table:style-name="ce1">
            <text:p>0,41984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B46]-10" table:style-name="ce1">
            <text:p>-10</text:p>
          </table:table-cell>
          <table:table-cell office:value-type="float" office:value="3.1743999999999986" table:formula="of:=$$delta_t*[.C45]+[.D45]" table:style-name="ce1">
            <text:p>3,1744</text:p>
          </table:table-cell>
          <table:table-cell office:value-type="float" office:value="0.85511372799999974" table:formula="of:=[.E45]+$$delta_t*[.D45]+0.5*$$delta_t^2*[.C45]" table:style-name="ce1">
            <text:p>0,855113728</text:p>
          </table:table-cell>
          <table:table-cell office:value-type="float" office:value="0" table:formula="of:=[.B46]+$$mu_z-10" table:style-name="ce1">
            <text:p>0</text:p>
          </table:table-cell>
          <table:table-cell office:value-type="float" office:value="-9.9999947571200014" table:formula="of:=(1-$$K_a)*[.G45]+$$K_a*([.F46]-$$mu_z)" table:style-name="ce1">
            <text:p>-9,999994757</text:p>
          </table:table-cell>
          <table:table-cell office:value-type="float" office:value="3.1833042894705508" table:formula="of:=[.H45]+$$delta_t*[.G45]" table:style-name="ce1">
            <text:p>3,183304289</text:p>
          </table:table-cell>
          <table:table-cell office:value-type="float" office:value="0.85223361317493895" table:formula="of:=[.I45]+$$delta_t*[.H45]+0.5*$$delta_t^2*[.G45]" table:style-name="ce1">
            <text:p>0,852233613</text:p>
          </table:table-cell>
          <table:table-cell office:value-type="float" office:value="-10.869559974511304" table:formula="of:=(1-$$K_a)*[.J45]+$$K_a*[.F46]-$$mu_z" table:style-name="ce1">
            <text:p>-10,86955997</text:p>
          </table:table-cell>
          <table:table-cell office:value-type="float" office:value="2.8190003197162992" table:formula="of:=[.K45]+$$delta_t*[.J45]" table:style-name="ce1">
            <text:p>2,81900032</text:p>
          </table:table-cell>
          <table:table-cell office:value-type="float" office:value="0.77591680920880113" table:formula="of:=[.L45]+$$delta_t*[.K45]+0.5*$$delta_t^2*[.J45]" table:style-name="ce1">
            <text:p>0,775916809</text:p>
          </table:table-cell>
          <table:table-cell table:number-columns-repeated="16372"/>
        </table:table-row>
        <table:table-row table:style-name="ro1">
          <table:table-cell office:value-type="float" office:value="0.43008000000000046" table:formula="of:=[.A46]+$$delta_t" table:style-name="ce1">
            <text:p>0,43008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B47]-10" table:style-name="ce1">
            <text:p>-10</text:p>
          </table:table-cell>
          <table:table-cell office:value-type="float" office:value="3.0719999999999987" table:formula="of:=$$delta_t*[.C46]+[.D46]" table:style-name="ce1">
            <text:p>3,072</text:p>
          </table:table-cell>
          <table:table-cell office:value-type="float" office:value="0.8870952959999997" table:formula="of:=[.E46]+$$delta_t*[.D46]+0.5*$$delta_t^2*[.C46]" table:style-name="ce1">
            <text:p>0,887095296</text:p>
          </table:table-cell>
          <table:table-cell office:value-type="float" office:value="0" table:formula="of:=[.B47]+$$mu_z-10" table:style-name="ce1">
            <text:p>0</text:p>
          </table:table-cell>
          <table:table-cell office:value-type="float" office:value="-9.9999995805696003" table:formula="of:=(1-$$K_a)*[.G46]+$$K_a*([.F47]-$$mu_z)" table:style-name="ce1">
            <text:p>-9,999999581</text:p>
          </table:table-cell>
          <table:table-cell office:value-type="float" office:value="3.0809043431576422" table:formula="of:=[.H46]+$$delta_t*[.G46]" table:style-name="ce1">
            <text:p>3,080904343</text:p>
          </table:table-cell>
          <table:table-cell office:value-type="float" office:value="0.88430636137399521" table:formula="of:=[.I46]+$$delta_t*[.H46]+0.5*$$delta_t^2*[.G46]" table:style-name="ce1">
            <text:p>0,884306361</text:p>
          </table:table-cell>
          <table:table-cell office:value-type="float" office:value="-10.869564797960903" table:formula="of:=(1-$$K_a)*[.J46]+$$K_a*[.F47]-$$mu_z" table:style-name="ce1">
            <text:p>-10,8695648</text:p>
          </table:table-cell>
          <table:table-cell office:value-type="float" office:value="2.7076960255773033" table:formula="of:=[.K46]+$$delta_t*[.J46]" table:style-name="ce1">
            <text:p>2,707696026</text:p>
          </table:table-cell>
          <table:table-cell office:value-type="float" office:value="0.80421349449670443" table:formula="of:=[.L46]+$$delta_t*[.K46]+0.5*$$delta_t^2*[.J46]" table:style-name="ce1">
            <text:p>0,804213494</text:p>
          </table:table-cell>
          <table:table-cell table:number-columns-repeated="16372"/>
        </table:table-row>
        <table:table-row table:style-name="ro1">
          <table:table-cell office:value-type="float" office:value="0.44032000000000049" table:formula="of:=[.A47]+$$delta_t" table:style-name="ce1">
            <text:p>0,44032</text:p>
          </table:table-cell>
          <table:table-cell office:value-type="float" office:value="0" table:formula="of:=[.B47]" table:style-name="ce1">
            <text:p>0</text:p>
          </table:table-cell>
          <table:table-cell office:value-type="float" office:value="-10" table:formula="of:=[.B48]-10" table:style-name="ce1">
            <text:p>-10</text:p>
          </table:table-cell>
          <table:table-cell office:value-type="float" office:value="2.9695999999999989" table:formula="of:=$$delta_t*[.C47]+[.D47]" table:style-name="ce1">
            <text:p>2,9696</text:p>
          </table:table-cell>
          <table:table-cell office:value-type="float" office:value="0.91802828799999969" table:formula="of:=[.E47]+$$delta_t*[.D47]+0.5*$$delta_t^2*[.C47]" table:style-name="ce1">
            <text:p>0,918028288</text:p>
          </table:table-cell>
          <table:table-cell office:value-type="float" office:value="0" table:formula="of:=[.B48]+$$mu_z-10" table:style-name="ce1">
            <text:p>0</text:p>
          </table:table-cell>
          <table:table-cell office:value-type="float" office:value="-9.9999999664455679" table:formula="of:=(1-$$K_a)*[.G47]+$$K_a*([.F48]-$$mu_z)" table:style-name="ce1">
            <text:p>-9,999999966</text:p>
          </table:table-cell>
          <table:table-cell office:value-type="float" office:value="2.9785043474526094" table:formula="of:=[.H47]+$$delta_t*[.G47]" table:style-name="ce1">
            <text:p>2,978504347</text:p>
          </table:table-cell>
          <table:table-cell office:value-type="float" office:value="0.91533053386991969" table:formula="of:=[.I47]+$$delta_t*[.H47]+0.5*$$delta_t^2*[.G47]" table:style-name="ce1">
            <text:p>0,915330534</text:p>
          </table:table-cell>
          <table:table-cell office:value-type="float" office:value="-10.869565183836873" table:formula="of:=(1-$$K_a)*[.J47]+$$K_a*[.F48]-$$mu_z" table:style-name="ce1">
            <text:p>-10,86956518</text:p>
          </table:table-cell>
          <table:table-cell office:value-type="float" office:value="2.5963916820461836" table:formula="of:=[.K47]+$$delta_t*[.J47]" table:style-name="ce1">
            <text:p>2,596391682</text:p>
          </table:table-cell>
          <table:table-cell office:value-type="float" office:value="0.83137042355973667" table:formula="of:=[.L47]+$$delta_t*[.K47]+0.5*$$delta_t^2*[.J47]" table:style-name="ce1">
            <text:p>0,831370424</text:p>
          </table:table-cell>
          <table:table-cell table:number-columns-repeated="16372"/>
        </table:table-row>
        <table:table-row table:style-name="ro1">
          <table:table-cell office:value-type="float" office:value="0.45056000000000052" table:formula="of:=[.A48]+$$delta_t" table:style-name="ce1">
            <text:p>0,45056</text:p>
          </table:table-cell>
          <table:table-cell office:value-type="float" office:value="0" table:formula="of:=[.B48]" table:style-name="ce1">
            <text:p>0</text:p>
          </table:table-cell>
          <table:table-cell office:value-type="float" office:value="-10" table:formula="of:=[.B49]-10" table:style-name="ce1">
            <text:p>-10</text:p>
          </table:table-cell>
          <table:table-cell office:value-type="float" office:value="2.8671999999999991" table:formula="of:=$$delta_t*[.C48]+[.D48]" table:style-name="ce1">
            <text:p>2,8672</text:p>
          </table:table-cell>
          <table:table-cell office:value-type="float" office:value="0.94791270399999961" table:formula="of:=[.E48]+$$delta_t*[.D48]+0.5*$$delta_t^2*[.C48]" table:style-name="ce1">
            <text:p>0,947912704</text:p>
          </table:table-cell>
          <table:table-cell office:value-type="float" office:value="0" table:formula="of:=[.B49]+$$mu_z-10" table:style-name="ce1">
            <text:p>0</text:p>
          </table:table-cell>
          <table:table-cell office:value-type="float" office:value="-9.9999999973156459" table:formula="of:=(1-$$K_a)*[.G48]+$$K_a*([.F49]-$$mu_z)" table:style-name="ce1">
            <text:p>-9,999999997</text:p>
          </table:table-cell>
          <table:table-cell office:value-type="float" office:value="2.8761043477962067" table:formula="of:=[.H48]+$$delta_t*[.G48]" table:style-name="ce1">
            <text:p>2,876104348</text:p>
          </table:table-cell>
          <table:table-cell office:value-type="float" office:value="0.94530613038959366" table:formula="of:=[.I48]+$$delta_t*[.H48]+0.5*$$delta_t^2*[.G48]" table:style-name="ce1">
            <text:p>0,94530613</text:p>
          </table:table-cell>
          <table:table-cell office:value-type="float" office:value="-10.869565214706949" table:formula="of:=(1-$$K_a)*[.J48]+$$K_a*[.F49]-$$mu_z" table:style-name="ce1">
            <text:p>-10,86956521</text:p>
          </table:table-cell>
          <table:table-cell office:value-type="float" office:value="2.4850873345636941" table:formula="of:=[.K48]+$$delta_t*[.J48]" table:style-name="ce1">
            <text:p>2,485087335</text:p>
          </table:table-cell>
          <table:table-cell office:value-type="float" office:value="0.85738759612477922" table:formula="of:=[.L48]+$$delta_t*[.K48]+0.5*$$delta_t^2*[.J48]" table:style-name="ce1">
            <text:p>0,857387596</text:p>
          </table:table-cell>
          <table:table-cell table:number-columns-repeated="16372"/>
        </table:table-row>
        <table:table-row table:style-name="ro1">
          <table:table-cell office:value-type="float" office:value="0.46080000000000054" table:formula="of:=[.A49]+$$delta_t" table:style-name="ce1">
            <text:p>0,4608</text:p>
          </table:table-cell>
          <table:table-cell office:value-type="float" office:value="0" table:formula="of:=[.B49]" table:style-name="ce1">
            <text:p>0</text:p>
          </table:table-cell>
          <table:table-cell office:value-type="float" office:value="-10" table:formula="of:=[.B50]-10" table:style-name="ce1">
            <text:p>-10</text:p>
          </table:table-cell>
          <table:table-cell office:value-type="float" office:value="2.7647999999999993" table:formula="of:=$$delta_t*[.C49]+[.D49]" table:style-name="ce1">
            <text:p>2,7648</text:p>
          </table:table-cell>
          <table:table-cell office:value-type="float" office:value="0.97674854399999955" table:formula="of:=[.E49]+$$delta_t*[.D49]+0.5*$$delta_t^2*[.C49]" table:style-name="ce1">
            <text:p>0,976748544</text:p>
          </table:table-cell>
          <table:table-cell office:value-type="float" office:value="0" table:formula="of:=[.B50]+$$mu_z-10" table:style-name="ce1">
            <text:p>0</text:p>
          </table:table-cell>
          <table:table-cell office:value-type="float" office:value="-9.9999999997852527" table:formula="of:=(1-$$K_a)*[.G49]+$$K_a*([.F50]-$$mu_z)" table:style-name="ce1">
            <text:p>-10</text:p>
          </table:table-cell>
          <table:table-cell office:value-type="float" office:value="2.7737043478236947" table:formula="of:=[.H49]+$$delta_t*[.G49]" table:style-name="ce1">
            <text:p>2,773704348</text:p>
          </table:table-cell>
          <table:table-cell office:value-type="float" office:value="0.97423315091116758" table:formula="of:=[.I49]+$$delta_t*[.H49]+0.5*$$delta_t^2*[.G49]" table:style-name="ce1">
            <text:p>0,974233151</text:p>
          </table:table-cell>
          <table:table-cell office:value-type="float" office:value="-10.869565217176556" table:formula="of:=(1-$$K_a)*[.J49]+$$K_a*[.F50]-$$mu_z" table:style-name="ce1">
            <text:p>-10,86956522</text:p>
          </table:table-cell>
          <table:table-cell office:value-type="float" office:value="2.3737829867650948" table:formula="of:=[.K49]+$$delta_t*[.J49]" table:style-name="ce1">
            <text:p>2,373782987</text:p>
          </table:table-cell>
          <table:table-cell office:value-type="float" office:value="0.88226501216998254" table:formula="of:=[.L49]+$$delta_t*[.K49]+0.5*$$delta_t^2*[.J49]" table:style-name="ce1">
            <text:p>0,882265012</text:p>
          </table:table-cell>
          <table:table-cell table:number-columns-repeated="16372"/>
        </table:table-row>
        <table:table-row table:style-name="ro1">
          <table:table-cell office:value-type="float" office:value="0.47104000000000057" table:formula="of:=[.A50]+$$delta_t" table:style-name="ce1">
            <text:p>0,47104</text:p>
          </table:table-cell>
          <table:table-cell office:value-type="float" office:value="0" table:formula="of:=[.B50]" table:style-name="ce1">
            <text:p>0</text:p>
          </table:table-cell>
          <table:table-cell office:value-type="float" office:value="-10" table:formula="of:=[.B51]-10" table:style-name="ce1">
            <text:p>-10</text:p>
          </table:table-cell>
          <table:table-cell office:value-type="float" office:value="2.6623999999999994" table:formula="of:=$$delta_t*[.C50]+[.D50]" table:style-name="ce1">
            <text:p>2,6624</text:p>
          </table:table-cell>
          <table:table-cell office:value-type="float" office:value="1.0045358079999995" table:formula="of:=[.E50]+$$delta_t*[.D50]+0.5*$$delta_t^2*[.C50]" table:style-name="ce1">
            <text:p>1,004535808</text:p>
          </table:table-cell>
          <table:table-cell office:value-type="float" office:value="0" table:formula="of:=[.B51]+$$mu_z-10" table:style-name="ce1">
            <text:p>0</text:p>
          </table:table-cell>
          <table:table-cell office:value-type="float" office:value="-9.9999999999828209" table:formula="of:=(1-$$K_a)*[.G50]+$$K_a*([.F51]-$$mu_z)" table:style-name="ce1">
            <text:p>-10</text:p>
          </table:table-cell>
          <table:table-cell office:value-type="float" office:value="2.6713043478258935" table:formula="of:=[.H50]+$$delta_t*[.G50]" table:style-name="ce1">
            <text:p>2,671304348</text:p>
          </table:table-cell>
          <table:table-cell office:value-type="float" office:value="1.0021115954328934" table:formula="of:=[.I50]+$$delta_t*[.H50]+0.5*$$delta_t^2*[.G50]" table:style-name="ce1">
            <text:p>1,002111595</text:p>
          </table:table-cell>
          <table:table-cell office:value-type="float" office:value="-10.869565217374124" table:formula="of:=(1-$$K_a)*[.J50]+$$K_a*[.F51]-$$mu_z" table:style-name="ce1">
            <text:p>-10,86956522</text:p>
          </table:table-cell>
          <table:table-cell office:value-type="float" office:value="2.2624786389412068" table:formula="of:=[.K50]+$$delta_t*[.J50]" table:style-name="ce1">
            <text:p>2,262478639</text:p>
          </table:table-cell>
          <table:table-cell office:value-type="float" office:value="0.90600267169359883" table:formula="of:=[.L50]+$$delta_t*[.K50]+0.5*$$delta_t^2*[.J50]" table:style-name="ce1">
            <text:p>0,906002672</text:p>
          </table:table-cell>
          <table:table-cell table:number-columns-repeated="16372"/>
        </table:table-row>
        <table:table-row table:style-name="ro1">
          <table:table-cell office:value-type="float" office:value="0.4812800000000006" table:formula="of:=[.A51]+$$delta_t" table:style-name="ce1">
            <text:p>0,48128</text:p>
          </table:table-cell>
          <table:table-cell office:value-type="float" office:value="0" table:formula="of:=[.B51]" table:style-name="ce1">
            <text:p>0</text:p>
          </table:table-cell>
          <table:table-cell office:value-type="float" office:value="-10" table:formula="of:=[.B52]-10" table:style-name="ce1">
            <text:p>-10</text:p>
          </table:table-cell>
          <table:table-cell office:value-type="float" office:value="2.5599999999999996" table:formula="of:=$$delta_t*[.C51]+[.D51]" table:style-name="ce1">
            <text:p>2,56</text:p>
          </table:table-cell>
          <table:table-cell office:value-type="float" office:value="1.0312744959999995" table:formula="of:=[.E51]+$$delta_t*[.D51]+0.5*$$delta_t^2*[.C51]" table:style-name="ce1">
            <text:p>1,031274496</text:p>
          </table:table-cell>
          <table:table-cell office:value-type="float" office:value="0" table:formula="of:=[.B52]+$$mu_z-10" table:style-name="ce1">
            <text:p>0</text:p>
          </table:table-cell>
          <table:table-cell office:value-type="float" office:value="-9.9999999999986269" table:formula="of:=(1-$$K_a)*[.G51]+$$K_a*([.F52]-$$mu_z)" table:style-name="ce1">
            <text:p>-10</text:p>
          </table:table-cell>
          <table:table-cell office:value-type="float" office:value="2.5689043478260696" table:formula="of:=[.H51]+$$delta_t*[.G51]" table:style-name="ce1">
            <text:p>2,568904348</text:p>
          </table:table-cell>
          <table:table-cell office:value-type="float" office:value="1.0289414639546315" table:formula="of:=[.I51]+$$delta_t*[.H51]+0.5*$$delta_t^2*[.G51]" table:style-name="ce1">
            <text:p>1,028941464</text:p>
          </table:table-cell>
          <table:table-cell office:value-type="float" office:value="-10.86956521738993" table:formula="of:=(1-$$K_a)*[.J51]+$$K_a*[.F52]-$$mu_z" table:style-name="ce1">
            <text:p>-10,86956522</text:p>
          </table:table-cell>
          <table:table-cell office:value-type="float" office:value="2.1511742911152956" table:formula="of:=[.K51]+$$delta_t*[.J51]" table:style-name="ce1">
            <text:p>2,151174291</text:p>
          </table:table-cell>
          <table:table-cell office:value-type="float" office:value="0.92860057469548818" table:formula="of:=[.L51]+$$delta_t*[.K51]+0.5*$$delta_t^2*[.J51]" table:style-name="ce1">
            <text:p>0,928600575</text:p>
          </table:table-cell>
          <table:table-cell table:number-columns-repeated="16372"/>
        </table:table-row>
        <table:table-row table:style-name="ro1">
          <table:table-cell office:value-type="float" office:value="0.49152000000000062" table:formula="of:=[.A52]+$$delta_t" table:style-name="ce1">
            <text:p>0,49152</text:p>
          </table:table-cell>
          <table:table-cell office:value-type="float" office:value="0" table:formula="of:=[.B52]" table:style-name="ce1">
            <text:p>0</text:p>
          </table:table-cell>
          <table:table-cell office:value-type="float" office:value="-10" table:formula="of:=[.B53]-10" table:style-name="ce1">
            <text:p>-10</text:p>
          </table:table-cell>
          <table:table-cell office:value-type="float" office:value="2.4575999999999998" table:formula="of:=$$delta_t*[.C52]+[.D52]" table:style-name="ce1">
            <text:p>2,4576</text:p>
          </table:table-cell>
          <table:table-cell office:value-type="float" office:value="1.0569646079999995" table:formula="of:=[.E52]+$$delta_t*[.D52]+0.5*$$delta_t^2*[.C52]" table:style-name="ce1">
            <text:p>1,056964608</text:p>
          </table:table-cell>
          <table:table-cell office:value-type="float" office:value="0" table:formula="of:=[.B53]+$$mu_z-10" table:style-name="ce1">
            <text:p>0</text:p>
          </table:table-cell>
          <table:table-cell office:value-type="float" office:value="-9.9999999999998916" table:formula="of:=(1-$$K_a)*[.G52]+$$K_a*([.F53]-$$mu_z)" table:style-name="ce1">
            <text:p>-10</text:p>
          </table:table-cell>
          <table:table-cell office:value-type="float" office:value="2.4665043478260835" table:formula="of:=[.H52]+$$delta_t*[.G52]" table:style-name="ce1">
            <text:p>2,466504348</text:p>
          </table:table-cell>
          <table:table-cell office:value-type="float" office:value="1.0547227564763706" table:formula="of:=[.I52]+$$delta_t*[.H52]+0.5*$$delta_t^2*[.G52]" table:style-name="ce1">
            <text:p>1,054722756</text:p>
          </table:table-cell>
          <table:table-cell office:value-type="float" office:value="-10.869565217391195" table:formula="of:=(1-$$K_a)*[.J52]+$$K_a*[.F53]-$$mu_z" table:style-name="ce1">
            <text:p>-10,86956522</text:p>
          </table:table-cell>
          <table:table-cell office:value-type="float" office:value="2.0398699432892227" table:formula="of:=[.K52]+$$delta_t*[.J52]" table:style-name="ce1">
            <text:p>2,039869943</text:p>
          </table:table-cell>
          <table:table-cell office:value-type="float" office:value="0.95005872117563928" table:formula="of:=[.L52]+$$delta_t*[.K52]+0.5*$$delta_t^2*[.J52]" table:style-name="ce1">
            <text:p>0,950058721</text:p>
          </table:table-cell>
          <table:table-cell table:number-columns-repeated="16372"/>
        </table:table-row>
        <table:table-row table:style-name="ro1">
          <table:table-cell office:value-type="float" office:value="0.50176000000000065" table:formula="of:=[.A53]+$$delta_t" table:style-name="ce1">
            <text:p>0,50176</text:p>
          </table:table-cell>
          <table:table-cell office:value-type="float" office:value="0" table:formula="of:=[.B53]" table:style-name="ce1">
            <text:p>0</text:p>
          </table:table-cell>
          <table:table-cell office:value-type="float" office:value="-10" table:formula="of:=[.B54]-10" table:style-name="ce1">
            <text:p>-10</text:p>
          </table:table-cell>
          <table:table-cell office:value-type="float" office:value="2.3552" table:formula="of:=$$delta_t*[.C53]+[.D53]" table:style-name="ce1">
            <text:p>2,3552</text:p>
          </table:table-cell>
          <table:table-cell office:value-type="float" office:value="1.0816061439999993" table:formula="of:=[.E53]+$$delta_t*[.D53]+0.5*$$delta_t^2*[.C53]" table:style-name="ce1">
            <text:p>1,081606144</text:p>
          </table:table-cell>
          <table:table-cell office:value-type="float" office:value="0" table:formula="of:=[.B54]+$$mu_z-10" table:style-name="ce1">
            <text:p>0</text:p>
          </table:table-cell>
          <table:table-cell office:value-type="float" office:value="-9.9999999999999929" table:formula="of:=(1-$$K_a)*[.G53]+$$K_a*([.F54]-$$mu_z)" table:style-name="ce1">
            <text:p>-10</text:p>
          </table:table-cell>
          <table:table-cell office:value-type="float" office:value="2.3641043478260846" table:formula="of:=[.H53]+$$delta_t*[.G53]" table:style-name="ce1">
            <text:p>2,364104348</text:p>
          </table:table-cell>
          <table:table-cell office:value-type="float" office:value="1.0794554729981096" table:formula="of:=[.I53]+$$delta_t*[.H53]+0.5*$$delta_t^2*[.G53]" table:style-name="ce1">
            <text:p>1,079455473</text:p>
          </table:table-cell>
          <table:table-cell office:value-type="float" office:value="-10.869565217391296" table:formula="of:=(1-$$K_a)*[.J53]+$$K_a*[.F54]-$$mu_z" table:style-name="ce1">
            <text:p>-10,86956522</text:p>
          </table:table-cell>
          <table:table-cell office:value-type="float" office:value="1.9285655954631369" table:formula="of:=[.K53]+$$delta_t*[.J53]" table:style-name="ce1">
            <text:p>1,928565595</text:p>
          </table:table-cell>
          <table:table-cell office:value-type="float" office:value="0.97037711113405145" table:formula="of:=[.L53]+$$delta_t*[.K53]+0.5*$$delta_t^2*[.J53]" table:style-name="ce1">
            <text:p>0,970377111</text:p>
          </table:table-cell>
          <table:table-cell table:number-columns-repeated="16372"/>
        </table:table-row>
        <table:table-row table:style-name="ro1">
          <table:table-cell office:value-type="float" office:value="0.51200000000000068" table:formula="of:=[.A54]+$$delta_t" table:style-name="ce1">
            <text:p>0,512</text:p>
          </table:table-cell>
          <table:table-cell office:value-type="float" office:value="0" table:formula="of:=[.B54]" table:style-name="ce1">
            <text:p>0</text:p>
          </table:table-cell>
          <table:table-cell office:value-type="float" office:value="-10" table:formula="of:=[.B55]-10" table:style-name="ce1">
            <text:p>-10</text:p>
          </table:table-cell>
          <table:table-cell office:value-type="float" office:value="2.2528000000000001" table:formula="of:=$$delta_t*[.C54]+[.D54]" table:style-name="ce1">
            <text:p>2,2528</text:p>
          </table:table-cell>
          <table:table-cell office:value-type="float" office:value="1.1051991039999993" table:formula="of:=[.E54]+$$delta_t*[.D54]+0.5*$$delta_t^2*[.C54]" table:style-name="ce1">
            <text:p>1,105199104</text:p>
          </table:table-cell>
          <table:table-cell office:value-type="float" office:value="0" table:formula="of:=[.B55]+$$mu_z-10" table:style-name="ce1">
            <text:p>0</text:p>
          </table:table-cell>
          <table:table-cell office:value-type="float" office:value="-10" table:formula="of:=(1-$$K_a)*[.G54]+$$K_a*([.F55]-$$mu_z)" table:style-name="ce1">
            <text:p>-10</text:p>
          </table:table-cell>
          <table:table-cell office:value-type="float" office:value="2.2617043478260848" table:formula="of:=[.H54]+$$delta_t*[.G54]" table:style-name="ce1">
            <text:p>2,261704348</text:p>
          </table:table-cell>
          <table:table-cell office:value-type="float" office:value="1.1031396135198488" table:formula="of:=[.I54]+$$delta_t*[.H54]+0.5*$$delta_t^2*[.G54]" table:style-name="ce1">
            <text:p>1,103139614</text:p>
          </table:table-cell>
          <table:table-cell office:value-type="float" office:value="-10.869565217391303" table:formula="of:=(1-$$K_a)*[.J54]+$$K_a*[.F55]-$$mu_z" table:style-name="ce1">
            <text:p>-10,86956522</text:p>
          </table:table-cell>
          <table:table-cell office:value-type="float" office:value="1.81726124763705" table:formula="of:=[.K54]+$$delta_t*[.J54]" table:style-name="ce1">
            <text:p>1,817261248</text:p>
          </table:table-cell>
          <table:table-cell office:value-type="float" office:value="0.98955574457072448" table:formula="of:=[.L54]+$$delta_t*[.K54]+0.5*$$delta_t^2*[.J54]" table:style-name="ce1">
            <text:p>0,989555745</text:p>
          </table:table-cell>
          <table:table-cell table:number-columns-repeated="16372"/>
        </table:table-row>
        <table:table-row table:style-name="ro1">
          <table:table-cell office:value-type="float" office:value="0.5222400000000007" table:formula="of:=[.A55]+$$delta_t" table:style-name="ce1">
            <text:p>0,52224</text:p>
          </table:table-cell>
          <table:table-cell office:value-type="float" office:value="0" table:formula="of:=[.B55]" table:style-name="ce1">
            <text:p>0</text:p>
          </table:table-cell>
          <table:table-cell office:value-type="float" office:value="-10" table:formula="of:=[.B56]-10" table:style-name="ce1">
            <text:p>-10</text:p>
          </table:table-cell>
          <table:table-cell office:value-type="float" office:value="2.1504000000000003" table:formula="of:=$$delta_t*[.C55]+[.D55]" table:style-name="ce1">
            <text:p>2,1504</text:p>
          </table:table-cell>
          <table:table-cell office:value-type="float" office:value="1.1277434879999992" table:formula="of:=[.E55]+$$delta_t*[.D55]+0.5*$$delta_t^2*[.C55]" table:style-name="ce1">
            <text:p>1,127743488</text:p>
          </table:table-cell>
          <table:table-cell office:value-type="float" office:value="0" table:formula="of:=[.B56]+$$mu_z-10" table:style-name="ce1">
            <text:p>0</text:p>
          </table:table-cell>
          <table:table-cell office:value-type="float" office:value="-10" table:formula="of:=(1-$$K_a)*[.G55]+$$K_a*([.F56]-$$mu_z)" table:style-name="ce1">
            <text:p>-10</text:p>
          </table:table-cell>
          <table:table-cell office:value-type="float" office:value="2.1593043478260849" table:formula="of:=[.H55]+$$delta_t*[.G55]" table:style-name="ce1">
            <text:p>2,159304348</text:p>
          </table:table-cell>
          <table:table-cell office:value-type="float" office:value="1.1257751780415879" table:formula="of:=[.I55]+$$delta_t*[.H55]+0.5*$$delta_t^2*[.G55]" table:style-name="ce1">
            <text:p>1,125775178</text:p>
          </table:table-cell>
          <table:table-cell office:value-type="float" office:value="-10.869565217391305" table:formula="of:=(1-$$K_a)*[.J55]+$$K_a*[.F56]-$$mu_z" table:style-name="ce1">
            <text:p>-10,86956522</text:p>
          </table:table-cell>
          <table:table-cell office:value-type="float" office:value="1.7059568998109631" table:formula="of:=[.K55]+$$delta_t*[.J55]" table:style-name="ce1">
            <text:p>1,7059569</text:p>
          </table:table-cell>
          <table:table-cell office:value-type="float" office:value="1.0075946214856581" table:formula="of:=[.L55]+$$delta_t*[.K55]+0.5*$$delta_t^2*[.J55]" table:style-name="ce1">
            <text:p>1,007594621</text:p>
          </table:table-cell>
          <table:table-cell table:number-columns-repeated="16372"/>
        </table:table-row>
        <table:table-row table:style-name="ro1">
          <table:table-cell office:value-type="float" office:value="0.53248000000000073" table:formula="of:=[.A56]+$$delta_t" table:style-name="ce1">
            <text:p>0,53248</text:p>
          </table:table-cell>
          <table:table-cell office:value-type="float" office:value="0" table:formula="of:=[.B56]" table:style-name="ce1">
            <text:p>0</text:p>
          </table:table-cell>
          <table:table-cell office:value-type="float" office:value="-10" table:formula="of:=[.B57]-10" table:style-name="ce1">
            <text:p>-10</text:p>
          </table:table-cell>
          <table:table-cell office:value-type="float" office:value="2.0480000000000005" table:formula="of:=$$delta_t*[.C56]+[.D56]" table:style-name="ce1">
            <text:p>2,048</text:p>
          </table:table-cell>
          <table:table-cell office:value-type="float" office:value="1.1492392959999993" table:formula="of:=[.E56]+$$delta_t*[.D56]+0.5*$$delta_t^2*[.C56]" table:style-name="ce1">
            <text:p>1,149239296</text:p>
          </table:table-cell>
          <table:table-cell office:value-type="float" office:value="0" table:formula="of:=[.B57]+$$mu_z-10" table:style-name="ce1">
            <text:p>0</text:p>
          </table:table-cell>
          <table:table-cell office:value-type="float" office:value="-10" table:formula="of:=(1-$$K_a)*[.G56]+$$K_a*([.F57]-$$mu_z)" table:style-name="ce1">
            <text:p>-10</text:p>
          </table:table-cell>
          <table:table-cell office:value-type="float" office:value="2.0569043478260851" table:formula="of:=[.H56]+$$delta_t*[.G56]" table:style-name="ce1">
            <text:p>2,056904348</text:p>
          </table:table-cell>
          <table:table-cell office:value-type="float" office:value="1.1473621665633269" table:formula="of:=[.I56]+$$delta_t*[.H56]+0.5*$$delta_t^2*[.G56]" table:style-name="ce1">
            <text:p>1,147362167</text:p>
          </table:table-cell>
          <table:table-cell office:value-type="float" office:value="-10.869565217391305" table:formula="of:=(1-$$K_a)*[.J56]+$$K_a*[.F57]-$$mu_z" table:style-name="ce1">
            <text:p>-10,86956522</text:p>
          </table:table-cell>
          <table:table-cell office:value-type="float" office:value="1.5946525519848762" table:formula="of:=[.K56]+$$delta_t*[.J56]" table:style-name="ce1">
            <text:p>1,594652552</text:p>
          </table:table-cell>
          <table:table-cell office:value-type="float" office:value="1.0244937418788529" table:formula="of:=[.L56]+$$delta_t*[.K56]+0.5*$$delta_t^2*[.J56]" table:style-name="ce1">
            <text:p>1,024493742</text:p>
          </table:table-cell>
          <table:table-cell table:number-columns-repeated="16372"/>
        </table:table-row>
        <table:table-row table:style-name="ro1">
          <table:table-cell office:value-type="float" office:value="0.54272000000000076" table:formula="of:=[.A57]+$$delta_t" table:style-name="ce1">
            <text:p>0,54272</text:p>
          </table:table-cell>
          <table:table-cell office:value-type="float" office:value="0" table:formula="of:=[.B57]" table:style-name="ce1">
            <text:p>0</text:p>
          </table:table-cell>
          <table:table-cell office:value-type="float" office:value="-10" table:formula="of:=[.B58]-10" table:style-name="ce1">
            <text:p>-10</text:p>
          </table:table-cell>
          <table:table-cell office:value-type="float" office:value="1.9456000000000004" table:formula="of:=$$delta_t*[.C57]+[.D57]" table:style-name="ce1">
            <text:p>1,9456</text:p>
          </table:table-cell>
          <table:table-cell office:value-type="float" office:value="1.1696865279999993" table:formula="of:=[.E57]+$$delta_t*[.D57]+0.5*$$delta_t^2*[.C57]" table:style-name="ce1">
            <text:p>1,169686528</text:p>
          </table:table-cell>
          <table:table-cell office:value-type="float" office:value="0" table:formula="of:=[.B58]+$$mu_z-10" table:style-name="ce1">
            <text:p>0</text:p>
          </table:table-cell>
          <table:table-cell office:value-type="float" office:value="-10" table:formula="of:=(1-$$K_a)*[.G57]+$$K_a*([.F58]-$$mu_z)" table:style-name="ce1">
            <text:p>-10</text:p>
          </table:table-cell>
          <table:table-cell office:value-type="float" office:value="1.9545043478260851" table:formula="of:=[.H57]+$$delta_t*[.G57]" table:style-name="ce1">
            <text:p>1,954504348</text:p>
          </table:table-cell>
          <table:table-cell office:value-type="float" office:value="1.1679005790850661" table:formula="of:=[.I57]+$$delta_t*[.H57]+0.5*$$delta_t^2*[.G57]" table:style-name="ce1">
            <text:p>1,167900579</text:p>
          </table:table-cell>
          <table:table-cell office:value-type="float" office:value="-10.869565217391305" table:formula="of:=(1-$$K_a)*[.J57]+$$K_a*[.F58]-$$mu_z" table:style-name="ce1">
            <text:p>-10,86956522</text:p>
          </table:table-cell>
          <table:table-cell office:value-type="float" office:value="1.4833482041587893" table:formula="of:=[.K57]+$$delta_t*[.J57]" table:style-name="ce1">
            <text:p>1,483348204</text:p>
          </table:table-cell>
          <table:table-cell office:value-type="float" office:value="1.0402531057503084" table:formula="of:=[.L57]+$$delta_t*[.K57]+0.5*$$delta_t^2*[.J57]" table:style-name="ce1">
            <text:p>1,040253106</text:p>
          </table:table-cell>
          <table:table-cell table:number-columns-repeated="16372"/>
        </table:table-row>
        <table:table-row table:style-name="ro1">
          <table:table-cell office:value-type="float" office:value="0.55296000000000078" table:formula="of:=[.A58]+$$delta_t" table:style-name="ce1">
            <text:p>0,55296</text:p>
          </table:table-cell>
          <table:table-cell office:value-type="float" office:value="0" table:formula="of:=[.B58]" table:style-name="ce1">
            <text:p>0</text:p>
          </table:table-cell>
          <table:table-cell office:value-type="float" office:value="-10" table:formula="of:=[.B59]-10" table:style-name="ce1">
            <text:p>-10</text:p>
          </table:table-cell>
          <table:table-cell office:value-type="float" office:value="1.8432000000000004" table:formula="of:=$$delta_t*[.C58]+[.D58]" table:style-name="ce1">
            <text:p>1,8432</text:p>
          </table:table-cell>
          <table:table-cell office:value-type="float" office:value="1.1890851839999992" table:formula="of:=[.E58]+$$delta_t*[.D58]+0.5*$$delta_t^2*[.C58]" table:style-name="ce1">
            <text:p>1,189085184</text:p>
          </table:table-cell>
          <table:table-cell office:value-type="float" office:value="0" table:formula="of:=[.B59]+$$mu_z-10" table:style-name="ce1">
            <text:p>0</text:p>
          </table:table-cell>
          <table:table-cell office:value-type="float" office:value="-10" table:formula="of:=(1-$$K_a)*[.G58]+$$K_a*([.F59]-$$mu_z)" table:style-name="ce1">
            <text:p>-10</text:p>
          </table:table-cell>
          <table:table-cell office:value-type="float" office:value="1.852104347826085" table:formula="of:=[.H58]+$$delta_t*[.G58]" table:style-name="ce1">
            <text:p>1,852104348</text:p>
          </table:table-cell>
          <table:table-cell office:value-type="float" office:value="1.1873904156068051" table:formula="of:=[.I58]+$$delta_t*[.H58]+0.5*$$delta_t^2*[.G58]" table:style-name="ce1">
            <text:p>1,187390416</text:p>
          </table:table-cell>
          <table:table-cell office:value-type="float" office:value="-10.869565217391305" table:formula="of:=(1-$$K_a)*[.J58]+$$K_a*[.F59]-$$mu_z" table:style-name="ce1">
            <text:p>-10,86956522</text:p>
          </table:table-cell>
          <table:table-cell office:value-type="float" office:value="1.3720438563327024" table:formula="of:=[.K58]+$$delta_t*[.J58]" table:style-name="ce1">
            <text:p>1,372043856</text:p>
          </table:table-cell>
          <table:table-cell office:value-type="float" office:value="1.0548727131000248" table:formula="of:=[.L58]+$$delta_t*[.K58]+0.5*$$delta_t^2*[.J58]" table:style-name="ce1">
            <text:p>1,054872713</text:p>
          </table:table-cell>
          <table:table-cell table:number-columns-repeated="16372"/>
        </table:table-row>
        <table:table-row table:style-name="ro1">
          <table:table-cell office:value-type="float" office:value="0.56320000000000081" table:formula="of:=[.A59]+$$delta_t" table:style-name="ce1">
            <text:p>0,5632</text:p>
          </table:table-cell>
          <table:table-cell office:value-type="float" office:value="0" table:formula="of:=[.B59]" table:style-name="ce1">
            <text:p>0</text:p>
          </table:table-cell>
          <table:table-cell office:value-type="float" office:value="-10" table:formula="of:=[.B60]-10" table:style-name="ce1">
            <text:p>-10</text:p>
          </table:table-cell>
          <table:table-cell office:value-type="float" office:value="1.7408000000000003" table:formula="of:=$$delta_t*[.C59]+[.D59]" table:style-name="ce1">
            <text:p>1,7408</text:p>
          </table:table-cell>
          <table:table-cell office:value-type="float" office:value="1.2074352639999992" table:formula="of:=[.E59]+$$delta_t*[.D59]+0.5*$$delta_t^2*[.C59]" table:style-name="ce1">
            <text:p>1,207435264</text:p>
          </table:table-cell>
          <table:table-cell office:value-type="float" office:value="0" table:formula="of:=[.B60]+$$mu_z-10" table:style-name="ce1">
            <text:p>0</text:p>
          </table:table-cell>
          <table:table-cell office:value-type="float" office:value="-10" table:formula="of:=(1-$$K_a)*[.G59]+$$K_a*([.F60]-$$mu_z)" table:style-name="ce1">
            <text:p>-10</text:p>
          </table:table-cell>
          <table:table-cell office:value-type="float" office:value="1.749704347826085" table:formula="of:=[.H59]+$$delta_t*[.G59]" table:style-name="ce1">
            <text:p>1,749704348</text:p>
          </table:table-cell>
          <table:table-cell office:value-type="float" office:value="1.2058316761285441" table:formula="of:=[.I59]+$$delta_t*[.H59]+0.5*$$delta_t^2*[.G59]" table:style-name="ce1">
            <text:p>1,205831676</text:p>
          </table:table-cell>
          <table:table-cell office:value-type="float" office:value="-10.869565217391305" table:formula="of:=(1-$$K_a)*[.J59]+$$K_a*[.F60]-$$mu_z" table:style-name="ce1">
            <text:p>-10,86956522</text:p>
          </table:table-cell>
          <table:table-cell office:value-type="float" office:value="1.2607395085066155" table:formula="of:=[.K59]+$$delta_t*[.J59]" table:style-name="ce1">
            <text:p>1,260739509</text:p>
          </table:table-cell>
          <table:table-cell office:value-type="float" office:value="1.068352563928002" table:formula="of:=[.L59]+$$delta_t*[.K59]+0.5*$$delta_t^2*[.J59]" table:style-name="ce1">
            <text:p>1,068352564</text:p>
          </table:table-cell>
          <table:table-cell table:number-columns-repeated="16372"/>
        </table:table-row>
        <table:table-row table:style-name="ro1">
          <table:table-cell office:value-type="float" office:value="0.57344000000000084" table:formula="of:=[.A60]+$$delta_t" table:style-name="ce1">
            <text:p>0,57344</text:p>
          </table:table-cell>
          <table:table-cell office:value-type="float" office:value="0" table:formula="of:=[.B60]" table:style-name="ce1">
            <text:p>0</text:p>
          </table:table-cell>
          <table:table-cell office:value-type="float" office:value="-10" table:formula="of:=[.B61]-10" table:style-name="ce1">
            <text:p>-10</text:p>
          </table:table-cell>
          <table:table-cell office:value-type="float" office:value="1.6384000000000003" table:formula="of:=$$delta_t*[.C60]+[.D60]" table:style-name="ce1">
            <text:p>1,6384</text:p>
          </table:table-cell>
          <table:table-cell office:value-type="float" office:value="1.2247367679999992" table:formula="of:=[.E60]+$$delta_t*[.D60]+0.5*$$delta_t^2*[.C60]" table:style-name="ce1">
            <text:p>1,224736768</text:p>
          </table:table-cell>
          <table:table-cell office:value-type="float" office:value="0" table:formula="of:=[.B61]+$$mu_z-10" table:style-name="ce1">
            <text:p>0</text:p>
          </table:table-cell>
          <table:table-cell office:value-type="float" office:value="-10" table:formula="of:=(1-$$K_a)*[.G60]+$$K_a*([.F61]-$$mu_z)" table:style-name="ce1">
            <text:p>-10</text:p>
          </table:table-cell>
          <table:table-cell office:value-type="float" office:value="1.6473043478260849" table:formula="of:=[.H60]+$$delta_t*[.G60]" table:style-name="ce1">
            <text:p>1,647304348</text:p>
          </table:table-cell>
          <table:table-cell office:value-type="float" office:value="1.2232243606502833" table:formula="of:=[.I60]+$$delta_t*[.H60]+0.5*$$delta_t^2*[.G60]" table:style-name="ce1">
            <text:p>1,223224361</text:p>
          </table:table-cell>
          <table:table-cell office:value-type="float" office:value="-10.869565217391305" table:formula="of:=(1-$$K_a)*[.J60]+$$K_a*[.F61]-$$mu_z" table:style-name="ce1">
            <text:p>-10,86956522</text:p>
          </table:table-cell>
          <table:table-cell office:value-type="float" office:value="1.1494351606805286" table:formula="of:=[.K60]+$$delta_t*[.J60]" table:style-name="ce1">
            <text:p>1,149435161</text:p>
          </table:table-cell>
          <table:table-cell office:value-type="float" office:value="1.0806926582342402" table:formula="of:=[.L60]+$$delta_t*[.K60]+0.5*$$delta_t^2*[.J60]" table:style-name="ce1">
            <text:p>1,080692658</text:p>
          </table:table-cell>
          <table:table-cell table:number-columns-repeated="16372"/>
        </table:table-row>
        <table:table-row table:style-name="ro1">
          <table:table-cell office:value-type="float" office:value="0.58368000000000086" table:formula="of:=[.A61]+$$delta_t" table:style-name="ce1">
            <text:p>0,58368</text:p>
          </table:table-cell>
          <table:table-cell office:value-type="float" office:value="0" table:formula="of:=[.B61]" table:style-name="ce1">
            <text:p>0</text:p>
          </table:table-cell>
          <table:table-cell office:value-type="float" office:value="-10" table:formula="of:=[.B62]-10" table:style-name="ce1">
            <text:p>-10</text:p>
          </table:table-cell>
          <table:table-cell office:value-type="float" office:value="1.5360000000000003" table:formula="of:=$$delta_t*[.C61]+[.D61]" table:style-name="ce1">
            <text:p>1,536</text:p>
          </table:table-cell>
          <table:table-cell office:value-type="float" office:value="1.2409896959999991" table:formula="of:=[.E61]+$$delta_t*[.D61]+0.5*$$delta_t^2*[.C61]" table:style-name="ce1">
            <text:p>1,240989696</text:p>
          </table:table-cell>
          <table:table-cell office:value-type="float" office:value="0" table:formula="of:=[.B62]+$$mu_z-10" table:style-name="ce1">
            <text:p>0</text:p>
          </table:table-cell>
          <table:table-cell office:value-type="float" office:value="-10" table:formula="of:=(1-$$K_a)*[.G61]+$$K_a*([.F62]-$$mu_z)" table:style-name="ce1">
            <text:p>-10</text:p>
          </table:table-cell>
          <table:table-cell office:value-type="float" office:value="1.5449043478260849" table:formula="of:=[.H61]+$$delta_t*[.G61]" table:style-name="ce1">
            <text:p>1,544904348</text:p>
          </table:table-cell>
          <table:table-cell office:value-type="float" office:value="1.2395684691720223" table:formula="of:=[.I61]+$$delta_t*[.H61]+0.5*$$delta_t^2*[.G61]" table:style-name="ce1">
            <text:p>1,239568469</text:p>
          </table:table-cell>
          <table:table-cell office:value-type="float" office:value="-10.869565217391305" table:formula="of:=(1-$$K_a)*[.J61]+$$K_a*[.F62]-$$mu_z" table:style-name="ce1">
            <text:p>-10,86956522</text:p>
          </table:table-cell>
          <table:table-cell office:value-type="float" office:value="1.0381308128544418" table:formula="of:=[.K61]+$$delta_t*[.J61]" table:style-name="ce1">
            <text:p>1,038130813</text:p>
          </table:table-cell>
          <table:table-cell office:value-type="float" office:value="1.0918929960187391" table:formula="of:=[.L61]+$$delta_t*[.K61]+0.5*$$delta_t^2*[.J61]" table:style-name="ce1">
            <text:p>1,091892996</text:p>
          </table:table-cell>
          <table:table-cell table:number-columns-repeated="16372"/>
        </table:table-row>
        <table:table-row table:style-name="ro1">
          <table:table-cell office:value-type="float" office:value="0.59392000000000089" table:formula="of:=[.A62]+$$delta_t" table:style-name="ce1">
            <text:p>0,59392</text:p>
          </table:table-cell>
          <table:table-cell office:value-type="float" office:value="0" table:formula="of:=[.B62]" table:style-name="ce1">
            <text:p>0</text:p>
          </table:table-cell>
          <table:table-cell office:value-type="float" office:value="-10" table:formula="of:=[.B63]-10" table:style-name="ce1">
            <text:p>-10</text:p>
          </table:table-cell>
          <table:table-cell office:value-type="float" office:value="1.4336000000000002" table:formula="of:=$$delta_t*[.C62]+[.D62]" table:style-name="ce1">
            <text:p>1,4336</text:p>
          </table:table-cell>
          <table:table-cell office:value-type="float" office:value="1.2561940479999991" table:formula="of:=[.E62]+$$delta_t*[.D62]+0.5*$$delta_t^2*[.C62]" table:style-name="ce1">
            <text:p>1,256194048</text:p>
          </table:table-cell>
          <table:table-cell office:value-type="float" office:value="0" table:formula="of:=[.B63]+$$mu_z-10" table:style-name="ce1">
            <text:p>0</text:p>
          </table:table-cell>
          <table:table-cell office:value-type="float" office:value="-10" table:formula="of:=(1-$$K_a)*[.G62]+$$K_a*([.F63]-$$mu_z)" table:style-name="ce1">
            <text:p>-10</text:p>
          </table:table-cell>
          <table:table-cell office:value-type="float" office:value="1.4425043478260848" table:formula="of:=[.H62]+$$delta_t*[.G62]" table:style-name="ce1">
            <text:p>1,442504348</text:p>
          </table:table-cell>
          <table:table-cell office:value-type="float" office:value="1.2548640016937613" table:formula="of:=[.I62]+$$delta_t*[.H62]+0.5*$$delta_t^2*[.G62]" table:style-name="ce1">
            <text:p>1,254864002</text:p>
          </table:table-cell>
          <table:table-cell office:value-type="float" office:value="-10.869565217391305" table:formula="of:=(1-$$K_a)*[.J62]+$$K_a*[.F63]-$$mu_z" table:style-name="ce1">
            <text:p>-10,86956522</text:p>
          </table:table-cell>
          <table:table-cell office:value-type="float" office:value="0.92682646502835475" table:formula="of:=[.K62]+$$delta_t*[.J62]" table:style-name="ce1">
            <text:p>0,926826465</text:p>
          </table:table-cell>
          <table:table-cell office:value-type="float" office:value="1.101953577281499" table:formula="of:=[.L62]+$$delta_t*[.K62]+0.5*$$delta_t^2*[.J62]" table:style-name="ce1">
            <text:p>1,101953577</text:p>
          </table:table-cell>
          <table:table-cell table:number-columns-repeated="16372"/>
        </table:table-row>
        <table:table-row table:style-name="ro1">
          <table:table-cell office:value-type="float" office:value="0.60416000000000092" table:formula="of:=[.A63]+$$delta_t" table:style-name="ce1">
            <text:p>0,60416</text:p>
          </table:table-cell>
          <table:table-cell office:value-type="float" office:value="0" table:formula="of:=[.B63]" table:style-name="ce1">
            <text:p>0</text:p>
          </table:table-cell>
          <table:table-cell office:value-type="float" office:value="-10" table:formula="of:=[.B64]-10" table:style-name="ce1">
            <text:p>-10</text:p>
          </table:table-cell>
          <table:table-cell office:value-type="float" office:value="1.3312000000000002" table:formula="of:=$$delta_t*[.C63]+[.D63]" table:style-name="ce1">
            <text:p>1,3312</text:p>
          </table:table-cell>
          <table:table-cell office:value-type="float" office:value="1.2703498239999991" table:formula="of:=[.E63]+$$delta_t*[.D63]+0.5*$$delta_t^2*[.C63]" table:style-name="ce1">
            <text:p>1,270349824</text:p>
          </table:table-cell>
          <table:table-cell office:value-type="float" office:value="0" table:formula="of:=[.B64]+$$mu_z-10" table:style-name="ce1">
            <text:p>0</text:p>
          </table:table-cell>
          <table:table-cell office:value-type="float" office:value="-10" table:formula="of:=(1-$$K_a)*[.G63]+$$K_a*([.F64]-$$mu_z)" table:style-name="ce1">
            <text:p>-10</text:p>
          </table:table-cell>
          <table:table-cell office:value-type="float" office:value="1.3401043478260848" table:formula="of:=[.H63]+$$delta_t*[.G63]" table:style-name="ce1">
            <text:p>1,340104348</text:p>
          </table:table-cell>
          <table:table-cell office:value-type="float" office:value="1.2691109582155005" table:formula="of:=[.I63]+$$delta_t*[.H63]+0.5*$$delta_t^2*[.G63]" table:style-name="ce1">
            <text:p>1,269110958</text:p>
          </table:table-cell>
          <table:table-cell office:value-type="float" office:value="-10.869565217391305" table:formula="of:=(1-$$K_a)*[.J63]+$$K_a*[.F64]-$$mu_z" table:style-name="ce1">
            <text:p>-10,86956522</text:p>
          </table:table-cell>
          <table:table-cell office:value-type="float" office:value="0.81552211720226775" table:formula="of:=[.K63]+$$delta_t*[.J63]" table:style-name="ce1">
            <text:p>0,815522117</text:p>
          </table:table-cell>
          <table:table-cell office:value-type="float" office:value="1.1108744020225196" table:formula="of:=[.L63]+$$delta_t*[.K63]+0.5*$$delta_t^2*[.J63]" table:style-name="ce1">
            <text:p>1,110874402</text:p>
          </table:table-cell>
          <table:table-cell table:number-columns-repeated="16372"/>
        </table:table-row>
        <table:table-row table:style-name="ro1">
          <table:table-cell office:value-type="float" office:value="0.61440000000000095" table:formula="of:=[.A64]+$$delta_t" table:style-name="ce1">
            <text:p>0,6144</text:p>
          </table:table-cell>
          <table:table-cell office:value-type="float" office:value="0" table:formula="of:=[.B64]" table:style-name="ce1">
            <text:p>0</text:p>
          </table:table-cell>
          <table:table-cell office:value-type="float" office:value="-10" table:formula="of:=[.B65]-10" table:style-name="ce1">
            <text:p>-10</text:p>
          </table:table-cell>
          <table:table-cell office:value-type="float" office:value="1.2288000000000001" table:formula="of:=$$delta_t*[.C64]+[.D64]" table:style-name="ce1">
            <text:p>1,2288</text:p>
          </table:table-cell>
          <table:table-cell office:value-type="float" office:value="1.2834570239999989" table:formula="of:=[.E64]+$$delta_t*[.D64]+0.5*$$delta_t^2*[.C64]" table:style-name="ce1">
            <text:p>1,283457024</text:p>
          </table:table-cell>
          <table:table-cell office:value-type="float" office:value="0" table:formula="of:=[.B65]+$$mu_z-10" table:style-name="ce1">
            <text:p>0</text:p>
          </table:table-cell>
          <table:table-cell office:value-type="float" office:value="-10" table:formula="of:=(1-$$K_a)*[.G64]+$$K_a*([.F65]-$$mu_z)" table:style-name="ce1">
            <text:p>-10</text:p>
          </table:table-cell>
          <table:table-cell office:value-type="float" office:value="1.2377043478260847" table:formula="of:=[.H64]+$$delta_t*[.G64]" table:style-name="ce1">
            <text:p>1,237704348</text:p>
          </table:table-cell>
          <table:table-cell office:value-type="float" office:value="1.2823093387372395" table:formula="of:=[.I64]+$$delta_t*[.H64]+0.5*$$delta_t^2*[.G64]" table:style-name="ce1">
            <text:p>1,282309339</text:p>
          </table:table-cell>
          <table:table-cell office:value-type="float" office:value="-10.869565217391305" table:formula="of:=(1-$$K_a)*[.J64]+$$K_a*[.F65]-$$mu_z" table:style-name="ce1">
            <text:p>-10,86956522</text:p>
          </table:table-cell>
          <table:table-cell office:value-type="float" office:value="0.70421776937618075" table:formula="of:=[.K64]+$$delta_t*[.J64]" table:style-name="ce1">
            <text:p>0,704217769</text:p>
          </table:table-cell>
          <table:table-cell office:value-type="float" office:value="1.1186554702418012" table:formula="of:=[.L64]+$$delta_t*[.K64]+0.5*$$delta_t^2*[.J64]" table:style-name="ce1">
            <text:p>1,11865547</text:p>
          </table:table-cell>
          <table:table-cell table:number-columns-repeated="16372"/>
        </table:table-row>
        <table:table-row table:style-name="ro1">
          <table:table-cell office:value-type="float" office:value="0.62464000000000097" table:formula="of:=[.A65]+$$delta_t" table:style-name="ce1">
            <text:p>0,62464</text:p>
          </table:table-cell>
          <table:table-cell office:value-type="float" office:value="0" table:formula="of:=[.B65]" table:style-name="ce1">
            <text:p>0</text:p>
          </table:table-cell>
          <table:table-cell office:value-type="float" office:value="-10" table:formula="of:=[.B66]-10" table:style-name="ce1">
            <text:p>-10</text:p>
          </table:table-cell>
          <table:table-cell office:value-type="float" office:value="1.1264000000000001" table:formula="of:=$$delta_t*[.C65]+[.D65]" table:style-name="ce1">
            <text:p>1,1264</text:p>
          </table:table-cell>
          <table:table-cell office:value-type="float" office:value="1.295515647999999" table:formula="of:=[.E65]+$$delta_t*[.D65]+0.5*$$delta_t^2*[.C65]" table:style-name="ce1">
            <text:p>1,295515648</text:p>
          </table:table-cell>
          <table:table-cell office:value-type="float" office:value="0" table:formula="of:=[.B66]+$$mu_z-10" table:style-name="ce1">
            <text:p>0</text:p>
          </table:table-cell>
          <table:table-cell office:value-type="float" office:value="-10" table:formula="of:=(1-$$K_a)*[.G65]+$$K_a*([.F66]-$$mu_z)" table:style-name="ce1">
            <text:p>-10</text:p>
          </table:table-cell>
          <table:table-cell office:value-type="float" office:value="1.1353043478260847" table:formula="of:=[.H65]+$$delta_t*[.G65]" table:style-name="ce1">
            <text:p>1,135304348</text:p>
          </table:table-cell>
          <table:table-cell office:value-type="float" office:value="1.2944591432589785" table:formula="of:=[.I65]+$$delta_t*[.H65]+0.5*$$delta_t^2*[.G65]" table:style-name="ce1">
            <text:p>1,294459143</text:p>
          </table:table-cell>
          <table:table-cell office:value-type="float" office:value="-10.869565217391305" table:formula="of:=(1-$$K_a)*[.J65]+$$K_a*[.F66]-$$mu_z" table:style-name="ce1">
            <text:p>-10,86956522</text:p>
          </table:table-cell>
          <table:table-cell office:value-type="float" office:value="0.59291342155009374" table:formula="of:=[.K65]+$$delta_t*[.J65]" table:style-name="ce1">
            <text:p>0,592913422</text:p>
          </table:table-cell>
          <table:table-cell office:value-type="float" office:value="1.1252967819393438" table:formula="of:=[.L65]+$$delta_t*[.K65]+0.5*$$delta_t^2*[.J65]" table:style-name="ce1">
            <text:p>1,125296782</text:p>
          </table:table-cell>
          <table:table-cell table:number-columns-repeated="16372"/>
        </table:table-row>
        <table:table-row table:style-name="ro1">
          <table:table-cell office:value-type="float" office:value="0.634880000000001" table:formula="of:=[.A66]+$$delta_t" table:style-name="ce1">
            <text:p>0,63488</text:p>
          </table:table-cell>
          <table:table-cell office:value-type="float" office:value="0" table:formula="of:=[.B66]" table:style-name="ce1">
            <text:p>0</text:p>
          </table:table-cell>
          <table:table-cell office:value-type="float" office:value="-10" table:formula="of:=[.B67]-10" table:style-name="ce1">
            <text:p>-10</text:p>
          </table:table-cell>
          <table:table-cell office:value-type="float" office:value="1.024" table:formula="of:=$$delta_t*[.C66]+[.D66]" table:style-name="ce1">
            <text:p>1,024</text:p>
          </table:table-cell>
          <table:table-cell office:value-type="float" office:value="1.3065256959999989" table:formula="of:=[.E66]+$$delta_t*[.D66]+0.5*$$delta_t^2*[.C66]" table:style-name="ce1">
            <text:p>1,306525696</text:p>
          </table:table-cell>
          <table:table-cell office:value-type="float" office:value="0" table:formula="of:=[.B67]+$$mu_z-10" table:style-name="ce1">
            <text:p>0</text:p>
          </table:table-cell>
          <table:table-cell office:value-type="float" office:value="-10" table:formula="of:=(1-$$K_a)*[.G66]+$$K_a*([.F67]-$$mu_z)" table:style-name="ce1">
            <text:p>-10</text:p>
          </table:table-cell>
          <table:table-cell office:value-type="float" office:value="1.0329043478260846" table:formula="of:=[.H66]+$$delta_t*[.G66]" table:style-name="ce1">
            <text:p>1,032904348</text:p>
          </table:table-cell>
          <table:table-cell office:value-type="float" office:value="1.3055603717807176" table:formula="of:=[.I66]+$$delta_t*[.H66]+0.5*$$delta_t^2*[.G66]" table:style-name="ce1">
            <text:p>1,305560372</text:p>
          </table:table-cell>
          <table:table-cell office:value-type="float" office:value="-10.869565217391305" table:formula="of:=(1-$$K_a)*[.J66]+$$K_a*[.F67]-$$mu_z" table:style-name="ce1">
            <text:p>-10,86956522</text:p>
          </table:table-cell>
          <table:table-cell office:value-type="float" office:value="0.48160907372400674" table:formula="of:=[.K66]+$$delta_t*[.J66]" table:style-name="ce1">
            <text:p>0,481609074</text:p>
          </table:table-cell>
          <table:table-cell office:value-type="float" office:value="1.1307983371151471" table:formula="of:=[.L66]+$$delta_t*[.K66]+0.5*$$delta_t^2*[.J66]" table:style-name="ce1">
            <text:p>1,130798337</text:p>
          </table:table-cell>
          <table:table-cell table:number-columns-repeated="16372"/>
        </table:table-row>
        <table:table-row table:style-name="ro1">
          <table:table-cell office:value-type="float" office:value="0.64512000000000103" table:formula="of:=[.A67]+$$delta_t" table:style-name="ce1">
            <text:p>0,64512</text:p>
          </table:table-cell>
          <table:table-cell office:value-type="float" office:value="0" table:formula="of:=[.B67]" table:style-name="ce1">
            <text:p>0</text:p>
          </table:table-cell>
          <table:table-cell office:value-type="float" office:value="-10" table:formula="of:=[.B68]-10" table:style-name="ce1">
            <text:p>-10</text:p>
          </table:table-cell>
          <table:table-cell office:value-type="float" office:value="0.92159999999999997" table:formula="of:=$$delta_t*[.C67]+[.D67]" table:style-name="ce1">
            <text:p>0,9216</text:p>
          </table:table-cell>
          <table:table-cell office:value-type="float" office:value="1.3164871679999988" table:formula="of:=[.E67]+$$delta_t*[.D67]+0.5*$$delta_t^2*[.C67]" table:style-name="ce1">
            <text:p>1,316487168</text:p>
          </table:table-cell>
          <table:table-cell office:value-type="float" office:value="0" table:formula="of:=[.B68]+$$mu_z-10" table:style-name="ce1">
            <text:p>0</text:p>
          </table:table-cell>
          <table:table-cell office:value-type="float" office:value="-10" table:formula="of:=(1-$$K_a)*[.G67]+$$K_a*([.F68]-$$mu_z)" table:style-name="ce1">
            <text:p>-10</text:p>
          </table:table-cell>
          <table:table-cell office:value-type="float" office:value="0.9305043478260846" table:formula="of:=[.H67]+$$delta_t*[.G67]" table:style-name="ce1">
            <text:p>0,930504348</text:p>
          </table:table-cell>
          <table:table-cell office:value-type="float" office:value="1.3156130243024566" table:formula="of:=[.I67]+$$delta_t*[.H67]+0.5*$$delta_t^2*[.G67]" table:style-name="ce1">
            <text:p>1,315613024</text:p>
          </table:table-cell>
          <table:table-cell office:value-type="float" office:value="-10.869565217391305" table:formula="of:=(1-$$K_a)*[.J67]+$$K_a*[.F68]-$$mu_z" table:style-name="ce1">
            <text:p>-10,86956522</text:p>
          </table:table-cell>
          <table:table-cell office:value-type="float" office:value="0.37030472589791974" table:formula="of:=[.K67]+$$delta_t*[.J67]" table:style-name="ce1">
            <text:p>0,370304726</text:p>
          </table:table-cell>
          <table:table-cell office:value-type="float" office:value="1.1351601357692114" table:formula="of:=[.L67]+$$delta_t*[.K67]+0.5*$$delta_t^2*[.J67]" table:style-name="ce1">
            <text:p>1,135160136</text:p>
          </table:table-cell>
          <table:table-cell table:number-columns-repeated="16372"/>
        </table:table-row>
        <table:table-row table:style-name="ro1">
          <table:table-cell office:value-type="float" office:value="0.65536000000000105" table:formula="of:=[.A68]+$$delta_t" table:style-name="ce1">
            <text:p>0,65536</text:p>
          </table:table-cell>
          <table:table-cell office:value-type="float" office:value="0" table:formula="of:=[.B68]" table:style-name="ce1">
            <text:p>0</text:p>
          </table:table-cell>
          <table:table-cell office:value-type="float" office:value="-10" table:formula="of:=[.B69]-10" table:style-name="ce1">
            <text:p>-10</text:p>
          </table:table-cell>
          <table:table-cell office:value-type="float" office:value="0.81919999999999993" table:formula="of:=$$delta_t*[.C68]+[.D68]" table:style-name="ce1">
            <text:p>0,8192</text:p>
          </table:table-cell>
          <table:table-cell office:value-type="float" office:value="1.3254000639999988" table:formula="of:=[.E68]+$$delta_t*[.D68]+0.5*$$delta_t^2*[.C68]" table:style-name="ce1">
            <text:p>1,325400064</text:p>
          </table:table-cell>
          <table:table-cell office:value-type="float" office:value="0" table:formula="of:=[.B69]+$$mu_z-10" table:style-name="ce1">
            <text:p>0</text:p>
          </table:table-cell>
          <table:table-cell office:value-type="float" office:value="-10" table:formula="of:=(1-$$K_a)*[.G68]+$$K_a*([.F69]-$$mu_z)" table:style-name="ce1">
            <text:p>-10</text:p>
          </table:table-cell>
          <table:table-cell office:value-type="float" office:value="0.82810434782608455" table:formula="of:=[.H68]+$$delta_t*[.G68]" table:style-name="ce1">
            <text:p>0,828104348</text:p>
          </table:table-cell>
          <table:table-cell office:value-type="float" office:value="1.3246171008241958" table:formula="of:=[.I68]+$$delta_t*[.H68]+0.5*$$delta_t^2*[.G68]" table:style-name="ce1">
            <text:p>1,324617101</text:p>
          </table:table-cell>
          <table:table-cell office:value-type="float" office:value="-10.869565217391305" table:formula="of:=(1-$$K_a)*[.J68]+$$K_a*[.F69]-$$mu_z" table:style-name="ce1">
            <text:p>-10,86956522</text:p>
          </table:table-cell>
          <table:table-cell office:value-type="float" office:value="0.25900037807183274" table:formula="of:=[.K68]+$$delta_t*[.J68]" table:style-name="ce1">
            <text:p>0,259000378</text:p>
          </table:table-cell>
          <table:table-cell office:value-type="float" office:value="1.1383821779015364" table:formula="of:=[.L68]+$$delta_t*[.K68]+0.5*$$delta_t^2*[.J68]" table:style-name="ce1">
            <text:p>1,138382178</text:p>
          </table:table-cell>
          <table:table-cell table:number-columns-repeated="16372"/>
        </table:table-row>
        <table:table-row table:style-name="ro1">
          <table:table-cell office:value-type="float" office:value="0.66560000000000108" table:formula="of:=[.A69]+$$delta_t" table:style-name="ce1">
            <text:p>0,6656</text:p>
          </table:table-cell>
          <table:table-cell office:value-type="float" office:value="0" table:formula="of:=[.B69]" table:style-name="ce1">
            <text:p>0</text:p>
          </table:table-cell>
          <table:table-cell office:value-type="float" office:value="-10" table:formula="of:=[.B70]-10" table:style-name="ce1">
            <text:p>-10</text:p>
          </table:table-cell>
          <table:table-cell office:value-type="float" office:value="0.71679999999999988" table:formula="of:=$$delta_t*[.C69]+[.D69]" table:style-name="ce1">
            <text:p>0,7168</text:p>
          </table:table-cell>
          <table:table-cell office:value-type="float" office:value="1.3332643839999987" table:formula="of:=[.E69]+$$delta_t*[.D69]+0.5*$$delta_t^2*[.C69]" table:style-name="ce1">
            <text:p>1,333264384</text:p>
          </table:table-cell>
          <table:table-cell office:value-type="float" office:value="0" table:formula="of:=[.B70]+$$mu_z-10" table:style-name="ce1">
            <text:p>0</text:p>
          </table:table-cell>
          <table:table-cell office:value-type="float" office:value="-10" table:formula="of:=(1-$$K_a)*[.G69]+$$K_a*([.F70]-$$mu_z)" table:style-name="ce1">
            <text:p>-10</text:p>
          </table:table-cell>
          <table:table-cell office:value-type="float" office:value="0.72570434782608451" table:formula="of:=[.H69]+$$delta_t*[.G69]" table:style-name="ce1">
            <text:p>0,725704348</text:p>
          </table:table-cell>
          <table:table-cell office:value-type="float" office:value="1.3325726013459349" table:formula="of:=[.I69]+$$delta_t*[.H69]+0.5*$$delta_t^2*[.G69]" table:style-name="ce1">
            <text:p>1,332572601</text:p>
          </table:table-cell>
          <table:table-cell office:value-type="float" office:value="-10.869565217391305" table:formula="of:=(1-$$K_a)*[.J69]+$$K_a*[.F70]-$$mu_z" table:style-name="ce1">
            <text:p>-10,86956522</text:p>
          </table:table-cell>
          <table:table-cell office:value-type="float" office:value="0.14769603024574576" table:formula="of:=[.K69]+$$delta_t*[.J69]" table:style-name="ce1">
            <text:p>0,14769603</text:p>
          </table:table-cell>
          <table:table-cell office:value-type="float" office:value="1.1404644635121224" table:formula="of:=[.L69]+$$delta_t*[.K69]+0.5*$$delta_t^2*[.J69]" table:style-name="ce1">
            <text:p>1,140464464</text:p>
          </table:table-cell>
          <table:table-cell table:number-columns-repeated="16372"/>
        </table:table-row>
        <table:table-row table:style-name="ro1">
          <table:table-cell office:value-type="float" office:value="0.67584000000000111" table:formula="of:=[.A70]+$$delta_t" table:style-name="ce1">
            <text:p>0,67584</text:p>
          </table:table-cell>
          <table:table-cell office:value-type="float" office:value="0" table:formula="of:=[.B70]" table:style-name="ce1">
            <text:p>0</text:p>
          </table:table-cell>
          <table:table-cell office:value-type="float" office:value="-10" table:formula="of:=[.B71]-10" table:style-name="ce1">
            <text:p>-10</text:p>
          </table:table-cell>
          <table:table-cell office:value-type="float" office:value="0.61439999999999984" table:formula="of:=$$delta_t*[.C70]+[.D70]" table:style-name="ce1">
            <text:p>0,6144</text:p>
          </table:table-cell>
          <table:table-cell office:value-type="float" office:value="1.3400801279999988" table:formula="of:=[.E70]+$$delta_t*[.D70]+0.5*$$delta_t^2*[.C70]" table:style-name="ce1">
            <text:p>1,340080128</text:p>
          </table:table-cell>
          <table:table-cell office:value-type="float" office:value="0" table:formula="of:=[.B71]+$$mu_z-10" table:style-name="ce1">
            <text:p>0</text:p>
          </table:table-cell>
          <table:table-cell office:value-type="float" office:value="-10" table:formula="of:=(1-$$K_a)*[.G70]+$$K_a*([.F71]-$$mu_z)" table:style-name="ce1">
            <text:p>-10</text:p>
          </table:table-cell>
          <table:table-cell office:value-type="float" office:value="0.62330434782608446" table:formula="of:=[.H70]+$$delta_t*[.G70]" table:style-name="ce1">
            <text:p>0,623304348</text:p>
          </table:table-cell>
          <table:table-cell office:value-type="float" office:value="1.3394795258676739" table:formula="of:=[.I70]+$$delta_t*[.H70]+0.5*$$delta_t^2*[.G70]" table:style-name="ce1">
            <text:p>1,339479526</text:p>
          </table:table-cell>
          <table:table-cell office:value-type="float" office:value="-10.869565217391305" table:formula="of:=(1-$$K_a)*[.J70]+$$K_a*[.F71]-$$mu_z" table:style-name="ce1">
            <text:p>-10,86956522</text:p>
          </table:table-cell>
          <table:table-cell office:value-type="float" office:value="3.6391682419658788E-2" table:formula="of:=[.K70]+$$delta_t*[.J70]" table:style-name="ce1">
            <text:p>0,036391682</text:p>
          </table:table-cell>
          <table:table-cell office:value-type="float" office:value="1.1414069926009691" table:formula="of:=[.L70]+$$delta_t*[.K70]+0.5*$$delta_t^2*[.J70]" table:style-name="ce1">
            <text:p>1,141406993</text:p>
          </table:table-cell>
          <table:table-cell table:number-columns-repeated="16372"/>
        </table:table-row>
        <table:table-row table:style-name="ro1">
          <table:table-cell office:value-type="float" office:value="0.68608000000000113" table:formula="of:=[.A71]+$$delta_t" table:style-name="ce1">
            <text:p>0,68608</text:p>
          </table:table-cell>
          <table:table-cell office:value-type="float" office:value="0" table:formula="of:=[.B71]" table:style-name="ce1">
            <text:p>0</text:p>
          </table:table-cell>
          <table:table-cell office:value-type="float" office:value="-10" table:formula="of:=[.B72]-10" table:style-name="ce1">
            <text:p>-10</text:p>
          </table:table-cell>
          <table:table-cell office:value-type="float" office:value="0.51199999999999979" table:formula="of:=$$delta_t*[.C71]+[.D71]" table:style-name="ce1">
            <text:p>0,512</text:p>
          </table:table-cell>
          <table:table-cell office:value-type="float" office:value="1.3458472959999987" table:formula="of:=[.E71]+$$delta_t*[.D71]+0.5*$$delta_t^2*[.C71]" table:style-name="ce1">
            <text:p>1,345847296</text:p>
          </table:table-cell>
          <table:table-cell office:value-type="float" office:value="0" table:formula="of:=[.B72]+$$mu_z-10" table:style-name="ce1">
            <text:p>0</text:p>
          </table:table-cell>
          <table:table-cell office:value-type="float" office:value="-10" table:formula="of:=(1-$$K_a)*[.G71]+$$K_a*([.F72]-$$mu_z)" table:style-name="ce1">
            <text:p>-10</text:p>
          </table:table-cell>
          <table:table-cell office:value-type="float" office:value="0.52090434782608441" table:formula="of:=[.H71]+$$delta_t*[.G71]" table:style-name="ce1">
            <text:p>0,520904348</text:p>
          </table:table-cell>
          <table:table-cell office:value-type="float" office:value="1.3453378743894131" table:formula="of:=[.I71]+$$delta_t*[.H71]+0.5*$$delta_t^2*[.G71]" table:style-name="ce1">
            <text:p>1,345337874</text:p>
          </table:table-cell>
          <table:table-cell office:value-type="float" office:value="-10.869565217391305" table:formula="of:=(1-$$K_a)*[.J71]+$$K_a*[.F72]-$$mu_z" table:style-name="ce1">
            <text:p>-10,86956522</text:p>
          </table:table-cell>
          <table:table-cell office:value-type="float" office:value="-7.4912665406428186E-2" table:formula="of:=[.K71]+$$delta_t*[.J71]" table:style-name="ce1">
            <text:p>-0,074912665</text:p>
          </table:table-cell>
          <table:table-cell office:value-type="float" office:value="1.1412097651680768" table:formula="of:=[.L71]+$$delta_t*[.K71]+0.5*$$delta_t^2*[.J71]" table:style-name="ce1">
            <text:p>1,141209765</text:p>
          </table:table-cell>
          <table:table-cell table:number-columns-repeated="16372"/>
        </table:table-row>
        <table:table-row table:style-name="ro1">
          <table:table-cell office:value-type="float" office:value="0.69632000000000116" table:formula="of:=[.A72]+$$delta_t" table:style-name="ce1">
            <text:p>0,69632</text:p>
          </table:table-cell>
          <table:table-cell office:value-type="float" office:value="0" table:formula="of:=[.B72]" table:style-name="ce1">
            <text:p>0</text:p>
          </table:table-cell>
          <table:table-cell office:value-type="float" office:value="-10" table:formula="of:=[.B73]-10" table:style-name="ce1">
            <text:p>-10</text:p>
          </table:table-cell>
          <table:table-cell office:value-type="float" office:value="0.4095999999999998" table:formula="of:=$$delta_t*[.C72]+[.D72]" table:style-name="ce1">
            <text:p>0,4096</text:p>
          </table:table-cell>
          <table:table-cell office:value-type="float" office:value="1.3505658879999987" table:formula="of:=[.E72]+$$delta_t*[.D72]+0.5*$$delta_t^2*[.C72]" table:style-name="ce1">
            <text:p>1,350565888</text:p>
          </table:table-cell>
          <table:table-cell office:value-type="float" office:value="0" table:formula="of:=[.B73]+$$mu_z-10" table:style-name="ce1">
            <text:p>0</text:p>
          </table:table-cell>
          <table:table-cell office:value-type="float" office:value="-10" table:formula="of:=(1-$$K_a)*[.G72]+$$K_a*([.F73]-$$mu_z)" table:style-name="ce1">
            <text:p>-10</text:p>
          </table:table-cell>
          <table:table-cell office:value-type="float" office:value="0.41850434782608442" table:formula="of:=[.H72]+$$delta_t*[.G72]" table:style-name="ce1">
            <text:p>0,418504348</text:p>
          </table:table-cell>
          <table:table-cell office:value-type="float" office:value="1.3501476469111522" table:formula="of:=[.I72]+$$delta_t*[.H72]+0.5*$$delta_t^2*[.G72]" table:style-name="ce1">
            <text:p>1,350147647</text:p>
          </table:table-cell>
          <table:table-cell office:value-type="float" office:value="-10.869565217391305" table:formula="of:=(1-$$K_a)*[.J72]+$$K_a*[.F73]-$$mu_z" table:style-name="ce1">
            <text:p>-10,86956522</text:p>
          </table:table-cell>
          <table:table-cell office:value-type="float" office:value="-0.18621701323251516" table:formula="of:=[.K72]+$$delta_t*[.J72]" table:style-name="ce1">
            <text:p>-0,186217013</text:p>
          </table:table-cell>
          <table:table-cell office:value-type="float" office:value="1.1398727812134453" table:formula="of:=[.L72]+$$delta_t*[.K72]+0.5*$$delta_t^2*[.J72]" table:style-name="ce1">
            <text:p>1,139872781</text:p>
          </table:table-cell>
          <table:table-cell table:number-columns-repeated="16372"/>
        </table:table-row>
        <table:table-row table:style-name="ro1">
          <table:table-cell office:value-type="float" office:value="0.70656000000000119" table:formula="of:=[.A73]+$$delta_t" table:style-name="ce1">
            <text:p>0,70656</text:p>
          </table:table-cell>
          <table:table-cell office:value-type="float" office:value="0" table:formula="of:=[.B73]" table:style-name="ce1">
            <text:p>0</text:p>
          </table:table-cell>
          <table:table-cell office:value-type="float" office:value="-10" table:formula="of:=[.B74]-10" table:style-name="ce1">
            <text:p>-10</text:p>
          </table:table-cell>
          <table:table-cell office:value-type="float" office:value="0.30719999999999981" table:formula="of:=$$delta_t*[.C73]+[.D73]" table:style-name="ce1">
            <text:p>0,3072</text:p>
          </table:table-cell>
          <table:table-cell office:value-type="float" office:value="1.3542359039999987" table:formula="of:=[.E73]+$$delta_t*[.D73]+0.5*$$delta_t^2*[.C73]" table:style-name="ce1">
            <text:p>1,354235904</text:p>
          </table:table-cell>
          <table:table-cell office:value-type="float" office:value="0" table:formula="of:=[.B74]+$$mu_z-10" table:style-name="ce1">
            <text:p>0</text:p>
          </table:table-cell>
          <table:table-cell office:value-type="float" office:value="-10" table:formula="of:=(1-$$K_a)*[.G73]+$$K_a*([.F74]-$$mu_z)" table:style-name="ce1">
            <text:p>-10</text:p>
          </table:table-cell>
          <table:table-cell office:value-type="float" office:value="0.31610434782608443" table:formula="of:=[.H73]+$$delta_t*[.G73]" table:style-name="ce1">
            <text:p>0,316104348</text:p>
          </table:table-cell>
          <table:table-cell office:value-type="float" office:value="1.3539088434328912" table:formula="of:=[.I73]+$$delta_t*[.H73]+0.5*$$delta_t^2*[.G73]" table:style-name="ce1">
            <text:p>1,353908843</text:p>
          </table:table-cell>
          <table:table-cell office:value-type="float" office:value="-10.869565217391305" table:formula="of:=(1-$$K_a)*[.J73]+$$K_a*[.F74]-$$mu_z" table:style-name="ce1">
            <text:p>-10,86956522</text:p>
          </table:table-cell>
          <table:table-cell office:value-type="float" office:value="-0.29752136105860216" table:formula="of:=[.K73]+$$delta_t*[.J73]" table:style-name="ce1">
            <text:p>-0,297521361</text:p>
          </table:table-cell>
          <table:table-cell office:value-type="float" office:value="1.1373960407370747" table:formula="of:=[.L73]+$$delta_t*[.K73]+0.5*$$delta_t^2*[.J73]" table:style-name="ce1">
            <text:p>1,137396041</text:p>
          </table:table-cell>
          <table:table-cell table:number-columns-repeated="16372"/>
        </table:table-row>
        <table:table-row table:style-name="ro1">
          <table:table-cell office:value-type="float" office:value="0.71680000000000121" table:formula="of:=[.A74]+$$delta_t" table:style-name="ce1">
            <text:p>0,7168</text:p>
          </table:table-cell>
          <table:table-cell office:value-type="float" office:value="0" table:formula="of:=[.B74]" table:style-name="ce1">
            <text:p>0</text:p>
          </table:table-cell>
          <table:table-cell office:value-type="float" office:value="-10" table:formula="of:=[.B75]-10" table:style-name="ce1">
            <text:p>-10</text:p>
          </table:table-cell>
          <table:table-cell office:value-type="float" office:value="0.20479999999999982" table:formula="of:=$$delta_t*[.C74]+[.D74]" table:style-name="ce1">
            <text:p>0,2048</text:p>
          </table:table-cell>
          <table:table-cell office:value-type="float" office:value="1.3568573439999987" table:formula="of:=[.E74]+$$delta_t*[.D74]+0.5*$$delta_t^2*[.C74]" table:style-name="ce1">
            <text:p>1,356857344</text:p>
          </table:table-cell>
          <table:table-cell office:value-type="float" office:value="0" table:formula="of:=[.B75]+$$mu_z-10" table:style-name="ce1">
            <text:p>0</text:p>
          </table:table-cell>
          <table:table-cell office:value-type="float" office:value="-10" table:formula="of:=(1-$$K_a)*[.G74]+$$K_a*([.F75]-$$mu_z)" table:style-name="ce1">
            <text:p>-10</text:p>
          </table:table-cell>
          <table:table-cell office:value-type="float" office:value="0.21370434782608444" table:formula="of:=[.H74]+$$delta_t*[.G74]" table:style-name="ce1">
            <text:p>0,213704348</text:p>
          </table:table-cell>
          <table:table-cell office:value-type="float" office:value="1.3566214639546303" table:formula="of:=[.I74]+$$delta_t*[.H74]+0.5*$$delta_t^2*[.G74]" table:style-name="ce1">
            <text:p>1,356621464</text:p>
          </table:table-cell>
          <table:table-cell office:value-type="float" office:value="-10.869565217391305" table:formula="of:=(1-$$K_a)*[.J74]+$$K_a*[.F75]-$$mu_z" table:style-name="ce1">
            <text:p>-10,86956522</text:p>
          </table:table-cell>
          <table:table-cell office:value-type="float" office:value="-0.40882570888468917" table:formula="of:=[.K74]+$$delta_t*[.J74]" table:style-name="ce1">
            <text:p>-0,408825709</text:p>
          </table:table-cell>
          <table:table-cell office:value-type="float" office:value="1.1337795437389651" table:formula="of:=[.L74]+$$delta_t*[.K74]+0.5*$$delta_t^2*[.J74]" table:style-name="ce1">
            <text:p>1,133779544</text:p>
          </table:table-cell>
          <table:table-cell table:number-columns-repeated="16372"/>
        </table:table-row>
        <table:table-row table:style-name="ro1">
          <table:table-cell office:value-type="float" office:value="0.72704000000000124" table:formula="of:=[.A75]+$$delta_t" table:style-name="ce1">
            <text:p>0,72704</text:p>
          </table:table-cell>
          <table:table-cell office:value-type="float" office:value="0" table:formula="of:=[.B75]" table:style-name="ce1">
            <text:p>0</text:p>
          </table:table-cell>
          <table:table-cell office:value-type="float" office:value="-10" table:formula="of:=[.B76]-10" table:style-name="ce1">
            <text:p>-10</text:p>
          </table:table-cell>
          <table:table-cell office:value-type="float" office:value="0.10239999999999981" table:formula="of:=$$delta_t*[.C75]+[.D75]" table:style-name="ce1">
            <text:p>0,1024</text:p>
          </table:table-cell>
          <table:table-cell office:value-type="float" office:value="1.3584302079999986" table:formula="of:=[.E75]+$$delta_t*[.D75]+0.5*$$delta_t^2*[.C75]" table:style-name="ce1">
            <text:p>1,358430208</text:p>
          </table:table-cell>
          <table:table-cell office:value-type="float" office:value="0" table:formula="of:=[.B76]+$$mu_z-10" table:style-name="ce1">
            <text:p>0</text:p>
          </table:table-cell>
          <table:table-cell office:value-type="float" office:value="-10" table:formula="of:=(1-$$K_a)*[.G75]+$$K_a*([.F76]-$$mu_z)" table:style-name="ce1">
            <text:p>-10</text:p>
          </table:table-cell>
          <table:table-cell office:value-type="float" office:value="0.11130434782608443" table:formula="of:=[.H75]+$$delta_t*[.G75]" table:style-name="ce1">
            <text:p>0,111304348</text:p>
          </table:table-cell>
          <table:table-cell office:value-type="float" office:value="1.3582855084763694" table:formula="of:=[.I75]+$$delta_t*[.H75]+0.5*$$delta_t^2*[.G75]" table:style-name="ce1">
            <text:p>1,358285508</text:p>
          </table:table-cell>
          <table:table-cell office:value-type="float" office:value="-10.869565217391305" table:formula="of:=(1-$$K_a)*[.J75]+$$K_a*[.F76]-$$mu_z" table:style-name="ce1">
            <text:p>-10,86956522</text:p>
          </table:table-cell>
          <table:table-cell office:value-type="float" office:value="-0.52013005671077617" table:formula="of:=[.K75]+$$delta_t*[.J75]" table:style-name="ce1">
            <text:p>-0,520130057</text:p>
          </table:table-cell>
          <table:table-cell office:value-type="float" office:value="1.1290232902191162" table:formula="of:=[.L75]+$$delta_t*[.K75]+0.5*$$delta_t^2*[.J75]" table:style-name="ce1">
            <text:p>1,12902329</text:p>
          </table:table-cell>
          <table:table-cell table:number-columns-repeated="16372"/>
        </table:table-row>
        <table:table-row table:style-name="ro1">
          <table:table-cell office:value-type="float" office:value="0.73728000000000127" table:formula="of:=[.A76]+$$delta_t" table:style-name="ce1">
            <text:p>0,73728</text:p>
          </table:table-cell>
          <table:table-cell office:value-type="float" office:value="0" table:formula="of:=[.B76]" table:style-name="ce1">
            <text:p>0</text:p>
          </table:table-cell>
          <table:table-cell office:value-type="float" office:value="-10" table:formula="of:=[.B77]-10" table:style-name="ce1">
            <text:p>-10</text:p>
          </table:table-cell>
          <table:table-cell office:value-type="float" office:value="-1.9428902930940239E-16" table:formula="of:=$$delta_t*[.C76]+[.D76]" table:style-name="ce1">
            <text:p>-1,94289E-16</text:p>
          </table:table-cell>
          <table:table-cell office:value-type="float" office:value="1.3589544959999986" table:formula="of:=[.E76]+$$delta_t*[.D76]+0.5*$$delta_t^2*[.C76]" table:style-name="ce1">
            <text:p>1,358954496</text:p>
          </table:table-cell>
          <table:table-cell office:value-type="float" office:value="0" table:formula="of:=[.B77]+$$mu_z-10" table:style-name="ce1">
            <text:p>0</text:p>
          </table:table-cell>
          <table:table-cell office:value-type="float" office:value="-10" table:formula="of:=(1-$$K_a)*[.G76]+$$K_a*([.F77]-$$mu_z)" table:style-name="ce1">
            <text:p>-10</text:p>
          </table:table-cell>
          <table:table-cell office:value-type="float" office:value="8.90434782608443E-3" table:formula="of:=[.H76]+$$delta_t*[.G76]" table:style-name="ce1">
            <text:p>0,008904348</text:p>
          </table:table-cell>
          <table:table-cell office:value-type="float" office:value="1.3589009769981084" table:formula="of:=[.I76]+$$delta_t*[.H76]+0.5*$$delta_t^2*[.G76]" table:style-name="ce1">
            <text:p>1,358900977</text:p>
          </table:table-cell>
          <table:table-cell office:value-type="float" office:value="-10.869565217391305" table:formula="of:=(1-$$K_a)*[.J76]+$$K_a*[.F77]-$$mu_z" table:style-name="ce1">
            <text:p>-10,86956522</text:p>
          </table:table-cell>
          <table:table-cell office:value-type="float" office:value="-0.63143440453686317" table:formula="of:=[.K76]+$$delta_t*[.J76]" table:style-name="ce1">
            <text:p>-0,631434405</text:p>
          </table:table-cell>
          <table:table-cell office:value-type="float" office:value="1.1231272801775283" table:formula="of:=[.L76]+$$delta_t*[.K76]+0.5*$$delta_t^2*[.J76]" table:style-name="ce1">
            <text:p>1,12312728</text:p>
          </table:table-cell>
          <table:table-cell table:number-columns-repeated="16372"/>
        </table:table-row>
        <table:table-row table:style-name="ro1">
          <table:table-cell office:value-type="float" office:value="0.74752000000000129" table:formula="of:=[.A77]+$$delta_t" table:style-name="ce1">
            <text:p>0,74752</text:p>
          </table:table-cell>
          <table:table-cell office:value-type="float" office:value="0" table:formula="of:=[.B77]" table:style-name="ce1">
            <text:p>0</text:p>
          </table:table-cell>
          <table:table-cell office:value-type="float" office:value="-10" table:formula="of:=[.B78]-10" table:style-name="ce1">
            <text:p>-10</text:p>
          </table:table-cell>
          <table:table-cell office:value-type="float" office:value="-0.1024000000000002" table:formula="of:=$$delta_t*[.C77]+[.D77]" table:style-name="ce1">
            <text:p>-0,1024</text:p>
          </table:table-cell>
          <table:table-cell office:value-type="float" office:value="1.3584302079999986" table:formula="of:=[.E77]+$$delta_t*[.D77]+0.5*$$delta_t^2*[.C77]" table:style-name="ce1">
            <text:p>1,358430208</text:p>
          </table:table-cell>
          <table:table-cell office:value-type="float" office:value="0" table:formula="of:=[.B78]+$$mu_z-10" table:style-name="ce1">
            <text:p>0</text:p>
          </table:table-cell>
          <table:table-cell office:value-type="float" office:value="-10" table:formula="of:=(1-$$K_a)*[.G77]+$$K_a*([.F78]-$$mu_z)" table:style-name="ce1">
            <text:p>-10</text:p>
          </table:table-cell>
          <table:table-cell office:value-type="float" office:value="-9.3495652173915575E-2" table:formula="of:=[.H77]+$$delta_t*[.G77]" table:style-name="ce1">
            <text:p>-0,093495652</text:p>
          </table:table-cell>
          <table:table-cell office:value-type="float" office:value="1.3584678695198475" table:formula="of:=[.I77]+$$delta_t*[.H77]+0.5*$$delta_t^2*[.G77]" table:style-name="ce1">
            <text:p>1,35846787</text:p>
          </table:table-cell>
          <table:table-cell office:value-type="float" office:value="-10.869565217391305" table:formula="of:=(1-$$K_a)*[.J77]+$$K_a*[.F78]-$$mu_z" table:style-name="ce1">
            <text:p>-10,86956522</text:p>
          </table:table-cell>
          <table:table-cell office:value-type="float" office:value="-0.74273875236295017" table:formula="of:=[.K77]+$$delta_t*[.J77]" table:style-name="ce1">
            <text:p>-0,742738752</text:p>
          </table:table-cell>
          <table:table-cell office:value-type="float" office:value="1.1160915136142011" table:formula="of:=[.L77]+$$delta_t*[.K77]+0.5*$$delta_t^2*[.J77]" table:style-name="ce1">
            <text:p>1,116091514</text:p>
          </table:table-cell>
          <table:table-cell table:number-columns-repeated="16372"/>
        </table:table-row>
        <table:table-row table:style-name="ro1">
          <table:table-cell office:value-type="float" office:value="0.75776000000000132" table:formula="of:=[.A78]+$$delta_t" table:style-name="ce1">
            <text:p>0,75776</text:p>
          </table:table-cell>
          <table:table-cell office:value-type="float" office:value="0" table:formula="of:=[.B78]" table:style-name="ce1">
            <text:p>0</text:p>
          </table:table-cell>
          <table:table-cell office:value-type="float" office:value="-10" table:formula="of:=[.B79]-10" table:style-name="ce1">
            <text:p>-10</text:p>
          </table:table-cell>
          <table:table-cell office:value-type="float" office:value="-0.2048000000000002" table:formula="of:=$$delta_t*[.C78]+[.D78]" table:style-name="ce1">
            <text:p>-0,2048</text:p>
          </table:table-cell>
          <table:table-cell office:value-type="float" office:value="1.3568573439999985" table:formula="of:=[.E78]+$$delta_t*[.D78]+0.5*$$delta_t^2*[.C78]" table:style-name="ce1">
            <text:p>1,356857344</text:p>
          </table:table-cell>
          <table:table-cell office:value-type="float" office:value="0" table:formula="of:=[.B79]+$$mu_z-10" table:style-name="ce1">
            <text:p>0</text:p>
          </table:table-cell>
          <table:table-cell office:value-type="float" office:value="-10" table:formula="of:=(1-$$K_a)*[.G78]+$$K_a*([.F79]-$$mu_z)" table:style-name="ce1">
            <text:p>-10</text:p>
          </table:table-cell>
          <table:table-cell office:value-type="float" office:value="-0.19589565217391558" table:formula="of:=[.H78]+$$delta_t*[.G78]" table:style-name="ce1">
            <text:p>-0,195895652</text:p>
          </table:table-cell>
          <table:table-cell office:value-type="float" office:value="1.3569861860415866" table:formula="of:=[.I78]+$$delta_t*[.H78]+0.5*$$delta_t^2*[.G78]" table:style-name="ce1">
            <text:p>1,356986186</text:p>
          </table:table-cell>
          <table:table-cell office:value-type="float" office:value="-10.869565217391305" table:formula="of:=(1-$$K_a)*[.J78]+$$K_a*[.F79]-$$mu_z" table:style-name="ce1">
            <text:p>-10,86956522</text:p>
          </table:table-cell>
          <table:table-cell office:value-type="float" office:value="-0.85404310018903717" table:formula="of:=[.K78]+$$delta_t*[.J78]" table:style-name="ce1">
            <text:p>-0,8540431</text:p>
          </table:table-cell>
          <table:table-cell office:value-type="float" office:value="1.1079159905291349" table:formula="of:=[.L78]+$$delta_t*[.K78]+0.5*$$delta_t^2*[.J78]" table:style-name="ce1">
            <text:p>1,107915991</text:p>
          </table:table-cell>
          <table:table-cell table:number-columns-repeated="16372"/>
        </table:table-row>
        <table:table-row table:style-name="ro1">
          <table:table-cell office:value-type="float" office:value="0.76800000000000135" table:formula="of:=[.A79]+$$delta_t" table:style-name="ce1">
            <text:p>0,768</text:p>
          </table:table-cell>
          <table:table-cell office:value-type="float" office:value="0" table:formula="of:=[.B79]" table:style-name="ce1">
            <text:p>0</text:p>
          </table:table-cell>
          <table:table-cell office:value-type="float" office:value="-10" table:formula="of:=[.B80]-10" table:style-name="ce1">
            <text:p>-10</text:p>
          </table:table-cell>
          <table:table-cell office:value-type="float" office:value="-0.3072000000000002" table:formula="of:=$$delta_t*[.C79]+[.D79]" table:style-name="ce1">
            <text:p>-0,3072</text:p>
          </table:table-cell>
          <table:table-cell office:value-type="float" office:value="1.3542359039999985" table:formula="of:=[.E79]+$$delta_t*[.D79]+0.5*$$delta_t^2*[.C79]" table:style-name="ce1">
            <text:p>1,354235904</text:p>
          </table:table-cell>
          <table:table-cell office:value-type="float" office:value="0" table:formula="of:=[.B80]+$$mu_z-10" table:style-name="ce1">
            <text:p>0</text:p>
          </table:table-cell>
          <table:table-cell office:value-type="float" office:value="-10" table:formula="of:=(1-$$K_a)*[.G79]+$$K_a*([.F80]-$$mu_z)" table:style-name="ce1">
            <text:p>-10</text:p>
          </table:table-cell>
          <table:table-cell office:value-type="float" office:value="-0.29829565217391557" table:formula="of:=[.H79]+$$delta_t*[.G79]" table:style-name="ce1">
            <text:p>-0,298295652</text:p>
          </table:table-cell>
          <table:table-cell office:value-type="float" office:value="1.3544559265633256" table:formula="of:=[.I79]+$$delta_t*[.H79]+0.5*$$delta_t^2*[.G79]" table:style-name="ce1">
            <text:p>1,354455927</text:p>
          </table:table-cell>
          <table:table-cell office:value-type="float" office:value="-10.869565217391305" table:formula="of:=(1-$$K_a)*[.J79]+$$K_a*[.F80]-$$mu_z" table:style-name="ce1">
            <text:p>-10,86956522</text:p>
          </table:table-cell>
          <table:table-cell office:value-type="float" office:value="-0.96534744801512418" table:formula="of:=[.K79]+$$delta_t*[.J79]" table:style-name="ce1">
            <text:p>-0,965347448</text:p>
          </table:table-cell>
          <table:table-cell office:value-type="float" office:value="1.0986007109223295" table:formula="of:=[.L79]+$$delta_t*[.K79]+0.5*$$delta_t^2*[.J79]" table:style-name="ce1">
            <text:p>1,098600711</text:p>
          </table:table-cell>
          <table:table-cell table:number-columns-repeated="16372"/>
        </table:table-row>
        <table:table-row table:style-name="ro1">
          <table:table-cell office:value-type="float" office:value="0.77824000000000138" table:formula="of:=[.A80]+$$delta_t" table:style-name="ce1">
            <text:p>0,77824</text:p>
          </table:table-cell>
          <table:table-cell office:value-type="float" office:value="0" table:formula="of:=[.B80]" table:style-name="ce1">
            <text:p>0</text:p>
          </table:table-cell>
          <table:table-cell office:value-type="float" office:value="-10" table:formula="of:=[.B81]-10" table:style-name="ce1">
            <text:p>-10</text:p>
          </table:table-cell>
          <table:table-cell office:value-type="float" office:value="-0.40960000000000019" table:formula="of:=$$delta_t*[.C80]+[.D80]" table:style-name="ce1">
            <text:p>-0,4096</text:p>
          </table:table-cell>
          <table:table-cell office:value-type="float" office:value="1.3505658879999984" table:formula="of:=[.E80]+$$delta_t*[.D80]+0.5*$$delta_t^2*[.C80]" table:style-name="ce1">
            <text:p>1,350565888</text:p>
          </table:table-cell>
          <table:table-cell office:value-type="float" office:value="0" table:formula="of:=[.B81]+$$mu_z-10" table:style-name="ce1">
            <text:p>0</text:p>
          </table:table-cell>
          <table:table-cell office:value-type="float" office:value="-10" table:formula="of:=(1-$$K_a)*[.G80]+$$K_a*([.F81]-$$mu_z)" table:style-name="ce1">
            <text:p>-10</text:p>
          </table:table-cell>
          <table:table-cell office:value-type="float" office:value="-0.40069565217391556" table:formula="of:=[.H80]+$$delta_t*[.G80]" table:style-name="ce1">
            <text:p>-0,400695652</text:p>
          </table:table-cell>
          <table:table-cell office:value-type="float" office:value="1.3508770910850647" table:formula="of:=[.I80]+$$delta_t*[.H80]+0.5*$$delta_t^2*[.G80]" table:style-name="ce1">
            <text:p>1,350877091</text:p>
          </table:table-cell>
          <table:table-cell office:value-type="float" office:value="-10.869565217391305" table:formula="of:=(1-$$K_a)*[.J80]+$$K_a*[.F81]-$$mu_z" table:style-name="ce1">
            <text:p>-10,86956522</text:p>
          </table:table-cell>
          <table:table-cell office:value-type="float" office:value="-1.0766517958412112" table:formula="of:=[.K80]+$$delta_t*[.J80]" table:style-name="ce1">
            <text:p>-1,076651796</text:p>
          </table:table-cell>
          <table:table-cell office:value-type="float" office:value="1.088145674793785" table:formula="of:=[.L80]+$$delta_t*[.K80]+0.5*$$delta_t^2*[.J80]" table:style-name="ce1">
            <text:p>1,088145675</text:p>
          </table:table-cell>
          <table:table-cell table:number-columns-repeated="16372"/>
        </table:table-row>
        <table:table-row table:style-name="ro1">
          <table:table-cell office:value-type="float" office:value="0.7884800000000014" table:formula="of:=[.A81]+$$delta_t" table:style-name="ce1">
            <text:p>0,78848</text:p>
          </table:table-cell>
          <table:table-cell office:value-type="float" office:value="0" table:formula="of:=[.B81]" table:style-name="ce1">
            <text:p>0</text:p>
          </table:table-cell>
          <table:table-cell office:value-type="float" office:value="-10" table:formula="of:=[.B82]-10" table:style-name="ce1">
            <text:p>-10</text:p>
          </table:table-cell>
          <table:table-cell office:value-type="float" office:value="-0.51200000000000023" table:formula="of:=$$delta_t*[.C81]+[.D81]" table:style-name="ce1">
            <text:p>-0,512</text:p>
          </table:table-cell>
          <table:table-cell office:value-type="float" office:value="1.3458472959999983" table:formula="of:=[.E81]+$$delta_t*[.D81]+0.5*$$delta_t^2*[.C81]" table:style-name="ce1">
            <text:p>1,345847296</text:p>
          </table:table-cell>
          <table:table-cell office:value-type="float" office:value="0" table:formula="of:=[.B82]+$$mu_z-10" table:style-name="ce1">
            <text:p>0</text:p>
          </table:table-cell>
          <table:table-cell office:value-type="float" office:value="-10" table:formula="of:=(1-$$K_a)*[.G81]+$$K_a*([.F82]-$$mu_z)" table:style-name="ce1">
            <text:p>-10</text:p>
          </table:table-cell>
          <table:table-cell office:value-type="float" office:value="-0.50309565217391561" table:formula="of:=[.H81]+$$delta_t*[.G81]" table:style-name="ce1">
            <text:p>-0,503095652</text:p>
          </table:table-cell>
          <table:table-cell office:value-type="float" office:value="1.3462496796068038" table:formula="of:=[.I81]+$$delta_t*[.H81]+0.5*$$delta_t^2*[.G81]" table:style-name="ce1">
            <text:p>1,34624968</text:p>
          </table:table-cell>
          <table:table-cell office:value-type="float" office:value="-10.869565217391305" table:formula="of:=(1-$$K_a)*[.J81]+$$K_a*[.F82]-$$mu_z" table:style-name="ce1">
            <text:p>-10,86956522</text:p>
          </table:table-cell>
          <table:table-cell office:value-type="float" office:value="-1.1879561436672981" table:formula="of:=[.K81]+$$delta_t*[.J81]" table:style-name="ce1">
            <text:p>-1,187956144</text:p>
          </table:table-cell>
          <table:table-cell office:value-type="float" office:value="1.0765508821435013" table:formula="of:=[.L81]+$$delta_t*[.K81]+0.5*$$delta_t^2*[.J81]" table:style-name="ce1">
            <text:p>1,076550882</text:p>
          </table:table-cell>
          <table:table-cell table:number-columns-repeated="16372"/>
        </table:table-row>
        <table:table-row table:style-name="ro1">
          <table:table-cell office:value-type="float" office:value="0.79872000000000143" table:formula="of:=[.A82]+$$delta_t" table:style-name="ce1">
            <text:p>0,79872</text:p>
          </table:table-cell>
          <table:table-cell office:value-type="float" office:value="0" table:formula="of:=[.B82]" table:style-name="ce1">
            <text:p>0</text:p>
          </table:table-cell>
          <table:table-cell office:value-type="float" office:value="-10" table:formula="of:=[.B83]-10" table:style-name="ce1">
            <text:p>-10</text:p>
          </table:table-cell>
          <table:table-cell office:value-type="float" office:value="-0.61440000000000028" table:formula="of:=$$delta_t*[.C82]+[.D82]" table:style-name="ce1">
            <text:p>-0,6144</text:p>
          </table:table-cell>
          <table:table-cell office:value-type="float" office:value="1.3400801279999983" table:formula="of:=[.E82]+$$delta_t*[.D82]+0.5*$$delta_t^2*[.C82]" table:style-name="ce1">
            <text:p>1,340080128</text:p>
          </table:table-cell>
          <table:table-cell office:value-type="float" office:value="0" table:formula="of:=[.B83]+$$mu_z-10" table:style-name="ce1">
            <text:p>0</text:p>
          </table:table-cell>
          <table:table-cell office:value-type="float" office:value="-10" table:formula="of:=(1-$$K_a)*[.G82]+$$K_a*([.F83]-$$mu_z)" table:style-name="ce1">
            <text:p>-10</text:p>
          </table:table-cell>
          <table:table-cell office:value-type="float" office:value="-0.60549565217391565" table:formula="of:=[.H82]+$$delta_t*[.G82]" table:style-name="ce1">
            <text:p>-0,605495652</text:p>
          </table:table-cell>
          <table:table-cell office:value-type="float" office:value="1.3405736921285427" table:formula="of:=[.I82]+$$delta_t*[.H82]+0.5*$$delta_t^2*[.G82]" table:style-name="ce1">
            <text:p>1,340573692</text:p>
          </table:table-cell>
          <table:table-cell office:value-type="float" office:value="-10.869565217391305" table:formula="of:=(1-$$K_a)*[.J82]+$$K_a*[.F83]-$$mu_z" table:style-name="ce1">
            <text:p>-10,86956522</text:p>
          </table:table-cell>
          <table:table-cell office:value-type="float" office:value="-1.299260491493385" table:formula="of:=[.K82]+$$delta_t*[.J82]" table:style-name="ce1">
            <text:p>-1,299260491</text:p>
          </table:table-cell>
          <table:table-cell office:value-type="float" office:value="1.0638163329714785" table:formula="of:=[.L82]+$$delta_t*[.K82]+0.5*$$delta_t^2*[.J82]" table:style-name="ce1">
            <text:p>1,063816333</text:p>
          </table:table-cell>
          <table:table-cell table:number-columns-repeated="16372"/>
        </table:table-row>
        <table:table-row table:style-name="ro1">
          <table:table-cell office:value-type="float" office:value="0.80896000000000146" table:formula="of:=[.A83]+$$delta_t" table:style-name="ce1">
            <text:p>0,80896</text:p>
          </table:table-cell>
          <table:table-cell office:value-type="float" office:value="0" table:formula="of:=[.B83]" table:style-name="ce1">
            <text:p>0</text:p>
          </table:table-cell>
          <table:table-cell office:value-type="float" office:value="-10" table:formula="of:=[.B84]-10" table:style-name="ce1">
            <text:p>-10</text:p>
          </table:table-cell>
          <table:table-cell office:value-type="float" office:value="-0.71680000000000033" table:formula="of:=$$delta_t*[.C83]+[.D83]" table:style-name="ce1">
            <text:p>-0,7168</text:p>
          </table:table-cell>
          <table:table-cell office:value-type="float" office:value="1.3332643839999982" table:formula="of:=[.E83]+$$delta_t*[.D83]+0.5*$$delta_t^2*[.C83]" table:style-name="ce1">
            <text:p>1,333264384</text:p>
          </table:table-cell>
          <table:table-cell office:value-type="float" office:value="0" table:formula="of:=[.B84]+$$mu_z-10" table:style-name="ce1">
            <text:p>0</text:p>
          </table:table-cell>
          <table:table-cell office:value-type="float" office:value="-10" table:formula="of:=(1-$$K_a)*[.G83]+$$K_a*([.F84]-$$mu_z)" table:style-name="ce1">
            <text:p>-10</text:p>
          </table:table-cell>
          <table:table-cell office:value-type="float" office:value="-0.7078956521739157" table:formula="of:=[.H83]+$$delta_t*[.G83]" table:style-name="ce1">
            <text:p>-0,707895652</text:p>
          </table:table-cell>
          <table:table-cell office:value-type="float" office:value="1.3338491286502818" table:formula="of:=[.I83]+$$delta_t*[.H83]+0.5*$$delta_t^2*[.G83]" table:style-name="ce1">
            <text:p>1,333849129</text:p>
          </table:table-cell>
          <table:table-cell office:value-type="float" office:value="-10.869565217391305" table:formula="of:=(1-$$K_a)*[.J83]+$$K_a*[.F84]-$$mu_z" table:style-name="ce1">
            <text:p>-10,86956522</text:p>
          </table:table-cell>
          <table:table-cell office:value-type="float" office:value="-1.4105648393194719" table:formula="of:=[.K83]+$$delta_t*[.J83]" table:style-name="ce1">
            <text:p>-1,410564839</text:p>
          </table:table-cell>
          <table:table-cell office:value-type="float" office:value="1.0499420272777167" table:formula="of:=[.L83]+$$delta_t*[.K83]+0.5*$$delta_t^2*[.J83]" table:style-name="ce1">
            <text:p>1,049942027</text:p>
          </table:table-cell>
          <table:table-cell table:number-columns-repeated="16372"/>
        </table:table-row>
        <table:table-row table:style-name="ro1">
          <table:table-cell office:value-type="float" office:value="0.81920000000000148" table:formula="of:=[.A84]+$$delta_t" table:style-name="ce1">
            <text:p>0,8192</text:p>
          </table:table-cell>
          <table:table-cell office:value-type="float" office:value="0" table:formula="of:=[.B84]" table:style-name="ce1">
            <text:p>0</text:p>
          </table:table-cell>
          <table:table-cell office:value-type="float" office:value="-10" table:formula="of:=[.B85]-10" table:style-name="ce1">
            <text:p>-10</text:p>
          </table:table-cell>
          <table:table-cell office:value-type="float" office:value="-0.81920000000000037" table:formula="of:=$$delta_t*[.C84]+[.D84]" table:style-name="ce1">
            <text:p>-0,8192</text:p>
          </table:table-cell>
          <table:table-cell office:value-type="float" office:value="1.3254000639999981" table:formula="of:=[.E84]+$$delta_t*[.D84]+0.5*$$delta_t^2*[.C84]" table:style-name="ce1">
            <text:p>1,325400064</text:p>
          </table:table-cell>
          <table:table-cell office:value-type="float" office:value="0" table:formula="of:=[.B85]+$$mu_z-10" table:style-name="ce1">
            <text:p>0</text:p>
          </table:table-cell>
          <table:table-cell office:value-type="float" office:value="-10" table:formula="of:=(1-$$K_a)*[.G84]+$$K_a*([.F85]-$$mu_z)" table:style-name="ce1">
            <text:p>-10</text:p>
          </table:table-cell>
          <table:table-cell office:value-type="float" office:value="-0.81029565217391575" table:formula="of:=[.H84]+$$delta_t*[.G84]" table:style-name="ce1">
            <text:p>-0,810295652</text:p>
          </table:table-cell>
          <table:table-cell office:value-type="float" office:value="1.3260759891720209" table:formula="of:=[.I84]+$$delta_t*[.H84]+0.5*$$delta_t^2*[.G84]" table:style-name="ce1">
            <text:p>1,326075989</text:p>
          </table:table-cell>
          <table:table-cell office:value-type="float" office:value="-10.869565217391305" table:formula="of:=(1-$$K_a)*[.J84]+$$K_a*[.F85]-$$mu_z" table:style-name="ce1">
            <text:p>-10,86956522</text:p>
          </table:table-cell>
          <table:table-cell office:value-type="float" office:value="-1.5218691871455587" table:formula="of:=[.K84]+$$delta_t*[.J84]" table:style-name="ce1">
            <text:p>-1,521869187</text:p>
          </table:table-cell>
          <table:table-cell office:value-type="float" office:value="1.0349279650622156" table:formula="of:=[.L84]+$$delta_t*[.K84]+0.5*$$delta_t^2*[.J84]" table:style-name="ce1">
            <text:p>1,034927965</text:p>
          </table:table-cell>
          <table:table-cell table:number-columns-repeated="16372"/>
        </table:table-row>
        <table:table-row table:style-name="ro1">
          <table:table-cell office:value-type="float" office:value="0.82944000000000151" table:formula="of:=[.A85]+$$delta_t" table:style-name="ce1">
            <text:p>0,82944</text:p>
          </table:table-cell>
          <table:table-cell office:value-type="float" office:value="0" table:formula="of:=[.B85]" table:style-name="ce1">
            <text:p>0</text:p>
          </table:table-cell>
          <table:table-cell office:value-type="float" office:value="-10" table:formula="of:=[.B86]-10" table:style-name="ce1">
            <text:p>-10</text:p>
          </table:table-cell>
          <table:table-cell office:value-type="float" office:value="-0.92160000000000042" table:formula="of:=$$delta_t*[.C85]+[.D85]" table:style-name="ce1">
            <text:p>-0,9216</text:p>
          </table:table-cell>
          <table:table-cell office:value-type="float" office:value="1.3164871679999981" table:formula="of:=[.E85]+$$delta_t*[.D85]+0.5*$$delta_t^2*[.C85]" table:style-name="ce1">
            <text:p>1,316487168</text:p>
          </table:table-cell>
          <table:table-cell office:value-type="float" office:value="0" table:formula="of:=[.B86]+$$mu_z-10" table:style-name="ce1">
            <text:p>0</text:p>
          </table:table-cell>
          <table:table-cell office:value-type="float" office:value="-10" table:formula="of:=(1-$$K_a)*[.G85]+$$K_a*([.F86]-$$mu_z)" table:style-name="ce1">
            <text:p>-10</text:p>
          </table:table-cell>
          <table:table-cell office:value-type="float" office:value="-0.91269565217391579" table:formula="of:=[.H85]+$$delta_t*[.G85]" table:style-name="ce1">
            <text:p>-0,912695652</text:p>
          </table:table-cell>
          <table:table-cell office:value-type="float" office:value="1.31725427369376" table:formula="of:=[.I85]+$$delta_t*[.H85]+0.5*$$delta_t^2*[.G85]" table:style-name="ce1">
            <text:p>1,317254274</text:p>
          </table:table-cell>
          <table:table-cell office:value-type="float" office:value="-10.869565217391305" table:formula="of:=(1-$$K_a)*[.J85]+$$K_a*[.F86]-$$mu_z" table:style-name="ce1">
            <text:p>-10,86956522</text:p>
          </table:table-cell>
          <table:table-cell office:value-type="float" office:value="-1.6331735349716456" table:formula="of:=[.K85]+$$delta_t*[.J85]" table:style-name="ce1">
            <text:p>-1,633173535</text:p>
          </table:table-cell>
          <table:table-cell office:value-type="float" office:value="1.0187741463249755" table:formula="of:=[.L85]+$$delta_t*[.K85]+0.5*$$delta_t^2*[.J85]" table:style-name="ce1">
            <text:p>1,018774146</text:p>
          </table:table-cell>
          <table:table-cell table:number-columns-repeated="16372"/>
        </table:table-row>
        <table:table-row table:style-name="ro1">
          <table:table-cell office:value-type="float" office:value="0.83968000000000154" table:formula="of:=[.A86]+$$delta_t" table:style-name="ce1">
            <text:p>0,83968</text:p>
          </table:table-cell>
          <table:table-cell office:value-type="float" office:value="0" table:formula="of:=[.B86]" table:style-name="ce1">
            <text:p>0</text:p>
          </table:table-cell>
          <table:table-cell office:value-type="float" office:value="-10" table:formula="of:=[.B87]-10" table:style-name="ce1">
            <text:p>-10</text:p>
          </table:table-cell>
          <table:table-cell office:value-type="float" office:value="-1.0240000000000005" table:formula="of:=$$delta_t*[.C86]+[.D86]" table:style-name="ce1">
            <text:p>-1,024</text:p>
          </table:table-cell>
          <table:table-cell office:value-type="float" office:value="1.306525695999998" table:formula="of:=[.E86]+$$delta_t*[.D86]+0.5*$$delta_t^2*[.C86]" table:style-name="ce1">
            <text:p>1,306525696</text:p>
          </table:table-cell>
          <table:table-cell office:value-type="float" office:value="0" table:formula="of:=[.B87]+$$mu_z-10" table:style-name="ce1">
            <text:p>0</text:p>
          </table:table-cell>
          <table:table-cell office:value-type="float" office:value="-10" table:formula="of:=(1-$$K_a)*[.G86]+$$K_a*([.F87]-$$mu_z)" table:style-name="ce1">
            <text:p>-10</text:p>
          </table:table-cell>
          <table:table-cell office:value-type="float" office:value="-1.0150956521739158" table:formula="of:=[.H86]+$$delta_t*[.G86]" table:style-name="ce1">
            <text:p>-1,015095652</text:p>
          </table:table-cell>
          <table:table-cell office:value-type="float" office:value="1.3073839822154991" table:formula="of:=[.I86]+$$delta_t*[.H86]+0.5*$$delta_t^2*[.G86]" table:style-name="ce1">
            <text:p>1,307383982</text:p>
          </table:table-cell>
          <table:table-cell office:value-type="float" office:value="-10.869565217391305" table:formula="of:=(1-$$K_a)*[.J86]+$$K_a*[.F87]-$$mu_z" table:style-name="ce1">
            <text:p>-10,86956522</text:p>
          </table:table-cell>
          <table:table-cell office:value-type="float" office:value="-1.7444778827977325" table:formula="of:=[.K86]+$$delta_t*[.J86]" table:style-name="ce1">
            <text:p>-1,744477883</text:p>
          </table:table-cell>
          <table:table-cell office:value-type="float" office:value="1.0014805710659962" table:formula="of:=[.L86]+$$delta_t*[.K86]+0.5*$$delta_t^2*[.J86]" table:style-name="ce1">
            <text:p>1,001480571</text:p>
          </table:table-cell>
          <table:table-cell table:number-columns-repeated="16372"/>
        </table:table-row>
        <table:table-row table:style-name="ro1">
          <table:table-cell office:value-type="float" office:value="0.84992000000000156" table:formula="of:=[.A87]+$$delta_t" table:style-name="ce1">
            <text:p>0,84992</text:p>
          </table:table-cell>
          <table:table-cell office:value-type="float" office:value="0" table:formula="of:=[.B87]" table:style-name="ce1">
            <text:p>0</text:p>
          </table:table-cell>
          <table:table-cell office:value-type="float" office:value="-10" table:formula="of:=[.B88]-10" table:style-name="ce1">
            <text:p>-10</text:p>
          </table:table-cell>
          <table:table-cell office:value-type="float" office:value="-1.1264000000000005" table:formula="of:=$$delta_t*[.C87]+[.D87]" table:style-name="ce1">
            <text:p>-1,1264</text:p>
          </table:table-cell>
          <table:table-cell office:value-type="float" office:value="1.2955156479999981" table:formula="of:=[.E87]+$$delta_t*[.D87]+0.5*$$delta_t^2*[.C87]" table:style-name="ce1">
            <text:p>1,295515648</text:p>
          </table:table-cell>
          <table:table-cell office:value-type="float" office:value="0" table:formula="of:=[.B88]+$$mu_z-10" table:style-name="ce1">
            <text:p>0</text:p>
          </table:table-cell>
          <table:table-cell office:value-type="float" office:value="-10" table:formula="of:=(1-$$K_a)*[.G87]+$$K_a*([.F88]-$$mu_z)" table:style-name="ce1">
            <text:p>-10</text:p>
          </table:table-cell>
          <table:table-cell office:value-type="float" office:value="-1.1174956521739159" table:formula="of:=[.H87]+$$delta_t*[.G87]" table:style-name="ce1">
            <text:p>-1,117495652</text:p>
          </table:table-cell>
          <table:table-cell office:value-type="float" office:value="1.2964651147372381" table:formula="of:=[.I87]+$$delta_t*[.H87]+0.5*$$delta_t^2*[.G87]" table:style-name="ce1">
            <text:p>1,296465115</text:p>
          </table:table-cell>
          <table:table-cell office:value-type="float" office:value="-10.869565217391305" table:formula="of:=(1-$$K_a)*[.J87]+$$K_a*[.F88]-$$mu_z" table:style-name="ce1">
            <text:p>-10,86956522</text:p>
          </table:table-cell>
          <table:table-cell office:value-type="float" office:value="-1.8557822306238194" table:formula="of:=[.K87]+$$delta_t*[.J87]" table:style-name="ce1">
            <text:p>-1,855782231</text:p>
          </table:table-cell>
          <table:table-cell office:value-type="float" office:value="0.98304723928527793" table:formula="of:=[.L87]+$$delta_t*[.K87]+0.5*$$delta_t^2*[.J87]" table:style-name="ce1">
            <text:p>0,983047239</text:p>
          </table:table-cell>
          <table:table-cell table:number-columns-repeated="16372"/>
        </table:table-row>
        <table:table-row table:style-name="ro1">
          <table:table-cell office:value-type="float" office:value="0.86016000000000159" table:formula="of:=[.A88]+$$delta_t" table:style-name="ce1">
            <text:p>0,86016</text:p>
          </table:table-cell>
          <table:table-cell office:value-type="float" office:value="0" table:formula="of:=[.B88]" table:style-name="ce1">
            <text:p>0</text:p>
          </table:table-cell>
          <table:table-cell office:value-type="float" office:value="-10" table:formula="of:=[.B89]-10" table:style-name="ce1">
            <text:p>-10</text:p>
          </table:table-cell>
          <table:table-cell office:value-type="float" office:value="-1.2288000000000006" table:formula="of:=$$delta_t*[.C88]+[.D88]" table:style-name="ce1">
            <text:p>-1,2288</text:p>
          </table:table-cell>
          <table:table-cell office:value-type="float" office:value="1.2834570239999981" table:formula="of:=[.E88]+$$delta_t*[.D88]+0.5*$$delta_t^2*[.C88]" table:style-name="ce1">
            <text:p>1,283457024</text:p>
          </table:table-cell>
          <table:table-cell office:value-type="float" office:value="0" table:formula="of:=[.B89]+$$mu_z-10" table:style-name="ce1">
            <text:p>0</text:p>
          </table:table-cell>
          <table:table-cell office:value-type="float" office:value="-10" table:formula="of:=(1-$$K_a)*[.G88]+$$K_a*([.F89]-$$mu_z)" table:style-name="ce1">
            <text:p>-10</text:p>
          </table:table-cell>
          <table:table-cell office:value-type="float" office:value="-1.2198956521739159" table:formula="of:=[.H88]+$$delta_t*[.G88]" table:style-name="ce1">
            <text:p>-1,219895652</text:p>
          </table:table-cell>
          <table:table-cell office:value-type="float" office:value="1.2844976712589773" table:formula="of:=[.I88]+$$delta_t*[.H88]+0.5*$$delta_t^2*[.G88]" table:style-name="ce1">
            <text:p>1,284497671</text:p>
          </table:table-cell>
          <table:table-cell office:value-type="float" office:value="-10.869565217391305" table:formula="of:=(1-$$K_a)*[.J88]+$$K_a*[.F89]-$$mu_z" table:style-name="ce1">
            <text:p>-10,86956522</text:p>
          </table:table-cell>
          <table:table-cell office:value-type="float" office:value="-1.9670865784499063" table:formula="of:=[.K88]+$$delta_t*[.J88]" table:style-name="ce1">
            <text:p>-1,967086578</text:p>
          </table:table-cell>
          <table:table-cell office:value-type="float" office:value="0.96347415098282052" table:formula="of:=[.L88]+$$delta_t*[.K88]+0.5*$$delta_t^2*[.J88]" table:style-name="ce1">
            <text:p>0,963474151</text:p>
          </table:table-cell>
          <table:table-cell table:number-columns-repeated="16372"/>
        </table:table-row>
        <table:table-row table:style-name="ro1">
          <table:table-cell office:value-type="float" office:value="0.87040000000000162" table:formula="of:=[.A89]+$$delta_t" table:style-name="ce1">
            <text:p>0,8704</text:p>
          </table:table-cell>
          <table:table-cell office:value-type="float" office:value="0" table:formula="of:=[.B89]" table:style-name="ce1">
            <text:p>0</text:p>
          </table:table-cell>
          <table:table-cell office:value-type="float" office:value="-10" table:formula="of:=[.B90]-10" table:style-name="ce1">
            <text:p>-10</text:p>
          </table:table-cell>
          <table:table-cell office:value-type="float" office:value="-1.3312000000000006" table:formula="of:=$$delta_t*[.C89]+[.D89]" table:style-name="ce1">
            <text:p>-1,3312</text:p>
          </table:table-cell>
          <table:table-cell office:value-type="float" office:value="1.270349823999998" table:formula="of:=[.E89]+$$delta_t*[.D89]+0.5*$$delta_t^2*[.C89]" table:style-name="ce1">
            <text:p>1,270349824</text:p>
          </table:table-cell>
          <table:table-cell office:value-type="float" office:value="0" table:formula="of:=[.B90]+$$mu_z-10" table:style-name="ce1">
            <text:p>0</text:p>
          </table:table-cell>
          <table:table-cell office:value-type="float" office:value="-10" table:formula="of:=(1-$$K_a)*[.G89]+$$K_a*([.F90]-$$mu_z)" table:style-name="ce1">
            <text:p>-10</text:p>
          </table:table-cell>
          <table:table-cell office:value-type="float" office:value="-1.322295652173916" table:formula="of:=[.H89]+$$delta_t*[.G89]" table:style-name="ce1">
            <text:p>-1,322295652</text:p>
          </table:table-cell>
          <table:table-cell office:value-type="float" office:value="1.2714816517807164" table:formula="of:=[.I89]+$$delta_t*[.H89]+0.5*$$delta_t^2*[.G89]" table:style-name="ce1">
            <text:p>1,271481652</text:p>
          </table:table-cell>
          <table:table-cell office:value-type="float" office:value="-10.869565217391305" table:formula="of:=(1-$$K_a)*[.J89]+$$K_a*[.F90]-$$mu_z" table:style-name="ce1">
            <text:p>-10,86956522</text:p>
          </table:table-cell>
          <table:table-cell office:value-type="float" office:value="-2.0783909262759934" table:formula="of:=[.K89]+$$delta_t*[.J89]" table:style-name="ce1">
            <text:p>-2,078390926</text:p>
          </table:table-cell>
          <table:table-cell office:value-type="float" office:value="0.94276130615862397" table:formula="of:=[.L89]+$$delta_t*[.K89]+0.5*$$delta_t^2*[.J89]" table:style-name="ce1">
            <text:p>0,942761306</text:p>
          </table:table-cell>
          <table:table-cell table:number-columns-repeated="16372"/>
        </table:table-row>
        <table:table-row table:style-name="ro1">
          <table:table-cell office:value-type="float" office:value="0.88064000000000164" table:formula="of:=[.A90]+$$delta_t" table:style-name="ce1">
            <text:p>0,88064</text:p>
          </table:table-cell>
          <table:table-cell office:value-type="float" office:value="0" table:formula="of:=[.B90]" table:style-name="ce1">
            <text:p>0</text:p>
          </table:table-cell>
          <table:table-cell office:value-type="float" office:value="-10" table:formula="of:=[.B91]-10" table:style-name="ce1">
            <text:p>-10</text:p>
          </table:table-cell>
          <table:table-cell office:value-type="float" office:value="-1.4336000000000007" table:formula="of:=$$delta_t*[.C90]+[.D90]" table:style-name="ce1">
            <text:p>-1,4336</text:p>
          </table:table-cell>
          <table:table-cell office:value-type="float" office:value="1.256194047999998" table:formula="of:=[.E90]+$$delta_t*[.D90]+0.5*$$delta_t^2*[.C90]" table:style-name="ce1">
            <text:p>1,256194048</text:p>
          </table:table-cell>
          <table:table-cell office:value-type="float" office:value="0" table:formula="of:=[.B91]+$$mu_z-10" table:style-name="ce1">
            <text:p>0</text:p>
          </table:table-cell>
          <table:table-cell office:value-type="float" office:value="-10" table:formula="of:=(1-$$K_a)*[.G90]+$$K_a*([.F91]-$$mu_z)" table:style-name="ce1">
            <text:p>-10</text:p>
          </table:table-cell>
          <table:table-cell office:value-type="float" office:value="-1.424695652173916" table:formula="of:=[.H90]+$$delta_t*[.G90]" table:style-name="ce1">
            <text:p>-1,424695652</text:p>
          </table:table-cell>
          <table:table-cell office:value-type="float" office:value="1.2574170563024554" table:formula="of:=[.I90]+$$delta_t*[.H90]+0.5*$$delta_t^2*[.G90]" table:style-name="ce1">
            <text:p>1,257417056</text:p>
          </table:table-cell>
          <table:table-cell office:value-type="float" office:value="-10.869565217391305" table:formula="of:=(1-$$K_a)*[.J90]+$$K_a*[.F91]-$$mu_z" table:style-name="ce1">
            <text:p>-10,86956522</text:p>
          </table:table-cell>
          <table:table-cell office:value-type="float" office:value="-2.1896952741020805" table:formula="of:=[.K90]+$$delta_t*[.J90]" table:style-name="ce1">
            <text:p>-2,189695274</text:p>
          </table:table-cell>
          <table:table-cell office:value-type="float" office:value="0.92090870481268827" table:formula="of:=[.L90]+$$delta_t*[.K90]+0.5*$$delta_t^2*[.J90]" table:style-name="ce1">
            <text:p>0,920908705</text:p>
          </table:table-cell>
          <table:table-cell table:number-columns-repeated="16372"/>
        </table:table-row>
        <table:table-row table:style-name="ro1">
          <table:table-cell office:value-type="float" office:value="0.89088000000000167" table:formula="of:=[.A91]+$$delta_t" table:style-name="ce1">
            <text:p>0,89088</text:p>
          </table:table-cell>
          <table:table-cell office:value-type="float" office:value="0" table:formula="of:=[.B91]" table:style-name="ce1">
            <text:p>0</text:p>
          </table:table-cell>
          <table:table-cell office:value-type="float" office:value="-10" table:formula="of:=[.B92]-10" table:style-name="ce1">
            <text:p>-10</text:p>
          </table:table-cell>
          <table:table-cell office:value-type="float" office:value="-1.5360000000000007" table:formula="of:=$$delta_t*[.C91]+[.D91]" table:style-name="ce1">
            <text:p>-1,536</text:p>
          </table:table-cell>
          <table:table-cell office:value-type="float" office:value="1.240989695999998" table:formula="of:=[.E91]+$$delta_t*[.D91]+0.5*$$delta_t^2*[.C91]" table:style-name="ce1">
            <text:p>1,240989696</text:p>
          </table:table-cell>
          <table:table-cell office:value-type="float" office:value="0" table:formula="of:=[.B92]+$$mu_z-10" table:style-name="ce1">
            <text:p>0</text:p>
          </table:table-cell>
          <table:table-cell office:value-type="float" office:value="-10" table:formula="of:=(1-$$K_a)*[.G91]+$$K_a*([.F92]-$$mu_z)" table:style-name="ce1">
            <text:p>-10</text:p>
          </table:table-cell>
          <table:table-cell office:value-type="float" office:value="-1.5270956521739161" table:formula="of:=[.H91]+$$delta_t*[.G91]" table:style-name="ce1">
            <text:p>-1,527095652</text:p>
          </table:table-cell>
          <table:table-cell office:value-type="float" office:value="1.2423038848241945" table:formula="of:=[.I91]+$$delta_t*[.H91]+0.5*$$delta_t^2*[.G91]" table:style-name="ce1">
            <text:p>1,242303885</text:p>
          </table:table-cell>
          <table:table-cell office:value-type="float" office:value="-10.869565217391305" table:formula="of:=(1-$$K_a)*[.J91]+$$K_a*[.F92]-$$mu_z" table:style-name="ce1">
            <text:p>-10,86956522</text:p>
          </table:table-cell>
          <table:table-cell office:value-type="float" office:value="-2.3009996219281676" table:formula="of:=[.K91]+$$delta_t*[.J91]" table:style-name="ce1">
            <text:p>-2,300999622</text:p>
          </table:table-cell>
          <table:table-cell office:value-type="float" office:value="0.89791634694501343" table:formula="of:=[.L91]+$$delta_t*[.K91]+0.5*$$delta_t^2*[.J91]" table:style-name="ce1">
            <text:p>0,897916347</text:p>
          </table:table-cell>
          <table:table-cell table:number-columns-repeated="16372"/>
        </table:table-row>
        <table:table-row table:style-name="ro1">
          <table:table-cell office:value-type="float" office:value="0.9011200000000017" table:formula="of:=[.A92]+$$delta_t" table:style-name="ce1">
            <text:p>0,90112</text:p>
          </table:table-cell>
          <table:table-cell office:value-type="float" office:value="0" table:formula="of:=[.B92]" table:style-name="ce1">
            <text:p>0</text:p>
          </table:table-cell>
          <table:table-cell office:value-type="float" office:value="-10" table:formula="of:=[.B93]-10" table:style-name="ce1">
            <text:p>-10</text:p>
          </table:table-cell>
          <table:table-cell office:value-type="float" office:value="-1.6384000000000007" table:formula="of:=$$delta_t*[.C92]+[.D92]" table:style-name="ce1">
            <text:p>-1,6384</text:p>
          </table:table-cell>
          <table:table-cell office:value-type="float" office:value="1.2247367679999979" table:formula="of:=[.E92]+$$delta_t*[.D92]+0.5*$$delta_t^2*[.C92]" table:style-name="ce1">
            <text:p>1,224736768</text:p>
          </table:table-cell>
          <table:table-cell office:value-type="float" office:value="0" table:formula="of:=[.B93]+$$mu_z-10" table:style-name="ce1">
            <text:p>0</text:p>
          </table:table-cell>
          <table:table-cell office:value-type="float" office:value="-10" table:formula="of:=(1-$$K_a)*[.G92]+$$K_a*([.F93]-$$mu_z)" table:style-name="ce1">
            <text:p>-10</text:p>
          </table:table-cell>
          <table:table-cell office:value-type="float" office:value="-1.6294956521739161" table:formula="of:=[.H92]+$$delta_t*[.G92]" table:style-name="ce1">
            <text:p>-1,629495652</text:p>
          </table:table-cell>
          <table:table-cell office:value-type="float" office:value="1.2261421373459336" table:formula="of:=[.I92]+$$delta_t*[.H92]+0.5*$$delta_t^2*[.G92]" table:style-name="ce1">
            <text:p>1,226142137</text:p>
          </table:table-cell>
          <table:table-cell office:value-type="float" office:value="-10.869565217391305" table:formula="of:=(1-$$K_a)*[.J92]+$$K_a*[.F93]-$$mu_z" table:style-name="ce1">
            <text:p>-10,86956522</text:p>
          </table:table-cell>
          <table:table-cell office:value-type="float" office:value="-2.4123039697542548" table:formula="of:=[.K92]+$$delta_t*[.J92]" table:style-name="ce1">
            <text:p>-2,41230397</text:p>
          </table:table-cell>
          <table:table-cell office:value-type="float" office:value="0.87378423255559945" table:formula="of:=[.L92]+$$delta_t*[.K92]+0.5*$$delta_t^2*[.J92]" table:style-name="ce1">
            <text:p>0,873784233</text:p>
          </table:table-cell>
          <table:table-cell table:number-columns-repeated="16372"/>
        </table:table-row>
        <table:table-row table:style-name="ro1">
          <table:table-cell office:value-type="float" office:value="0.91136000000000172" table:formula="of:=[.A93]+$$delta_t" table:style-name="ce1">
            <text:p>0,91136</text:p>
          </table:table-cell>
          <table:table-cell office:value-type="float" office:value="0" table:formula="of:=[.B93]" table:style-name="ce1">
            <text:p>0</text:p>
          </table:table-cell>
          <table:table-cell office:value-type="float" office:value="-10" table:formula="of:=[.B94]-10" table:style-name="ce1">
            <text:p>-10</text:p>
          </table:table-cell>
          <table:table-cell office:value-type="float" office:value="-1.7408000000000008" table:formula="of:=$$delta_t*[.C93]+[.D93]" table:style-name="ce1">
            <text:p>-1,7408</text:p>
          </table:table-cell>
          <table:table-cell office:value-type="float" office:value="1.2074352639999979" table:formula="of:=[.E93]+$$delta_t*[.D93]+0.5*$$delta_t^2*[.C93]" table:style-name="ce1">
            <text:p>1,207435264</text:p>
          </table:table-cell>
          <table:table-cell office:value-type="float" office:value="0" table:formula="of:=[.B94]+$$mu_z-10" table:style-name="ce1">
            <text:p>0</text:p>
          </table:table-cell>
          <table:table-cell office:value-type="float" office:value="-10" table:formula="of:=(1-$$K_a)*[.G93]+$$K_a*([.F94]-$$mu_z)" table:style-name="ce1">
            <text:p>-10</text:p>
          </table:table-cell>
          <table:table-cell office:value-type="float" office:value="-1.7318956521739162" table:formula="of:=[.H93]+$$delta_t*[.G93]" table:style-name="ce1">
            <text:p>-1,731895652</text:p>
          </table:table-cell>
          <table:table-cell office:value-type="float" office:value="1.2089318138676726" table:formula="of:=[.I93]+$$delta_t*[.H93]+0.5*$$delta_t^2*[.G93]" table:style-name="ce1">
            <text:p>1,208931814</text:p>
          </table:table-cell>
          <table:table-cell office:value-type="float" office:value="-10.869565217391305" table:formula="of:=(1-$$K_a)*[.J93]+$$K_a*[.F94]-$$mu_z" table:style-name="ce1">
            <text:p>-10,86956522</text:p>
          </table:table-cell>
          <table:table-cell office:value-type="float" office:value="-2.5236083175803419" table:formula="of:=[.K93]+$$delta_t*[.J93]" table:style-name="ce1">
            <text:p>-2,523608318</text:p>
          </table:table-cell>
          <table:table-cell office:value-type="float" office:value="0.84851236164444632" table:formula="of:=[.L93]+$$delta_t*[.K93]+0.5*$$delta_t^2*[.J93]" table:style-name="ce1">
            <text:p>0,848512362</text:p>
          </table:table-cell>
          <table:table-cell table:number-columns-repeated="16372"/>
        </table:table-row>
        <table:table-row table:style-name="ro1">
          <table:table-cell office:value-type="float" office:value="0.92160000000000175" table:formula="of:=[.A94]+$$delta_t" table:style-name="ce1">
            <text:p>0,9216</text:p>
          </table:table-cell>
          <table:table-cell office:value-type="float" office:value="0" table:formula="of:=[.B94]" table:style-name="ce1">
            <text:p>0</text:p>
          </table:table-cell>
          <table:table-cell office:value-type="float" office:value="-10" table:formula="of:=[.B95]-10" table:style-name="ce1">
            <text:p>-10</text:p>
          </table:table-cell>
          <table:table-cell office:value-type="float" office:value="-1.8432000000000008" table:formula="of:=$$delta_t*[.C94]+[.D94]" table:style-name="ce1">
            <text:p>-1,8432</text:p>
          </table:table-cell>
          <table:table-cell office:value-type="float" office:value="1.1890851839999979" table:formula="of:=[.E94]+$$delta_t*[.D94]+0.5*$$delta_t^2*[.C94]" table:style-name="ce1">
            <text:p>1,189085184</text:p>
          </table:table-cell>
          <table:table-cell office:value-type="float" office:value="0" table:formula="of:=[.B95]+$$mu_z-10" table:style-name="ce1">
            <text:p>0</text:p>
          </table:table-cell>
          <table:table-cell office:value-type="float" office:value="-10" table:formula="of:=(1-$$K_a)*[.G94]+$$K_a*([.F95]-$$mu_z)" table:style-name="ce1">
            <text:p>-10</text:p>
          </table:table-cell>
          <table:table-cell office:value-type="float" office:value="-1.8342956521739162" table:formula="of:=[.H94]+$$delta_t*[.G94]" table:style-name="ce1">
            <text:p>-1,834295652</text:p>
          </table:table-cell>
          <table:table-cell office:value-type="float" office:value="1.1906729143894117" table:formula="of:=[.I94]+$$delta_t*[.H94]+0.5*$$delta_t^2*[.G94]" table:style-name="ce1">
            <text:p>1,190672914</text:p>
          </table:table-cell>
          <table:table-cell office:value-type="float" office:value="-10.869565217391305" table:formula="of:=(1-$$K_a)*[.J94]+$$K_a*[.F95]-$$mu_z" table:style-name="ce1">
            <text:p>-10,86956522</text:p>
          </table:table-cell>
          <table:table-cell office:value-type="float" office:value="-2.634912665406429" table:formula="of:=[.K94]+$$delta_t*[.J94]" table:style-name="ce1">
            <text:p>-2,634912665</text:p>
          </table:table-cell>
          <table:table-cell office:value-type="float" office:value="0.82210073421155405" table:formula="of:=[.L94]+$$delta_t*[.K94]+0.5*$$delta_t^2*[.J94]" table:style-name="ce1">
            <text:p>0,822100734</text:p>
          </table:table-cell>
          <table:table-cell table:number-columns-repeated="16372"/>
        </table:table-row>
        <table:table-row table:style-name="ro1">
          <table:table-cell office:value-type="float" office:value="0.93184000000000178" table:formula="of:=[.A95]+$$delta_t" table:style-name="ce1">
            <text:p>0,93184</text:p>
          </table:table-cell>
          <table:table-cell office:value-type="float" office:value="0" table:formula="of:=[.B95]" table:style-name="ce1">
            <text:p>0</text:p>
          </table:table-cell>
          <table:table-cell office:value-type="float" office:value="-10" table:formula="of:=[.B96]-10" table:style-name="ce1">
            <text:p>-10</text:p>
          </table:table-cell>
          <table:table-cell office:value-type="float" office:value="-1.9456000000000009" table:formula="of:=$$delta_t*[.C95]+[.D95]" table:style-name="ce1">
            <text:p>-1,9456</text:p>
          </table:table-cell>
          <table:table-cell office:value-type="float" office:value="1.1696865279999977" table:formula="of:=[.E95]+$$delta_t*[.D95]+0.5*$$delta_t^2*[.C95]" table:style-name="ce1">
            <text:p>1,169686528</text:p>
          </table:table-cell>
          <table:table-cell office:value-type="float" office:value="0" table:formula="of:=[.B96]+$$mu_z-10" table:style-name="ce1">
            <text:p>0</text:p>
          </table:table-cell>
          <table:table-cell office:value-type="float" office:value="-10" table:formula="of:=(1-$$K_a)*[.G95]+$$K_a*([.F96]-$$mu_z)" table:style-name="ce1">
            <text:p>-10</text:p>
          </table:table-cell>
          <table:table-cell office:value-type="float" office:value="-1.9366956521739163" table:formula="of:=[.H95]+$$delta_t*[.G95]" table:style-name="ce1">
            <text:p>-1,936695652</text:p>
          </table:table-cell>
          <table:table-cell office:value-type="float" office:value="1.1713654389111507" table:formula="of:=[.I95]+$$delta_t*[.H95]+0.5*$$delta_t^2*[.G95]" table:style-name="ce1">
            <text:p>1,171365439</text:p>
          </table:table-cell>
          <table:table-cell office:value-type="float" office:value="-10.869565217391305" table:formula="of:=(1-$$K_a)*[.J95]+$$K_a*[.F96]-$$mu_z" table:style-name="ce1">
            <text:p>-10,86956522</text:p>
          </table:table-cell>
          <table:table-cell office:value-type="float" office:value="-2.7462170132325161" table:formula="of:=[.K95]+$$delta_t*[.J95]" table:style-name="ce1">
            <text:p>-2,746217013</text:p>
          </table:table-cell>
          <table:table-cell office:value-type="float" office:value="0.79454935025692275" table:formula="of:=[.L95]+$$delta_t*[.K95]+0.5*$$delta_t^2*[.J95]" table:style-name="ce1">
            <text:p>0,79454935</text:p>
          </table:table-cell>
          <table:table-cell table:number-columns-repeated="16372"/>
        </table:table-row>
        <table:table-row table:style-name="ro1">
          <table:table-cell office:value-type="float" office:value="0.9420800000000018" table:formula="of:=[.A96]+$$delta_t" table:style-name="ce1">
            <text:p>0,94208</text:p>
          </table:table-cell>
          <table:table-cell office:value-type="float" office:value="0" table:formula="of:=[.B96]" table:style-name="ce1">
            <text:p>0</text:p>
          </table:table-cell>
          <table:table-cell office:value-type="float" office:value="-10" table:formula="of:=[.B97]-10" table:style-name="ce1">
            <text:p>-10</text:p>
          </table:table-cell>
          <table:table-cell office:value-type="float" office:value="-2.0480000000000009" table:formula="of:=$$delta_t*[.C96]+[.D96]" table:style-name="ce1">
            <text:p>-2,048</text:p>
          </table:table-cell>
          <table:table-cell office:value-type="float" office:value="1.1492392959999977" table:formula="of:=[.E96]+$$delta_t*[.D96]+0.5*$$delta_t^2*[.C96]" table:style-name="ce1">
            <text:p>1,149239296</text:p>
          </table:table-cell>
          <table:table-cell office:value-type="float" office:value="0" table:formula="of:=[.B97]+$$mu_z-10" table:style-name="ce1">
            <text:p>0</text:p>
          </table:table-cell>
          <table:table-cell office:value-type="float" office:value="-10" table:formula="of:=(1-$$K_a)*[.G96]+$$K_a*([.F97]-$$mu_z)" table:style-name="ce1">
            <text:p>-10</text:p>
          </table:table-cell>
          <table:table-cell office:value-type="float" office:value="-2.0390956521739163" table:formula="of:=[.H96]+$$delta_t*[.G96]" table:style-name="ce1">
            <text:p>-2,039095652</text:p>
          </table:table-cell>
          <table:table-cell office:value-type="float" office:value="1.1510093874328897" table:formula="of:=[.I96]+$$delta_t*[.H96]+0.5*$$delta_t^2*[.G96]" table:style-name="ce1">
            <text:p>1,151009387</text:p>
          </table:table-cell>
          <table:table-cell office:value-type="float" office:value="-10.869565217391305" table:formula="of:=(1-$$K_a)*[.J96]+$$K_a*[.F97]-$$mu_z" table:style-name="ce1">
            <text:p>-10,86956522</text:p>
          </table:table-cell>
          <table:table-cell office:value-type="float" office:value="-2.8575213610586032" table:formula="of:=[.K96]+$$delta_t*[.J96]" table:style-name="ce1">
            <text:p>-2,857521361</text:p>
          </table:table-cell>
          <table:table-cell office:value-type="float" office:value="0.7658582097805523" table:formula="of:=[.L96]+$$delta_t*[.K96]+0.5*$$delta_t^2*[.J96]" table:style-name="ce1">
            <text:p>0,76585821</text:p>
          </table:table-cell>
          <table:table-cell table:number-columns-repeated="16372"/>
        </table:table-row>
        <table:table-row table:style-name="ro1">
          <table:table-cell office:value-type="float" office:value="0.95232000000000183" table:formula="of:=[.A97]+$$delta_t" table:style-name="ce1">
            <text:p>0,95232</text:p>
          </table:table-cell>
          <table:table-cell office:value-type="float" office:value="0" table:formula="of:=[.B97]" table:style-name="ce1">
            <text:p>0</text:p>
          </table:table-cell>
          <table:table-cell office:value-type="float" office:value="-10" table:formula="of:=[.B98]-10" table:style-name="ce1">
            <text:p>-10</text:p>
          </table:table-cell>
          <table:table-cell office:value-type="float" office:value="-2.1504000000000008" table:formula="of:=$$delta_t*[.C97]+[.D97]" table:style-name="ce1">
            <text:p>-2,1504</text:p>
          </table:table-cell>
          <table:table-cell office:value-type="float" office:value="1.1277434879999977" table:formula="of:=[.E97]+$$delta_t*[.D97]+0.5*$$delta_t^2*[.C97]" table:style-name="ce1">
            <text:p>1,127743488</text:p>
          </table:table-cell>
          <table:table-cell office:value-type="float" office:value="0" table:formula="of:=[.B98]+$$mu_z-10" table:style-name="ce1">
            <text:p>0</text:p>
          </table:table-cell>
          <table:table-cell office:value-type="float" office:value="-10" table:formula="of:=(1-$$K_a)*[.G97]+$$K_a*([.F98]-$$mu_z)" table:style-name="ce1">
            <text:p>-10</text:p>
          </table:table-cell>
          <table:table-cell office:value-type="float" office:value="-2.1414956521739161" table:formula="of:=[.H97]+$$delta_t*[.G97]" table:style-name="ce1">
            <text:p>-2,141495652</text:p>
          </table:table-cell>
          <table:table-cell office:value-type="float" office:value="1.1296047599546288" table:formula="of:=[.I97]+$$delta_t*[.H97]+0.5*$$delta_t^2*[.G97]" table:style-name="ce1">
            <text:p>1,12960476</text:p>
          </table:table-cell>
          <table:table-cell office:value-type="float" office:value="-10.869565217391305" table:formula="of:=(1-$$K_a)*[.J97]+$$K_a*[.F98]-$$mu_z" table:style-name="ce1">
            <text:p>-10,86956522</text:p>
          </table:table-cell>
          <table:table-cell office:value-type="float" office:value="-2.9688257088846903" table:formula="of:=[.K97]+$$delta_t*[.J97]" table:style-name="ce1">
            <text:p>-2,968825709</text:p>
          </table:table-cell>
          <table:table-cell office:value-type="float" office:value="0.73602731278244271" table:formula="of:=[.L97]+$$delta_t*[.K97]+0.5*$$delta_t^2*[.J97]" table:style-name="ce1">
            <text:p>0,736027313</text:p>
          </table:table-cell>
          <table:table-cell table:number-columns-repeated="16372"/>
        </table:table-row>
        <table:table-row table:style-name="ro1">
          <table:table-cell office:value-type="float" office:value="0.96256000000000186" table:formula="of:=[.A98]+$$delta_t" table:style-name="ce1">
            <text:p>0,96256</text:p>
          </table:table-cell>
          <table:table-cell office:value-type="float" office:value="0" table:formula="of:=[.B98]" table:style-name="ce1">
            <text:p>0</text:p>
          </table:table-cell>
          <table:table-cell office:value-type="float" office:value="-10" table:formula="of:=[.B99]-10" table:style-name="ce1">
            <text:p>-10</text:p>
          </table:table-cell>
          <table:table-cell office:value-type="float" office:value="-2.2528000000000006" table:formula="of:=$$delta_t*[.C98]+[.D98]" table:style-name="ce1">
            <text:p>-2,2528</text:p>
          </table:table-cell>
          <table:table-cell office:value-type="float" office:value="1.1051991039999975" table:formula="of:=[.E98]+$$delta_t*[.D98]+0.5*$$delta_t^2*[.C98]" table:style-name="ce1">
            <text:p>1,105199104</text:p>
          </table:table-cell>
          <table:table-cell office:value-type="float" office:value="0" table:formula="of:=[.B99]+$$mu_z-10" table:style-name="ce1">
            <text:p>0</text:p>
          </table:table-cell>
          <table:table-cell office:value-type="float" office:value="-10" table:formula="of:=(1-$$K_a)*[.G98]+$$K_a*([.F99]-$$mu_z)" table:style-name="ce1">
            <text:p>-10</text:p>
          </table:table-cell>
          <table:table-cell office:value-type="float" office:value="-2.243895652173916" table:formula="of:=[.H98]+$$delta_t*[.G98]" table:style-name="ce1">
            <text:p>-2,243895652</text:p>
          </table:table-cell>
          <table:table-cell office:value-type="float" office:value="1.1071515564763679" table:formula="of:=[.I98]+$$delta_t*[.H98]+0.5*$$delta_t^2*[.G98]" table:style-name="ce1">
            <text:p>1,107151556</text:p>
          </table:table-cell>
          <table:table-cell office:value-type="float" office:value="-10.869565217391305" table:formula="of:=(1-$$K_a)*[.J98]+$$K_a*[.F99]-$$mu_z" table:style-name="ce1">
            <text:p>-10,86956522</text:p>
          </table:table-cell>
          <table:table-cell office:value-type="float" office:value="-3.0801300567107774" table:formula="of:=[.K98]+$$delta_t*[.J98]" table:style-name="ce1">
            <text:p>-3,080130057</text:p>
          </table:table-cell>
          <table:table-cell office:value-type="float" office:value="0.70505665926259398" table:formula="of:=[.L98]+$$delta_t*[.K98]+0.5*$$delta_t^2*[.J98]" table:style-name="ce1">
            <text:p>0,705056659</text:p>
          </table:table-cell>
          <table:table-cell table:number-columns-repeated="16372"/>
        </table:table-row>
        <table:table-row table:style-name="ro1">
          <table:table-cell office:value-type="float" office:value="0.97280000000000189" table:formula="of:=[.A99]+$$delta_t" table:style-name="ce1">
            <text:p>0,9728</text:p>
          </table:table-cell>
          <table:table-cell office:value-type="float" office:value="0" table:formula="of:=[.B99]" table:style-name="ce1">
            <text:p>0</text:p>
          </table:table-cell>
          <table:table-cell office:value-type="float" office:value="-10" table:formula="of:=[.B100]-10" table:style-name="ce1">
            <text:p>-10</text:p>
          </table:table-cell>
          <table:table-cell office:value-type="float" office:value="-2.3552000000000004" table:formula="of:=$$delta_t*[.C99]+[.D99]" table:style-name="ce1">
            <text:p>-2,3552</text:p>
          </table:table-cell>
          <table:table-cell office:value-type="float" office:value="1.0816061439999975" table:formula="of:=[.E99]+$$delta_t*[.D99]+0.5*$$delta_t^2*[.C99]" table:style-name="ce1">
            <text:p>1,081606144</text:p>
          </table:table-cell>
          <table:table-cell office:value-type="float" office:value="0" table:formula="of:=[.B100]+$$mu_z-10" table:style-name="ce1">
            <text:p>0</text:p>
          </table:table-cell>
          <table:table-cell office:value-type="float" office:value="-10" table:formula="of:=(1-$$K_a)*[.G99]+$$K_a*([.F100]-$$mu_z)" table:style-name="ce1">
            <text:p>-10</text:p>
          </table:table-cell>
          <table:table-cell office:value-type="float" office:value="-2.3462956521739158" table:formula="of:=[.H99]+$$delta_t*[.G99]" table:style-name="ce1">
            <text:p>-2,346295652</text:p>
          </table:table-cell>
          <table:table-cell office:value-type="float" office:value="1.0836497769981068" table:formula="of:=[.I99]+$$delta_t*[.H99]+0.5*$$delta_t^2*[.G99]" table:style-name="ce1">
            <text:p>1,083649777</text:p>
          </table:table-cell>
          <table:table-cell office:value-type="float" office:value="-10.869565217391305" table:formula="of:=(1-$$K_a)*[.J99]+$$K_a*[.F100]-$$mu_z" table:style-name="ce1">
            <text:p>-10,86956522</text:p>
          </table:table-cell>
          <table:table-cell office:value-type="float" office:value="-3.1914344045368646" table:formula="of:=[.K99]+$$delta_t*[.J99]" table:style-name="ce1">
            <text:p>-3,191434405</text:p>
          </table:table-cell>
          <table:table-cell office:value-type="float" office:value="0.6729462492210061" table:formula="of:=[.L99]+$$delta_t*[.K99]+0.5*$$delta_t^2*[.J99]" table:style-name="ce1">
            <text:p>0,672946249</text:p>
          </table:table-cell>
          <table:table-cell table:number-columns-repeated="16372"/>
        </table:table-row>
        <table:table-row table:style-name="ro1">
          <table:table-cell office:value-type="float" office:value="0.98304000000000191" table:formula="of:=[.A100]+$$delta_t" table:style-name="ce1">
            <text:p>0,98304</text:p>
          </table:table-cell>
          <table:table-cell office:value-type="float" office:value="0" table:formula="of:=[.B100]" table:style-name="ce1">
            <text:p>0</text:p>
          </table:table-cell>
          <table:table-cell office:value-type="float" office:value="-10" table:formula="of:=[.B101]-10" table:style-name="ce1">
            <text:p>-10</text:p>
          </table:table-cell>
          <table:table-cell office:value-type="float" office:value="-2.4576000000000002" table:formula="of:=$$delta_t*[.C100]+[.D100]" table:style-name="ce1">
            <text:p>-2,4576</text:p>
          </table:table-cell>
          <table:table-cell office:value-type="float" office:value="1.0569646079999975" table:formula="of:=[.E100]+$$delta_t*[.D100]+0.5*$$delta_t^2*[.C100]" table:style-name="ce1">
            <text:p>1,056964608</text:p>
          </table:table-cell>
          <table:table-cell office:value-type="float" office:value="0" table:formula="of:=[.B101]+$$mu_z-10" table:style-name="ce1">
            <text:p>0</text:p>
          </table:table-cell>
          <table:table-cell office:value-type="float" office:value="-10" table:formula="of:=(1-$$K_a)*[.G100]+$$K_a*([.F101]-$$mu_z)" table:style-name="ce1">
            <text:p>-10</text:p>
          </table:table-cell>
          <table:table-cell office:value-type="float" office:value="-2.4486956521739156" table:formula="of:=[.H100]+$$delta_t*[.G100]" table:style-name="ce1">
            <text:p>-2,448695652</text:p>
          </table:table-cell>
          <table:table-cell office:value-type="float" office:value="1.0590994215198459" table:formula="of:=[.I100]+$$delta_t*[.H100]+0.5*$$delta_t^2*[.G100]" table:style-name="ce1">
            <text:p>1,059099422</text:p>
          </table:table-cell>
          <table:table-cell office:value-type="float" office:value="-10.869565217391305" table:formula="of:=(1-$$K_a)*[.J100]+$$K_a*[.F101]-$$mu_z" table:style-name="ce1">
            <text:p>-10,86956522</text:p>
          </table:table-cell>
          <table:table-cell office:value-type="float" office:value="-3.3027387523629517" table:formula="of:=[.K100]+$$delta_t*[.J100]" table:style-name="ce1">
            <text:p>-3,302738752</text:p>
          </table:table-cell>
          <table:table-cell office:value-type="float" office:value="0.63969608265767908" table:formula="of:=[.L100]+$$delta_t*[.K100]+0.5*$$delta_t^2*[.J100]" table:style-name="ce1">
            <text:p>0,639696083</text:p>
          </table:table-cell>
          <table:table-cell table:number-columns-repeated="16372"/>
        </table:table-row>
        <table:table-row table:style-name="ro1">
          <table:table-cell office:value-type="float" office:value="0.99328000000000194" table:formula="of:=[.A101]+$$delta_t" table:style-name="ce1">
            <text:p>0,99328</text:p>
          </table:table-cell>
          <table:table-cell office:value-type="float" office:value="0" table:formula="of:=[.B101]" table:style-name="ce1">
            <text:p>0</text:p>
          </table:table-cell>
          <table:table-cell office:value-type="float" office:value="-10" table:formula="of:=[.B102]-10" table:style-name="ce1">
            <text:p>-10</text:p>
          </table:table-cell>
          <table:table-cell office:value-type="float" office:value="-2.56" table:formula="of:=$$delta_t*[.C101]+[.D101]" table:style-name="ce1">
            <text:p>-2,56</text:p>
          </table:table-cell>
          <table:table-cell office:value-type="float" office:value="1.0312744959999975" table:formula="of:=[.E101]+$$delta_t*[.D101]+0.5*$$delta_t^2*[.C101]" table:style-name="ce1">
            <text:p>1,031274496</text:p>
          </table:table-cell>
          <table:table-cell office:value-type="float" office:value="0" table:formula="of:=[.B102]+$$mu_z-10" table:style-name="ce1">
            <text:p>0</text:p>
          </table:table-cell>
          <table:table-cell office:value-type="float" office:value="-10" table:formula="of:=(1-$$K_a)*[.G101]+$$K_a*([.F102]-$$mu_z)" table:style-name="ce1">
            <text:p>-10</text:p>
          </table:table-cell>
          <table:table-cell office:value-type="float" office:value="-2.5510956521739154" table:formula="of:=[.H101]+$$delta_t*[.G101]" table:style-name="ce1">
            <text:p>-2,551095652</text:p>
          </table:table-cell>
          <table:table-cell office:value-type="float" office:value="1.033500490041585" table:formula="of:=[.I101]+$$delta_t*[.H101]+0.5*$$delta_t^2*[.G101]" table:style-name="ce1">
            <text:p>1,03350049</text:p>
          </table:table-cell>
          <table:table-cell office:value-type="float" office:value="-10.869565217391305" table:formula="of:=(1-$$K_a)*[.J101]+$$K_a*[.F102]-$$mu_z" table:style-name="ce1">
            <text:p>-10,86956522</text:p>
          </table:table-cell>
          <table:table-cell office:value-type="float" office:value="-3.4140431001890388" table:formula="of:=[.K101]+$$delta_t*[.J101]" table:style-name="ce1">
            <text:p>-3,4140431</text:p>
          </table:table-cell>
          <table:table-cell office:value-type="float" office:value="0.60530615957261291" table:formula="of:=[.L101]+$$delta_t*[.K101]+0.5*$$delta_t^2*[.J101]" table:style-name="ce1">
            <text:p>0,60530616</text:p>
          </table:table-cell>
          <table:table-cell table:number-columns-repeated="16372"/>
        </table:table-row>
        <table:table-row table:style-name="ro1">
          <table:table-cell office:value-type="float" office:value="1.003520000000002" table:formula="of:=[.A102]+$$delta_t" table:style-name="ce1">
            <text:p>1,00352</text:p>
          </table:table-cell>
          <table:table-cell office:value-type="float" office:value="0" table:formula="of:=[.B102]" table:style-name="ce1">
            <text:p>0</text:p>
          </table:table-cell>
          <table:table-cell office:value-type="float" office:value="-10" table:formula="of:=[.B103]-10" table:style-name="ce1">
            <text:p>-10</text:p>
          </table:table-cell>
          <table:table-cell office:value-type="float" office:value="-2.6623999999999999" table:formula="of:=$$delta_t*[.C102]+[.D102]" table:style-name="ce1">
            <text:p>-2,6624</text:p>
          </table:table-cell>
          <table:table-cell office:value-type="float" office:value="1.0045358079999975" table:formula="of:=[.E102]+$$delta_t*[.D102]+0.5*$$delta_t^2*[.C102]" table:style-name="ce1">
            <text:p>1,004535808</text:p>
          </table:table-cell>
          <table:table-cell office:value-type="float" office:value="0" table:formula="of:=[.B103]+$$mu_z-10" table:style-name="ce1">
            <text:p>0</text:p>
          </table:table-cell>
          <table:table-cell office:value-type="float" office:value="-10" table:formula="of:=(1-$$K_a)*[.G102]+$$K_a*([.F103]-$$mu_z)" table:style-name="ce1">
            <text:p>-10</text:p>
          </table:table-cell>
          <table:table-cell office:value-type="float" office:value="-2.6534956521739153" table:formula="of:=[.H102]+$$delta_t*[.G102]" table:style-name="ce1">
            <text:p>-2,653495652</text:p>
          </table:table-cell>
          <table:table-cell office:value-type="float" office:value="1.0068529825633241" table:formula="of:=[.I102]+$$delta_t*[.H102]+0.5*$$delta_t^2*[.G102]" table:style-name="ce1">
            <text:p>1,006852983</text:p>
          </table:table-cell>
          <table:table-cell office:value-type="float" office:value="-10.869565217391305" table:formula="of:=(1-$$K_a)*[.J102]+$$K_a*[.F103]-$$mu_z" table:style-name="ce1">
            <text:p>-10,86956522</text:p>
          </table:table-cell>
          <table:table-cell office:value-type="float" office:value="-3.5253474480151259" table:formula="of:=[.K102]+$$delta_t*[.J102]" table:style-name="ce1">
            <text:p>-3,525347448</text:p>
          </table:table-cell>
          <table:table-cell office:value-type="float" office:value="0.5697764799658076" table:formula="of:=[.L102]+$$delta_t*[.K102]+0.5*$$delta_t^2*[.J102]" table:style-name="ce1">
            <text:p>0,56977648</text:p>
          </table:table-cell>
          <table:table-cell table:number-columns-repeated="16372"/>
        </table:table-row>
        <table:table-row table:style-name="ro1">
          <table:table-cell office:value-type="float" office:value="1.013760000000002" table:formula="of:=[.A103]+$$delta_t" table:style-name="ce1">
            <text:p>1,01376</text:p>
          </table:table-cell>
          <table:table-cell office:value-type="float" office:value="0" table:formula="of:=[.B103]" table:style-name="ce1">
            <text:p>0</text:p>
          </table:table-cell>
          <table:table-cell office:value-type="float" office:value="-10" table:formula="of:=[.B104]-10" table:style-name="ce1">
            <text:p>-10</text:p>
          </table:table-cell>
          <table:table-cell office:value-type="float" office:value="-2.7647999999999997" table:formula="of:=$$delta_t*[.C103]+[.D103]" table:style-name="ce1">
            <text:p>-2,7648</text:p>
          </table:table-cell>
          <table:table-cell office:value-type="float" office:value="0.97674854399999744" table:formula="of:=[.E103]+$$delta_t*[.D103]+0.5*$$delta_t^2*[.C103]" table:style-name="ce1">
            <text:p>0,976748544</text:p>
          </table:table-cell>
          <table:table-cell office:value-type="float" office:value="0" table:formula="of:=[.B104]+$$mu_z-10" table:style-name="ce1">
            <text:p>0</text:p>
          </table:table-cell>
          <table:table-cell office:value-type="float" office:value="-10" table:formula="of:=(1-$$K_a)*[.G103]+$$K_a*([.F104]-$$mu_z)" table:style-name="ce1">
            <text:p>-10</text:p>
          </table:table-cell>
          <table:table-cell office:value-type="float" office:value="-2.7558956521739151" table:formula="of:=[.H103]+$$delta_t*[.G103]" table:style-name="ce1">
            <text:p>-2,755895652</text:p>
          </table:table-cell>
          <table:table-cell office:value-type="float" office:value="0.9791568990850632" table:formula="of:=[.I103]+$$delta_t*[.H103]+0.5*$$delta_t^2*[.G103]" table:style-name="ce1">
            <text:p>0,979156899</text:p>
          </table:table-cell>
          <table:table-cell office:value-type="float" office:value="-10.869565217391305" table:formula="of:=(1-$$K_a)*[.J103]+$$K_a*[.F104]-$$mu_z" table:style-name="ce1">
            <text:p>-10,86956522</text:p>
          </table:table-cell>
          <table:table-cell office:value-type="float" office:value="-3.636651795841213" table:formula="of:=[.K103]+$$delta_t*[.J103]" table:style-name="ce1">
            <text:p>-3,636651796</text:p>
          </table:table-cell>
          <table:table-cell office:value-type="float" office:value="0.53310704383726315" table:formula="of:=[.L103]+$$delta_t*[.K103]+0.5*$$delta_t^2*[.J103]" table:style-name="ce1">
            <text:p>0,533107044</text:p>
          </table:table-cell>
          <table:table-cell table:number-columns-repeated="16372"/>
        </table:table-row>
        <table:table-row table:style-name="ro1">
          <table:table-cell office:value-type="float" office:value="1.024000000000002" table:formula="of:=[.A104]+$$delta_t" table:style-name="ce1">
            <text:p>1,024</text:p>
          </table:table-cell>
          <table:table-cell office:value-type="float" office:value="0" table:formula="of:=[.B104]" table:style-name="ce1">
            <text:p>0</text:p>
          </table:table-cell>
          <table:table-cell office:value-type="float" office:value="-10" table:formula="of:=[.B105]-10" table:style-name="ce1">
            <text:p>-10</text:p>
          </table:table-cell>
          <table:table-cell office:value-type="float" office:value="-2.8671999999999995" table:formula="of:=$$delta_t*[.C104]+[.D104]" table:style-name="ce1">
            <text:p>-2,8672</text:p>
          </table:table-cell>
          <table:table-cell office:value-type="float" office:value="0.94791270399999739" table:formula="of:=[.E104]+$$delta_t*[.D104]+0.5*$$delta_t^2*[.C104]" table:style-name="ce1">
            <text:p>0,947912704</text:p>
          </table:table-cell>
          <table:table-cell office:value-type="float" office:value="0" table:formula="of:=[.B105]+$$mu_z-10" table:style-name="ce1">
            <text:p>0</text:p>
          </table:table-cell>
          <table:table-cell office:value-type="float" office:value="-10" table:formula="of:=(1-$$K_a)*[.G104]+$$K_a*([.F105]-$$mu_z)" table:style-name="ce1">
            <text:p>-10</text:p>
          </table:table-cell>
          <table:table-cell office:value-type="float" office:value="-2.8582956521739149" table:formula="of:=[.H104]+$$delta_t*[.G104]" table:style-name="ce1">
            <text:p>-2,858295652</text:p>
          </table:table-cell>
          <table:table-cell office:value-type="float" office:value="0.95041223960680232" table:formula="of:=[.I104]+$$delta_t*[.H104]+0.5*$$delta_t^2*[.G104]" table:style-name="ce1">
            <text:p>0,95041224</text:p>
          </table:table-cell>
          <table:table-cell office:value-type="float" office:value="-10.869565217391305" table:formula="of:=(1-$$K_a)*[.J104]+$$K_a*[.F105]-$$mu_z" table:style-name="ce1">
            <text:p>-10,86956522</text:p>
          </table:table-cell>
          <table:table-cell office:value-type="float" office:value="-3.7479561436673001" table:formula="of:=[.K104]+$$delta_t*[.J104]" table:style-name="ce1">
            <text:p>-3,747956144</text:p>
          </table:table-cell>
          <table:table-cell office:value-type="float" office:value="0.49529785118697955" table:formula="of:=[.L104]+$$delta_t*[.K104]+0.5*$$delta_t^2*[.J104]" table:style-name="ce1">
            <text:p>0,495297851</text:p>
          </table:table-cell>
          <table:table-cell table:number-columns-repeated="16372"/>
        </table:table-row>
        <table:table-row table:style-name="ro1">
          <table:table-cell office:value-type="float" office:value="1.034240000000002" table:formula="of:=[.A105]+$$delta_t" table:style-name="ce1">
            <text:p>1,03424</text:p>
          </table:table-cell>
          <table:table-cell office:value-type="float" office:value="0" table:formula="of:=[.B105]" table:style-name="ce1">
            <text:p>0</text:p>
          </table:table-cell>
          <table:table-cell office:value-type="float" office:value="-10" table:formula="of:=[.B106]-10" table:style-name="ce1">
            <text:p>-10</text:p>
          </table:table-cell>
          <table:table-cell office:value-type="float" office:value="-2.9695999999999994" table:formula="of:=$$delta_t*[.C105]+[.D105]" table:style-name="ce1">
            <text:p>-2,9696</text:p>
          </table:table-cell>
          <table:table-cell office:value-type="float" office:value="0.91802828799999736" table:formula="of:=[.E105]+$$delta_t*[.D105]+0.5*$$delta_t^2*[.C105]" table:style-name="ce1">
            <text:p>0,918028288</text:p>
          </table:table-cell>
          <table:table-cell office:value-type="float" office:value="0" table:formula="of:=[.B106]+$$mu_z-10" table:style-name="ce1">
            <text:p>0</text:p>
          </table:table-cell>
          <table:table-cell office:value-type="float" office:value="-10" table:formula="of:=(1-$$K_a)*[.G105]+$$K_a*([.F106]-$$mu_z)" table:style-name="ce1">
            <text:p>-10</text:p>
          </table:table-cell>
          <table:table-cell office:value-type="float" office:value="-2.9606956521739147" table:formula="of:=[.H105]+$$delta_t*[.G105]" table:style-name="ce1">
            <text:p>-2,960695652</text:p>
          </table:table-cell>
          <table:table-cell office:value-type="float" office:value="0.92061900412854136" table:formula="of:=[.I105]+$$delta_t*[.H105]+0.5*$$delta_t^2*[.G105]" table:style-name="ce1">
            <text:p>0,920619004</text:p>
          </table:table-cell>
          <table:table-cell office:value-type="float" office:value="-10.869565217391305" table:formula="of:=(1-$$K_a)*[.J105]+$$K_a*[.F106]-$$mu_z" table:style-name="ce1">
            <text:p>-10,86956522</text:p>
          </table:table-cell>
          <table:table-cell office:value-type="float" office:value="-3.8592604914933872" table:formula="of:=[.K105]+$$delta_t*[.J105]" table:style-name="ce1">
            <text:p>-3,859260491</text:p>
          </table:table-cell>
          <table:table-cell office:value-type="float" office:value="0.45634890201495681" table:formula="of:=[.L105]+$$delta_t*[.K105]+0.5*$$delta_t^2*[.J105]" table:style-name="ce1">
            <text:p>0,456348902</text:p>
          </table:table-cell>
          <table:table-cell table:number-columns-repeated="16372"/>
        </table:table-row>
        <table:table-row table:style-name="ro1">
          <table:table-cell office:value-type="float" office:value="1.0444800000000021" table:formula="of:=[.A106]+$$delta_t" table:style-name="ce1">
            <text:p>1,04448</text:p>
          </table:table-cell>
          <table:table-cell office:value-type="float" office:value="0" table:formula="of:=[.B106]" table:style-name="ce1">
            <text:p>0</text:p>
          </table:table-cell>
          <table:table-cell office:value-type="float" office:value="-10" table:formula="of:=[.B107]-10" table:style-name="ce1">
            <text:p>-10</text:p>
          </table:table-cell>
          <table:table-cell office:value-type="float" office:value="-3.0719999999999992" table:formula="of:=$$delta_t*[.C106]+[.D106]" table:style-name="ce1">
            <text:p>-3,072</text:p>
          </table:table-cell>
          <table:table-cell office:value-type="float" office:value="0.88709529599999737" table:formula="of:=[.E106]+$$delta_t*[.D106]+0.5*$$delta_t^2*[.C106]" table:style-name="ce1">
            <text:p>0,887095296</text:p>
          </table:table-cell>
          <table:table-cell office:value-type="float" office:value="0" table:formula="of:=[.B107]+$$mu_z-10" table:style-name="ce1">
            <text:p>0</text:p>
          </table:table-cell>
          <table:table-cell office:value-type="float" office:value="-10" table:formula="of:=(1-$$K_a)*[.G106]+$$K_a*([.F107]-$$mu_z)" table:style-name="ce1">
            <text:p>-10</text:p>
          </table:table-cell>
          <table:table-cell office:value-type="float" office:value="-3.0630956521739146" table:formula="of:=[.H106]+$$delta_t*[.G106]" table:style-name="ce1">
            <text:p>-3,063095652</text:p>
          </table:table-cell>
          <table:table-cell office:value-type="float" office:value="0.88977719265028044" table:formula="of:=[.I106]+$$delta_t*[.H106]+0.5*$$delta_t^2*[.G106]" table:style-name="ce1">
            <text:p>0,889777193</text:p>
          </table:table-cell>
          <table:table-cell office:value-type="float" office:value="-10.869565217391305" table:formula="of:=(1-$$K_a)*[.J106]+$$K_a*[.F107]-$$mu_z" table:style-name="ce1">
            <text:p>-10,86956522</text:p>
          </table:table-cell>
          <table:table-cell office:value-type="float" office:value="-3.9705648393194743" table:formula="of:=[.K106]+$$delta_t*[.J106]" table:style-name="ce1">
            <text:p>-3,970564839</text:p>
          </table:table-cell>
          <table:table-cell office:value-type="float" office:value="0.41626019632119493" table:formula="of:=[.L106]+$$delta_t*[.K106]+0.5*$$delta_t^2*[.J106]" table:style-name="ce1">
            <text:p>0,416260196</text:p>
          </table:table-cell>
          <table:table-cell table:number-columns-repeated="16372"/>
        </table:table-row>
        <table:table-row table:style-name="ro1">
          <table:table-cell office:value-type="float" office:value="1.0547200000000021" table:formula="of:=[.A107]+$$delta_t" table:style-name="ce1">
            <text:p>1,05472</text:p>
          </table:table-cell>
          <table:table-cell office:value-type="float" office:value="0" table:formula="of:=[.B107]" table:style-name="ce1">
            <text:p>0</text:p>
          </table:table-cell>
          <table:table-cell office:value-type="float" office:value="-10" table:formula="of:=[.B108]-10" table:style-name="ce1">
            <text:p>-10</text:p>
          </table:table-cell>
          <table:table-cell office:value-type="float" office:value="-3.174399999999999" table:formula="of:=$$delta_t*[.C107]+[.D107]" table:style-name="ce1">
            <text:p>-3,1744</text:p>
          </table:table-cell>
          <table:table-cell office:value-type="float" office:value="0.8551137279999973" table:formula="of:=[.E107]+$$delta_t*[.D107]+0.5*$$delta_t^2*[.C107]" table:style-name="ce1">
            <text:p>0,855113728</text:p>
          </table:table-cell>
          <table:table-cell office:value-type="float" office:value="0" table:formula="of:=[.B108]+$$mu_z-10" table:style-name="ce1">
            <text:p>0</text:p>
          </table:table-cell>
          <table:table-cell office:value-type="float" office:value="-10" table:formula="of:=(1-$$K_a)*[.G107]+$$K_a*([.F108]-$$mu_z)" table:style-name="ce1">
            <text:p>-10</text:p>
          </table:table-cell>
          <table:table-cell office:value-type="float" office:value="-3.1654956521739144" table:formula="of:=[.H107]+$$delta_t*[.G107]" table:style-name="ce1">
            <text:p>-3,165495652</text:p>
          </table:table-cell>
          <table:table-cell office:value-type="float" office:value="0.85788680517201954" table:formula="of:=[.I107]+$$delta_t*[.H107]+0.5*$$delta_t^2*[.G107]" table:style-name="ce1">
            <text:p>0,857886805</text:p>
          </table:table-cell>
          <table:table-cell office:value-type="float" office:value="-10.869565217391305" table:formula="of:=(1-$$K_a)*[.J107]+$$K_a*[.F108]-$$mu_z" table:style-name="ce1">
            <text:p>-10,86956522</text:p>
          </table:table-cell>
          <table:table-cell office:value-type="float" office:value="-4.0818691871455615" table:formula="of:=[.K107]+$$delta_t*[.J107]" table:style-name="ce1">
            <text:p>-4,081869187</text:p>
          </table:table-cell>
          <table:table-cell office:value-type="float" office:value="0.37503173410569396" table:formula="of:=[.L107]+$$delta_t*[.K107]+0.5*$$delta_t^2*[.J107]" table:style-name="ce1">
            <text:p>0,375031734</text:p>
          </table:table-cell>
          <table:table-cell table:number-columns-repeated="16372"/>
        </table:table-row>
        <table:table-row table:style-name="ro1">
          <table:table-cell office:value-type="float" office:value="1.0649600000000021" table:formula="of:=[.A108]+$$delta_t" table:style-name="ce1">
            <text:p>1,06496</text:p>
          </table:table-cell>
          <table:table-cell office:value-type="float" office:value="0" table:formula="of:=[.B108]" table:style-name="ce1">
            <text:p>0</text:p>
          </table:table-cell>
          <table:table-cell office:value-type="float" office:value="-10" table:formula="of:=[.B109]-10" table:style-name="ce1">
            <text:p>-10</text:p>
          </table:table-cell>
          <table:table-cell office:value-type="float" office:value="-3.2767999999999988" table:formula="of:=$$delta_t*[.C108]+[.D108]" table:style-name="ce1">
            <text:p>-3,2768</text:p>
          </table:table-cell>
          <table:table-cell office:value-type="float" office:value="0.82208358399999726" table:formula="of:=[.E108]+$$delta_t*[.D108]+0.5*$$delta_t^2*[.C108]" table:style-name="ce1">
            <text:p>0,822083584</text:p>
          </table:table-cell>
          <table:table-cell office:value-type="float" office:value="0" table:formula="of:=[.B109]+$$mu_z-10" table:style-name="ce1">
            <text:p>0</text:p>
          </table:table-cell>
          <table:table-cell office:value-type="float" office:value="-10" table:formula="of:=(1-$$K_a)*[.G108]+$$K_a*([.F109]-$$mu_z)" table:style-name="ce1">
            <text:p>-10</text:p>
          </table:table-cell>
          <table:table-cell office:value-type="float" office:value="-3.2678956521739142" table:formula="of:=[.H108]+$$delta_t*[.G108]" table:style-name="ce1">
            <text:p>-3,267895652</text:p>
          </table:table-cell>
          <table:table-cell office:value-type="float" office:value="0.82494784169375857" table:formula="of:=[.I108]+$$delta_t*[.H108]+0.5*$$delta_t^2*[.G108]" table:style-name="ce1">
            <text:p>0,824947842</text:p>
          </table:table-cell>
          <table:table-cell office:value-type="float" office:value="-10.869565217391305" table:formula="of:=(1-$$K_a)*[.J108]+$$K_a*[.F109]-$$mu_z" table:style-name="ce1">
            <text:p>-10,86956522</text:p>
          </table:table-cell>
          <table:table-cell office:value-type="float" office:value="-4.1931735349716481" table:formula="of:=[.K108]+$$delta_t*[.J108]" table:style-name="ce1">
            <text:p>-4,193173535</text:p>
          </table:table-cell>
          <table:table-cell office:value-type="float" office:value="0.33266351536845384" table:formula="of:=[.L108]+$$delta_t*[.K108]+0.5*$$delta_t^2*[.J108]" table:style-name="ce1">
            <text:p>0,332663515</text:p>
          </table:table-cell>
          <table:table-cell table:number-columns-repeated="16372"/>
        </table:table-row>
        <table:table-row table:style-name="ro1">
          <table:table-cell office:value-type="float" office:value="1.0752000000000022" table:formula="of:=[.A109]+$$delta_t" table:style-name="ce1">
            <text:p>1,0752</text:p>
          </table:table-cell>
          <table:table-cell office:value-type="float" office:value="0" table:formula="of:=[.B109]" table:style-name="ce1">
            <text:p>0</text:p>
          </table:table-cell>
          <table:table-cell office:value-type="float" office:value="-10" table:formula="of:=[.B110]-10" table:style-name="ce1">
            <text:p>-10</text:p>
          </table:table-cell>
          <table:table-cell office:value-type="float" office:value="-3.3791999999999986" table:formula="of:=$$delta_t*[.C109]+[.D109]" table:style-name="ce1">
            <text:p>-3,3792</text:p>
          </table:table-cell>
          <table:table-cell office:value-type="float" office:value="0.78800486399999725" table:formula="of:=[.E109]+$$delta_t*[.D109]+0.5*$$delta_t^2*[.C109]" table:style-name="ce1">
            <text:p>0,788004864</text:p>
          </table:table-cell>
          <table:table-cell office:value-type="float" office:value="0" table:formula="of:=[.B110]+$$mu_z-10" table:style-name="ce1">
            <text:p>0</text:p>
          </table:table-cell>
          <table:table-cell office:value-type="float" office:value="-10" table:formula="of:=(1-$$K_a)*[.G109]+$$K_a*([.F110]-$$mu_z)" table:style-name="ce1">
            <text:p>-10</text:p>
          </table:table-cell>
          <table:table-cell office:value-type="float" office:value="-3.370295652173914" table:formula="of:=[.H109]+$$delta_t*[.G109]" table:style-name="ce1">
            <text:p>-3,370295652</text:p>
          </table:table-cell>
          <table:table-cell office:value-type="float" office:value="0.79096030221549762" table:formula="of:=[.I109]+$$delta_t*[.H109]+0.5*$$delta_t^2*[.G109]" table:style-name="ce1">
            <text:p>0,790960302</text:p>
          </table:table-cell>
          <table:table-cell office:value-type="float" office:value="-10.869565217391305" table:formula="of:=(1-$$K_a)*[.J109]+$$K_a*[.F110]-$$mu_z" table:style-name="ce1">
            <text:p>-10,86956522</text:p>
          </table:table-cell>
          <table:table-cell office:value-type="float" office:value="-4.3044778827977348" table:formula="of:=[.K109]+$$delta_t*[.J109]" table:style-name="ce1">
            <text:p>-4,304477883</text:p>
          </table:table-cell>
          <table:table-cell office:value-type="float" office:value="0.28915554010947458" table:formula="of:=[.L109]+$$delta_t*[.K109]+0.5*$$delta_t^2*[.J109]" table:style-name="ce1">
            <text:p>0,28915554</text:p>
          </table:table-cell>
          <table:table-cell table:number-columns-repeated="16372"/>
        </table:table-row>
        <table:table-row table:style-name="ro1">
          <table:table-cell office:value-type="float" office:value="1.0854400000000022" table:formula="of:=[.A110]+$$delta_t" table:style-name="ce1">
            <text:p>1,08544</text:p>
          </table:table-cell>
          <table:table-cell office:value-type="float" office:value="0" table:formula="of:=[.B110]" table:style-name="ce1">
            <text:p>0</text:p>
          </table:table-cell>
          <table:table-cell office:value-type="float" office:value="-10" table:formula="of:=[.B111]-10" table:style-name="ce1">
            <text:p>-10</text:p>
          </table:table-cell>
          <table:table-cell office:value-type="float" office:value="-3.4815999999999985" table:formula="of:=$$delta_t*[.C110]+[.D110]" table:style-name="ce1">
            <text:p>-3,4816</text:p>
          </table:table-cell>
          <table:table-cell office:value-type="float" office:value="0.75287756799999728" table:formula="of:=[.E110]+$$delta_t*[.D110]+0.5*$$delta_t^2*[.C110]" table:style-name="ce1">
            <text:p>0,752877568</text:p>
          </table:table-cell>
          <table:table-cell office:value-type="float" office:value="0" table:formula="of:=[.B111]+$$mu_z-10" table:style-name="ce1">
            <text:p>0</text:p>
          </table:table-cell>
          <table:table-cell office:value-type="float" office:value="-10" table:formula="of:=(1-$$K_a)*[.G110]+$$K_a*([.F111]-$$mu_z)" table:style-name="ce1">
            <text:p>-10</text:p>
          </table:table-cell>
          <table:table-cell office:value-type="float" office:value="-3.4726956521739138" table:formula="of:=[.H110]+$$delta_t*[.G110]" table:style-name="ce1">
            <text:p>-3,472695652</text:p>
          </table:table-cell>
          <table:table-cell office:value-type="float" office:value="0.75592418673723671" table:formula="of:=[.I110]+$$delta_t*[.H110]+0.5*$$delta_t^2*[.G110]" table:style-name="ce1">
            <text:p>0,755924187</text:p>
          </table:table-cell>
          <table:table-cell office:value-type="float" office:value="-10.869565217391305" table:formula="of:=(1-$$K_a)*[.J110]+$$K_a*[.F111]-$$mu_z" table:style-name="ce1">
            <text:p>-10,86956522</text:p>
          </table:table-cell>
          <table:table-cell office:value-type="float" office:value="-4.4157822306238215" table:formula="of:=[.K110]+$$delta_t*[.J110]" table:style-name="ce1">
            <text:p>-4,415782231</text:p>
          </table:table-cell>
          <table:table-cell office:value-type="float" office:value="0.24450780832875621" table:formula="of:=[.L110]+$$delta_t*[.K110]+0.5*$$delta_t^2*[.J110]" table:style-name="ce1">
            <text:p>0,244507808</text:p>
          </table:table-cell>
          <table:table-cell table:number-columns-repeated="16372"/>
        </table:table-row>
        <table:table-row table:style-name="ro1">
          <table:table-cell office:value-type="float" office:value="1.0956800000000022" table:formula="of:=[.A111]+$$delta_t" table:style-name="ce1">
            <text:p>1,09568</text:p>
          </table:table-cell>
          <table:table-cell office:value-type="float" office:value="0" table:formula="of:=[.B111]" table:style-name="ce1">
            <text:p>0</text:p>
          </table:table-cell>
          <table:table-cell office:value-type="float" office:value="-10" table:formula="of:=[.B112]-10" table:style-name="ce1">
            <text:p>-10</text:p>
          </table:table-cell>
          <table:table-cell office:value-type="float" office:value="-3.5839999999999983" table:formula="of:=$$delta_t*[.C111]+[.D111]" table:style-name="ce1">
            <text:p>-3,584</text:p>
          </table:table-cell>
          <table:table-cell office:value-type="float" office:value="0.71670169599999722" table:formula="of:=[.E111]+$$delta_t*[.D111]+0.5*$$delta_t^2*[.C111]" table:style-name="ce1">
            <text:p>0,716701696</text:p>
          </table:table-cell>
          <table:table-cell office:value-type="float" office:value="0" table:formula="of:=[.B112]+$$mu_z-10" table:style-name="ce1">
            <text:p>0</text:p>
          </table:table-cell>
          <table:table-cell office:value-type="float" office:value="-10" table:formula="of:=(1-$$K_a)*[.G111]+$$K_a*([.F112]-$$mu_z)" table:style-name="ce1">
            <text:p>-10</text:p>
          </table:table-cell>
          <table:table-cell office:value-type="float" office:value="-3.5750956521739137" table:formula="of:=[.H111]+$$delta_t*[.G111]" table:style-name="ce1">
            <text:p>-3,575095652</text:p>
          </table:table-cell>
          <table:table-cell office:value-type="float" office:value="0.71983949525897584" table:formula="of:=[.I111]+$$delta_t*[.H111]+0.5*$$delta_t^2*[.G111]" table:style-name="ce1">
            <text:p>0,719839495</text:p>
          </table:table-cell>
          <table:table-cell office:value-type="float" office:value="-10.869565217391305" table:formula="of:=(1-$$K_a)*[.J111]+$$K_a*[.F112]-$$mu_z" table:style-name="ce1">
            <text:p>-10,86956522</text:p>
          </table:table-cell>
          <table:table-cell office:value-type="float" office:value="-4.5270865784499081" table:formula="of:=[.K111]+$$delta_t*[.J111]" table:style-name="ce1">
            <text:p>-4,527086578</text:p>
          </table:table-cell>
          <table:table-cell office:value-type="float" office:value="0.19872032002629869" table:formula="of:=[.L111]+$$delta_t*[.K111]+0.5*$$delta_t^2*[.J111]" table:style-name="ce1">
            <text:p>0,19872032</text:p>
          </table:table-cell>
          <table:table-cell table:number-columns-repeated="16372"/>
        </table:table-row>
        <table:table-row table:style-name="ro1">
          <table:table-cell office:value-type="float" office:value="1.1059200000000022" table:formula="of:=[.A112]+$$delta_t" table:style-name="ce1">
            <text:p>1,10592</text:p>
          </table:table-cell>
          <table:table-cell office:value-type="float" office:value="0" table:formula="of:=[.B112]" table:style-name="ce1">
            <text:p>0</text:p>
          </table:table-cell>
          <table:table-cell office:value-type="float" office:value="-10" table:formula="of:=[.B113]-10" table:style-name="ce1">
            <text:p>-10</text:p>
          </table:table-cell>
          <table:table-cell office:value-type="float" office:value="-3.6863999999999981" table:formula="of:=$$delta_t*[.C112]+[.D112]" table:style-name="ce1">
            <text:p>-3,6864</text:p>
          </table:table-cell>
          <table:table-cell office:value-type="float" office:value="0.6794772479999972" table:formula="of:=[.E112]+$$delta_t*[.D112]+0.5*$$delta_t^2*[.C112]" table:style-name="ce1">
            <text:p>0,679477248</text:p>
          </table:table-cell>
          <table:table-cell office:value-type="float" office:value="0" table:formula="of:=[.B113]+$$mu_z-10" table:style-name="ce1">
            <text:p>0</text:p>
          </table:table-cell>
          <table:table-cell office:value-type="float" office:value="-10" table:formula="of:=(1-$$K_a)*[.G112]+$$K_a*([.F113]-$$mu_z)" table:style-name="ce1">
            <text:p>-10</text:p>
          </table:table-cell>
          <table:table-cell office:value-type="float" office:value="-3.6774956521739135" table:formula="of:=[.H112]+$$delta_t*[.G112]" table:style-name="ce1">
            <text:p>-3,677495652</text:p>
          </table:table-cell>
          <table:table-cell office:value-type="float" office:value="0.68270622778071488" table:formula="of:=[.I112]+$$delta_t*[.H112]+0.5*$$delta_t^2*[.G112]" table:style-name="ce1">
            <text:p>0,682706228</text:p>
          </table:table-cell>
          <table:table-cell office:value-type="float" office:value="-10.869565217391305" table:formula="of:=(1-$$K_a)*[.J112]+$$K_a*[.F113]-$$mu_z" table:style-name="ce1">
            <text:p>-10,86956522</text:p>
          </table:table-cell>
          <table:table-cell office:value-type="float" office:value="-4.6383909262759948" table:formula="of:=[.K112]+$$delta_t*[.J112]" table:style-name="ce1">
            <text:p>-4,638390926</text:p>
          </table:table-cell>
          <table:table-cell office:value-type="float" office:value="0.15179307520210206" table:formula="of:=[.L112]+$$delta_t*[.K112]+0.5*$$delta_t^2*[.J112]" table:style-name="ce1">
            <text:p>0,151793075</text:p>
          </table:table-cell>
          <table:table-cell table:number-columns-repeated="16372"/>
        </table:table-row>
        <table:table-row table:style-name="ro1">
          <table:table-cell office:value-type="float" office:value="1.1161600000000023" table:formula="of:=[.A113]+$$delta_t" table:style-name="ce1">
            <text:p>1,11616</text:p>
          </table:table-cell>
          <table:table-cell office:value-type="float" office:value="0" table:formula="of:=[.B113]" table:style-name="ce1">
            <text:p>0</text:p>
          </table:table-cell>
          <table:table-cell office:value-type="float" office:value="-10" table:formula="of:=[.B114]-10" table:style-name="ce1">
            <text:p>-10</text:p>
          </table:table-cell>
          <table:table-cell office:value-type="float" office:value="-3.7887999999999979" table:formula="of:=$$delta_t*[.C113]+[.D113]" table:style-name="ce1">
            <text:p>-3,7888</text:p>
          </table:table-cell>
          <table:table-cell office:value-type="float" office:value="0.64120422399999721" table:formula="of:=[.E113]+$$delta_t*[.D113]+0.5*$$delta_t^2*[.C113]" table:style-name="ce1">
            <text:p>0,641204224</text:p>
          </table:table-cell>
          <table:table-cell office:value-type="float" office:value="0" table:formula="of:=[.B114]+$$mu_z-10" table:style-name="ce1">
            <text:p>0</text:p>
          </table:table-cell>
          <table:table-cell office:value-type="float" office:value="-10" table:formula="of:=(1-$$K_a)*[.G113]+$$K_a*([.F114]-$$mu_z)" table:style-name="ce1">
            <text:p>-10</text:p>
          </table:table-cell>
          <table:table-cell office:value-type="float" office:value="-3.7798956521739133" table:formula="of:=[.H113]+$$delta_t*[.G113]" table:style-name="ce1">
            <text:p>-3,779895652</text:p>
          </table:table-cell>
          <table:table-cell office:value-type="float" office:value="0.64452438430245396" table:formula="of:=[.I113]+$$delta_t*[.H113]+0.5*$$delta_t^2*[.G113]" table:style-name="ce1">
            <text:p>0,644524384</text:p>
          </table:table-cell>
          <table:table-cell office:value-type="float" office:value="-10.869565217391305" table:formula="of:=(1-$$K_a)*[.J113]+$$K_a*[.F114]-$$mu_z" table:style-name="ce1">
            <text:p>-10,86956522</text:p>
          </table:table-cell>
          <table:table-cell office:value-type="float" office:value="-4.7496952741020815" table:formula="of:=[.K113]+$$delta_t*[.J113]" table:style-name="ce1">
            <text:p>-4,749695274</text:p>
          </table:table-cell>
          <table:table-cell office:value-type="float" office:value="0.10372607385616629" table:formula="of:=[.L113]+$$delta_t*[.K113]+0.5*$$delta_t^2*[.J113]" table:style-name="ce1">
            <text:p>0,103726074</text:p>
          </table:table-cell>
          <table:table-cell table:number-columns-repeated="16372"/>
        </table:table-row>
        <table:table-row table:style-name="ro1">
          <table:table-cell office:value-type="float" office:value="1.1264000000000023" table:formula="of:=[.A114]+$$delta_t" table:style-name="ce1">
            <text:p>1,1264</text:p>
          </table:table-cell>
          <table:table-cell office:value-type="float" office:value="0" table:formula="of:=[.B114]" table:style-name="ce1">
            <text:p>0</text:p>
          </table:table-cell>
          <table:table-cell office:value-type="float" office:value="-10" table:formula="of:=[.B115]-10" table:style-name="ce1">
            <text:p>-10</text:p>
          </table:table-cell>
          <table:table-cell office:value-type="float" office:value="-3.8911999999999978" table:formula="of:=$$delta_t*[.C114]+[.D114]" table:style-name="ce1">
            <text:p>-3,8912</text:p>
          </table:table-cell>
          <table:table-cell office:value-type="float" office:value="0.60188262399999715" table:formula="of:=[.E114]+$$delta_t*[.D114]+0.5*$$delta_t^2*[.C114]" table:style-name="ce1">
            <text:p>0,601882624</text:p>
          </table:table-cell>
          <table:table-cell office:value-type="float" office:value="0" table:formula="of:=[.B115]+$$mu_z-10" table:style-name="ce1">
            <text:p>0</text:p>
          </table:table-cell>
          <table:table-cell office:value-type="float" office:value="-10" table:formula="of:=(1-$$K_a)*[.G114]+$$K_a*([.F115]-$$mu_z)" table:style-name="ce1">
            <text:p>-10</text:p>
          </table:table-cell>
          <table:table-cell office:value-type="float" office:value="-3.8822956521739131" table:formula="of:=[.H114]+$$delta_t*[.G114]" table:style-name="ce1">
            <text:p>-3,882295652</text:p>
          </table:table-cell>
          <table:table-cell office:value-type="float" office:value="0.60529396482419306" table:formula="of:=[.I114]+$$delta_t*[.H114]+0.5*$$delta_t^2*[.G114]" table:style-name="ce1">
            <text:p>0,605293965</text:p>
          </table:table-cell>
          <table:table-cell office:value-type="float" office:value="-10.869565217391305" table:formula="of:=(1-$$K_a)*[.J114]+$$K_a*[.F115]-$$mu_z" table:style-name="ce1">
            <text:p>-10,86956522</text:p>
          </table:table-cell>
          <table:table-cell office:value-type="float" office:value="-4.8609996219281681" table:formula="of:=[.K114]+$$delta_t*[.J114]" table:style-name="ce1">
            <text:p>-4,860999622</text:p>
          </table:table-cell>
          <table:table-cell office:value-type="float" office:value="5.4519315988491412E-2" table:formula="of:=[.L114]+$$delta_t*[.K114]+0.5*$$delta_t^2*[.J114]" table:style-name="ce1">
            <text:p>0,054519316</text:p>
          </table:table-cell>
          <table:table-cell table:number-columns-repeated="16372"/>
        </table:table-row>
        <table:table-row table:style-name="ro1">
          <table:table-cell office:value-type="float" office:value="1.1366400000000023" table:formula="of:=[.A115]+$$delta_t" table:style-name="ce1">
            <text:p>1,13664</text:p>
          </table:table-cell>
          <table:table-cell office:value-type="float" office:value="0" table:formula="of:=[.B115]" table:style-name="ce1">
            <text:p>0</text:p>
          </table:table-cell>
          <table:table-cell office:value-type="float" office:value="-10" table:formula="of:=[.B116]-10" table:style-name="ce1">
            <text:p>-10</text:p>
          </table:table-cell>
          <table:table-cell office:value-type="float" office:value="-3.9935999999999976" table:formula="of:=$$delta_t*[.C115]+[.D115]" table:style-name="ce1">
            <text:p>-3,9936</text:p>
          </table:table-cell>
          <table:table-cell office:value-type="float" office:value="0.56151244799999711" table:formula="of:=[.E115]+$$delta_t*[.D115]+0.5*$$delta_t^2*[.C115]" table:style-name="ce1">
            <text:p>0,561512448</text:p>
          </table:table-cell>
          <table:table-cell office:value-type="float" office:value="0" table:formula="of:=[.B116]+$$mu_z-10" table:style-name="ce1">
            <text:p>0</text:p>
          </table:table-cell>
          <table:table-cell office:value-type="float" office:value="-10" table:formula="of:=(1-$$K_a)*[.G115]+$$K_a*([.F116]-$$mu_z)" table:style-name="ce1">
            <text:p>-10</text:p>
          </table:table-cell>
          <table:table-cell office:value-type="float" office:value="-3.984695652173913" table:formula="of:=[.H115]+$$delta_t*[.G115]" table:style-name="ce1">
            <text:p>-3,984695652</text:p>
          </table:table-cell>
          <table:table-cell office:value-type="float" office:value="0.56501496934593209" table:formula="of:=[.I115]+$$delta_t*[.H115]+0.5*$$delta_t^2*[.G115]" table:style-name="ce1">
            <text:p>0,565014969</text:p>
          </table:table-cell>
          <table:table-cell office:value-type="float" office:value="-10.869565217391305" table:formula="of:=(1-$$K_a)*[.J115]+$$K_a*[.F116]-$$mu_z" table:style-name="ce1">
            <text:p>-10,86956522</text:p>
          </table:table-cell>
          <table:table-cell office:value-type="float" office:value="-4.9723039697542548" table:formula="of:=[.K115]+$$delta_t*[.J115]" table:style-name="ce1">
            <text:p>-4,97230397</text:p>
          </table:table-cell>
          <table:table-cell office:value-type="float" office:value="4.1728015990774026E-3" table:formula="of:=[.L115]+$$delta_t*[.K115]+0.5*$$delta_t^2*[.J115]" table:style-name="ce1">
            <text:p>0,004172802</text:p>
          </table:table-cell>
          <table:table-cell table:number-columns-repeated="16372"/>
        </table:table-row>
        <table:table-row table:style-name="ro1">
          <table:table-cell office:value-type="float" office:value="1.1468800000000023" table:formula="of:=[.A116]+$$delta_t" table:style-name="ce1">
            <text:p>1,14688</text:p>
          </table:table-cell>
          <table:table-cell office:value-type="float" office:value="0" table:formula="of:=[.B116]" table:style-name="ce1">
            <text:p>0</text:p>
          </table:table-cell>
          <table:table-cell office:value-type="float" office:value="-10" table:formula="of:=[.B117]-10" table:style-name="ce1">
            <text:p>-10</text:p>
          </table:table-cell>
          <table:table-cell office:value-type="float" office:value="-4.0959999999999974" table:formula="of:=$$delta_t*[.C116]+[.D116]" table:style-name="ce1">
            <text:p>-4,096</text:p>
          </table:table-cell>
          <table:table-cell office:value-type="float" office:value="0.52009369599999711" table:formula="of:=[.E116]+$$delta_t*[.D116]+0.5*$$delta_t^2*[.C116]" table:style-name="ce1">
            <text:p>0,520093696</text:p>
          </table:table-cell>
          <table:table-cell office:value-type="float" office:value="0" table:formula="of:=[.B117]+$$mu_z-10" table:style-name="ce1">
            <text:p>0</text:p>
          </table:table-cell>
          <table:table-cell office:value-type="float" office:value="-10" table:formula="of:=(1-$$K_a)*[.G116]+$$K_a*([.F117]-$$mu_z)" table:style-name="ce1">
            <text:p>-10</text:p>
          </table:table-cell>
          <table:table-cell office:value-type="float" office:value="-4.0870956521739128" table:formula="of:=[.H116]+$$delta_t*[.G116]" table:style-name="ce1">
            <text:p>-4,087095652</text:p>
          </table:table-cell>
          <table:table-cell office:value-type="float" office:value="0.52368739786767116" table:formula="of:=[.I116]+$$delta_t*[.H116]+0.5*$$delta_t^2*[.G116]" table:style-name="ce1">
            <text:p>0,523687398</text:p>
          </table:table-cell>
          <table:table-cell office:value-type="float" office:value="-10.869565217391305" table:formula="of:=(1-$$K_a)*[.J116]+$$K_a*[.F117]-$$mu_z" table:style-name="ce1">
            <text:p>-10,86956522</text:p>
          </table:table-cell>
          <table:table-cell office:value-type="float" office:value="-5.0836083175803415" table:formula="of:=[.K116]+$$delta_t*[.J116]" table:style-name="ce1">
            <text:p>-5,083608318</text:p>
          </table:table-cell>
          <table:table-cell office:value-type="float" office:value="-4.7313469312075737E-2" table:formula="of:=[.L116]+$$delta_t*[.K116]+0.5*$$delta_t^2*[.J116]" table:style-name="ce1">
            <text:p>-0,047313469</text:p>
          </table:table-cell>
          <table:table-cell table:number-columns-repeated="16372"/>
        </table:table-row>
        <table:table-row table:style-name="ro1">
          <table:table-cell office:value-type="float" office:value="1.1571200000000024" table:formula="of:=[.A117]+$$delta_t" table:style-name="ce1">
            <text:p>1,15712</text:p>
          </table:table-cell>
          <table:table-cell office:value-type="float" office:value="0" table:formula="of:=[.B117]" table:style-name="ce1">
            <text:p>0</text:p>
          </table:table-cell>
          <table:table-cell office:value-type="float" office:value="-10" table:formula="of:=[.B118]-10" table:style-name="ce1">
            <text:p>-10</text:p>
          </table:table-cell>
          <table:table-cell office:value-type="float" office:value="-4.1983999999999977" table:formula="of:=$$delta_t*[.C117]+[.D117]" table:style-name="ce1">
            <text:p>-4,1984</text:p>
          </table:table-cell>
          <table:table-cell office:value-type="float" office:value="0.47762636799999714" table:formula="of:=[.E117]+$$delta_t*[.D117]+0.5*$$delta_t^2*[.C117]" table:style-name="ce1">
            <text:p>0,477626368</text:p>
          </table:table-cell>
          <table:table-cell office:value-type="float" office:value="0" table:formula="of:=[.B118]+$$mu_z-10" table:style-name="ce1">
            <text:p>0</text:p>
          </table:table-cell>
          <table:table-cell office:value-type="float" office:value="-10" table:formula="of:=(1-$$K_a)*[.G117]+$$K_a*([.F118]-$$mu_z)" table:style-name="ce1">
            <text:p>-10</text:p>
          </table:table-cell>
          <table:table-cell office:value-type="float" office:value="-4.1894956521739131" table:formula="of:=[.H117]+$$delta_t*[.G117]" table:style-name="ce1">
            <text:p>-4,189495652</text:p>
          </table:table-cell>
          <table:table-cell office:value-type="float" office:value="0.48131125038941031" table:formula="of:=[.I117]+$$delta_t*[.H117]+0.5*$$delta_t^2*[.G117]" table:style-name="ce1">
            <text:p>0,48131125</text:p>
          </table:table-cell>
          <table:table-cell office:value-type="float" office:value="-10.869565217391305" table:formula="of:=(1-$$K_a)*[.J117]+$$K_a*[.F118]-$$mu_z" table:style-name="ce1">
            <text:p>-10,86956522</text:p>
          </table:table-cell>
          <table:table-cell office:value-type="float" office:value="-5.1949126654064282" table:formula="of:=[.K117]+$$delta_t*[.J117]" table:style-name="ce1">
            <text:p>-5,194912665</text:p>
          </table:table-cell>
          <table:table-cell office:value-type="float" office:value="-9.9939496744968007E-2" table:formula="of:=[.L117]+$$delta_t*[.K117]+0.5*$$delta_t^2*[.J117]" table:style-name="ce1">
            <text:p>-0,099939497</text:p>
          </table:table-cell>
          <table:table-cell table:number-columns-repeated="16372"/>
        </table:table-row>
        <table:table-row table:style-name="ro1">
          <table:table-cell office:value-type="float" office:value="1.1673600000000024" table:formula="of:=[.A118]+$$delta_t" table:style-name="ce1">
            <text:p>1,16736</text:p>
          </table:table-cell>
          <table:table-cell office:value-type="float" office:value="0" table:formula="of:=[.B118]" table:style-name="ce1">
            <text:p>0</text:p>
          </table:table-cell>
          <table:table-cell office:value-type="float" office:value="-10" table:formula="of:=[.B119]-10" table:style-name="ce1">
            <text:p>-10</text:p>
          </table:table-cell>
          <table:table-cell office:value-type="float" office:value="-4.300799999999998" table:formula="of:=$$delta_t*[.C118]+[.D118]" table:style-name="ce1">
            <text:p>-4,3008</text:p>
          </table:table-cell>
          <table:table-cell office:value-type="float" office:value="0.43411046399999714" table:formula="of:=[.E118]+$$delta_t*[.D118]+0.5*$$delta_t^2*[.C118]" table:style-name="ce1">
            <text:p>0,434110464</text:p>
          </table:table-cell>
          <table:table-cell office:value-type="float" office:value="0" table:formula="of:=[.B119]+$$mu_z-10" table:style-name="ce1">
            <text:p>0</text:p>
          </table:table-cell>
          <table:table-cell office:value-type="float" office:value="-10" table:formula="of:=(1-$$K_a)*[.G118]+$$K_a*([.F119]-$$mu_z)" table:style-name="ce1">
            <text:p>-10</text:p>
          </table:table-cell>
          <table:table-cell office:value-type="float" office:value="-4.2918956521739133" table:formula="of:=[.H118]+$$delta_t*[.G118]" table:style-name="ce1">
            <text:p>-4,291895652</text:p>
          </table:table-cell>
          <table:table-cell office:value-type="float" office:value="0.43788652691114943" table:formula="of:=[.I118]+$$delta_t*[.H118]+0.5*$$delta_t^2*[.G118]" table:style-name="ce1">
            <text:p>0,437886527</text:p>
          </table:table-cell>
          <table:table-cell office:value-type="float" office:value="-10.869565217391305" table:formula="of:=(1-$$K_a)*[.J118]+$$K_a*[.F119]-$$mu_z" table:style-name="ce1">
            <text:p>-10,86956522</text:p>
          </table:table-cell>
          <table:table-cell office:value-type="float" office:value="-5.3062170132325148" table:formula="of:=[.K118]+$$delta_t*[.J118]" table:style-name="ce1">
            <text:p>-5,306217013</text:p>
          </table:table-cell>
          <table:table-cell office:value-type="float" office:value="-0.15370528069959941" table:formula="of:=[.L118]+$$delta_t*[.K118]+0.5*$$delta_t^2*[.J118]" table:style-name="ce1">
            <text:p>-0,153705281</text:p>
          </table:table-cell>
          <table:table-cell table:number-columns-repeated="16372"/>
        </table:table-row>
        <table:table-row table:style-name="ro1">
          <table:table-cell office:value-type="float" office:value="1.1776000000000024" table:formula="of:=[.A119]+$$delta_t" table:style-name="ce1">
            <text:p>1,1776</text:p>
          </table:table-cell>
          <table:table-cell office:value-type="float" office:value="33.888888000000001" table:style-name="ce1">
            <text:p>33,888888</text:p>
          </table:table-cell>
          <table:table-cell office:value-type="float" office:value="23.888888000000001" table:formula="of:=[.B120]-10" table:style-name="ce1">
            <text:p>23,888888</text:p>
          </table:table-cell>
          <table:table-cell office:value-type="float" office:value="-4.4031999999999982" table:formula="of:=$$delta_t*[.C119]+[.D119]" table:style-name="ce1">
            <text:p>-4,4032</text:p>
          </table:table-cell>
          <table:table-cell office:value-type="float" office:value="0.38954598399999718" table:formula="of:=[.E119]+$$delta_t*[.D119]+0.5*$$delta_t^2*[.C119]" table:style-name="ce1">
            <text:p>0,389545984</text:p>
          </table:table-cell>
          <table:table-cell office:value-type="float" office:value="33.888888000000001" table:formula="of:=[.B120]+$$mu_z-10" table:style-name="ce1">
            <text:p>33,888888</text:p>
          </table:table-cell>
          <table:table-cell office:value-type="float" office:value="21.177776960000003" table:formula="of:=(1-$$K_a)*[.G119]+$$K_a*([.F120]-$$mu_z)" table:style-name="ce1">
            <text:p>21,17777696</text:p>
          </table:table-cell>
          <table:table-cell office:value-type="float" office:value="-4.3942956521739136" table:formula="of:=[.H119]+$$delta_t*[.G119]" table:style-name="ce1">
            <text:p>-4,394295652</text:p>
          </table:table-cell>
          <table:table-cell office:value-type="float" office:value="0.39341322743288859" table:formula="of:=[.I119]+$$delta_t*[.H119]+0.5*$$delta_t^2*[.G119]" table:style-name="ce1">
            <text:p>0,393413227</text:p>
          </table:table-cell>
          <table:table-cell office:value-type="float" office:value="20.308211742608698" table:formula="of:=(1-$$K_a)*[.J119]+$$K_a*[.F120]-$$mu_z" table:style-name="ce1">
            <text:p>20,30821174</text:p>
          </table:table-cell>
          <table:table-cell office:value-type="float" office:value="-5.4175213610586015" table:formula="of:=[.K119]+$$delta_t*[.J119]" table:style-name="ce1">
            <text:p>-5,417521361</text:p>
          </table:table-cell>
          <table:table-cell office:value-type="float" office:value="-0.20861082117596993" table:formula="of:=[.L119]+$$delta_t*[.K119]+0.5*$$delta_t^2*[.J119]" table:style-name="ce1">
            <text:p>-0,208610821</text:p>
          </table:table-cell>
          <table:table-cell table:number-columns-repeated="16372"/>
        </table:table-row>
        <table:table-row table:style-name="ro1">
          <table:table-cell office:value-type="float" office:value="1.1878400000000024" table:formula="of:=[.A120]+$$delta_t" table:style-name="ce1">
            <text:p>1,18784</text:p>
          </table:table-cell>
          <table:table-cell office:value-type="float" office:value="33.888888000000001" table:formula="of:=[.B120]" table:style-name="ce1">
            <text:p>33,888888</text:p>
          </table:table-cell>
          <table:table-cell office:value-type="float" office:value="23.888888000000001" table:formula="of:=[.B121]-10" table:style-name="ce1">
            <text:p>23,888888</text:p>
          </table:table-cell>
          <table:table-cell office:value-type="float" office:value="-4.1585777868799978" table:formula="of:=$$delta_t*[.C120]+[.D120]" table:style-name="ce1">
            <text:p>-4,158577787</text:p>
          </table:table-cell>
          <table:table-cell office:value-type="float" office:value="0.34570968173117156" table:formula="of:=[.E120]+$$delta_t*[.D120]+0.5*$$delta_t^2*[.C120]" table:style-name="ce1">
            <text:p>0,345709682</text:p>
          </table:table-cell>
          <table:table-cell office:value-type="float" office:value="33.888888000000001" table:formula="of:=[.B121]+$$mu_z-10" table:style-name="ce1">
            <text:p>33,888888</text:p>
          </table:table-cell>
          <table:table-cell office:value-type="float" office:value="23.671999116800002" table:formula="of:=(1-$$K_a)*[.G120]+$$K_a*([.F121]-$$mu_z)" table:style-name="ce1">
            <text:p>23,67199912</text:p>
          </table:table-cell>
          <table:table-cell office:value-type="float" office:value="-4.1774352161035138" table:formula="of:=[.H120]+$$delta_t*[.G120]" table:style-name="ce1">
            <text:p>-4,177435216</text:p>
          </table:table-cell>
          <table:table-cell office:value-type="float" office:value="0.34952596538730818" table:formula="of:=[.I120]+$$delta_t*[.H120]+0.5*$$delta_t^2*[.G120]" table:style-name="ce1">
            <text:p>0,349525965</text:p>
          </table:table-cell>
          <table:table-cell office:value-type="float" office:value="22.802433899408697" table:formula="of:=(1-$$K_a)*[.J120]+$$K_a*[.F121]-$$mu_z" table:style-name="ce1">
            <text:p>22,8024339</text:p>
          </table:table-cell>
          <table:table-cell office:value-type="float" office:value="-5.2095652728142881" table:formula="of:=[.K120]+$$delta_t*[.J120]" table:style-name="ce1">
            <text:p>-5,209565273</text:p>
          </table:table-cell>
          <table:table-cell office:value-type="float" office:value="-0.26302150474139913" table:formula="of:=[.L120]+$$delta_t*[.K120]+0.5*$$delta_t^2*[.J120]" table:style-name="ce1">
            <text:p>-0,263021505</text:p>
          </table:table-cell>
          <table:table-cell table:number-columns-repeated="16372"/>
        </table:table-row>
        <table:table-row table:style-name="ro1">
          <table:table-cell office:value-type="float" office:value="1.1980800000000025" table:formula="of:=[.A121]+$$delta_t" table:style-name="ce1">
            <text:p>1,19808</text:p>
          </table:table-cell>
          <table:table-cell office:value-type="float" office:value="33.888888000000001" table:formula="of:=[.B121]" table:style-name="ce1">
            <text:p>33,888888</text:p>
          </table:table-cell>
          <table:table-cell office:value-type="float" office:value="23.888888000000001" table:formula="of:=[.B122]-10" table:style-name="ce1">
            <text:p>23,888888</text:p>
          </table:table-cell>
          <table:table-cell office:value-type="float" office:value="-3.9139555737599978" table:formula="of:=$$delta_t*[.C121]+[.D121]" table:style-name="ce1">
            <text:p>-3,913955574</text:p>
          </table:table-cell>
          <table:table-cell office:value-type="float" office:value="0.30437831092469475" table:formula="of:=[.E121]+$$delta_t*[.D121]+0.5*$$delta_t^2*[.C121]" table:style-name="ce1">
            <text:p>0,304378311</text:p>
          </table:table-cell>
          <table:table-cell office:value-type="float" office:value="33.888888000000001" table:formula="of:=[.B122]+$$mu_z-10" table:style-name="ce1">
            <text:p>33,888888</text:p>
          </table:table-cell>
          <table:table-cell office:value-type="float" office:value="23.871536889344004" table:formula="of:=(1-$$K_a)*[.G121]+$$K_a*([.F122]-$$mu_z)" table:style-name="ce1">
            <text:p>23,87153689</text:p>
          </table:table-cell>
          <table:table-cell office:value-type="float" office:value="-3.9350339451474818" table:formula="of:=[.H121]+$$delta_t*[.G121]" table:style-name="ce1">
            <text:p>-3,935033945</text:p>
          </table:table-cell>
          <table:table-cell office:value-type="float" office:value="0.30799012328170305" table:formula="of:=[.I121]+$$delta_t*[.H121]+0.5*$$delta_t^2*[.G121]" table:style-name="ce1">
            <text:p>0,307990123</text:p>
          </table:table-cell>
          <table:table-cell office:value-type="float" office:value="23.001971671952695" table:formula="of:=(1-$$K_a)*[.J121]+$$K_a*[.F122]-$$mu_z" table:style-name="ce1">
            <text:p>23,00197167</text:p>
          </table:table-cell>
          <table:table-cell office:value-type="float" office:value="-4.9760683496843434" table:formula="of:=[.K121]+$$delta_t*[.J121]" table:style-name="ce1">
            <text:p>-4,97606835</text:p>
          </table:table-cell>
          <table:table-cell office:value-type="float" office:value="-0.31517194888859212" table:formula="of:=[.L121]+$$delta_t*[.K121]+0.5*$$delta_t^2*[.J121]" table:style-name="ce1">
            <text:p>-0,315171949</text:p>
          </table:table-cell>
          <table:table-cell table:number-columns-repeated="16372"/>
        </table:table-row>
        <table:table-row table:style-name="ro1">
          <table:table-cell office:value-type="float" office:value="1.2083200000000025" table:formula="of:=[.A122]+$$delta_t" table:style-name="ce1">
            <text:p>1,20832</text:p>
          </table:table-cell>
          <table:table-cell office:value-type="float" office:value="33.888888000000001" table:formula="of:=[.B122]" table:style-name="ce1">
            <text:p>33,888888</text:p>
          </table:table-cell>
          <table:table-cell office:value-type="float" office:value="23.888888000000001" table:formula="of:=[.B123]-10" table:style-name="ce1">
            <text:p>23,888888</text:p>
          </table:table-cell>
          <table:table-cell office:value-type="float" office:value="-3.6693333606399978" table:formula="of:=$$delta_t*[.C122]+[.D122]" table:style-name="ce1">
            <text:p>-3,669333361</text:p>
          </table:table-cell>
          <table:table-cell office:value-type="float" office:value="0.26555187158056676" table:formula="of:=[.E122]+$$delta_t*[.D122]+0.5*$$delta_t^2*[.C122]" table:style-name="ce1">
            <text:p>0,265551872</text:p>
          </table:table-cell>
          <table:table-cell office:value-type="float" office:value="33.888888000000001" table:formula="of:=[.B123]+$$mu_z-10" table:style-name="ce1">
            <text:p>33,888888</text:p>
          </table:table-cell>
          <table:table-cell office:value-type="float" office:value="23.887499911147522" table:formula="of:=(1-$$K_a)*[.G122]+$$K_a*([.F123]-$$mu_z)" table:style-name="ce1">
            <text:p>23,88749991</text:p>
          </table:table-cell>
          <table:table-cell office:value-type="float" office:value="-3.6905894074005992" table:formula="of:=[.H122]+$$delta_t*[.G122]" table:style-name="ce1">
            <text:p>-3,690589407</text:p>
          </table:table-cell>
          <table:table-cell office:value-type="float" office:value="0.2689469317166569" table:formula="of:=[.I122]+$$delta_t*[.H122]+0.5*$$delta_t^2*[.G122]" table:style-name="ce1">
            <text:p>0,268946932</text:p>
          </table:table-cell>
          <table:table-cell office:value-type="float" office:value="23.017934693756217" table:formula="of:=(1-$$K_a)*[.J122]+$$K_a*[.F123]-$$mu_z" table:style-name="ce1">
            <text:p>23,01793469</text:p>
          </table:table-cell>
          <table:table-cell office:value-type="float" office:value="-4.7405281597635476" table:formula="of:=[.K122]+$$delta_t*[.J122]" table:style-name="ce1">
            <text:p>-4,74052816</text:p>
          </table:table-cell>
          <table:table-cell office:value-type="float" office:value="-0.36492092301696533" table:formula="of:=[.L122]+$$delta_t*[.K122]+0.5*$$delta_t^2*[.J122]" table:style-name="ce1">
            <text:p>-0,364920923</text:p>
          </table:table-cell>
          <table:table-cell table:number-columns-repeated="16372"/>
        </table:table-row>
        <table:table-row table:style-name="ro1">
          <table:table-cell office:value-type="float" office:value="1.2185600000000025" table:formula="of:=[.A123]+$$delta_t" table:style-name="ce1">
            <text:p>1,21856</text:p>
          </table:table-cell>
          <table:table-cell office:value-type="float" office:value="33.888888000000001" table:formula="of:=[.B123]" table:style-name="ce1">
            <text:p>33,888888</text:p>
          </table:table-cell>
          <table:table-cell office:value-type="float" office:value="23.888888000000001" table:formula="of:=[.B124]-10" table:style-name="ce1">
            <text:p>23,888888</text:p>
          </table:table-cell>
          <table:table-cell office:value-type="float" office:value="-3.4247111475199978" table:formula="of:=$$delta_t*[.C123]+[.D123]" table:style-name="ce1">
            <text:p>-3,424711148</text:p>
          </table:table-cell>
          <table:table-cell office:value-type="float" office:value="0.22923036369878758" table:formula="of:=[.E123]+$$delta_t*[.D123]+0.5*$$delta_t^2*[.C123]" table:style-name="ce1">
            <text:p>0,229230364</text:p>
          </table:table-cell>
          <table:table-cell office:value-type="float" office:value="33.888888000000001" table:formula="of:=[.B124]+$$mu_z-10" table:style-name="ce1">
            <text:p>33,888888</text:p>
          </table:table-cell>
          <table:table-cell office:value-type="float" office:value="23.888776952891803" table:formula="of:=(1-$$K_a)*[.G123]+$$K_a*([.F124]-$$mu_z)" table:style-name="ce1">
            <text:p>23,88877695</text:p>
          </table:table-cell>
          <table:table-cell office:value-type="float" office:value="-3.4459814083104483" table:formula="of:=[.H123]+$$delta_t*[.G123]" table:style-name="ce1">
            <text:p>-3,445981408</text:p>
          </table:table-cell>
          <table:table-cell office:value-type="float" office:value="0.23240768914021634" table:formula="of:=[.I123]+$$delta_t*[.H123]+0.5*$$delta_t^2*[.G123]" table:style-name="ce1">
            <text:p>0,232407689</text:p>
          </table:table-cell>
          <table:table-cell office:value-type="float" office:value="23.019211735500498" table:formula="of:=(1-$$K_a)*[.J123]+$$K_a*[.F124]-$$mu_z" table:style-name="ce1">
            <text:p>23,01921174</text:p>
          </table:table-cell>
          <table:table-cell office:value-type="float" office:value="-4.5048245084994836" table:formula="of:=[.K123]+$$delta_t*[.J123]" table:style-name="ce1">
            <text:p>-4,504824508</text:p>
          </table:table-cell>
          <table:table-cell office:value-type="float" office:value="-0.41225712867847208" table:formula="of:=[.L123]+$$delta_t*[.K123]+0.5*$$delta_t^2*[.J123]" table:style-name="ce1">
            <text:p>-0,412257129</text:p>
          </table:table-cell>
          <table:table-cell table:number-columns-repeated="16372"/>
        </table:table-row>
        <table:table-row table:style-name="ro1">
          <table:table-cell office:value-type="float" office:value="1.2288000000000026" table:formula="of:=[.A124]+$$delta_t" table:style-name="ce1">
            <text:p>1,2288</text:p>
          </table:table-cell>
          <table:table-cell office:value-type="float" office:value="33.888888000000001" table:formula="of:=[.B124]" table:style-name="ce1">
            <text:p>33,888888</text:p>
          </table:table-cell>
          <table:table-cell office:value-type="float" office:value="23.888888000000001" table:formula="of:=[.B125]-10" table:style-name="ce1">
            <text:p>23,888888</text:p>
          </table:table-cell>
          <table:table-cell office:value-type="float" office:value="-3.1800889343999978" table:formula="of:=$$delta_t*[.C124]+[.D124]" table:style-name="ce1">
            <text:p>-3,180088934</text:p>
          </table:table-cell>
          <table:table-cell office:value-type="float" office:value="0.19541378727935721" table:formula="of:=[.E124]+$$delta_t*[.D124]+0.5*$$delta_t^2*[.C124]" table:style-name="ce1">
            <text:p>0,195413787</text:p>
          </table:table-cell>
          <table:table-cell office:value-type="float" office:value="33.888888000000001" table:formula="of:=[.B125]+$$mu_z-10" table:style-name="ce1">
            <text:p>33,888888</text:p>
          </table:table-cell>
          <table:table-cell office:value-type="float" office:value="23.888879116231347" table:formula="of:=(1-$$K_a)*[.G124]+$$K_a*([.F125]-$$mu_z)" table:style-name="ce1">
            <text:p>23,88887912</text:p>
          </table:table-cell>
          <table:table-cell office:value-type="float" office:value="-3.2013603323128361" table:formula="of:=[.H124]+$$delta_t*[.G124]" table:style-name="ce1">
            <text:p>-3,201360332</text:p>
          </table:table-cell>
          <table:table-cell office:value-type="float" office:value="0.19837329942822512" table:formula="of:=[.I124]+$$delta_t*[.H124]+0.5*$$delta_t^2*[.G124]" table:style-name="ce1">
            <text:p>0,198373299</text:p>
          </table:table-cell>
          <table:table-cell office:value-type="float" office:value="23.019313898840039" table:formula="of:=(1-$$K_a)*[.J124]+$$K_a*[.F125]-$$mu_z" table:style-name="ce1">
            <text:p>23,0193139</text:p>
          </table:table-cell>
          <table:table-cell office:value-type="float" office:value="-4.2691077803279587" table:formula="of:=[.K124]+$$delta_t*[.J124]" table:style-name="ce1">
            <text:p>-4,26910778</text:p>
          </table:table-cell>
          <table:table-cell office:value-type="float" office:value="-0.45717966199726862" table:formula="of:=[.L124]+$$delta_t*[.K124]+0.5*$$delta_t^2*[.J124]" table:style-name="ce1">
            <text:p>-0,457179662</text:p>
          </table:table-cell>
          <table:table-cell table:number-columns-repeated="16372"/>
        </table:table-row>
        <table:table-row table:style-name="ro1">
          <table:table-cell office:value-type="float" office:value="1.2390400000000026" table:formula="of:=[.A125]+$$delta_t" table:style-name="ce1">
            <text:p>1,23904</text:p>
          </table:table-cell>
          <table:table-cell office:value-type="float" office:value="33.888888000000001" table:formula="of:=[.B125]" table:style-name="ce1">
            <text:p>33,888888</text:p>
          </table:table-cell>
          <table:table-cell office:value-type="float" office:value="23.888888000000001" table:formula="of:=[.B126]-10" table:style-name="ce1">
            <text:p>23,888888</text:p>
          </table:table-cell>
          <table:table-cell office:value-type="float" office:value="-2.9354667212799979" table:formula="of:=$$delta_t*[.C125]+[.D125]" table:style-name="ce1">
            <text:p>-2,935466721</text:p>
          </table:table-cell>
          <table:table-cell office:value-type="float" office:value="0.16410214232227563" table:formula="of:=[.E125]+$$delta_t*[.D125]+0.5*$$delta_t^2*[.C125]" table:style-name="ce1">
            <text:p>0,164102142</text:p>
          </table:table-cell>
          <table:table-cell office:value-type="float" office:value="33.888888000000001" table:formula="of:=[.B126]+$$mu_z-10" table:style-name="ce1">
            <text:p>33,888888</text:p>
          </table:table-cell>
          <table:table-cell office:value-type="float" office:value="23.888887289298509" table:formula="of:=(1-$$K_a)*[.G125]+$$K_a*([.F126]-$$mu_z)" table:style-name="ce1">
            <text:p>23,88888729</text:p>
          </table:table-cell>
          <table:table-cell office:value-type="float" office:value="-2.9567382101626269" table:formula="of:=[.H125]+$$delta_t*[.G125]" table:style-name="ce1">
            <text:p>-2,95673821</text:p>
          </table:table-cell>
          <table:table-cell office:value-type="float" office:value="0.16684383489075075" table:formula="of:=[.I125]+$$delta_t*[.H125]+0.5*$$delta_t^2*[.G125]" table:style-name="ce1">
            <text:p>0,166843835</text:p>
          </table:table-cell>
          <table:table-cell office:value-type="float" office:value="23.019322071907204" table:formula="of:=(1-$$K_a)*[.J125]+$$K_a*[.F126]-$$mu_z" table:style-name="ce1">
            <text:p>23,01932207</text:p>
          </table:table-cell>
          <table:table-cell office:value-type="float" office:value="-4.0333900060038363" table:formula="of:=[.K125]+$$delta_t*[.J125]" table:style-name="ce1">
            <text:p>-4,033390006</text:p>
          </table:table-cell>
          <table:table-cell office:value-type="float" office:value="-0.49968845066328738" table:formula="of:=[.L125]+$$delta_t*[.K125]+0.5*$$delta_t^2*[.J125]" table:style-name="ce1">
            <text:p>-0,499688451</text:p>
          </table:table-cell>
          <table:table-cell table:number-columns-repeated="16372"/>
        </table:table-row>
        <table:table-row table:style-name="ro1">
          <table:table-cell office:value-type="float" office:value="1.2492800000000026" table:formula="of:=[.A126]+$$delta_t" table:style-name="ce1">
            <text:p>1,24928</text:p>
          </table:table-cell>
          <table:table-cell office:value-type="float" office:value="33.888888000000001" table:formula="of:=[.B126]" table:style-name="ce1">
            <text:p>33,888888</text:p>
          </table:table-cell>
          <table:table-cell office:value-type="float" office:value="23.888888000000001" table:formula="of:=[.B127]-10" table:style-name="ce1">
            <text:p>23,888888</text:p>
          </table:table-cell>
          <table:table-cell office:value-type="float" office:value="-2.6908445081599979" table:formula="of:=$$delta_t*[.C126]+[.D126]" table:style-name="ce1">
            <text:p>-2,690844508</text:p>
          </table:table-cell>
          <table:table-cell office:value-type="float" office:value="0.13529542882754286" table:formula="of:=[.E126]+$$delta_t*[.D126]+0.5*$$delta_t^2*[.C126]" table:style-name="ce1">
            <text:p>0,135295429</text:p>
          </table:table-cell>
          <table:table-cell office:value-type="float" office:value="33.888888000000001" table:formula="of:=[.B127]+$$mu_z-10" table:style-name="ce1">
            <text:p>33,888888</text:p>
          </table:table-cell>
          <table:table-cell office:value-type="float" office:value="23.888887943143882" table:formula="of:=(1-$$K_a)*[.G126]+$$K_a*([.F127]-$$mu_z)" table:style-name="ce1">
            <text:p>23,88888794</text:p>
          </table:table-cell>
          <table:table-cell office:value-type="float" office:value="-2.7121160043202104" table:formula="of:=[.H126]+$$delta_t*[.G126]" table:style-name="ce1">
            <text:p>-2,712116004</text:p>
          </table:table-cell>
          <table:table-cell office:value-type="float" office:value="0.13781930131259862" table:formula="of:=[.I126]+$$delta_t*[.H126]+0.5*$$delta_t^2*[.G126]" table:style-name="ce1">
            <text:p>0,137819301</text:p>
          </table:table-cell>
          <table:table-cell office:value-type="float" office:value="23.019322725752581" table:formula="of:=(1-$$K_a)*[.J126]+$$K_a*[.F127]-$$mu_z" table:style-name="ce1">
            <text:p>23,01932273</text:p>
          </table:table-cell>
          <table:table-cell office:value-type="float" office:value="-3.7976721479875066" table:formula="of:=[.K126]+$$delta_t*[.J126]" table:style-name="ce1">
            <text:p>-3,797672148</text:p>
          </table:table-cell>
          <table:table-cell office:value-type="float" office:value="-0.53978348889172301" table:formula="of:=[.L126]+$$delta_t*[.K126]+0.5*$$delta_t^2*[.J126]" table:style-name="ce1">
            <text:p>-0,539783489</text:p>
          </table:table-cell>
          <table:table-cell table:number-columns-repeated="16372"/>
        </table:table-row>
        <table:table-row table:style-name="ro1">
          <table:table-cell office:value-type="float" office:value="1.2595200000000026" table:formula="of:=[.A127]+$$delta_t" table:style-name="ce1">
            <text:p>1,25952</text:p>
          </table:table-cell>
          <table:table-cell office:value-type="float" office:value="33.888888000000001" table:formula="of:=[.B127]" table:style-name="ce1">
            <text:p>33,888888</text:p>
          </table:table-cell>
          <table:table-cell office:value-type="float" office:value="23.888888000000001" table:formula="of:=[.B128]-10" table:style-name="ce1">
            <text:p>23,888888</text:p>
          </table:table-cell>
          <table:table-cell office:value-type="float" office:value="-2.4462222950399979" table:formula="of:=$$delta_t*[.C127]+[.D127]" table:style-name="ce1">
            <text:p>-2,446222295</text:p>
          </table:table-cell>
          <table:table-cell office:value-type="float" office:value="0.10899364679515888" table:formula="of:=[.E127]+$$delta_t*[.D127]+0.5*$$delta_t^2*[.C127]" table:style-name="ce1">
            <text:p>0,108993647</text:p>
          </table:table-cell>
          <table:table-cell office:value-type="float" office:value="33.888888000000001" table:formula="of:=[.B128]+$$mu_z-10" table:style-name="ce1">
            <text:p>33,888888</text:p>
          </table:table-cell>
          <table:table-cell office:value-type="float" office:value="23.888887995451512" table:formula="of:=(1-$$K_a)*[.G127]+$$K_a*([.F128]-$$mu_z)" table:style-name="ce1">
            <text:p>23,888888</text:p>
          </table:table-cell>
          <table:table-cell office:value-type="float" office:value="-2.4674937917824171" table:formula="of:=[.H127]+$$delta_t*[.G127]" table:style-name="ce1">
            <text:p>-2,467493792</text:p>
          </table:table-cell>
          <table:table-cell office:value-type="float" office:value="0.11129969915655316" table:formula="of:=[.I127]+$$delta_t*[.H127]+0.5*$$delta_t^2*[.G127]" table:style-name="ce1">
            <text:p>0,111299699</text:p>
          </table:table-cell>
          <table:table-cell office:value-type="float" office:value="23.019322778060207" table:formula="of:=(1-$$K_a)*[.J127]+$$K_a*[.F128]-$$mu_z" table:style-name="ce1">
            <text:p>23,01932278</text:p>
          </table:table-cell>
          <table:table-cell office:value-type="float" office:value="-3.5619542832758002" table:formula="of:=[.K127]+$$delta_t*[.J127]" table:style-name="ce1">
            <text:p>-3,561954283</text:p>
          </table:table-cell>
          <table:table-cell office:value-type="float" office:value="-0.5774647762197912" table:formula="of:=[.L127]+$$delta_t*[.K127]+0.5*$$delta_t^2*[.J127]" table:style-name="ce1">
            <text:p>-0,577464776</text:p>
          </table:table-cell>
          <table:table-cell table:number-columns-repeated="16372"/>
        </table:table-row>
        <table:table-row table:style-name="ro1">
          <table:table-cell office:value-type="float" office:value="1.2697600000000027" table:formula="of:=[.A128]+$$delta_t" table:style-name="ce1">
            <text:p>1,26976</text:p>
          </table:table-cell>
          <table:table-cell office:value-type="float" office:value="33.888888000000001" table:formula="of:=[.B128]" table:style-name="ce1">
            <text:p>33,888888</text:p>
          </table:table-cell>
          <table:table-cell office:value-type="float" office:value="23.888888000000001" table:formula="of:=[.B129]-10" table:style-name="ce1">
            <text:p>23,888888</text:p>
          </table:table-cell>
          <table:table-cell office:value-type="float" office:value="-2.2016000819199979" table:formula="of:=$$delta_t*[.C128]+[.D128]" table:style-name="ce1">
            <text:p>-2,201600082</text:p>
          </table:table-cell>
          <table:table-cell office:value-type="float" office:value="8.5196796225123717E-2" table:formula="of:=[.E128]+$$delta_t*[.D128]+0.5*$$delta_t^2*[.C128]" table:style-name="ce1">
            <text:p>0,085196796</text:p>
          </table:table-cell>
          <table:table-cell office:value-type="float" office:value="33.888888000000001" table:formula="of:=[.B129]+$$mu_z-10" table:style-name="ce1">
            <text:p>33,888888</text:p>
          </table:table-cell>
          <table:table-cell office:value-type="float" office:value="23.888887999636122" table:formula="of:=(1-$$K_a)*[.G128]+$$K_a*([.F129]-$$mu_z)" table:style-name="ce1">
            <text:p>23,888888</text:p>
          </table:table-cell>
          <table:table-cell office:value-type="float" office:value="-2.2228715787089937" table:formula="of:=[.H128]+$$delta_t*[.G128]" table:style-name="ce1">
            <text:p>-2,222871579</text:p>
          </table:table-cell>
          <table:table-cell office:value-type="float" office:value="8.7285028459637135E-2" table:formula="of:=[.I128]+$$delta_t*[.H128]+0.5*$$delta_t^2*[.G128]" table:style-name="ce1">
            <text:p>0,087285028</text:p>
          </table:table-cell>
          <table:table-cell office:value-type="float" office:value="23.019322782244821" table:formula="of:=(1-$$K_a)*[.J128]+$$K_a*[.F129]-$$mu_z" table:style-name="ce1">
            <text:p>23,01932278</text:p>
          </table:table-cell>
          <table:table-cell office:value-type="float" office:value="-3.3262364180284636" table:formula="of:=[.K128]+$$delta_t*[.J128]" table:style-name="ce1">
            <text:p>-3,326236418</text:p>
          </table:table-cell>
          <table:table-cell office:value-type="float" office:value="-0.61273231261046901" table:formula="of:=[.L128]+$$delta_t*[.K128]+0.5*$$delta_t^2*[.J128]" table:style-name="ce1">
            <text:p>-0,612732313</text:p>
          </table:table-cell>
          <table:table-cell table:number-columns-repeated="16372"/>
        </table:table-row>
        <table:table-row table:style-name="ro1">
          <table:table-cell office:value-type="float" office:value="1.2800000000000027" table:formula="of:=[.A129]+$$delta_t" table:style-name="ce1">
            <text:p>1,28</text:p>
          </table:table-cell>
          <table:table-cell office:value-type="float" office:value="33.888888000000001" table:formula="of:=[.B129]" table:style-name="ce1">
            <text:p>33,888888</text:p>
          </table:table-cell>
          <table:table-cell office:value-type="float" office:value="23.888888000000001" table:formula="of:=[.B130]-10" table:style-name="ce1">
            <text:p>23,888888</text:p>
          </table:table-cell>
          <table:table-cell office:value-type="float" office:value="-1.9569778687999979" table:formula="of:=$$delta_t*[.C129]+[.D129]" table:style-name="ce1">
            <text:p>-1,956977869</text:p>
          </table:table-cell>
          <table:table-cell office:value-type="float" office:value="6.3904877117437336E-2" table:formula="of:=[.E129]+$$delta_t*[.D129]+0.5*$$delta_t^2*[.C129]" table:style-name="ce1">
            <text:p>0,063904877</text:p>
          </table:table-cell>
          <table:table-cell office:value-type="float" office:value="33.888888000000001" table:formula="of:=[.B130]+$$mu_z-10" table:style-name="ce1">
            <text:p>33,888888</text:p>
          </table:table-cell>
          <table:table-cell office:value-type="float" office:value="23.888887999970891" table:formula="of:=(1-$$K_a)*[.G129]+$$K_a*([.F130]-$$mu_z)" table:style-name="ce1">
            <text:p>23,888888</text:p>
          </table:table-cell>
          <table:table-cell office:value-type="float" office:value="-1.9782493655927198" table:formula="of:=[.H129]+$$delta_t*[.G129]" table:style-name="ce1">
            <text:p>-1,978249366</text:p>
          </table:table-cell>
          <table:table-cell office:value-type="float" office:value="6.5775289224812364E-2" table:formula="of:=[.I129]+$$delta_t*[.H129]+0.5*$$delta_t^2*[.G129]" table:style-name="ce1">
            <text:p>0,065775289</text:p>
          </table:table-cell>
          <table:table-cell office:value-type="float" office:value="23.019322782579586" table:formula="of:=(1-$$K_a)*[.J129]+$$K_a*[.F130]-$$mu_z" table:style-name="ce1">
            <text:p>23,01932278</text:p>
          </table:table-cell>
          <table:table-cell office:value-type="float" office:value="-3.0905185527382768" table:formula="of:=[.K129]+$$delta_t*[.J129]" table:style-name="ce1">
            <text:p>-3,090518553</text:p>
          </table:table-cell>
          <table:table-cell office:value-type="float" office:value="-0.6455860980607947" table:formula="of:=[.L129]+$$delta_t*[.K129]+0.5*$$delta_t^2*[.J129]" table:style-name="ce1">
            <text:p>-0,645586098</text:p>
          </table:table-cell>
          <table:table-cell table:number-columns-repeated="16372"/>
        </table:table-row>
        <table:table-row table:style-name="ro1">
          <table:table-cell office:value-type="float" office:value="1.2902400000000027" table:formula="of:=[.A130]+$$delta_t" table:style-name="ce1">
            <text:p>1,29024</text:p>
          </table:table-cell>
          <table:table-cell office:value-type="float" office:value="33.888888000000001" table:formula="of:=[.B130]" table:style-name="ce1">
            <text:p>33,888888</text:p>
          </table:table-cell>
          <table:table-cell office:value-type="float" office:value="23.888888000000001" table:formula="of:=[.B131]-10" table:style-name="ce1">
            <text:p>23,888888</text:p>
          </table:table-cell>
          <table:table-cell office:value-type="float" office:value="-1.7123556556799979" table:formula="of:=$$delta_t*[.C130]+[.D130]" table:style-name="ce1">
            <text:p>-1,712355656</text:p>
          </table:table-cell>
          <table:table-cell office:value-type="float" office:value="4.5117889472099756E-2" table:formula="of:=[.E130]+$$delta_t*[.D130]+0.5*$$delta_t^2*[.C130]" table:style-name="ce1">
            <text:p>0,045117889</text:p>
          </table:table-cell>
          <table:table-cell office:value-type="float" office:value="33.888888000000001" table:formula="of:=[.B131]+$$mu_z-10" table:style-name="ce1">
            <text:p>33,888888</text:p>
          </table:table-cell>
          <table:table-cell office:value-type="float" office:value="23.888887999997674" table:formula="of:=(1-$$K_a)*[.G130]+$$K_a*([.F131]-$$mu_z)" table:style-name="ce1">
            <text:p>23,888888</text:p>
          </table:table-cell>
          <table:table-cell office:value-type="float" office:value="-1.7336271524730178" table:formula="of:=[.H130]+$$delta_t*[.G130]" table:style-name="ce1">
            <text:p>-1,733627152</text:p>
          </table:table-cell>
          <table:table-cell office:value-type="float" office:value="4.6770481452315785E-2" table:formula="of:=[.I130]+$$delta_t*[.H130]+0.5*$$delta_t^2*[.G130]" table:style-name="ce1">
            <text:p>0,046770481</text:p>
          </table:table-cell>
          <table:table-cell office:value-type="float" office:value="23.019322782606366" table:formula="of:=(1-$$K_a)*[.J130]+$$K_a*[.F131]-$$mu_z" table:style-name="ce1">
            <text:p>23,01932278</text:p>
          </table:table-cell>
          <table:table-cell office:value-type="float" office:value="-2.8548006874446616" table:formula="of:=[.K130]+$$delta_t*[.J130]" table:style-name="ce1">
            <text:p>-2,854800687</text:p>
          </table:table-cell>
          <table:table-cell office:value-type="float" office:value="-0.67602613257053135" table:formula="of:=[.L130]+$$delta_t*[.K130]+0.5*$$delta_t^2*[.J130]" table:style-name="ce1">
            <text:p>-0,676026133</text:p>
          </table:table-cell>
          <table:table-cell table:number-columns-repeated="16372"/>
        </table:table-row>
        <table:table-row table:style-name="ro1">
          <table:table-cell office:value-type="float" office:value="1.3004800000000027" table:formula="of:=[.A131]+$$delta_t" table:style-name="ce1">
            <text:p>1,30048</text:p>
          </table:table-cell>
          <table:table-cell office:value-type="float" office:value="33.888888000000001" table:formula="of:=[.B131]" table:style-name="ce1">
            <text:p>33,888888</text:p>
          </table:table-cell>
          <table:table-cell office:value-type="float" office:value="23.888888000000001" table:formula="of:=[.B132]-10" table:style-name="ce1">
            <text:p>23,888888</text:p>
          </table:table-cell>
          <table:table-cell office:value-type="float" office:value="-1.4677334425599979" table:formula="of:=$$delta_t*[.C131]+[.D131]" table:style-name="ce1">
            <text:p>-1,467733443</text:p>
          </table:table-cell>
          <table:table-cell office:value-type="float" office:value="2.8835833289110976E-2" table:formula="of:=[.E131]+$$delta_t*[.D131]+0.5*$$delta_t^2*[.C131]" table:style-name="ce1">
            <text:p>0,028835833</text:p>
          </table:table-cell>
          <table:table-cell office:value-type="float" office:value="33.888888000000001" table:formula="of:=[.B132]+$$mu_z-10" table:style-name="ce1">
            <text:p>33,888888</text:p>
          </table:table-cell>
          <table:table-cell office:value-type="float" office:value="23.888887999999817" table:formula="of:=(1-$$K_a)*[.G131]+$$K_a*([.F132]-$$mu_z)" table:style-name="ce1">
            <text:p>23,888888</text:p>
          </table:table-cell>
          <table:table-cell office:value-type="float" office:value="-1.4890049393530416" table:formula="of:=[.H131]+$$delta_t*[.G131]" table:style-name="ce1">
            <text:p>-1,489004939</text:p>
          </table:table-cell>
          <table:table-cell office:value-type="float" office:value="3.0270605142166361E-2" table:formula="of:=[.I131]+$$delta_t*[.H131]+0.5*$$delta_t^2*[.G131]" table:style-name="ce1">
            <text:p>0,030270605</text:p>
          </table:table-cell>
          <table:table-cell office:value-type="float" office:value="23.019322782608512" table:formula="of:=(1-$$K_a)*[.J131]+$$K_a*[.F132]-$$mu_z" table:style-name="ce1">
            <text:p>23,01932278</text:p>
          </table:table-cell>
          <table:table-cell office:value-type="float" office:value="-2.6190828221507725" table:formula="of:=[.K131]+$$delta_t*[.J131]" table:style-name="ce1">
            <text:p>-2,619082822</text:p>
          </table:table-cell>
          <table:table-cell office:value-type="float" office:value="-0.70405241613965996" table:formula="of:=[.L131]+$$delta_t*[.K131]+0.5*$$delta_t^2*[.J131]" table:style-name="ce1">
            <text:p>-0,704052416</text:p>
          </table:table-cell>
          <table:table-cell table:number-columns-repeated="16372"/>
        </table:table-row>
        <table:table-row table:style-name="ro1">
          <table:table-cell office:value-type="float" office:value="1.3107200000000028" table:formula="of:=[.A132]+$$delta_t" table:style-name="ce1">
            <text:p>1,31072</text:p>
          </table:table-cell>
          <table:table-cell office:value-type="float" office:value="33.888888000000001" table:formula="of:=[.B132]" table:style-name="ce1">
            <text:p>33,888888</text:p>
          </table:table-cell>
          <table:table-cell office:value-type="float" office:value="23.888888000000001" table:formula="of:=[.B133]-10" table:style-name="ce1">
            <text:p>23,888888</text:p>
          </table:table-cell>
          <table:table-cell office:value-type="float" office:value="-1.2231112294399979" table:formula="of:=$$delta_t*[.C132]+[.D132]" table:style-name="ce1">
            <text:p>-1,223111229</text:p>
          </table:table-cell>
          <table:table-cell office:value-type="float" office:value="1.5058708568470996E-2" table:formula="of:=[.E132]+$$delta_t*[.D132]+0.5*$$delta_t^2*[.C132]" table:style-name="ce1">
            <text:p>0,015058709</text:p>
          </table:table-cell>
          <table:table-cell office:value-type="float" office:value="33.888888000000001" table:formula="of:=[.B133]+$$mu_z-10" table:style-name="ce1">
            <text:p>33,888888</text:p>
          </table:table-cell>
          <table:table-cell office:value-type="float" office:value="23.888887999999987" table:formula="of:=(1-$$K_a)*[.G132]+$$K_a*([.F133]-$$mu_z)" table:style-name="ce1">
            <text:p>23,888888</text:p>
          </table:table-cell>
          <table:table-cell office:value-type="float" office:value="-1.2443827262330434" table:formula="of:=[.H132]+$$delta_t*[.G132]" table:style-name="ce1">
            <text:p>-1,244382726</text:p>
          </table:table-cell>
          <table:table-cell office:value-type="float" office:value="1.6275660294365606E-2" table:formula="of:=[.I132]+$$delta_t*[.H132]+0.5*$$delta_t^2*[.G132]" table:style-name="ce1">
            <text:p>0,01627566</text:p>
          </table:table-cell>
          <table:table-cell office:value-type="float" office:value="23.019322782608683" table:formula="of:=(1-$$K_a)*[.J132]+$$K_a*[.F133]-$$mu_z" table:style-name="ce1">
            <text:p>23,01932278</text:p>
          </table:table-cell>
          <table:table-cell office:value-type="float" office:value="-2.3833649568568611" table:formula="of:=[.K132]+$$delta_t*[.J132]" table:style-name="ce1">
            <text:p>-2,383364957</text:p>
          </table:table-cell>
          <table:table-cell office:value-type="float" office:value="-0.729664948768179" table:formula="of:=[.L132]+$$delta_t*[.K132]+0.5*$$delta_t^2*[.J132]" table:style-name="ce1">
            <text:p>-0,729664949</text:p>
          </table:table-cell>
          <table:table-cell table:number-columns-repeated="16372"/>
        </table:table-row>
        <table:table-row table:style-name="ro1">
          <table:table-cell office:value-type="float" office:value="1.3209600000000028" table:formula="of:=[.A133]+$$delta_t" table:style-name="ce1">
            <text:p>1,32096</text:p>
          </table:table-cell>
          <table:table-cell office:value-type="float" office:value="33.888888000000001" table:formula="of:=[.B133]" table:style-name="ce1">
            <text:p>33,888888</text:p>
          </table:table-cell>
          <table:table-cell office:value-type="float" office:value="23.888888000000001" table:formula="of:=[.B134]-10" table:style-name="ce1">
            <text:p>23,888888</text:p>
          </table:table-cell>
          <table:table-cell office:value-type="float" office:value="-0.97848901631999796" table:formula="of:=$$delta_t*[.C133]+[.D133]" table:style-name="ce1">
            <text:p>-0,978489016</text:p>
          </table:table-cell>
          <table:table-cell office:value-type="float" office:value="3.7865153101798166E-3" table:formula="of:=[.E133]+$$delta_t*[.D133]+0.5*$$delta_t^2*[.C133]" table:style-name="ce1">
            <text:p>0,003786515</text:p>
          </table:table-cell>
          <table:table-cell office:value-type="float" office:value="33.888888000000001" table:formula="of:=[.B134]+$$mu_z-10" table:style-name="ce1">
            <text:p>33,888888</text:p>
          </table:table-cell>
          <table:table-cell office:value-type="float" office:value="23.888888000000001" table:formula="of:=(1-$$K_a)*[.G133]+$$K_a*([.F134]-$$mu_z)" table:style-name="ce1">
            <text:p>23,888888</text:p>
          </table:table-cell>
          <table:table-cell office:value-type="float" office:value="-0.99976051311304348" table:formula="of:=[.H133]+$$delta_t*[.G133]" table:style-name="ce1">
            <text:p>-0,999760513</text:p>
          </table:table-cell>
          <table:table-cell office:value-type="float" office:value="4.7856469089136398E-3" table:formula="of:=[.I133]+$$delta_t*[.H133]+0.5*$$delta_t^2*[.G133]" table:style-name="ce1">
            <text:p>0,004785647</text:p>
          </table:table-cell>
          <table:table-cell office:value-type="float" office:value="23.019322782608697" table:formula="of:=(1-$$K_a)*[.J133]+$$K_a*[.F134]-$$mu_z" table:style-name="ce1">
            <text:p>23,01932278</text:p>
          </table:table-cell>
          <table:table-cell office:value-type="float" office:value="-2.1476470915629484" table:formula="of:=[.K133]+$$delta_t*[.J133]" table:style-name="ce1">
            <text:p>-2,147647092</text:p>
          </table:table-cell>
          <table:table-cell office:value-type="float" office:value="-0.75286373045608845" table:formula="of:=[.L133]+$$delta_t*[.K133]+0.5*$$delta_t^2*[.J133]" table:style-name="ce1">
            <text:p>-0,75286373</text:p>
          </table:table-cell>
          <table:table-cell table:number-columns-repeated="16372"/>
        </table:table-row>
        <table:table-row table:style-name="ro1">
          <table:table-cell office:value-type="float" office:value="1.3312000000000028" table:formula="of:=[.A134]+$$delta_t" table:style-name="ce1">
            <text:p>1,3312</text:p>
          </table:table-cell>
          <table:table-cell office:value-type="float" office:value="33.888888000000001" table:formula="of:=[.B134]" table:style-name="ce1">
            <text:p>33,888888</text:p>
          </table:table-cell>
          <table:table-cell office:value-type="float" office:value="23.888888000000001" table:formula="of:=[.B135]-10" table:style-name="ce1">
            <text:p>23,888888</text:p>
          </table:table-cell>
          <table:table-cell office:value-type="float" office:value="-0.73386680319999797" table:formula="of:=$$delta_t*[.C134]+[.D134]" table:style-name="ce1">
            <text:p>-0,733866803</text:p>
          </table:table-cell>
          <table:table-cell office:value-type="float" office:value="-4.9807464857625633E-3" table:formula="of:=[.E134]+$$delta_t*[.D134]+0.5*$$delta_t^2*[.C134]" table:style-name="ce1">
            <text:p>-0,004980746</text:p>
          </table:table-cell>
          <table:table-cell office:value-type="float" office:value="33.888888000000001" table:formula="of:=[.B135]+$$mu_z-10" table:style-name="ce1">
            <text:p>33,888888</text:p>
          </table:table-cell>
          <table:table-cell office:value-type="float" office:value="23.888888000000001" table:formula="of:=(1-$$K_a)*[.G134]+$$K_a*([.F135]-$$mu_z)" table:style-name="ce1">
            <text:p>23,888888</text:p>
          </table:table-cell>
          <table:table-cell office:value-type="float" office:value="-0.75513829999304338" table:formula="of:=[.H134]+$$delta_t*[.G134]" table:style-name="ce1">
            <text:p>-0,7551383</text:p>
          </table:table-cell>
          <table:table-cell office:value-type="float" office:value="-4.1994350141895259E-3" table:formula="of:=[.I134]+$$delta_t*[.H134]+0.5*$$delta_t^2*[.G134]" table:style-name="ce1">
            <text:p>-0,004199435</text:p>
          </table:table-cell>
          <table:table-cell office:value-type="float" office:value="23.019322782608697" table:formula="of:=(1-$$K_a)*[.J134]+$$K_a*[.F135]-$$mu_z" table:style-name="ce1">
            <text:p>23,01932278</text:p>
          </table:table-cell>
          <table:table-cell office:value-type="float" office:value="-1.9119292262690353" table:formula="of:=[.K134]+$$delta_t*[.J134]" table:style-name="ce1">
            <text:p>-1,911929226</text:p>
          </table:table-cell>
          <table:table-cell office:value-type="float" office:value="-0.77364876120338821" table:formula="of:=[.L134]+$$delta_t*[.K134]+0.5*$$delta_t^2*[.J134]" table:style-name="ce1">
            <text:p>-0,773648761</text:p>
          </table:table-cell>
          <table:table-cell table:number-columns-repeated="16372"/>
        </table:table-row>
        <table:table-row table:style-name="ro1">
          <table:table-cell office:value-type="float" office:value="1.3414400000000029" table:formula="of:=[.A135]+$$delta_t" table:style-name="ce1">
            <text:p>1,34144</text:p>
          </table:table-cell>
          <table:table-cell office:value-type="float" office:value="33.888888000000001" table:formula="of:=[.B135]" table:style-name="ce1">
            <text:p>33,888888</text:p>
          </table:table-cell>
          <table:table-cell office:value-type="float" office:value="23.888888000000001" table:formula="of:=[.B136]-10" table:style-name="ce1">
            <text:p>23,888888</text:p>
          </table:table-cell>
          <table:table-cell office:value-type="float" office:value="-0.48924459007999793" table:formula="of:=$$delta_t*[.C135]+[.D135]" table:style-name="ce1">
            <text:p>-0,48924459</text:p>
          </table:table-cell>
          <table:table-cell office:value-type="float" office:value="-1.1243076819356143E-2" table:formula="of:=[.E135]+$$delta_t*[.D135]+0.5*$$delta_t^2*[.C135]" table:style-name="ce1">
            <text:p>-0,011243077</text:p>
          </table:table-cell>
          <table:table-cell office:value-type="float" office:value="33.888888000000001" table:formula="of:=[.B136]+$$mu_z-10" table:style-name="ce1">
            <text:p>33,888888</text:p>
          </table:table-cell>
          <table:table-cell office:value-type="float" office:value="23.888888000000001" table:formula="of:=(1-$$K_a)*[.G135]+$$K_a*([.F136]-$$mu_z)" table:style-name="ce1">
            <text:p>23,888888</text:p>
          </table:table-cell>
          <table:table-cell office:value-type="float" office:value="-0.5105160868730434" table:formula="of:=[.H135]+$$delta_t*[.G135]" table:style-name="ce1">
            <text:p>-0,510516087</text:p>
          </table:table-cell>
          <table:table-cell office:value-type="float" office:value="-1.0679585474943892E-2" table:formula="of:=[.I135]+$$delta_t*[.H135]+0.5*$$delta_t^2*[.G135]" table:style-name="ce1">
            <text:p>-0,010679585</text:p>
          </table:table-cell>
          <table:table-cell office:value-type="float" office:value="23.019322782608697" table:formula="of:=(1-$$K_a)*[.J135]+$$K_a*[.F136]-$$mu_z" table:style-name="ce1">
            <text:p>23,01932278</text:p>
          </table:table-cell>
          <table:table-cell office:value-type="float" office:value="-1.6762113609751221" table:formula="of:=[.K135]+$$delta_t*[.J135]" table:style-name="ce1">
            <text:p>-1,676211361</text:p>
          </table:table-cell>
          <table:table-cell office:value-type="float" office:value="-0.79202004101007828" table:formula="of:=[.L135]+$$delta_t*[.K135]+0.5*$$delta_t^2*[.J135]" table:style-name="ce1">
            <text:p>-0,792020041</text:p>
          </table:table-cell>
          <table:table-cell table:number-columns-repeated="16372"/>
        </table:table-row>
        <table:table-row table:style-name="ro1">
          <table:table-cell office:value-type="float" office:value="1.3516800000000029" table:formula="of:=[.A136]+$$delta_t" table:style-name="ce1">
            <text:p>1,35168</text:p>
          </table:table-cell>
          <table:table-cell office:value-type="float" office:value="33.888888000000001" table:formula="of:=[.B136]" table:style-name="ce1">
            <text:p>33,888888</text:p>
          </table:table-cell>
          <table:table-cell office:value-type="float" office:value="23.888888000000001" table:formula="of:=[.B137]-10" table:style-name="ce1">
            <text:p>23,888888</text:p>
          </table:table-cell>
          <table:table-cell office:value-type="float" office:value="-0.24462237695999789" table:formula="of:=$$delta_t*[.C136]+[.D136]" table:style-name="ce1">
            <text:p>-0,244622377</text:p>
          </table:table-cell>
          <table:table-cell office:value-type="float" office:value="-1.5000475690600923E-2" table:formula="of:=[.E136]+$$delta_t*[.D136]+0.5*$$delta_t^2*[.C136]" table:style-name="ce1">
            <text:p>-0,015000476</text:p>
          </table:table-cell>
          <table:table-cell office:value-type="float" office:value="33.888888000000001" table:formula="of:=[.B137]+$$mu_z-10" table:style-name="ce1">
            <text:p>33,888888</text:p>
          </table:table-cell>
          <table:table-cell office:value-type="float" office:value="23.888888000000001" table:formula="of:=(1-$$K_a)*[.G136]+$$K_a*([.F137]-$$mu_z)" table:style-name="ce1">
            <text:p>23,888888</text:p>
          </table:table-cell>
          <table:table-cell office:value-type="float" office:value="-0.26589387375304335" table:formula="of:=[.H136]+$$delta_t*[.G136]" table:style-name="ce1">
            <text:p>-0,265893874</text:p>
          </table:table-cell>
          <table:table-cell office:value-type="float" office:value="-1.4654804473349457E-2" table:formula="of:=[.I136]+$$delta_t*[.H136]+0.5*$$delta_t^2*[.G136]" table:style-name="ce1">
            <text:p>-0,014654804</text:p>
          </table:table-cell>
          <table:table-cell office:value-type="float" office:value="23.019322782608697" table:formula="of:=(1-$$K_a)*[.J136]+$$K_a*[.F137]-$$mu_z" table:style-name="ce1">
            <text:p>23,01932278</text:p>
          </table:table-cell>
          <table:table-cell office:value-type="float" office:value="-1.440493495681209" table:formula="of:=[.K136]+$$delta_t*[.J136]" table:style-name="ce1">
            <text:p>-1,440493496</text:p>
          </table:table-cell>
          <table:table-cell office:value-type="float" office:value="-0.80797756987615865" table:formula="of:=[.L136]+$$delta_t*[.K136]+0.5*$$delta_t^2*[.J136]" table:style-name="ce1">
            <text:p>-0,80797757</text:p>
          </table:table-cell>
          <table:table-cell table:number-columns-repeated="16372"/>
        </table:table-row>
        <table:table-row table:style-name="ro1">
          <table:table-cell office:value-type="float" office:value="1.3619200000000029" table:formula="of:=[.A137]+$$delta_t" table:style-name="ce1">
            <text:p>1,36192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[.B138]-10" table:style-name="ce1">
            <text:p>0</text:p>
          </table:table-cell>
          <table:table-cell office:value-type="float" office:value="-1.6383999784652659E-7" table:formula="of:=$$delta_t*[.C137]+[.D137]" table:style-name="ce1">
            <text:p>-1,6384E-07</text:p>
          </table:table-cell>
          <table:table-cell office:value-type="float" office:value="-1.6252943099496903E-2" table:formula="of:=[.E137]+$$delta_t*[.D137]+0.5*$$delta_t^2*[.C137]" table:style-name="ce1">
            <text:p>-0,016252943</text:p>
          </table:table-cell>
          <table:table-cell office:value-type="float" office:value="10" table:formula="of:=[.B138]+$$mu_z-10" table:style-name="ce1">
            <text:p>10</text:p>
          </table:table-cell>
          <table:table-cell office:value-type="float" office:value="1.9111110399999991" table:formula="of:=(1-$$K_a)*[.G137]+$$K_a*([.F138]-$$mu_z)" table:style-name="ce1">
            <text:p>1,91111104</text:p>
          </table:table-cell>
          <table:table-cell office:value-type="float" office:value="-2.127166063304331E-2" table:formula="of:=[.H137]+$$delta_t*[.G137]" table:style-name="ce1">
            <text:p>-0,021271661</text:p>
          </table:table-cell>
          <table:table-cell office:value-type="float" office:value="-1.6125092009406223E-2" table:formula="of:=[.I137]+$$delta_t*[.H137]+0.5*$$delta_t^2*[.G137]" table:style-name="ce1">
            <text:p>-0,016125092</text:p>
          </table:table-cell>
          <table:table-cell office:value-type="float" office:value="1.0415458226086969" table:formula="of:=(1-$$K_a)*[.J137]+$$K_a*[.F138]-$$mu_z" table:style-name="ce1">
            <text:p>1,041545823</text:p>
          </table:table-cell>
          <table:table-cell office:value-type="float" office:value="-1.2047756303872958" table:formula="of:=[.K137]+$$delta_t*[.J137]" table:style-name="ce1">
            <text:p>-1,20477563</text:p>
          </table:table-cell>
          <table:table-cell office:value-type="float" office:value="-0.82152134780162933" table:formula="of:=[.L137]+$$delta_t*[.K137]+0.5*$$delta_t^2*[.J137]" table:style-name="ce1">
            <text:p>-0,821521348</text:p>
          </table:table-cell>
          <table:table-cell table:number-columns-repeated="16372"/>
        </table:table-row>
        <table:table-row table:style-name="ro1">
          <table:table-cell office:value-type="float" office:value="1.3721600000000029" table:formula="of:=[.A138]+$$delta_t" table:style-name="ce1">
            <text:p>1,37216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[.B139]-10" table:style-name="ce1">
            <text:p>0</text:p>
          </table:table-cell>
          <table:table-cell office:value-type="float" office:value="-1.6383999784652659E-7" table:formula="of:=$$delta_t*[.C138]+[.D138]" table:style-name="ce1">
            <text:p>-1,6384E-07</text:p>
          </table:table-cell>
          <table:table-cell office:value-type="float" office:value="-1.6252944777218479E-2" table:formula="of:=[.E138]+$$delta_t*[.D138]+0.5*$$delta_t^2*[.C138]" table:style-name="ce1">
            <text:p>-0,016252945</text:p>
          </table:table-cell>
          <table:table-cell office:value-type="float" office:value="10" table:formula="of:=[.B139]+$$mu_z-10" table:style-name="ce1">
            <text:p>10</text:p>
          </table:table-cell>
          <table:table-cell office:value-type="float" office:value="0.15288888319999985" table:formula="of:=(1-$$K_a)*[.G138]+$$K_a*([.F139]-$$mu_z)" table:style-name="ce1">
            <text:p>0,152888883</text:p>
          </table:table-cell>
          <table:table-cell office:value-type="float" office:value="-1.7018835834433192E-3" table:formula="of:=[.H138]+$$delta_t*[.G138]" table:style-name="ce1">
            <text:p>-0,001701884</text:p>
          </table:table-cell>
          <table:table-cell office:value-type="float" office:value="-1.6242716555794633E-2" table:formula="of:=[.I138]+$$delta_t*[.H138]+0.5*$$delta_t^2*[.G138]" table:style-name="ce1">
            <text:p>-0,016242717</text:p>
          </table:table-cell>
          <table:table-cell office:value-type="float" office:value="-0.71667633419130361" table:formula="of:=(1-$$K_a)*[.J138]+$$K_a*[.F139]-$$mu_z" table:style-name="ce1">
            <text:p>-0,716676334</text:p>
          </table:table-cell>
          <table:table-cell office:value-type="float" office:value="-1.1941102011637827" table:formula="of:=[.K138]+$$delta_t*[.J138]" table:style-name="ce1">
            <text:p>-1,194110201</text:p>
          </table:table-cell>
          <table:table-cell office:value-type="float" office:value="-0.83380364325917089" table:formula="of:=[.L138]+$$delta_t*[.K138]+0.5*$$delta_t^2*[.J138]" table:style-name="ce1">
            <text:p>-0,833803643</text:p>
          </table:table-cell>
          <table:table-cell table:number-columns-repeated="16372"/>
        </table:table-row>
        <table:table-row table:style-name="ro1">
          <table:table-cell office:value-type="float" office:value="1.382400000000003" table:formula="of:=[.A139]+$$delta_t" table:style-name="ce1">
            <text:p>1,3824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[.B140]-10" table:style-name="ce1">
            <text:p>0</text:p>
          </table:table-cell>
          <table:table-cell office:value-type="float" office:value="-1.6383999784652659E-7" table:formula="of:=$$delta_t*[.C139]+[.D139]" table:style-name="ce1">
            <text:p>-1,6384E-07</text:p>
          </table:table-cell>
          <table:table-cell office:value-type="float" office:value="-1.6252946454940055E-2" table:formula="of:=[.E139]+$$delta_t*[.D139]+0.5*$$delta_t^2*[.C139]" table:style-name="ce1">
            <text:p>-0,016252946</text:p>
          </table:table-cell>
          <table:table-cell office:value-type="float" office:value="10" table:formula="of:=[.B140]+$$mu_z-10" table:style-name="ce1">
            <text:p>10</text:p>
          </table:table-cell>
          <table:table-cell office:value-type="float" office:value="1.2231110655999982E-2" table:formula="of:=(1-$$K_a)*[.G139]+$$K_a*([.F140]-$$mu_z)" table:style-name="ce1">
            <text:p>0,012231111</text:p>
          </table:table-cell>
          <table:table-cell office:value-type="float" office:value="-1.3630141947532049E-4" table:formula="of:=[.H139]+$$delta_t*[.G139]" table:style-name="ce1">
            <text:p>-0,000136301</text:p>
          </table:table-cell>
          <table:table-cell office:value-type="float" office:value="-1.6252128063009574E-2" table:formula="of:=[.I139]+$$delta_t*[.H139]+0.5*$$delta_t^2*[.G139]" table:style-name="ce1">
            <text:p>-0,016252128</text:p>
          </table:table-cell>
          <table:table-cell office:value-type="float" office:value="-0.85733410673530308" table:formula="of:=(1-$$K_a)*[.J139]+$$K_a*[.F140]-$$mu_z" table:style-name="ce1">
            <text:p>-0,857334107</text:p>
          </table:table-cell>
          <table:table-cell office:value-type="float" office:value="-1.2014489668259016" table:formula="of:=[.K139]+$$delta_t*[.J139]" table:style-name="ce1">
            <text:p>-1,201448967</text:p>
          </table:table-cell>
          <table:table-cell office:value-type="float" office:value="-0.8460689061992781" table:formula="of:=[.L139]+$$delta_t*[.K139]+0.5*$$delta_t^2*[.J139]" table:style-name="ce1">
            <text:p>-0,846068906</text:p>
          </table:table-cell>
          <table:table-cell table:number-columns-repeated="16372"/>
        </table:table-row>
        <table:table-row table:style-name="ro1">
          <table:table-cell office:value-type="float" office:value="1.392640000000003" table:formula="of:=[.A140]+$$delta_t" table:style-name="ce1">
            <text:p>1,39264</text:p>
          </table:table-cell>
          <table:table-cell office:value-type="float" office:value="10" table:formula="of:=[.B140]" table:style-name="ce1">
            <text:p>10</text:p>
          </table:table-cell>
          <table:table-cell office:value-type="float" office:value="0" table:formula="of:=[.B141]-10" table:style-name="ce1">
            <text:p>0</text:p>
          </table:table-cell>
          <table:table-cell office:value-type="float" office:value="-1.6383999784652659E-7" table:formula="of:=$$delta_t*[.C140]+[.D140]" table:style-name="ce1">
            <text:p>-1,6384E-07</text:p>
          </table:table-cell>
          <table:table-cell office:value-type="float" office:value="-1.6252948132661631E-2" table:formula="of:=[.E140]+$$delta_t*[.D140]+0.5*$$delta_t^2*[.C140]" table:style-name="ce1">
            <text:p>-0,016252948</text:p>
          </table:table-cell>
          <table:table-cell office:value-type="float" office:value="10" table:formula="of:=[.B141]+$$mu_z-10" table:style-name="ce1">
            <text:p>10</text:p>
          </table:table-cell>
          <table:table-cell office:value-type="float" office:value="9.7848885247999806E-4" table:formula="of:=(1-$$K_a)*[.G140]+$$K_a*([.F141]-$$mu_z)" table:style-name="ce1">
            <text:p>0,000978489</text:p>
          </table:table-cell>
          <table:table-cell office:value-type="float" office:value="-1.1054846357880677E-5" table:formula="of:=[.H140]+$$delta_t*[.G140]" table:style-name="ce1">
            <text:p>-1,10548E-05</text:p>
          </table:table-cell>
          <table:table-cell office:value-type="float" office:value="-1.6252882527090638E-2" table:formula="of:=[.I140]+$$delta_t*[.H140]+0.5*$$delta_t^2*[.G140]" table:style-name="ce1">
            <text:p>-0,016252883</text:p>
          </table:table-cell>
          <table:table-cell office:value-type="float" office:value="-0.86858672853882268" table:formula="of:=(1-$$K_a)*[.J140]+$$K_a*[.F141]-$$mu_z" table:style-name="ce1">
            <text:p>-0,868586729</text:p>
          </table:table-cell>
          <table:table-cell office:value-type="float" office:value="-1.2102280680788711" table:formula="of:=[.K140]+$$delta_t*[.J140]" table:style-name="ce1">
            <text:p>-1,210228068</text:p>
          </table:table-cell>
          <table:table-cell office:value-type="float" office:value="-0.85841669261799058" table:formula="of:=[.L140]+$$delta_t*[.K140]+0.5*$$delta_t^2*[.J140]" table:style-name="ce1">
            <text:p>-0,858416693</text:p>
          </table:table-cell>
          <table:table-cell table:number-columns-repeated="16372"/>
        </table:table-row>
        <table:table-row table:style-name="ro1">
          <table:table-cell office:value-type="float" office:value="1.402880000000003" table:formula="of:=[.A141]+$$delta_t" table:style-name="ce1">
            <text:p>1,40288</text:p>
          </table:table-cell>
          <table:table-cell office:value-type="float" office:value="10" table:formula="of:=[.B141]" table:style-name="ce1">
            <text:p>10</text:p>
          </table:table-cell>
          <table:table-cell office:value-type="float" office:value="0" table:formula="of:=[.B142]-10" table:style-name="ce1">
            <text:p>0</text:p>
          </table:table-cell>
          <table:table-cell office:value-type="float" office:value="-1.6383999784652659E-7" table:formula="of:=$$delta_t*[.C141]+[.D141]" table:style-name="ce1">
            <text:p>-1,6384E-07</text:p>
          </table:table-cell>
          <table:table-cell office:value-type="float" office:value="-1.6252949810383208E-2" table:formula="of:=[.E141]+$$delta_t*[.D141]+0.5*$$delta_t^2*[.C141]" table:style-name="ce1">
            <text:p>-0,01625295</text:p>
          </table:table-cell>
          <table:table-cell office:value-type="float" office:value="10" table:formula="of:=[.B142]+$$mu_z-10" table:style-name="ce1">
            <text:p>10</text:p>
          </table:table-cell>
          <table:table-cell office:value-type="float" office:value="7.8279108198399812E-5" table:formula="of:=(1-$$K_a)*[.G141]+$$K_a*([.F142]-$$mu_z)" table:style-name="ce1">
            <text:p>7,82791E-05</text:p>
          </table:table-cell>
          <table:table-cell office:value-type="float" office:value="-1.0351205084854955E-6" table:formula="of:=[.H141]+$$delta_t*[.G141]" table:style-name="ce1">
            <text:p>-1,03512E-06</text:p>
          </table:table-cell>
          <table:table-cell office:value-type="float" office:value="-1.6252944427720992E-2" table:formula="of:=[.I141]+$$delta_t*[.H141]+0.5*$$delta_t^2*[.G141]" table:style-name="ce1">
            <text:p>-0,016252944</text:p>
          </table:table-cell>
          <table:table-cell office:value-type="float" office:value="-0.86948693828310475" table:formula="of:=(1-$$K_a)*[.J141]+$$K_a*[.F142]-$$mu_z" table:style-name="ce1">
            <text:p>-0,869486938</text:p>
          </table:table-cell>
          <table:table-cell office:value-type="float" office:value="-1.2191223961791087" table:formula="of:=[.K141]+$$delta_t*[.J141]" table:style-name="ce1">
            <text:p>-1,219122396</text:p>
          </table:table-cell>
          <table:table-cell office:value-type="float" office:value="-0.87085496699499143" table:formula="of:=[.L141]+$$delta_t*[.K141]+0.5*$$delta_t^2*[.J141]" table:style-name="ce1">
            <text:p>-0,870854967</text:p>
          </table:table-cell>
          <table:table-cell table:number-columns-repeated="16372"/>
        </table:table-row>
        <table:table-row table:style-name="ro1">
          <table:table-cell office:value-type="float" office:value="1.413120000000003" table:formula="of:=[.A142]+$$delta_t" table:style-name="ce1">
            <text:p>1,41312</text:p>
          </table:table-cell>
          <table:table-cell office:value-type="float" office:value="10" table:formula="of:=[.B142]" table:style-name="ce1">
            <text:p>10</text:p>
          </table:table-cell>
          <table:table-cell office:value-type="float" office:value="0" table:formula="of:=[.B143]-10" table:style-name="ce1">
            <text:p>0</text:p>
          </table:table-cell>
          <table:table-cell office:value-type="float" office:value="-1.6383999784652659E-7" table:formula="of:=$$delta_t*[.C142]+[.D142]" table:style-name="ce1">
            <text:p>-1,6384E-07</text:p>
          </table:table-cell>
          <table:table-cell office:value-type="float" office:value="-1.6252951488104784E-2" table:formula="of:=[.E142]+$$delta_t*[.D142]+0.5*$$delta_t^2*[.C142]" table:style-name="ce1">
            <text:p>-0,016252951</text:p>
          </table:table-cell>
          <table:table-cell office:value-type="float" office:value="10" table:formula="of:=[.B143]+$$mu_z-10" table:style-name="ce1">
            <text:p>10</text:p>
          </table:table-cell>
          <table:table-cell office:value-type="float" office:value="6.2623286558719819E-6" table:formula="of:=(1-$$K_a)*[.G142]+$$K_a*([.F143]-$$mu_z)" table:style-name="ce1">
            <text:p>6,26233E-06</text:p>
          </table:table-cell>
          <table:table-cell office:value-type="float" office:value="-2.3354244053388134E-7" table:formula="of:=[.H142]+$$delta_t*[.G142]" table:style-name="ce1">
            <text:p>-2,33542E-07</text:p>
          </table:table-cell>
          <table:table-cell office:value-type="float" office:value="-1.6252950923275292E-2" table:formula="of:=[.I142]+$$delta_t*[.H142]+0.5*$$delta_t^2*[.G142]" table:style-name="ce1">
            <text:p>-0,016252951</text:p>
          </table:table-cell>
          <table:table-cell office:value-type="float" office:value="-0.86955895506264724" table:formula="of:=(1-$$K_a)*[.J142]+$$K_a*[.F143]-$$mu_z" table:style-name="ce1">
            <text:p>-0,869558955</text:p>
          </table:table-cell>
          <table:table-cell office:value-type="float" office:value="-1.2280259424271276" table:formula="of:=[.K142]+$$delta_t*[.J142]" table:style-name="ce1">
            <text:p>-1,228025942</text:p>
          </table:table-cell>
          <table:table-cell office:value-type="float" office:value="-0.88338436648865537" table:formula="of:=[.L142]+$$delta_t*[.K142]+0.5*$$delta_t^2*[.J142]" table:style-name="ce1">
            <text:p>-0,883384366</text:p>
          </table:table-cell>
          <table:table-cell table:number-columns-repeated="16372"/>
        </table:table-row>
        <table:table-row table:style-name="ro1">
          <table:table-cell office:value-type="float" office:value="1.4233600000000031" table:formula="of:=[.A143]+$$delta_t" table:style-name="ce1">
            <text:p>1,42336</text:p>
          </table:table-cell>
          <table:table-cell office:value-type="float" office:value="10" table:formula="of:=[.B143]" table:style-name="ce1">
            <text:p>10</text:p>
          </table:table-cell>
          <table:table-cell office:value-type="float" office:value="0" table:formula="of:=[.B144]-10" table:style-name="ce1">
            <text:p>0</text:p>
          </table:table-cell>
          <table:table-cell office:value-type="float" office:value="-1.6383999784652659E-7" table:formula="of:=$$delta_t*[.C143]+[.D143]" table:style-name="ce1">
            <text:p>-1,6384E-07</text:p>
          </table:table-cell>
          <table:table-cell office:value-type="float" office:value="-1.625295316582636E-2" table:formula="of:=[.E143]+$$delta_t*[.D143]+0.5*$$delta_t^2*[.C143]" table:style-name="ce1">
            <text:p>-0,016252953</text:p>
          </table:table-cell>
          <table:table-cell office:value-type="float" office:value="10" table:formula="of:=[.B144]+$$mu_z-10" table:style-name="ce1">
            <text:p>10</text:p>
          </table:table-cell>
          <table:table-cell office:value-type="float" office:value="5.0098629246975832E-7" table:formula="of:=(1-$$K_a)*[.G143]+$$K_a*([.F144]-$$mu_z)" table:style-name="ce1">
            <text:p>5,00986E-07</text:p>
          </table:table-cell>
          <table:table-cell office:value-type="float" office:value="-1.6941619509775224E-7" table:formula="of:=[.H143]+$$delta_t*[.G143]" table:style-name="ce1">
            <text:p>-1,69416E-07</text:p>
          </table:table-cell>
          <table:table-cell office:value-type="float" office:value="-1.6252952986423506E-2" table:formula="of:=[.I143]+$$delta_t*[.H143]+0.5*$$delta_t^2*[.G143]" table:style-name="ce1">
            <text:p>-0,016252953</text:p>
          </table:table-cell>
          <table:table-cell office:value-type="float" office:value="-0.86956471640501043" table:formula="of:=(1-$$K_a)*[.J143]+$$K_a*[.F144]-$$mu_z" table:style-name="ce1">
            <text:p>-0,869564716</text:p>
          </table:table-cell>
          <table:table-cell office:value-type="float" office:value="-1.236930226126969" table:formula="of:=[.K143]+$$delta_t*[.J143]" table:style-name="ce1">
            <text:p>-1,236930226</text:p>
          </table:table-cell>
          <table:table-cell office:value-type="float" office:value="-0.89600494207165238" table:formula="of:=[.L143]+$$delta_t*[.K143]+0.5*$$delta_t^2*[.J143]" table:style-name="ce1">
            <text:p>-0,896004942</text:p>
          </table:table-cell>
          <table:table-cell table:number-columns-repeated="16372"/>
        </table:table-row>
        <table:table-row table:style-name="ro1">
          <table:table-cell office:value-type="float" office:value="1.4336000000000031" table:formula="of:=[.A144]+$$delta_t" table:style-name="ce1">
            <text:p>1,4336</text:p>
          </table:table-cell>
          <table:table-cell office:value-type="float" office:value="10" table:formula="of:=[.B144]" table:style-name="ce1">
            <text:p>10</text:p>
          </table:table-cell>
          <table:table-cell office:value-type="float" office:value="0" table:formula="of:=[.B145]-10" table:style-name="ce1">
            <text:p>0</text:p>
          </table:table-cell>
          <table:table-cell office:value-type="float" office:value="-1.6383999784652659E-7" table:formula="of:=$$delta_t*[.C144]+[.D144]" table:style-name="ce1">
            <text:p>-1,6384E-07</text:p>
          </table:table-cell>
          <table:table-cell office:value-type="float" office:value="-1.6252954843547936E-2" table:formula="of:=[.E144]+$$delta_t*[.D144]+0.5*$$delta_t^2*[.C144]" table:style-name="ce1">
            <text:p>-0,016252955</text:p>
          </table:table-cell>
          <table:table-cell office:value-type="float" office:value="10" table:formula="of:=[.B145]+$$mu_z-10" table:style-name="ce1">
            <text:p>10</text:p>
          </table:table-cell>
          <table:table-cell office:value-type="float" office:value="4.0078903397580646E-8" table:formula="of:=(1-$$K_a)*[.G144]+$$K_a*([.F145]-$$mu_z)" table:style-name="ce1">
            <text:p>4,00789E-08</text:p>
          </table:table-cell>
          <table:table-cell office:value-type="float" office:value="-1.6428609546286192E-7" table:formula="of:=[.H144]+$$delta_t*[.G144]" table:style-name="ce1">
            <text:p>-1,64286E-07</text:p>
          </table:table-cell>
          <table:table-cell office:value-type="float" office:value="-1.6252954694979234E-2" table:formula="of:=[.I144]+$$delta_t*[.H144]+0.5*$$delta_t^2*[.G144]" table:style-name="ce1">
            <text:p>-0,016252955</text:p>
          </table:table-cell>
          <table:table-cell office:value-type="float" office:value="-0.86956517731239913" table:formula="of:=(1-$$K_a)*[.J144]+$$K_a*[.F145]-$$mu_z" table:style-name="ce1">
            <text:p>-0,869565177</text:p>
          </table:table-cell>
          <table:table-cell office:value-type="float" office:value="-1.2458345688229564" table:formula="of:=[.K144]+$$delta_t*[.J144]" table:style-name="ce1">
            <text:p>-1,245834569</text:p>
          </table:table-cell>
          <table:table-cell office:value-type="float" office:value="-0.90871669782179598" table:formula="of:=[.L144]+$$delta_t*[.K144]+0.5*$$delta_t^2*[.J144]" table:style-name="ce1">
            <text:p>-0,908716698</text:p>
          </table:table-cell>
          <table:table-cell table:number-columns-repeated="16372"/>
        </table:table-row>
        <table:table-row table:style-name="ro1">
          <table:table-cell office:value-type="float" office:value="1.4438400000000031" table:formula="of:=[.A145]+$$delta_t" table:style-name="ce1">
            <text:p>1,44384</text:p>
          </table:table-cell>
          <table:table-cell office:value-type="float" office:value="10" table:formula="of:=[.B145]" table:style-name="ce1">
            <text:p>10</text:p>
          </table:table-cell>
          <table:table-cell office:value-type="float" office:value="0" table:formula="of:=[.B146]-10" table:style-name="ce1">
            <text:p>0</text:p>
          </table:table-cell>
          <table:table-cell office:value-type="float" office:value="-1.6383999784652659E-7" table:formula="of:=$$delta_t*[.C145]+[.D145]" table:style-name="ce1">
            <text:p>-1,6384E-07</text:p>
          </table:table-cell>
          <table:table-cell office:value-type="float" office:value="-1.6252956521269513E-2" table:formula="of:=[.E145]+$$delta_t*[.D145]+0.5*$$delta_t^2*[.C145]" table:style-name="ce1">
            <text:p>-0,016252957</text:p>
          </table:table-cell>
          <table:table-cell office:value-type="float" office:value="10" table:formula="of:=[.B146]+$$mu_z-10" table:style-name="ce1">
            <text:p>10</text:p>
          </table:table-cell>
          <table:table-cell office:value-type="float" office:value="3.2063122718064502E-9" table:formula="of:=(1-$$K_a)*[.G145]+$$K_a*([.F146]-$$mu_z)" table:style-name="ce1">
            <text:p>3,20631E-09</text:p>
          </table:table-cell>
          <table:table-cell office:value-type="float" office:value="-1.638756874920707E-7" table:formula="of:=[.H145]+$$delta_t*[.G145]" table:style-name="ce1">
            <text:p>-1,63876E-07</text:p>
          </table:table-cell>
          <table:table-cell office:value-type="float" office:value="-1.6252956375167563E-2" table:formula="of:=[.I145]+$$delta_t*[.H145]+0.5*$$delta_t^2*[.G145]" table:style-name="ce1">
            <text:p>-0,016252956</text:p>
          </table:table-cell>
          <table:table-cell office:value-type="float" office:value="-0.86956521418499122" table:formula="of:=(1-$$K_a)*[.J145]+$$K_a*[.F146]-$$mu_z" table:style-name="ce1">
            <text:p>-0,869565214</text:p>
          </table:table-cell>
          <table:table-cell office:value-type="float" office:value="-1.2547389162386353" table:formula="of:=[.K145]+$$delta_t*[.J145]" table:style-name="ce1">
            <text:p>-1,254738916</text:p>
          </table:table-cell>
          <table:table-cell office:value-type="float" office:value="-0.92151963406531134" table:formula="of:=[.L145]+$$delta_t*[.K145]+0.5*$$delta_t^2*[.J145]" table:style-name="ce1">
            <text:p>-0,921519634</text:p>
          </table:table-cell>
          <table:table-cell table:number-columns-repeated="16372"/>
        </table:table-row>
        <table:table-row table:style-name="ro1">
          <table:table-cell office:value-type="float" office:value="1.4540800000000031" table:formula="of:=[.A146]+$$delta_t" table:style-name="ce1">
            <text:p>1,45408</text:p>
          </table:table-cell>
          <table:table-cell office:value-type="float" office:value="10" table:formula="of:=[.B146]" table:style-name="ce1">
            <text:p>10</text:p>
          </table:table-cell>
          <table:table-cell office:value-type="float" office:value="0" table:formula="of:=[.B147]-10" table:style-name="ce1">
            <text:p>0</text:p>
          </table:table-cell>
          <table:table-cell office:value-type="float" office:value="-1.6383999784652659E-7" table:formula="of:=$$delta_t*[.C146]+[.D146]" table:style-name="ce1">
            <text:p>-1,6384E-07</text:p>
          </table:table-cell>
          <table:table-cell office:value-type="float" office:value="-1.6252958198991089E-2" table:formula="of:=[.E146]+$$delta_t*[.D146]+0.5*$$delta_t^2*[.C146]" table:style-name="ce1">
            <text:p>-0,016252958</text:p>
          </table:table-cell>
          <table:table-cell office:value-type="float" office:value="10" table:formula="of:=[.B147]+$$mu_z-10" table:style-name="ce1">
            <text:p>10</text:p>
          </table:table-cell>
          <table:table-cell office:value-type="float" office:value="2.565049817445159E-10" table:formula="of:=(1-$$K_a)*[.G146]+$$K_a*([.F147]-$$mu_z)" table:style-name="ce1">
            <text:p>2,56505E-10</text:p>
          </table:table-cell>
          <table:table-cell office:value-type="float" office:value="-1.6384285485440739E-7" table:formula="of:=[.H146]+$$delta_t*[.G146]" table:style-name="ce1">
            <text:p>-1,63843E-07</text:p>
          </table:table-cell>
          <table:table-cell office:value-type="float" office:value="-1.6252958053086502E-2" table:formula="of:=[.I146]+$$delta_t*[.H146]+0.5*$$delta_t^2*[.G146]" table:style-name="ce1">
            <text:p>-0,016252958</text:p>
          </table:table-cell>
          <table:table-cell office:value-type="float" office:value="-0.86956521713479873" table:formula="of:=(1-$$K_a)*[.J146]+$$K_a*[.F147]-$$mu_z" table:style-name="ce1">
            <text:p>-0,869565217</text:p>
          </table:table-cell>
          <table:table-cell office:value-type="float" office:value="-1.2636432640318895" table:formula="of:=[.K146]+$$delta_t*[.J146]" table:style-name="ce1">
            <text:p>-1,263643264</text:p>
          </table:table-cell>
          <table:table-cell office:value-type="float" office:value="-0.93441375082829647" table:formula="of:=[.L146]+$$delta_t*[.K146]+0.5*$$delta_t^2*[.J146]" table:style-name="ce1">
            <text:p>-0,934413751</text:p>
          </table:table-cell>
          <table:table-cell table:number-columns-repeated="16372"/>
        </table:table-row>
        <table:table-row table:style-name="ro1">
          <table:table-cell office:value-type="float" office:value="1.4643200000000032" table:formula="of:=[.A147]+$$delta_t" table:style-name="ce1">
            <text:p>1,46432</text:p>
          </table:table-cell>
          <table:table-cell office:value-type="float" office:value="10" table:formula="of:=[.B147]" table:style-name="ce1">
            <text:p>10</text:p>
          </table:table-cell>
          <table:table-cell office:value-type="float" office:value="0" table:formula="of:=[.B148]-10" table:style-name="ce1">
            <text:p>0</text:p>
          </table:table-cell>
          <table:table-cell office:value-type="float" office:value="-1.6383999784652659E-7" table:formula="of:=$$delta_t*[.C147]+[.D147]" table:style-name="ce1">
            <text:p>-1,6384E-07</text:p>
          </table:table-cell>
          <table:table-cell office:value-type="float" office:value="-1.6252959876712665E-2" table:formula="of:=[.E147]+$$delta_t*[.D147]+0.5*$$delta_t^2*[.C147]" table:style-name="ce1">
            <text:p>-0,01625296</text:p>
          </table:table-cell>
          <table:table-cell office:value-type="float" office:value="10" table:formula="of:=[.B148]+$$mu_z-10" table:style-name="ce1">
            <text:p>10</text:p>
          </table:table-cell>
          <table:table-cell office:value-type="float" office:value="2.0520398539561261E-11" table:formula="of:=(1-$$K_a)*[.G147]+$$K_a*([.F148]-$$mu_z)" table:style-name="ce1">
            <text:p>2,05204E-11</text:p>
          </table:table-cell>
          <table:table-cell office:value-type="float" office:value="-1.6384022824339433E-7" table:formula="of:=[.H147]+$$delta_t*[.G147]" table:style-name="ce1">
            <text:p>-1,6384E-07</text:p>
          </table:table-cell>
          <table:table-cell office:value-type="float" office:value="-1.6252959730823888E-2" table:formula="of:=[.I147]+$$delta_t*[.H147]+0.5*$$delta_t^2*[.G147]" table:style-name="ce1">
            <text:p>-0,01625296</text:p>
          </table:table-cell>
          <table:table-cell office:value-type="float" office:value="-0.86956521737078241" table:formula="of:=(1-$$K_a)*[.J147]+$$K_a*[.F148]-$$mu_z" table:style-name="ce1">
            <text:p>-0,869565217</text:p>
          </table:table-cell>
          <table:table-cell office:value-type="float" office:value="-1.2725476118553498" table:formula="of:=[.K147]+$$delta_t*[.J147]" table:style-name="ce1">
            <text:p>-1,272547612</text:p>
          </table:table-cell>
          <table:table-cell office:value-type="float" office:value="-0.94739904811283915" table:formula="of:=[.L147]+$$delta_t*[.K147]+0.5*$$delta_t^2*[.J147]" table:style-name="ce1">
            <text:p>-0,947399048</text:p>
          </table:table-cell>
          <table:table-cell table:number-columns-repeated="16372"/>
        </table:table-row>
        <table:table-row table:style-name="ro1">
          <table:table-cell office:value-type="float" office:value="1.4745600000000032" table:formula="of:=[.A148]+$$delta_t" table:style-name="ce1">
            <text:p>1,47456</text:p>
          </table:table-cell>
          <table:table-cell office:value-type="float" office:value="10" table:formula="of:=[.B148]" table:style-name="ce1">
            <text:p>10</text:p>
          </table:table-cell>
          <table:table-cell office:value-type="float" office:value="0" table:formula="of:=[.B149]-10" table:style-name="ce1">
            <text:p>0</text:p>
          </table:table-cell>
          <table:table-cell office:value-type="float" office:value="-1.6383999784652659E-7" table:formula="of:=$$delta_t*[.C148]+[.D148]" table:style-name="ce1">
            <text:p>-1,6384E-07</text:p>
          </table:table-cell>
          <table:table-cell office:value-type="float" office:value="-1.6252961554434241E-2" table:formula="of:=[.E148]+$$delta_t*[.D148]+0.5*$$delta_t^2*[.C148]" table:style-name="ce1">
            <text:p>-0,016252962</text:p>
          </table:table-cell>
          <table:table-cell office:value-type="float" office:value="10" table:formula="of:=[.B149]+$$mu_z-10" table:style-name="ce1">
            <text:p>10</text:p>
          </table:table-cell>
          <table:table-cell office:value-type="float" office:value="1.6416318831649001E-12" table:formula="of:=(1-$$K_a)*[.G148]+$$K_a*([.F149]-$$mu_z)" table:style-name="ce1">
            <text:p>1,64163E-12</text:p>
          </table:table-cell>
          <table:table-cell office:value-type="float" office:value="-1.638400181145133E-7" table:formula="of:=[.H148]+$$delta_t*[.G148]" table:style-name="ce1">
            <text:p>-1,6384E-07</text:p>
          </table:table-cell>
          <table:table-cell office:value-type="float" office:value="-1.6252961408546752E-2" table:formula="of:=[.I148]+$$delta_t*[.H148]+0.5*$$delta_t^2*[.G148]" table:style-name="ce1">
            <text:p>-0,016252961</text:p>
          </table:table-cell>
          <table:table-cell office:value-type="float" office:value="-0.86956521738966153" table:formula="of:=(1-$$K_a)*[.J148]+$$K_a*[.F149]-$$mu_z" table:style-name="ce1">
            <text:p>-0,869565217</text:p>
          </table:table-cell>
          <table:table-cell office:value-type="float" office:value="-1.2814519596812266" table:formula="of:=[.K148]+$$delta_t*[.J148]" table:style-name="ce1">
            <text:p>-1,28145196</text:p>
          </table:table-cell>
          <table:table-cell office:value-type="float" office:value="-0.96047552591910645" table:formula="of:=[.L148]+$$delta_t*[.K148]+0.5*$$delta_t^2*[.J148]" table:style-name="ce1">
            <text:p>-0,960475526</text:p>
          </table:table-cell>
          <table:table-cell table:number-columns-repeated="16372"/>
        </table:table-row>
        <table:table-row table:style-name="ro1">
          <table:table-cell office:value-type="float" office:value="1.4848000000000032" table:formula="of:=[.A149]+$$delta_t" table:style-name="ce1">
            <text:p>1,4848</text:p>
          </table:table-cell>
          <table:table-cell office:value-type="float" office:value="10" table:formula="of:=[.B149]" table:style-name="ce1">
            <text:p>10</text:p>
          </table:table-cell>
          <table:table-cell office:value-type="float" office:value="0" table:formula="of:=[.B150]-10" table:style-name="ce1">
            <text:p>0</text:p>
          </table:table-cell>
          <table:table-cell office:value-type="float" office:value="-1.6383999784652659E-7" table:formula="of:=$$delta_t*[.C149]+[.D149]" table:style-name="ce1">
            <text:p>-1,6384E-07</text:p>
          </table:table-cell>
          <table:table-cell office:value-type="float" office:value="-1.6252963232155818E-2" table:formula="of:=[.E149]+$$delta_t*[.D149]+0.5*$$delta_t^2*[.C149]" table:style-name="ce1">
            <text:p>-0,016252963</text:p>
          </table:table-cell>
          <table:table-cell office:value-type="float" office:value="10" table:formula="of:=[.B150]+$$mu_z-10" table:style-name="ce1">
            <text:p>10</text:p>
          </table:table-cell>
          <table:table-cell office:value-type="float" office:value="1.3133055065319195E-13" table:formula="of:=(1-$$K_a)*[.G149]+$$K_a*([.F150]-$$mu_z)" table:style-name="ce1">
            <text:p>1,31331E-13</text:p>
          </table:table-cell>
          <table:table-cell office:value-type="float" office:value="-1.6384000130420282E-7" table:formula="of:=[.H149]+$$delta_t*[.G149]" table:style-name="ce1">
            <text:p>-1,6384E-07</text:p>
          </table:table-cell>
          <table:table-cell office:value-type="float" office:value="-1.6252963086268449E-2" table:formula="of:=[.I149]+$$delta_t*[.H149]+0.5*$$delta_t^2*[.G149]" table:style-name="ce1">
            <text:p>-0,016252963</text:p>
          </table:table-cell>
          <table:table-cell office:value-type="float" office:value="-0.86956521739117143" table:formula="of:=(1-$$K_a)*[.J149]+$$K_a*[.F150]-$$mu_z" table:style-name="ce1">
            <text:p>-0,869565217</text:p>
          </table:table-cell>
          <table:table-cell office:value-type="float" office:value="-1.2903563075072968" table:formula="of:=[.K149]+$$delta_t*[.J149]" table:style-name="ce1">
            <text:p>-1,290356308</text:p>
          </table:table-cell>
          <table:table-cell office:value-type="float" office:value="-0.97364318424711171" table:formula="of:=[.L149]+$$delta_t*[.K149]+0.5*$$delta_t^2*[.J149]" table:style-name="ce1">
            <text:p>-0,973643184</text:p>
          </table:table-cell>
          <table:table-cell table:number-columns-repeated="16372"/>
        </table:table-row>
        <table:table-row table:style-name="ro1">
          <table:table-cell office:value-type="float" office:value="1.4950400000000033" table:formula="of:=[.A150]+$$delta_t" table:style-name="ce1">
            <text:p>1,49504</text:p>
          </table:table-cell>
          <table:table-cell office:value-type="float" office:value="10" table:formula="of:=[.B150]" table:style-name="ce1">
            <text:p>10</text:p>
          </table:table-cell>
          <table:table-cell office:value-type="float" office:value="0" table:formula="of:=[.B151]-10" table:style-name="ce1">
            <text:p>0</text:p>
          </table:table-cell>
          <table:table-cell office:value-type="float" office:value="-1.6383999784652659E-7" table:formula="of:=$$delta_t*[.C150]+[.D150]" table:style-name="ce1">
            <text:p>-1,6384E-07</text:p>
          </table:table-cell>
          <table:table-cell office:value-type="float" office:value="-1.6252964909877394E-2" table:formula="of:=[.E150]+$$delta_t*[.D150]+0.5*$$delta_t^2*[.C150]" table:style-name="ce1">
            <text:p>-0,016252965</text:p>
          </table:table-cell>
          <table:table-cell office:value-type="float" office:value="10" table:formula="of:=[.B151]+$$mu_z-10" table:style-name="ce1">
            <text:p>10</text:p>
          </table:table-cell>
          <table:table-cell office:value-type="float" office:value="1.0506444052255351E-14" table:formula="of:=(1-$$K_a)*[.G150]+$$K_a*([.F151]-$$mu_z)" table:style-name="ce1">
            <text:p>1,05064E-14</text:p>
          </table:table-cell>
          <table:table-cell office:value-type="float" office:value="-1.6383999995937798E-7" table:formula="of:=[.H150]+$$delta_t*[.G150]" table:style-name="ce1">
            <text:p>-1,6384E-07</text:p>
          </table:table-cell>
          <table:table-cell office:value-type="float" office:value="-1.6252964763990057E-2" table:formula="of:=[.I150]+$$delta_t*[.H150]+0.5*$$delta_t^2*[.G150]" table:style-name="ce1">
            <text:p>-0,016252965</text:p>
          </table:table-cell>
          <table:table-cell office:value-type="float" office:value="-0.86956521739129222" table:formula="of:=(1-$$K_a)*[.J150]+$$K_a*[.F151]-$$mu_z" table:style-name="ce1">
            <text:p>-0,869565217</text:p>
          </table:table-cell>
          <table:table-cell office:value-type="float" office:value="-1.2992606553333823" table:formula="of:=[.K150]+$$delta_t*[.J150]" table:style-name="ce1">
            <text:p>-1,299260655</text:p>
          </table:table-cell>
          <table:table-cell office:value-type="float" office:value="-0.98690202309685604" table:formula="of:=[.L150]+$$delta_t*[.K150]+0.5*$$delta_t^2*[.J150]" table:style-name="ce1">
            <text:p>-0,986902023</text:p>
          </table:table-cell>
          <table:table-cell table:number-columns-repeated="16372"/>
        </table:table-row>
        <table:table-row table:style-name="ro1">
          <table:table-cell office:value-type="float" office:value="1.5052800000000033" table:formula="of:=[.A151]+$$delta_t" table:style-name="ce1">
            <text:p>1,50528</text:p>
          </table:table-cell>
          <table:table-cell office:value-type="float" office:value="10" table:formula="of:=[.B151]" table:style-name="ce1">
            <text:p>10</text:p>
          </table:table-cell>
          <table:table-cell office:value-type="float" office:value="0" table:formula="of:=[.B152]-10" table:style-name="ce1">
            <text:p>0</text:p>
          </table:table-cell>
          <table:table-cell office:value-type="float" office:value="-1.6383999784652659E-7" table:formula="of:=$$delta_t*[.C151]+[.D151]" table:style-name="ce1">
            <text:p>-1,6384E-07</text:p>
          </table:table-cell>
          <table:table-cell office:value-type="float" office:value="-1.625296658759897E-2" table:formula="of:=[.E151]+$$delta_t*[.D151]+0.5*$$delta_t^2*[.C151]" table:style-name="ce1">
            <text:p>-0,016252967</text:p>
          </table:table-cell>
          <table:table-cell office:value-type="float" office:value="10" table:formula="of:=[.B152]+$$mu_z-10" table:style-name="ce1">
            <text:p>10</text:p>
          </table:table-cell>
          <table:table-cell office:value-type="float" office:value="8.4051552418042767E-16" table:formula="of:=(1-$$K_a)*[.G151]+$$K_a*([.F152]-$$mu_z)" table:style-name="ce1">
            <text:p>8,40516E-16</text:p>
          </table:table-cell>
          <table:table-cell office:value-type="float" office:value="-1.6383999985179199E-7" table:formula="of:=[.H151]+$$delta_t*[.G151]" table:style-name="ce1">
            <text:p>-1,6384E-07</text:p>
          </table:table-cell>
          <table:table-cell office:value-type="float" office:value="-1.6252966441711657E-2" table:formula="of:=[.I151]+$$delta_t*[.H151]+0.5*$$delta_t^2*[.G151]" table:style-name="ce1">
            <text:p>-0,016252966</text:p>
          </table:table-cell>
          <table:table-cell office:value-type="float" office:value="-0.86956521739130288" table:formula="of:=(1-$$K_a)*[.J151]+$$K_a*[.F152]-$$mu_z" table:style-name="ce1">
            <text:p>-0,869565217</text:p>
          </table:table-cell>
          <table:table-cell office:value-type="float" office:value="-1.3081650031594692" table:formula="of:=[.K151]+$$delta_t*[.J151]" table:style-name="ce1">
            <text:p>-1,308165003</text:p>
          </table:table-cell>
          <table:table-cell office:value-type="float" office:value="-1.0002520424683394" table:formula="of:=[.L151]+$$delta_t*[.K151]+0.5*$$delta_t^2*[.J151]" table:style-name="ce1">
            <text:p>-1,000252042</text:p>
          </table:table-cell>
          <table:table-cell table:number-columns-repeated="16372"/>
        </table:table-row>
        <table:table-row table:style-name="ro1">
          <table:table-cell office:value-type="float" office:value="1.5155200000000033" table:formula="of:=[.A152]+$$delta_t" table:style-name="ce1">
            <text:p>1,51552</text:p>
          </table:table-cell>
          <table:table-cell office:value-type="float" office:value="10" table:formula="of:=[.B152]" table:style-name="ce1">
            <text:p>10</text:p>
          </table:table-cell>
          <table:table-cell office:value-type="float" office:value="0" table:formula="of:=[.B153]-10" table:style-name="ce1">
            <text:p>0</text:p>
          </table:table-cell>
          <table:table-cell office:value-type="float" office:value="-1.6383999784652659E-7" table:formula="of:=$$delta_t*[.C152]+[.D152]" table:style-name="ce1">
            <text:p>-1,6384E-07</text:p>
          </table:table-cell>
          <table:table-cell office:value-type="float" office:value="-1.6252968265320546E-2" table:formula="of:=[.E152]+$$delta_t*[.D152]+0.5*$$delta_t^2*[.C152]" table:style-name="ce1">
            <text:p>-0,016252968</text:p>
          </table:table-cell>
          <table:table-cell office:value-type="float" office:value="10" table:formula="of:=[.B153]+$$mu_z-10" table:style-name="ce1">
            <text:p>10</text:p>
          </table:table-cell>
          <table:table-cell office:value-type="float" office:value="6.7241241934434181E-17" table:formula="of:=(1-$$K_a)*[.G152]+$$K_a*([.F153]-$$mu_z)" table:style-name="ce1">
            <text:p>6,72412E-17</text:p>
          </table:table-cell>
          <table:table-cell office:value-type="float" office:value="-1.638399998431851E-7" table:formula="of:=[.H152]+$$delta_t*[.G152]" table:style-name="ce1">
            <text:p>-1,6384E-07</text:p>
          </table:table-cell>
          <table:table-cell office:value-type="float" office:value="-1.6252968119433255E-2" table:formula="of:=[.I152]+$$delta_t*[.H152]+0.5*$$delta_t^2*[.G152]" table:style-name="ce1">
            <text:p>-0,016252968</text:p>
          </table:table-cell>
          <table:table-cell office:value-type="float" office:value="-0.86956521739130288" table:formula="of:=(1-$$K_a)*[.J152]+$$K_a*[.F153]-$$mu_z" table:style-name="ce1">
            <text:p>-0,869565217</text:p>
          </table:table-cell>
          <table:table-cell office:value-type="float" office:value="-1.317069350985556" table:formula="of:=[.K152]+$$delta_t*[.J152]" table:style-name="ce1">
            <text:p>-1,317069351</text:p>
          </table:table-cell>
          <table:table-cell office:value-type="float" office:value="-1.0136932423615619" table:formula="of:=[.L152]+$$delta_t*[.K152]+0.5*$$delta_t^2*[.J152]" table:style-name="ce1">
            <text:p>-1,013693242</text:p>
          </table:table-cell>
          <table:table-cell table:number-columns-repeated="16372"/>
        </table:table-row>
        <table:table-row table:style-name="ro1">
          <table:table-cell office:value-type="float" office:value="1.5257600000000033" table:formula="of:=[.A153]+$$delta_t" table:style-name="ce1">
            <text:p>1,52576</text:p>
          </table:table-cell>
          <table:table-cell office:value-type="float" office:value="10" table:formula="of:=[.B153]" table:style-name="ce1">
            <text:p>10</text:p>
          </table:table-cell>
          <table:table-cell office:value-type="float" office:value="0" table:formula="of:=[.B154]-10" table:style-name="ce1">
            <text:p>0</text:p>
          </table:table-cell>
          <table:table-cell office:value-type="float" office:value="-1.6383999784652659E-7" table:formula="of:=$$delta_t*[.C153]+[.D153]" table:style-name="ce1">
            <text:p>-1,6384E-07</text:p>
          </table:table-cell>
          <table:table-cell office:value-type="float" office:value="-1.6252969943042123E-2" table:formula="of:=[.E153]+$$delta_t*[.D153]+0.5*$$delta_t^2*[.C153]" table:style-name="ce1">
            <text:p>-0,01625297</text:p>
          </table:table-cell>
          <table:table-cell office:value-type="float" office:value="10" table:formula="of:=[.B154]+$$mu_z-10" table:style-name="ce1">
            <text:p>10</text:p>
          </table:table-cell>
          <table:table-cell office:value-type="float" office:value="5.379299354754732E-18" table:formula="of:=(1-$$K_a)*[.G153]+$$K_a*([.F154]-$$mu_z)" table:style-name="ce1">
            <text:p>5,3793E-18</text:p>
          </table:table-cell>
          <table:table-cell office:value-type="float" office:value="-1.6383999984249654E-7" table:formula="of:=[.H153]+$$delta_t*[.G153]" table:style-name="ce1">
            <text:p>-1,6384E-07</text:p>
          </table:table-cell>
          <table:table-cell office:value-type="float" office:value="-1.6252969797154852E-2" table:formula="of:=[.I153]+$$delta_t*[.H153]+0.5*$$delta_t^2*[.G153]" table:style-name="ce1">
            <text:p>-0,01625297</text:p>
          </table:table-cell>
          <table:table-cell office:value-type="float" office:value="-0.86956521739130288" table:formula="of:=(1-$$K_a)*[.J153]+$$K_a*[.F154]-$$mu_z" table:style-name="ce1">
            <text:p>-0,869565217</text:p>
          </table:table-cell>
          <table:table-cell office:value-type="float" office:value="-1.3259736988116428" table:formula="of:=[.K153]+$$delta_t*[.J153]" table:style-name="ce1">
            <text:p>-1,325973699</text:p>
          </table:table-cell>
          <table:table-cell office:value-type="float" office:value="-1.0272256227765235" table:formula="of:=[.L153]+$$delta_t*[.K153]+0.5*$$delta_t^2*[.J153]" table:style-name="ce1">
            <text:p>-1,027225623</text:p>
          </table:table-cell>
          <table:table-cell table:number-columns-repeated="16372"/>
        </table:table-row>
        <table:table-row table:style-name="ro1">
          <table:table-cell office:value-type="float" office:value="1.5360000000000034" table:formula="of:=[.A154]+$$delta_t" table:style-name="ce1">
            <text:p>1,536</text:p>
          </table:table-cell>
          <table:table-cell office:value-type="float" office:value="10" table:formula="of:=[.B154]" table:style-name="ce1">
            <text:p>10</text:p>
          </table:table-cell>
          <table:table-cell office:value-type="float" office:value="0" table:formula="of:=[.B155]-10" table:style-name="ce1">
            <text:p>0</text:p>
          </table:table-cell>
          <table:table-cell office:value-type="float" office:value="-1.6383999784652659E-7" table:formula="of:=$$delta_t*[.C154]+[.D154]" table:style-name="ce1">
            <text:p>-1,6384E-07</text:p>
          </table:table-cell>
          <table:table-cell office:value-type="float" office:value="-1.6252971620763699E-2" table:formula="of:=[.E154]+$$delta_t*[.D154]+0.5*$$delta_t^2*[.C154]" table:style-name="ce1">
            <text:p>-0,016252972</text:p>
          </table:table-cell>
          <table:table-cell office:value-type="float" office:value="10" table:formula="of:=[.B155]+$$mu_z-10" table:style-name="ce1">
            <text:p>10</text:p>
          </table:table-cell>
          <table:table-cell office:value-type="float" office:value="4.3034394838037834E-19" table:formula="of:=(1-$$K_a)*[.G154]+$$K_a*([.F155]-$$mu_z)" table:style-name="ce1">
            <text:p>4,30344E-19</text:p>
          </table:table-cell>
          <table:table-cell office:value-type="float" office:value="-1.6383999984244146E-7" table:formula="of:=[.H154]+$$delta_t*[.G154]" table:style-name="ce1">
            <text:p>-1,6384E-07</text:p>
          </table:table-cell>
          <table:table-cell office:value-type="float" office:value="-1.6252971474876449E-2" table:formula="of:=[.I154]+$$delta_t*[.H154]+0.5*$$delta_t^2*[.G154]" table:style-name="ce1">
            <text:p>-0,016252971</text:p>
          </table:table-cell>
          <table:table-cell office:value-type="float" office:value="-0.86956521739130288" table:formula="of:=(1-$$K_a)*[.J154]+$$K_a*[.F155]-$$mu_z" table:style-name="ce1">
            <text:p>-0,869565217</text:p>
          </table:table-cell>
          <table:table-cell office:value-type="float" office:value="-1.3348780466377297" table:formula="of:=[.K154]+$$delta_t*[.J154]" table:style-name="ce1">
            <text:p>-1,334878047</text:p>
          </table:table-cell>
          <table:table-cell office:value-type="float" office:value="-1.0408491837132243" table:formula="of:=[.L154]+$$delta_t*[.K154]+0.5*$$delta_t^2*[.J154]" table:style-name="ce1">
            <text:p>-1,040849184</text:p>
          </table:table-cell>
          <table:table-cell table:number-columns-repeated="16372"/>
        </table:table-row>
        <table:table-row table:style-name="ro1">
          <table:table-cell office:value-type="float" office:value="1.5462400000000034" table:formula="of:=[.A155]+$$delta_t" table:style-name="ce1">
            <text:p>1,54624</text:p>
          </table:table-cell>
          <table:table-cell office:value-type="float" office:value="10" table:formula="of:=[.B155]" table:style-name="ce1">
            <text:p>10</text:p>
          </table:table-cell>
          <table:table-cell office:value-type="float" office:value="0" table:formula="of:=[.B156]-10" table:style-name="ce1">
            <text:p>0</text:p>
          </table:table-cell>
          <table:table-cell office:value-type="float" office:value="-1.6383999784652659E-7" table:formula="of:=$$delta_t*[.C155]+[.D155]" table:style-name="ce1">
            <text:p>-1,6384E-07</text:p>
          </table:table-cell>
          <table:table-cell office:value-type="float" office:value="-1.6252973298485275E-2" table:formula="of:=[.E155]+$$delta_t*[.D155]+0.5*$$delta_t^2*[.C155]" table:style-name="ce1">
            <text:p>-0,016252973</text:p>
          </table:table-cell>
          <table:table-cell office:value-type="float" office:value="10" table:formula="of:=[.B156]+$$mu_z-10" table:style-name="ce1">
            <text:p>10</text:p>
          </table:table-cell>
          <table:table-cell office:value-type="float" office:value="3.4427515870430249E-20" table:formula="of:=(1-$$K_a)*[.G155]+$$K_a*([.F156]-$$mu_z)" table:style-name="ce1">
            <text:p>3,44275E-20</text:p>
          </table:table-cell>
          <table:table-cell office:value-type="float" office:value="-1.6383999984243707E-7" table:formula="of:=[.H155]+$$delta_t*[.G155]" table:style-name="ce1">
            <text:p>-1,6384E-07</text:p>
          </table:table-cell>
          <table:table-cell office:value-type="float" office:value="-1.6252973152598046E-2" table:formula="of:=[.I155]+$$delta_t*[.H155]+0.5*$$delta_t^2*[.G155]" table:style-name="ce1">
            <text:p>-0,016252973</text:p>
          </table:table-cell>
          <table:table-cell office:value-type="float" office:value="-0.86956521739130288" table:formula="of:=(1-$$K_a)*[.J155]+$$K_a*[.F156]-$$mu_z" table:style-name="ce1">
            <text:p>-0,869565217</text:p>
          </table:table-cell>
          <table:table-cell office:value-type="float" office:value="-1.3437823944638165" table:formula="of:=[.K155]+$$delta_t*[.J155]" table:style-name="ce1">
            <text:p>-1,343782394</text:p>
          </table:table-cell>
          <table:table-cell office:value-type="float" office:value="-1.0545639251716643" table:formula="of:=[.L155]+$$delta_t*[.K155]+0.5*$$delta_t^2*[.J155]" table:style-name="ce1">
            <text:p>-1,054563925</text:p>
          </table:table-cell>
          <table:table-cell table:number-columns-repeated="16372"/>
        </table:table-row>
        <table:table-row table:style-name="ro1">
          <table:table-cell office:value-type="float" office:value="1.5564800000000034" table:formula="of:=[.A156]+$$delta_t" table:style-name="ce1">
            <text:p>1,55648</text:p>
          </table:table-cell>
          <table:table-cell office:value-type="float" office:value="10" table:formula="of:=[.B156]" table:style-name="ce1">
            <text:p>10</text:p>
          </table:table-cell>
          <table:table-cell office:value-type="float" office:value="0" table:formula="of:=[.B157]-10" table:style-name="ce1">
            <text:p>0</text:p>
          </table:table-cell>
          <table:table-cell office:value-type="float" office:value="-1.6383999784652659E-7" table:formula="of:=$$delta_t*[.C156]+[.D156]" table:style-name="ce1">
            <text:p>-1,6384E-07</text:p>
          </table:table-cell>
          <table:table-cell office:value-type="float" office:value="-1.6252974976206851E-2" table:formula="of:=[.E156]+$$delta_t*[.D156]+0.5*$$delta_t^2*[.C156]" table:style-name="ce1">
            <text:p>-0,016252975</text:p>
          </table:table-cell>
          <table:table-cell office:value-type="float" office:value="10" table:formula="of:=[.B157]+$$mu_z-10" table:style-name="ce1">
            <text:p>10</text:p>
          </table:table-cell>
          <table:table-cell office:value-type="float" office:value="2.7542012696344187E-21" table:formula="of:=(1-$$K_a)*[.G156]+$$K_a*([.F157]-$$mu_z)" table:style-name="ce1">
            <text:p>2,7542E-21</text:p>
          </table:table-cell>
          <table:table-cell office:value-type="float" office:value="-1.6383999984243672E-7" table:formula="of:=[.H156]+$$delta_t*[.G156]" table:style-name="ce1">
            <text:p>-1,6384E-07</text:p>
          </table:table-cell>
          <table:table-cell office:value-type="float" office:value="-1.6252974830319643E-2" table:formula="of:=[.I156]+$$delta_t*[.H156]+0.5*$$delta_t^2*[.G156]" table:style-name="ce1">
            <text:p>-0,016252975</text:p>
          </table:table-cell>
          <table:table-cell office:value-type="float" office:value="-0.86956521739130288" table:formula="of:=(1-$$K_a)*[.J156]+$$K_a*[.F157]-$$mu_z" table:style-name="ce1">
            <text:p>-0,869565217</text:p>
          </table:table-cell>
          <table:table-cell office:value-type="float" office:value="-1.3526867422899034" table:formula="of:=[.K156]+$$delta_t*[.J156]" table:style-name="ce1">
            <text:p>-1,352686742</text:p>
          </table:table-cell>
          <table:table-cell office:value-type="float" office:value="-1.0683698471518435" table:formula="of:=[.L156]+$$delta_t*[.K156]+0.5*$$delta_t^2*[.J156]" table:style-name="ce1">
            <text:p>-1,068369847</text:p>
          </table:table-cell>
          <table:table-cell table:number-columns-repeated="16372"/>
        </table:table-row>
        <table:table-row table:style-name="ro1">
          <table:table-cell office:value-type="float" office:value="1.5667200000000034" table:formula="of:=[.A157]+$$delta_t" table:style-name="ce1">
            <text:p>1,56672</text:p>
          </table:table-cell>
          <table:table-cell office:value-type="float" office:value="10" table:formula="of:=[.B157]" table:style-name="ce1">
            <text:p>10</text:p>
          </table:table-cell>
          <table:table-cell office:value-type="float" office:value="0" table:formula="of:=[.B158]-10" table:style-name="ce1">
            <text:p>0</text:p>
          </table:table-cell>
          <table:table-cell office:value-type="float" office:value="-1.6383999784652659E-7" table:formula="of:=$$delta_t*[.C157]+[.D157]" table:style-name="ce1">
            <text:p>-1,6384E-07</text:p>
          </table:table-cell>
          <table:table-cell office:value-type="float" office:value="-1.6252976653928428E-2" table:formula="of:=[.E157]+$$delta_t*[.D157]+0.5*$$delta_t^2*[.C157]" table:style-name="ce1">
            <text:p>-0,016252977</text:p>
          </table:table-cell>
          <table:table-cell office:value-type="float" office:value="10" table:formula="of:=[.B158]+$$mu_z-10" table:style-name="ce1">
            <text:p>10</text:p>
          </table:table-cell>
          <table:table-cell office:value-type="float" office:value="2.2033610157075339E-22" table:formula="of:=(1-$$K_a)*[.G157]+$$K_a*([.F158]-$$mu_z)" table:style-name="ce1">
            <text:p>2,20336E-22</text:p>
          </table:table-cell>
          <table:table-cell office:value-type="float" office:value="-1.6383999984243669E-7" table:formula="of:=[.H157]+$$delta_t*[.G157]" table:style-name="ce1">
            <text:p>-1,6384E-07</text:p>
          </table:table-cell>
          <table:table-cell office:value-type="float" office:value="-1.625297650804124E-2" table:formula="of:=[.I157]+$$delta_t*[.H157]+0.5*$$delta_t^2*[.G157]" table:style-name="ce1">
            <text:p>-0,016252977</text:p>
          </table:table-cell>
          <table:table-cell office:value-type="float" office:value="-0.86956521739130288" table:formula="of:=(1-$$K_a)*[.J157]+$$K_a*[.F158]-$$mu_z" table:style-name="ce1">
            <text:p>-0,869565217</text:p>
          </table:table-cell>
          <table:table-cell office:value-type="float" office:value="-1.3615910901159902" table:formula="of:=[.K157]+$$delta_t*[.J157]" table:style-name="ce1">
            <text:p>-1,36159109</text:p>
          </table:table-cell>
          <table:table-cell office:value-type="float" office:value="-1.0822669496537616" table:formula="of:=[.L157]+$$delta_t*[.K157]+0.5*$$delta_t^2*[.J157]" table:style-name="ce1">
            <text:p>-1,08226695</text:p>
          </table:table-cell>
          <table:table-cell table:number-columns-repeated="16372"/>
        </table:table-row>
        <table:table-row table:style-name="ro1">
          <table:table-cell office:value-type="float" office:value="1.5769600000000035" table:formula="of:=[.A158]+$$delta_t" table:style-name="ce1">
            <text:p>1,57696</text:p>
          </table:table-cell>
          <table:table-cell office:value-type="float" office:value="10" table:formula="of:=[.B158]" table:style-name="ce1">
            <text:p>10</text:p>
          </table:table-cell>
          <table:table-cell office:value-type="float" office:value="0" table:formula="of:=[.B159]-10" table:style-name="ce1">
            <text:p>0</text:p>
          </table:table-cell>
          <table:table-cell office:value-type="float" office:value="-1.6383999784652659E-7" table:formula="of:=$$delta_t*[.C158]+[.D158]" table:style-name="ce1">
            <text:p>-1,6384E-07</text:p>
          </table:table-cell>
          <table:table-cell office:value-type="float" office:value="-1.6252978331650004E-2" table:formula="of:=[.E158]+$$delta_t*[.D158]+0.5*$$delta_t^2*[.C158]" table:style-name="ce1">
            <text:p>-0,016252978</text:p>
          </table:table-cell>
          <table:table-cell office:value-type="float" office:value="10" table:formula="of:=[.B159]+$$mu_z-10" table:style-name="ce1">
            <text:p>10</text:p>
          </table:table-cell>
          <table:table-cell office:value-type="float" office:value="1.7626888125660263E-23" table:formula="of:=(1-$$K_a)*[.G158]+$$K_a*([.F159]-$$mu_z)" table:style-name="ce1">
            <text:p>1,76269E-23</text:p>
          </table:table-cell>
          <table:table-cell office:value-type="float" office:value="-1.6383999984243669E-7" table:formula="of:=[.H158]+$$delta_t*[.G158]" table:style-name="ce1">
            <text:p>-1,6384E-07</text:p>
          </table:table-cell>
          <table:table-cell office:value-type="float" office:value="-1.6252978185762837E-2" table:formula="of:=[.I158]+$$delta_t*[.H158]+0.5*$$delta_t^2*[.G158]" table:style-name="ce1">
            <text:p>-0,016252978</text:p>
          </table:table-cell>
          <table:table-cell office:value-type="float" office:value="-0.86956521739130288" table:formula="of:=(1-$$K_a)*[.J158]+$$K_a*[.F159]-$$mu_z" table:style-name="ce1">
            <text:p>-0,869565217</text:p>
          </table:table-cell>
          <table:table-cell office:value-type="float" office:value="-1.3704954379420771" table:formula="of:=[.K158]+$$delta_t*[.J158]" table:style-name="ce1">
            <text:p>-1,370495438</text:p>
          </table:table-cell>
          <table:table-cell office:value-type="float" office:value="-1.0962552326774189" table:formula="of:=[.L158]+$$delta_t*[.K158]+0.5*$$delta_t^2*[.J158]" table:style-name="ce1">
            <text:p>-1,096255233</text:p>
          </table:table-cell>
          <table:table-cell table:number-columns-repeated="16372"/>
        </table:table-row>
        <table:table-row table:style-name="ro1">
          <table:table-cell office:value-type="float" office:value="1.5872000000000035" table:formula="of:=[.A159]+$$delta_t" table:style-name="ce1">
            <text:p>1,5872</text:p>
          </table:table-cell>
          <table:table-cell office:value-type="float" office:value="10" table:formula="of:=[.B159]" table:style-name="ce1">
            <text:p>10</text:p>
          </table:table-cell>
          <table:table-cell office:value-type="float" office:value="0" table:formula="of:=[.B160]-10" table:style-name="ce1">
            <text:p>0</text:p>
          </table:table-cell>
          <table:table-cell office:value-type="float" office:value="-1.6383999784652659E-7" table:formula="of:=$$delta_t*[.C159]+[.D159]" table:style-name="ce1">
            <text:p>-1,6384E-07</text:p>
          </table:table-cell>
          <table:table-cell office:value-type="float" office:value="-1.625298000937158E-2" table:formula="of:=[.E159]+$$delta_t*[.D159]+0.5*$$delta_t^2*[.C159]" table:style-name="ce1">
            <text:p>-0,01625298</text:p>
          </table:table-cell>
          <table:table-cell office:value-type="float" office:value="10" table:formula="of:=[.B160]+$$mu_z-10" table:style-name="ce1">
            <text:p>10</text:p>
          </table:table-cell>
          <table:table-cell office:value-type="float" office:value="1.4101510500528204E-24" table:formula="of:=(1-$$K_a)*[.G159]+$$K_a*([.F160]-$$mu_z)" table:style-name="ce1">
            <text:p>1,41015E-24</text:p>
          </table:table-cell>
          <table:table-cell office:value-type="float" office:value="-1.6383999984243669E-7" table:formula="of:=[.H159]+$$delta_t*[.G159]" table:style-name="ce1">
            <text:p>-1,6384E-07</text:p>
          </table:table-cell>
          <table:table-cell office:value-type="float" office:value="-1.6252979863484434E-2" table:formula="of:=[.I159]+$$delta_t*[.H159]+0.5*$$delta_t^2*[.G159]" table:style-name="ce1">
            <text:p>-0,01625298</text:p>
          </table:table-cell>
          <table:table-cell office:value-type="float" office:value="-0.86956521739130288" table:formula="of:=(1-$$K_a)*[.J159]+$$K_a*[.F160]-$$mu_z" table:style-name="ce1">
            <text:p>-0,869565217</text:p>
          </table:table-cell>
          <table:table-cell office:value-type="float" office:value="-1.3793997857681639" table:formula="of:=[.K159]+$$delta_t*[.J159]" table:style-name="ce1">
            <text:p>-1,379399786</text:p>
          </table:table-cell>
          <table:table-cell office:value-type="float" office:value="-1.1103346962228153" table:formula="of:=[.L159]+$$delta_t*[.K159]+0.5*$$delta_t^2*[.J159]" table:style-name="ce1">
            <text:p>-1,110334696</text:p>
          </table:table-cell>
          <table:table-cell table:number-columns-repeated="16372"/>
        </table:table-row>
        <table:table-row table:style-name="ro1">
          <table:table-cell office:value-type="float" office:value="1.5974400000000035" table:formula="of:=[.A160]+$$delta_t" table:style-name="ce1">
            <text:p>1,59744</text:p>
          </table:table-cell>
          <table:table-cell office:value-type="float" office:value="10" table:formula="of:=[.B160]" table:style-name="ce1">
            <text:p>10</text:p>
          </table:table-cell>
          <table:table-cell office:value-type="float" office:value="0" table:formula="of:=[.B161]-10" table:style-name="ce1">
            <text:p>0</text:p>
          </table:table-cell>
          <table:table-cell office:value-type="float" office:value="-1.6383999784652659E-7" table:formula="of:=$$delta_t*[.C160]+[.D160]" table:style-name="ce1">
            <text:p>-1,6384E-07</text:p>
          </table:table-cell>
          <table:table-cell office:value-type="float" office:value="-1.6252981687093156E-2" table:formula="of:=[.E160]+$$delta_t*[.D160]+0.5*$$delta_t^2*[.C160]" table:style-name="ce1">
            <text:p>-0,016252982</text:p>
          </table:table-cell>
          <table:table-cell office:value-type="float" office:value="10" table:formula="of:=[.B161]+$$mu_z-10" table:style-name="ce1">
            <text:p>10</text:p>
          </table:table-cell>
          <table:table-cell office:value-type="float" office:value="1.1281208400422557E-25" table:formula="of:=(1-$$K_a)*[.G160]+$$K_a*([.F161]-$$mu_z)" table:style-name="ce1">
            <text:p>1,12812E-25</text:p>
          </table:table-cell>
          <table:table-cell office:value-type="float" office:value="-1.6383999984243669E-7" table:formula="of:=[.H160]+$$delta_t*[.G160]" table:style-name="ce1">
            <text:p>-1,6384E-07</text:p>
          </table:table-cell>
          <table:table-cell office:value-type="float" office:value="-1.6252981541206031E-2" table:formula="of:=[.I160]+$$delta_t*[.H160]+0.5*$$delta_t^2*[.G160]" table:style-name="ce1">
            <text:p>-0,016252982</text:p>
          </table:table-cell>
          <table:table-cell office:value-type="float" office:value="-0.86956521739130288" table:formula="of:=(1-$$K_a)*[.J160]+$$K_a*[.F161]-$$mu_z" table:style-name="ce1">
            <text:p>-0,869565217</text:p>
          </table:table-cell>
          <table:table-cell office:value-type="float" office:value="-1.3883041335942508" table:formula="of:=[.K160]+$$delta_t*[.J160]" table:style-name="ce1">
            <text:p>-1,388304134</text:p>
          </table:table-cell>
          <table:table-cell office:value-type="float" office:value="-1.124505340289951" table:formula="of:=[.L160]+$$delta_t*[.K160]+0.5*$$delta_t^2*[.J160]" table:style-name="ce1">
            <text:p>-1,12450534</text:p>
          </table:table-cell>
          <table:table-cell table:number-columns-repeated="16372"/>
        </table:table-row>
        <table:table-row table:style-name="ro1">
          <table:table-cell office:value-type="float" office:value="1.6076800000000036" table:formula="of:=[.A161]+$$delta_t" table:style-name="ce1">
            <text:p>1,60768</text:p>
          </table:table-cell>
          <table:table-cell office:value-type="float" office:value="10" table:formula="of:=[.B161]" table:style-name="ce1">
            <text:p>10</text:p>
          </table:table-cell>
          <table:table-cell office:value-type="float" office:value="0" table:formula="of:=[.B162]-10" table:style-name="ce1">
            <text:p>0</text:p>
          </table:table-cell>
          <table:table-cell office:value-type="float" office:value="-1.6383999784652659E-7" table:formula="of:=$$delta_t*[.C161]+[.D161]" table:style-name="ce1">
            <text:p>-1,6384E-07</text:p>
          </table:table-cell>
          <table:table-cell office:value-type="float" office:value="-1.6252983364814733E-2" table:formula="of:=[.E161]+$$delta_t*[.D161]+0.5*$$delta_t^2*[.C161]" table:style-name="ce1">
            <text:p>-0,016252983</text:p>
          </table:table-cell>
          <table:table-cell office:value-type="float" office:value="10" table:formula="of:=[.B162]+$$mu_z-10" table:style-name="ce1">
            <text:p>10</text:p>
          </table:table-cell>
          <table:table-cell office:value-type="float" office:value="9.0249667203380402E-27" table:formula="of:=(1-$$K_a)*[.G161]+$$K_a*([.F162]-$$mu_z)" table:style-name="ce1">
            <text:p>9,02497E-27</text:p>
          </table:table-cell>
          <table:table-cell office:value-type="float" office:value="-1.6383999984243669E-7" table:formula="of:=[.H161]+$$delta_t*[.G161]" table:style-name="ce1">
            <text:p>-1,6384E-07</text:p>
          </table:table-cell>
          <table:table-cell office:value-type="float" office:value="-1.6252983218927628E-2" table:formula="of:=[.I161]+$$delta_t*[.H161]+0.5*$$delta_t^2*[.G161]" table:style-name="ce1">
            <text:p>-0,016252983</text:p>
          </table:table-cell>
          <table:table-cell office:value-type="float" office:value="-0.86956521739130288" table:formula="of:=(1-$$K_a)*[.J161]+$$K_a*[.F162]-$$mu_z" table:style-name="ce1">
            <text:p>-0,869565217</text:p>
          </table:table-cell>
          <table:table-cell office:value-type="float" office:value="-1.3972084814203376" table:formula="of:=[.K161]+$$delta_t*[.J161]" table:style-name="ce1">
            <text:p>-1,397208481</text:p>
          </table:table-cell>
          <table:table-cell office:value-type="float" office:value="-1.1387671648788258" table:formula="of:=[.L161]+$$delta_t*[.K161]+0.5*$$delta_t^2*[.J161]" table:style-name="ce1">
            <text:p>-1,138767165</text:p>
          </table:table-cell>
          <table:table-cell table:number-columns-repeated="16372"/>
        </table:table-row>
        <table:table-row table:style-name="ro1">
          <table:table-cell office:value-type="float" office:value="1.6179200000000036" table:formula="of:=[.A162]+$$delta_t" table:style-name="ce1">
            <text:p>1,61792</text:p>
          </table:table-cell>
          <table:table-cell office:value-type="float" office:value="10" table:formula="of:=[.B162]" table:style-name="ce1">
            <text:p>10</text:p>
          </table:table-cell>
          <table:table-cell office:value-type="float" office:value="0" table:formula="of:=[.B163]-10" table:style-name="ce1">
            <text:p>0</text:p>
          </table:table-cell>
          <table:table-cell office:value-type="float" office:value="-1.6383999784652659E-7" table:formula="of:=$$delta_t*[.C162]+[.D162]" table:style-name="ce1">
            <text:p>-1,6384E-07</text:p>
          </table:table-cell>
          <table:table-cell office:value-type="float" office:value="-1.6252985042536309E-2" table:formula="of:=[.E162]+$$delta_t*[.D162]+0.5*$$delta_t^2*[.C162]" table:style-name="ce1">
            <text:p>-0,016252985</text:p>
          </table:table-cell>
          <table:table-cell office:value-type="float" office:value="10" table:formula="of:=[.B163]+$$mu_z-10" table:style-name="ce1">
            <text:p>10</text:p>
          </table:table-cell>
          <table:table-cell office:value-type="float" office:value="7.2199733762704289E-28" table:formula="of:=(1-$$K_a)*[.G162]+$$K_a*([.F163]-$$mu_z)" table:style-name="ce1">
            <text:p>7,21997E-28</text:p>
          </table:table-cell>
          <table:table-cell office:value-type="float" office:value="-1.6383999984243669E-7" table:formula="of:=[.H162]+$$delta_t*[.G162]" table:style-name="ce1">
            <text:p>-1,6384E-07</text:p>
          </table:table-cell>
          <table:table-cell office:value-type="float" office:value="-1.6252984896649225E-2" table:formula="of:=[.I162]+$$delta_t*[.H162]+0.5*$$delta_t^2*[.G162]" table:style-name="ce1">
            <text:p>-0,016252985</text:p>
          </table:table-cell>
          <table:table-cell office:value-type="float" office:value="-0.86956521739130288" table:formula="of:=(1-$$K_a)*[.J162]+$$K_a*[.F163]-$$mu_z" table:style-name="ce1">
            <text:p>-0,869565217</text:p>
          </table:table-cell>
          <table:table-cell office:value-type="float" office:value="-1.4061128292464244" table:formula="of:=[.K162]+$$delta_t*[.J162]" table:style-name="ce1">
            <text:p>-1,406112829</text:p>
          </table:table-cell>
          <table:table-cell office:value-type="float" office:value="-1.1531201699894396" table:formula="of:=[.L162]+$$delta_t*[.K162]+0.5*$$delta_t^2*[.J162]" table:style-name="ce1">
            <text:p>-1,15312017</text:p>
          </table:table-cell>
          <table:table-cell table:number-columns-repeated="16372"/>
        </table:table-row>
        <table:table-row table:style-name="ro1">
          <table:table-cell office:value-type="float" office:value="1.6281600000000036" table:formula="of:=[.A163]+$$delta_t" table:style-name="ce1">
            <text:p>1,62816</text:p>
          </table:table-cell>
          <table:table-cell office:value-type="float" office:value="10" table:formula="of:=[.B163]" table:style-name="ce1">
            <text:p>10</text:p>
          </table:table-cell>
          <table:table-cell office:value-type="float" office:value="0" table:formula="of:=[.B164]-10" table:style-name="ce1">
            <text:p>0</text:p>
          </table:table-cell>
          <table:table-cell office:value-type="float" office:value="-1.6383999784652659E-7" table:formula="of:=$$delta_t*[.C163]+[.D163]" table:style-name="ce1">
            <text:p>-1,6384E-07</text:p>
          </table:table-cell>
          <table:table-cell office:value-type="float" office:value="-1.6252986720257885E-2" table:formula="of:=[.E163]+$$delta_t*[.D163]+0.5*$$delta_t^2*[.C163]" table:style-name="ce1">
            <text:p>-0,016252987</text:p>
          </table:table-cell>
          <table:table-cell office:value-type="float" office:value="10" table:formula="of:=[.B164]+$$mu_z-10" table:style-name="ce1">
            <text:p>10</text:p>
          </table:table-cell>
          <table:table-cell office:value-type="float" office:value="5.7759787010163405E-29" table:formula="of:=(1-$$K_a)*[.G163]+$$K_a*([.F164]-$$mu_z)" table:style-name="ce1">
            <text:p>5,77598E-29</text:p>
          </table:table-cell>
          <table:table-cell office:value-type="float" office:value="-1.6383999984243669E-7" table:formula="of:=[.H163]+$$delta_t*[.G163]" table:style-name="ce1">
            <text:p>-1,6384E-07</text:p>
          </table:table-cell>
          <table:table-cell office:value-type="float" office:value="-1.6252986574370822E-2" table:formula="of:=[.I163]+$$delta_t*[.H163]+0.5*$$delta_t^2*[.G163]" table:style-name="ce1">
            <text:p>-0,016252987</text:p>
          </table:table-cell>
          <table:table-cell office:value-type="float" office:value="-0.86956521739130288" table:formula="of:=(1-$$K_a)*[.J163]+$$K_a*[.F164]-$$mu_z" table:style-name="ce1">
            <text:p>-0,869565217</text:p>
          </table:table-cell>
          <table:table-cell office:value-type="float" office:value="-1.4150171770725113" table:formula="of:=[.K163]+$$delta_t*[.J163]" table:style-name="ce1">
            <text:p>-1,415017177</text:p>
          </table:table-cell>
          <table:table-cell office:value-type="float" office:value="-1.1675643556217925" table:formula="of:=[.L163]+$$delta_t*[.K163]+0.5*$$delta_t^2*[.J163]" table:style-name="ce1">
            <text:p>-1,167564356</text:p>
          </table:table-cell>
          <table:table-cell table:number-columns-repeated="16372"/>
        </table:table-row>
        <table:table-row table:style-name="ro1">
          <table:table-cell office:value-type="float" office:value="1.6384000000000036" table:formula="of:=[.A164]+$$delta_t" table:style-name="ce1">
            <text:p>1,6384</text:p>
          </table:table-cell>
          <table:table-cell office:value-type="float" office:value="10" table:formula="of:=[.B164]" table:style-name="ce1">
            <text:p>10</text:p>
          </table:table-cell>
          <table:table-cell office:value-type="float" office:value="0" table:formula="of:=[.B165]-10" table:style-name="ce1">
            <text:p>0</text:p>
          </table:table-cell>
          <table:table-cell office:value-type="float" office:value="-1.6383999784652659E-7" table:formula="of:=$$delta_t*[.C164]+[.D164]" table:style-name="ce1">
            <text:p>-1,6384E-07</text:p>
          </table:table-cell>
          <table:table-cell office:value-type="float" office:value="-1.6252988397979461E-2" table:formula="of:=[.E164]+$$delta_t*[.D164]+0.5*$$delta_t^2*[.C164]" table:style-name="ce1">
            <text:p>-0,016252988</text:p>
          </table:table-cell>
          <table:table-cell office:value-type="float" office:value="10" table:formula="of:=[.B165]+$$mu_z-10" table:style-name="ce1">
            <text:p>10</text:p>
          </table:table-cell>
          <table:table-cell office:value-type="float" office:value="4.62078296081307E-30" table:formula="of:=(1-$$K_a)*[.G164]+$$K_a*([.F165]-$$mu_z)" table:style-name="ce1">
            <text:p>4,62078E-30</text:p>
          </table:table-cell>
          <table:table-cell office:value-type="float" office:value="-1.6383999984243669E-7" table:formula="of:=[.H164]+$$delta_t*[.G164]" table:style-name="ce1">
            <text:p>-1,6384E-07</text:p>
          </table:table-cell>
          <table:table-cell office:value-type="float" office:value="-1.6252988252092419E-2" table:formula="of:=[.I164]+$$delta_t*[.H164]+0.5*$$delta_t^2*[.G164]" table:style-name="ce1">
            <text:p>-0,016252988</text:p>
          </table:table-cell>
          <table:table-cell office:value-type="float" office:value="-0.86956521739130288" table:formula="of:=(1-$$K_a)*[.J164]+$$K_a*[.F165]-$$mu_z" table:style-name="ce1">
            <text:p>-0,869565217</text:p>
          </table:table-cell>
          <table:table-cell office:value-type="float" office:value="-1.4239215248985981" table:formula="of:=[.K164]+$$delta_t*[.J164]" table:style-name="ce1">
            <text:p>-1,423921525</text:p>
          </table:table-cell>
          <table:table-cell office:value-type="float" office:value="-1.1820997217758846" table:formula="of:=[.L164]+$$delta_t*[.K164]+0.5*$$delta_t^2*[.J164]" table:style-name="ce1">
            <text:p>-1,182099722</text:p>
          </table:table-cell>
          <table:table-cell table:number-columns-repeated="16372"/>
        </table:table-row>
        <table:table-row table:style-name="ro1">
          <table:table-cell office:value-type="float" office:value="1.6486400000000037" table:formula="of:=[.A165]+$$delta_t" table:style-name="ce1">
            <text:p>1,64864</text:p>
          </table:table-cell>
          <table:table-cell office:value-type="float" office:value="10" table:formula="of:=[.B165]" table:style-name="ce1">
            <text:p>10</text:p>
          </table:table-cell>
          <table:table-cell office:value-type="float" office:value="0" table:formula="of:=[.B166]-10" table:style-name="ce1">
            <text:p>0</text:p>
          </table:table-cell>
          <table:table-cell office:value-type="float" office:value="-1.6383999784652659E-7" table:formula="of:=$$delta_t*[.C165]+[.D165]" table:style-name="ce1">
            <text:p>-1,6384E-07</text:p>
          </table:table-cell>
          <table:table-cell office:value-type="float" office:value="-1.6252990075701038E-2" table:formula="of:=[.E165]+$$delta_t*[.D165]+0.5*$$delta_t^2*[.C165]" table:style-name="ce1">
            <text:p>-0,01625299</text:p>
          </table:table-cell>
          <table:table-cell office:value-type="float" office:value="10" table:formula="of:=[.B166]+$$mu_z-10" table:style-name="ce1">
            <text:p>10</text:p>
          </table:table-cell>
          <table:table-cell office:value-type="float" office:value="3.6966263686504542E-31" table:formula="of:=(1-$$K_a)*[.G165]+$$K_a*([.F166]-$$mu_z)" table:style-name="ce1">
            <text:p>3,69663E-31</text:p>
          </table:table-cell>
          <table:table-cell office:value-type="float" office:value="-1.6383999984243669E-7" table:formula="of:=[.H165]+$$delta_t*[.G165]" table:style-name="ce1">
            <text:p>-1,6384E-07</text:p>
          </table:table-cell>
          <table:table-cell office:value-type="float" office:value="-1.6252989929814016E-2" table:formula="of:=[.I165]+$$delta_t*[.H165]+0.5*$$delta_t^2*[.G165]" table:style-name="ce1">
            <text:p>-0,01625299</text:p>
          </table:table-cell>
          <table:table-cell office:value-type="float" office:value="-0.86956521739130288" table:formula="of:=(1-$$K_a)*[.J165]+$$K_a*[.F166]-$$mu_z" table:style-name="ce1">
            <text:p>-0,869565217</text:p>
          </table:table-cell>
          <table:table-cell office:value-type="float" office:value="-1.432825872724685" table:formula="of:=[.K165]+$$delta_t*[.J165]" table:style-name="ce1">
            <text:p>-1,432825873</text:p>
          </table:table-cell>
          <table:table-cell office:value-type="float" office:value="-1.1967262684517159" table:formula="of:=[.L165]+$$delta_t*[.K165]+0.5*$$delta_t^2*[.J165]" table:style-name="ce1">
            <text:p>-1,196726268</text:p>
          </table:table-cell>
          <table:table-cell table:number-columns-repeated="16372"/>
        </table:table-row>
        <table:table-row table:style-name="ro1">
          <table:table-cell office:value-type="float" office:value="1.6588800000000037" table:formula="of:=[.A166]+$$delta_t" table:style-name="ce1">
            <text:p>1,65888</text:p>
          </table:table-cell>
          <table:table-cell office:value-type="float" office:value="10" table:formula="of:=[.B166]" table:style-name="ce1">
            <text:p>10</text:p>
          </table:table-cell>
          <table:table-cell office:value-type="float" office:value="0" table:formula="of:=[.B167]-10" table:style-name="ce1">
            <text:p>0</text:p>
          </table:table-cell>
          <table:table-cell office:value-type="float" office:value="-1.6383999784652659E-7" table:formula="of:=$$delta_t*[.C166]+[.D166]" table:style-name="ce1">
            <text:p>-1,6384E-07</text:p>
          </table:table-cell>
          <table:table-cell office:value-type="float" office:value="-1.6252991753422614E-2" table:formula="of:=[.E166]+$$delta_t*[.D166]+0.5*$$delta_t^2*[.C166]" table:style-name="ce1">
            <text:p>-0,016252992</text:p>
          </table:table-cell>
          <table:table-cell office:value-type="float" office:value="10" table:formula="of:=[.B167]+$$mu_z-10" table:style-name="ce1">
            <text:p>10</text:p>
          </table:table-cell>
          <table:table-cell office:value-type="float" office:value="2.9573010949203619E-32" table:formula="of:=(1-$$K_a)*[.G166]+$$K_a*([.F167]-$$mu_z)" table:style-name="ce1">
            <text:p>2,9573E-32</text:p>
          </table:table-cell>
          <table:table-cell office:value-type="float" office:value="-1.6383999984243669E-7" table:formula="of:=[.H166]+$$delta_t*[.G166]" table:style-name="ce1">
            <text:p>-1,6384E-07</text:p>
          </table:table-cell>
          <table:table-cell office:value-type="float" office:value="-1.6252991607535613E-2" table:formula="of:=[.I166]+$$delta_t*[.H166]+0.5*$$delta_t^2*[.G166]" table:style-name="ce1">
            <text:p>-0,016252992</text:p>
          </table:table-cell>
          <table:table-cell office:value-type="float" office:value="-0.86956521739130288" table:formula="of:=(1-$$K_a)*[.J166]+$$K_a*[.F167]-$$mu_z" table:style-name="ce1">
            <text:p>-0,869565217</text:p>
          </table:table-cell>
          <table:table-cell office:value-type="float" office:value="-1.4417302205507718" table:formula="of:=[.K166]+$$delta_t*[.J166]" table:style-name="ce1">
            <text:p>-1,441730221</text:p>
          </table:table-cell>
          <table:table-cell office:value-type="float" office:value="-1.2114439956492862" table:formula="of:=[.L166]+$$delta_t*[.K166]+0.5*$$delta_t^2*[.J166]" table:style-name="ce1">
            <text:p>-1,211443996</text:p>
          </table:table-cell>
          <table:table-cell table:number-columns-repeated="16372"/>
        </table:table-row>
        <table:table-row table:style-name="ro1">
          <table:table-cell office:value-type="float" office:value="1.6691200000000037" table:formula="of:=[.A167]+$$delta_t" table:style-name="ce1">
            <text:p>1,66912</text:p>
          </table:table-cell>
          <table:table-cell office:value-type="float" office:value="10" table:formula="of:=[.B167]" table:style-name="ce1">
            <text:p>10</text:p>
          </table:table-cell>
          <table:table-cell office:value-type="float" office:value="0" table:formula="of:=[.B168]-10" table:style-name="ce1">
            <text:p>0</text:p>
          </table:table-cell>
          <table:table-cell office:value-type="float" office:value="-1.6383999784652659E-7" table:formula="of:=$$delta_t*[.C167]+[.D167]" table:style-name="ce1">
            <text:p>-1,6384E-07</text:p>
          </table:table-cell>
          <table:table-cell office:value-type="float" office:value="-1.625299343114419E-2" table:formula="of:=[.E167]+$$delta_t*[.D167]+0.5*$$delta_t^2*[.C167]" table:style-name="ce1">
            <text:p>-0,016252993</text:p>
          </table:table-cell>
          <table:table-cell office:value-type="float" office:value="10" table:formula="of:=[.B168]+$$mu_z-10" table:style-name="ce1">
            <text:p>10</text:p>
          </table:table-cell>
          <table:table-cell office:value-type="float" office:value="2.3658408759362884E-33" table:formula="of:=(1-$$K_a)*[.G167]+$$K_a*([.F168]-$$mu_z)" table:style-name="ce1">
            <text:p>2,36584E-33</text:p>
          </table:table-cell>
          <table:table-cell office:value-type="float" office:value="-1.6383999984243669E-7" table:formula="of:=[.H167]+$$delta_t*[.G167]" table:style-name="ce1">
            <text:p>-1,6384E-07</text:p>
          </table:table-cell>
          <table:table-cell office:value-type="float" office:value="-1.6252993285257211E-2" table:formula="of:=[.I167]+$$delta_t*[.H167]+0.5*$$delta_t^2*[.G167]" table:style-name="ce1">
            <text:p>-0,016252993</text:p>
          </table:table-cell>
          <table:table-cell office:value-type="float" office:value="-0.86956521739130288" table:formula="of:=(1-$$K_a)*[.J167]+$$K_a*[.F168]-$$mu_z" table:style-name="ce1">
            <text:p>-0,869565217</text:p>
          </table:table-cell>
          <table:table-cell office:value-type="float" office:value="-1.4506345683768587" table:formula="of:=[.K167]+$$delta_t*[.J167]" table:style-name="ce1">
            <text:p>-1,450634568</text:p>
          </table:table-cell>
          <table:table-cell office:value-type="float" office:value="-1.2262529033685956" table:formula="of:=[.L167]+$$delta_t*[.K167]+0.5*$$delta_t^2*[.J167]" table:style-name="ce1">
            <text:p>-1,226252903</text:p>
          </table:table-cell>
          <table:table-cell table:number-columns-repeated="16372"/>
        </table:table-row>
        <table:table-row table:style-name="ro1">
          <table:table-cell office:value-type="float" office:value="1.6793600000000037" table:formula="of:=[.A168]+$$delta_t" table:style-name="ce1">
            <text:p>1,67936</text:p>
          </table:table-cell>
          <table:table-cell office:value-type="float" office:value="10" table:formula="of:=[.B168]" table:style-name="ce1">
            <text:p>10</text:p>
          </table:table-cell>
          <table:table-cell office:value-type="float" office:value="0" table:formula="of:=[.B169]-10" table:style-name="ce1">
            <text:p>0</text:p>
          </table:table-cell>
          <table:table-cell office:value-type="float" office:value="-1.6383999784652659E-7" table:formula="of:=$$delta_t*[.C168]+[.D168]" table:style-name="ce1">
            <text:p>-1,6384E-07</text:p>
          </table:table-cell>
          <table:table-cell office:value-type="float" office:value="-1.6252995108865766E-2" table:formula="of:=[.E168]+$$delta_t*[.D168]+0.5*$$delta_t^2*[.C168]" table:style-name="ce1">
            <text:p>-0,016252995</text:p>
          </table:table-cell>
          <table:table-cell office:value-type="float" office:value="10" table:formula="of:=[.B169]+$$mu_z-10" table:style-name="ce1">
            <text:p>10</text:p>
          </table:table-cell>
          <table:table-cell office:value-type="float" office:value="1.8926727007490298E-34" table:formula="of:=(1-$$K_a)*[.G168]+$$K_a*([.F169]-$$mu_z)" table:style-name="ce1">
            <text:p>1,89267E-34</text:p>
          </table:table-cell>
          <table:table-cell office:value-type="float" office:value="-1.6383999984243669E-7" table:formula="of:=[.H168]+$$delta_t*[.G168]" table:style-name="ce1">
            <text:p>-1,6384E-07</text:p>
          </table:table-cell>
          <table:table-cell office:value-type="float" office:value="-1.6252994962978808E-2" table:formula="of:=[.I168]+$$delta_t*[.H168]+0.5*$$delta_t^2*[.G168]" table:style-name="ce1">
            <text:p>-0,016252995</text:p>
          </table:table-cell>
          <table:table-cell office:value-type="float" office:value="-0.86956521739130288" table:formula="of:=(1-$$K_a)*[.J168]+$$K_a*[.F169]-$$mu_z" table:style-name="ce1">
            <text:p>-0,869565217</text:p>
          </table:table-cell>
          <table:table-cell office:value-type="float" office:value="-1.4595389162029455" table:formula="of:=[.K168]+$$delta_t*[.J168]" table:style-name="ce1">
            <text:p>-1,459538916</text:p>
          </table:table-cell>
          <table:table-cell office:value-type="float" office:value="-1.2411529916096442" table:formula="of:=[.L168]+$$delta_t*[.K168]+0.5*$$delta_t^2*[.J168]" table:style-name="ce1">
            <text:p>-1,241152992</text:p>
          </table:table-cell>
          <table:table-cell table:number-columns-repeated="16372"/>
        </table:table-row>
        <table:table-row table:style-name="ro1">
          <table:table-cell office:value-type="float" office:value="1.6896000000000038" table:formula="of:=[.A169]+$$delta_t" table:style-name="ce1">
            <text:p>1,6896</text:p>
          </table:table-cell>
          <table:table-cell office:value-type="float" office:value="10" table:formula="of:=[.B169]" table:style-name="ce1">
            <text:p>10</text:p>
          </table:table-cell>
          <table:table-cell office:value-type="float" office:value="0" table:formula="of:=[.B170]-10" table:style-name="ce1">
            <text:p>0</text:p>
          </table:table-cell>
          <table:table-cell office:value-type="float" office:value="-1.6383999784652659E-7" table:formula="of:=$$delta_t*[.C169]+[.D169]" table:style-name="ce1">
            <text:p>-1,6384E-07</text:p>
          </table:table-cell>
          <table:table-cell office:value-type="float" office:value="-1.6252996786587343E-2" table:formula="of:=[.E169]+$$delta_t*[.D169]+0.5*$$delta_t^2*[.C169]" table:style-name="ce1">
            <text:p>-0,016252997</text:p>
          </table:table-cell>
          <table:table-cell office:value-type="float" office:value="10" table:formula="of:=[.B170]+$$mu_z-10" table:style-name="ce1">
            <text:p>10</text:p>
          </table:table-cell>
          <table:table-cell office:value-type="float" office:value="1.514138160599223E-35" table:formula="of:=(1-$$K_a)*[.G169]+$$K_a*([.F170]-$$mu_z)" table:style-name="ce1">
            <text:p>1,51414E-35</text:p>
          </table:table-cell>
          <table:table-cell office:value-type="float" office:value="-1.6383999984243669E-7" table:formula="of:=[.H169]+$$delta_t*[.G169]" table:style-name="ce1">
            <text:p>-1,6384E-07</text:p>
          </table:table-cell>
          <table:table-cell office:value-type="float" office:value="-1.6252996640700405E-2" table:formula="of:=[.I169]+$$delta_t*[.H169]+0.5*$$delta_t^2*[.G169]" table:style-name="ce1">
            <text:p>-0,016252997</text:p>
          </table:table-cell>
          <table:table-cell office:value-type="float" office:value="-0.86956521739130288" table:formula="of:=(1-$$K_a)*[.J169]+$$K_a*[.F170]-$$mu_z" table:style-name="ce1">
            <text:p>-0,869565217</text:p>
          </table:table-cell>
          <table:table-cell office:value-type="float" office:value="-1.4684432640290324" table:formula="of:=[.K169]+$$delta_t*[.J169]" table:style-name="ce1">
            <text:p>-1,468443264</text:p>
          </table:table-cell>
          <table:table-cell office:value-type="float" office:value="-1.256144260372432" table:formula="of:=[.L169]+$$delta_t*[.K169]+0.5*$$delta_t^2*[.J169]" table:style-name="ce1">
            <text:p>-1,25614426</text:p>
          </table:table-cell>
          <table:table-cell table:number-columns-repeated="16372"/>
        </table:table-row>
        <table:table-row table:style-name="ro1">
          <table:table-cell office:value-type="float" office:value="1.6998400000000038" table:formula="of:=[.A170]+$$delta_t" table:style-name="ce1">
            <text:p>1,69984</text:p>
          </table:table-cell>
          <table:table-cell office:value-type="float" office:value="10" table:formula="of:=[.B170]" table:style-name="ce1">
            <text:p>10</text:p>
          </table:table-cell>
          <table:table-cell office:value-type="float" office:value="0" table:formula="of:=[.B171]-10" table:style-name="ce1">
            <text:p>0</text:p>
          </table:table-cell>
          <table:table-cell office:value-type="float" office:value="-1.6383999784652659E-7" table:formula="of:=$$delta_t*[.C170]+[.D170]" table:style-name="ce1">
            <text:p>-1,6384E-07</text:p>
          </table:table-cell>
          <table:table-cell office:value-type="float" office:value="-1.6252998464308919E-2" table:formula="of:=[.E170]+$$delta_t*[.D170]+0.5*$$delta_t^2*[.C170]" table:style-name="ce1">
            <text:p>-0,016252998</text:p>
          </table:table-cell>
          <table:table-cell office:value-type="float" office:value="10" table:formula="of:=[.B171]+$$mu_z-10" table:style-name="ce1">
            <text:p>10</text:p>
          </table:table-cell>
          <table:table-cell office:value-type="float" office:value="1.2113105284793778E-36" table:formula="of:=(1-$$K_a)*[.G170]+$$K_a*([.F171]-$$mu_z)" table:style-name="ce1">
            <text:p>1,21131E-36</text:p>
          </table:table-cell>
          <table:table-cell office:value-type="float" office:value="-1.6383999984243669E-7" table:formula="of:=[.H170]+$$delta_t*[.G170]" table:style-name="ce1">
            <text:p>-1,6384E-07</text:p>
          </table:table-cell>
          <table:table-cell office:value-type="float" office:value="-1.6252998318422002E-2" table:formula="of:=[.I170]+$$delta_t*[.H170]+0.5*$$delta_t^2*[.G170]" table:style-name="ce1">
            <text:p>-0,016252998</text:p>
          </table:table-cell>
          <table:table-cell office:value-type="float" office:value="-0.86956521739130288" table:formula="of:=(1-$$K_a)*[.J170]+$$K_a*[.F171]-$$mu_z" table:style-name="ce1">
            <text:p>-0,869565217</text:p>
          </table:table-cell>
          <table:table-cell office:value-type="float" office:value="-1.4773476118551192" table:formula="of:=[.K170]+$$delta_t*[.J170]" table:style-name="ce1">
            <text:p>-1,477347612</text:p>
          </table:table-cell>
          <table:table-cell office:value-type="float" office:value="-1.2712267096569589" table:formula="of:=[.L170]+$$delta_t*[.K170]+0.5*$$delta_t^2*[.J170]" table:style-name="ce1">
            <text:p>-1,27122671</text:p>
          </table:table-cell>
          <table:table-cell table:number-columns-repeated="16372"/>
        </table:table-row>
        <table:table-row table:style-name="ro1">
          <table:table-cell office:value-type="float" office:value="1.7100800000000038" table:formula="of:=[.A171]+$$delta_t" table:style-name="ce1">
            <text:p>1,71008</text:p>
          </table:table-cell>
          <table:table-cell office:value-type="float" office:value="10" table:formula="of:=[.B171]" table:style-name="ce1">
            <text:p>10</text:p>
          </table:table-cell>
          <table:table-cell office:value-type="float" office:value="0" table:formula="of:=[.B172]-10" table:style-name="ce1">
            <text:p>0</text:p>
          </table:table-cell>
          <table:table-cell office:value-type="float" office:value="-1.6383999784652659E-7" table:formula="of:=$$delta_t*[.C171]+[.D171]" table:style-name="ce1">
            <text:p>-1,6384E-07</text:p>
          </table:table-cell>
          <table:table-cell office:value-type="float" office:value="-1.6253000142030495E-2" table:formula="of:=[.E171]+$$delta_t*[.D171]+0.5*$$delta_t^2*[.C171]" table:style-name="ce1">
            <text:p>-0,016253</text:p>
          </table:table-cell>
          <table:table-cell office:value-type="float" office:value="10" table:formula="of:=[.B172]+$$mu_z-10" table:style-name="ce1">
            <text:p>10</text:p>
          </table:table-cell>
          <table:table-cell office:value-type="float" office:value="9.6904842278350174E-38" table:formula="of:=(1-$$K_a)*[.G171]+$$K_a*([.F172]-$$mu_z)" table:style-name="ce1">
            <text:p>9,69048E-38</text:p>
          </table:table-cell>
          <table:table-cell office:value-type="float" office:value="-1.6383999984243669E-7" table:formula="of:=[.H171]+$$delta_t*[.G171]" table:style-name="ce1">
            <text:p>-1,6384E-07</text:p>
          </table:table-cell>
          <table:table-cell office:value-type="float" office:value="-1.6252999996143599E-2" table:formula="of:=[.I171]+$$delta_t*[.H171]+0.5*$$delta_t^2*[.G171]" table:style-name="ce1">
            <text:p>-0,016253</text:p>
          </table:table-cell>
          <table:table-cell office:value-type="float" office:value="-0.86956521739130288" table:formula="of:=(1-$$K_a)*[.J171]+$$K_a*[.F172]-$$mu_z" table:style-name="ce1">
            <text:p>-0,869565217</text:p>
          </table:table-cell>
          <table:table-cell office:value-type="float" office:value="-1.486251959681206" table:formula="of:=[.K171]+$$delta_t*[.J171]" table:style-name="ce1">
            <text:p>-1,48625196</text:p>
          </table:table-cell>
          <table:table-cell office:value-type="float" office:value="-1.2864003394632249" table:formula="of:=[.L171]+$$delta_t*[.K171]+0.5*$$delta_t^2*[.J171]" table:style-name="ce1">
            <text:p>-1,286400339</text:p>
          </table:table-cell>
          <table:table-cell table:number-columns-repeated="16372"/>
        </table:table-row>
        <table:table-row table:style-name="ro1">
          <table:table-cell office:value-type="float" office:value="1.7203200000000038" table:formula="of:=[.A172]+$$delta_t" table:style-name="ce1">
            <text:p>1,72032</text:p>
          </table:table-cell>
          <table:table-cell office:value-type="float" office:value="10" table:formula="of:=[.B172]" table:style-name="ce1">
            <text:p>10</text:p>
          </table:table-cell>
          <table:table-cell office:value-type="float" office:value="0" table:formula="of:=[.B173]-10" table:style-name="ce1">
            <text:p>0</text:p>
          </table:table-cell>
          <table:table-cell office:value-type="float" office:value="-1.6383999784652659E-7" table:formula="of:=$$delta_t*[.C172]+[.D172]" table:style-name="ce1">
            <text:p>-1,6384E-07</text:p>
          </table:table-cell>
          <table:table-cell office:value-type="float" office:value="-1.6253001819752071E-2" table:formula="of:=[.E172]+$$delta_t*[.D172]+0.5*$$delta_t^2*[.C172]" table:style-name="ce1">
            <text:p>-0,016253002</text:p>
          </table:table-cell>
          <table:table-cell office:value-type="float" office:value="10" table:formula="of:=[.B173]+$$mu_z-10" table:style-name="ce1">
            <text:p>10</text:p>
          </table:table-cell>
          <table:table-cell office:value-type="float" office:value="7.7523873822680098E-39" table:formula="of:=(1-$$K_a)*[.G172]+$$K_a*([.F173]-$$mu_z)" table:style-name="ce1">
            <text:p>7,75239E-39</text:p>
          </table:table-cell>
          <table:table-cell office:value-type="float" office:value="-1.6383999984243669E-7" table:formula="of:=[.H172]+$$delta_t*[.G172]" table:style-name="ce1">
            <text:p>-1,6384E-07</text:p>
          </table:table-cell>
          <table:table-cell office:value-type="float" office:value="-1.6253001673865196E-2" table:formula="of:=[.I172]+$$delta_t*[.H172]+0.5*$$delta_t^2*[.G172]" table:style-name="ce1">
            <text:p>-0,016253002</text:p>
          </table:table-cell>
          <table:table-cell office:value-type="float" office:value="-0.86956521739130288" table:formula="of:=(1-$$K_a)*[.J172]+$$K_a*[.F173]-$$mu_z" table:style-name="ce1">
            <text:p>-0,869565217</text:p>
          </table:table-cell>
          <table:table-cell office:value-type="float" office:value="-1.4951563075072929" table:formula="of:=[.K172]+$$delta_t*[.J172]" table:style-name="ce1">
            <text:p>-1,495156308</text:p>
          </table:table-cell>
          <table:table-cell office:value-type="float" office:value="-1.3016651497912299" table:formula="of:=[.L172]+$$delta_t*[.K172]+0.5*$$delta_t^2*[.J172]" table:style-name="ce1">
            <text:p>-1,30166515</text:p>
          </table:table-cell>
          <table:table-cell table:number-columns-repeated="16372"/>
        </table:table-row>
        <table:table-row table:style-name="ro1">
          <table:table-cell office:value-type="float" office:value="1.7305600000000039" table:formula="of:=[.A173]+$$delta_t" table:style-name="ce1">
            <text:p>1,73056</text:p>
          </table:table-cell>
          <table:table-cell office:value-type="float" office:value="10" table:formula="of:=[.B173]" table:style-name="ce1">
            <text:p>10</text:p>
          </table:table-cell>
          <table:table-cell office:value-type="float" office:value="0" table:formula="of:=[.B174]-10" table:style-name="ce1">
            <text:p>0</text:p>
          </table:table-cell>
          <table:table-cell office:value-type="float" office:value="-1.6383999784652659E-7" table:formula="of:=$$delta_t*[.C173]+[.D173]" table:style-name="ce1">
            <text:p>-1,6384E-07</text:p>
          </table:table-cell>
          <table:table-cell office:value-type="float" office:value="-1.6253003497473648E-2" table:formula="of:=[.E173]+$$delta_t*[.D173]+0.5*$$delta_t^2*[.C173]" table:style-name="ce1">
            <text:p>-0,016253003</text:p>
          </table:table-cell>
          <table:table-cell office:value-type="float" office:value="10" table:formula="of:=[.B174]+$$mu_z-10" table:style-name="ce1">
            <text:p>10</text:p>
          </table:table-cell>
          <table:table-cell office:value-type="float" office:value="6.2019099058144047E-40" table:formula="of:=(1-$$K_a)*[.G173]+$$K_a*([.F174]-$$mu_z)" table:style-name="ce1">
            <text:p>6,20191E-40</text:p>
          </table:table-cell>
          <table:table-cell office:value-type="float" office:value="-1.6383999984243669E-7" table:formula="of:=[.H173]+$$delta_t*[.G173]" table:style-name="ce1">
            <text:p>-1,6384E-07</text:p>
          </table:table-cell>
          <table:table-cell office:value-type="float" office:value="-1.6253003351586793E-2" table:formula="of:=[.I173]+$$delta_t*[.H173]+0.5*$$delta_t^2*[.G173]" table:style-name="ce1">
            <text:p>-0,016253003</text:p>
          </table:table-cell>
          <table:table-cell office:value-type="float" office:value="-0.86956521739130288" table:formula="of:=(1-$$K_a)*[.J173]+$$K_a*[.F174]-$$mu_z" table:style-name="ce1">
            <text:p>-0,869565217</text:p>
          </table:table-cell>
          <table:table-cell office:value-type="float" office:value="-1.5040606553333797" table:formula="of:=[.K173]+$$delta_t*[.J173]" table:style-name="ce1">
            <text:p>-1,504060655</text:p>
          </table:table-cell>
          <table:table-cell office:value-type="float" office:value="-1.3170211406409742" table:formula="of:=[.L173]+$$delta_t*[.K173]+0.5*$$delta_t^2*[.J173]" table:style-name="ce1">
            <text:p>-1,317021141</text:p>
          </table:table-cell>
          <table:table-cell table:number-columns-repeated="16372"/>
        </table:table-row>
        <table:table-row table:style-name="ro1">
          <table:table-cell office:value-type="float" office:value="1.7408000000000039" table:formula="of:=[.A174]+$$delta_t" table:style-name="ce1">
            <text:p>1,7408</text:p>
          </table:table-cell>
          <table:table-cell office:value-type="float" office:value="10" table:formula="of:=[.B174]" table:style-name="ce1">
            <text:p>10</text:p>
          </table:table-cell>
          <table:table-cell office:value-type="float" office:value="0" table:formula="of:=[.B175]-10" table:style-name="ce1">
            <text:p>0</text:p>
          </table:table-cell>
          <table:table-cell office:value-type="float" office:value="-1.6383999784652659E-7" table:formula="of:=$$delta_t*[.C174]+[.D174]" table:style-name="ce1">
            <text:p>-1,6384E-07</text:p>
          </table:table-cell>
          <table:table-cell office:value-type="float" office:value="-1.6253005175195224E-2" table:formula="of:=[.E174]+$$delta_t*[.D174]+0.5*$$delta_t^2*[.C174]" table:style-name="ce1">
            <text:p>-0,016253005</text:p>
          </table:table-cell>
          <table:table-cell office:value-type="float" office:value="10" table:formula="of:=[.B175]+$$mu_z-10" table:style-name="ce1">
            <text:p>10</text:p>
          </table:table-cell>
          <table:table-cell office:value-type="float" office:value="4.961527924651521E-41" table:formula="of:=(1-$$K_a)*[.G174]+$$K_a*([.F175]-$$mu_z)" table:style-name="ce1">
            <text:p>4,96153E-41</text:p>
          </table:table-cell>
          <table:table-cell office:value-type="float" office:value="-1.6383999984243669E-7" table:formula="of:=[.H174]+$$delta_t*[.G174]" table:style-name="ce1">
            <text:p>-1,6384E-07</text:p>
          </table:table-cell>
          <table:table-cell office:value-type="float" office:value="-1.625300502930839E-2" table:formula="of:=[.I174]+$$delta_t*[.H174]+0.5*$$delta_t^2*[.G174]" table:style-name="ce1">
            <text:p>-0,016253005</text:p>
          </table:table-cell>
          <table:table-cell office:value-type="float" office:value="-0.86956521739130288" table:formula="of:=(1-$$K_a)*[.J174]+$$K_a*[.F175]-$$mu_z" table:style-name="ce1">
            <text:p>-0,869565217</text:p>
          </table:table-cell>
          <table:table-cell office:value-type="float" office:value="-1.5129650031594666" table:formula="of:=[.K174]+$$delta_t*[.J174]" table:style-name="ce1">
            <text:p>-1,512965003</text:p>
          </table:table-cell>
          <table:table-cell office:value-type="float" office:value="-1.3324683120124576" table:formula="of:=[.L174]+$$delta_t*[.K174]+0.5*$$delta_t^2*[.J174]" table:style-name="ce1">
            <text:p>-1,332468312</text:p>
          </table:table-cell>
          <table:table-cell table:number-columns-repeated="16372"/>
        </table:table-row>
        <table:table-row table:style-name="ro1">
          <table:table-cell office:value-type="float" office:value="1.7510400000000039" table:formula="of:=[.A175]+$$delta_t" table:style-name="ce1">
            <text:p>1,75104</text:p>
          </table:table-cell>
          <table:table-cell office:value-type="float" office:value="10" table:formula="of:=[.B175]" table:style-name="ce1">
            <text:p>10</text:p>
          </table:table-cell>
          <table:table-cell office:value-type="float" office:value="0" table:formula="of:=[.B176]-10" table:style-name="ce1">
            <text:p>0</text:p>
          </table:table-cell>
          <table:table-cell office:value-type="float" office:value="-1.6383999784652659E-7" table:formula="of:=$$delta_t*[.C175]+[.D175]" table:style-name="ce1">
            <text:p>-1,6384E-07</text:p>
          </table:table-cell>
          <table:table-cell office:value-type="float" office:value="-1.62530068529168E-2" table:formula="of:=[.E175]+$$delta_t*[.D175]+0.5*$$delta_t^2*[.C175]" table:style-name="ce1">
            <text:p>-0,016253007</text:p>
          </table:table-cell>
          <table:table-cell office:value-type="float" office:value="10" table:formula="of:=[.B176]+$$mu_z-10" table:style-name="ce1">
            <text:p>10</text:p>
          </table:table-cell>
          <table:table-cell office:value-type="float" office:value="3.969222339721215E-42" table:formula="of:=(1-$$K_a)*[.G175]+$$K_a*([.F176]-$$mu_z)" table:style-name="ce1">
            <text:p>3,96922E-42</text:p>
          </table:table-cell>
          <table:table-cell office:value-type="float" office:value="-1.6383999984243669E-7" table:formula="of:=[.H175]+$$delta_t*[.G175]" table:style-name="ce1">
            <text:p>-1,6384E-07</text:p>
          </table:table-cell>
          <table:table-cell office:value-type="float" office:value="-1.6253006707029987E-2" table:formula="of:=[.I175]+$$delta_t*[.H175]+0.5*$$delta_t^2*[.G175]" table:style-name="ce1">
            <text:p>-0,016253007</text:p>
          </table:table-cell>
          <table:table-cell office:value-type="float" office:value="-0.86956521739130288" table:formula="of:=(1-$$K_a)*[.J175]+$$K_a*[.F176]-$$mu_z" table:style-name="ce1">
            <text:p>-0,869565217</text:p>
          </table:table-cell>
          <table:table-cell office:value-type="float" office:value="-1.5218693509855534" table:formula="of:=[.K175]+$$delta_t*[.J175]" table:style-name="ce1">
            <text:p>-1,521869351</text:p>
          </table:table-cell>
          <table:table-cell office:value-type="float" office:value="-1.3480066639056802" table:formula="of:=[.L175]+$$delta_t*[.K175]+0.5*$$delta_t^2*[.J175]" table:style-name="ce1">
            <text:p>-1,348006664</text:p>
          </table:table-cell>
          <table:table-cell table:number-columns-repeated="16372"/>
        </table:table-row>
        <table:table-row table:style-name="ro1">
          <table:table-cell office:value-type="float" office:value="1.761280000000004" table:formula="of:=[.A176]+$$delta_t" table:style-name="ce1">
            <text:p>1,76128</text:p>
          </table:table-cell>
          <table:table-cell office:value-type="float" office:value="10" table:formula="of:=[.B176]" table:style-name="ce1">
            <text:p>10</text:p>
          </table:table-cell>
          <table:table-cell office:value-type="float" office:value="0" table:formula="of:=[.B177]-10" table:style-name="ce1">
            <text:p>0</text:p>
          </table:table-cell>
          <table:table-cell office:value-type="float" office:value="-1.6383999784652659E-7" table:formula="of:=$$delta_t*[.C176]+[.D176]" table:style-name="ce1">
            <text:p>-1,6384E-07</text:p>
          </table:table-cell>
          <table:table-cell office:value-type="float" office:value="-1.6253008530638376E-2" table:formula="of:=[.E176]+$$delta_t*[.D176]+0.5*$$delta_t^2*[.C176]" table:style-name="ce1">
            <text:p>-0,016253009</text:p>
          </table:table-cell>
          <table:table-cell office:value-type="float" office:value="10" table:formula="of:=[.B177]+$$mu_z-10" table:style-name="ce1">
            <text:p>10</text:p>
          </table:table-cell>
          <table:table-cell office:value-type="float" office:value="3.1753778717769702E-43" table:formula="of:=(1-$$K_a)*[.G176]+$$K_a*([.F177]-$$mu_z)" table:style-name="ce1">
            <text:p>3,17538E-43</text:p>
          </table:table-cell>
          <table:table-cell office:value-type="float" office:value="-1.6383999984243669E-7" table:formula="of:=[.H176]+$$delta_t*[.G176]" table:style-name="ce1">
            <text:p>-1,6384E-07</text:p>
          </table:table-cell>
          <table:table-cell office:value-type="float" office:value="-1.6253008384751584E-2" table:formula="of:=[.I176]+$$delta_t*[.H176]+0.5*$$delta_t^2*[.G176]" table:style-name="ce1">
            <text:p>-0,016253008</text:p>
          </table:table-cell>
          <table:table-cell office:value-type="float" office:value="-0.86956521739130288" table:formula="of:=(1-$$K_a)*[.J176]+$$K_a*[.F177]-$$mu_z" table:style-name="ce1">
            <text:p>-0,869565217</text:p>
          </table:table-cell>
          <table:table-cell office:value-type="float" office:value="-1.5307736988116403" table:formula="of:=[.K176]+$$delta_t*[.J176]" table:style-name="ce1">
            <text:p>-1,530773699</text:p>
          </table:table-cell>
          <table:table-cell office:value-type="float" office:value="-1.3636361963206418" table:formula="of:=[.L176]+$$delta_t*[.K176]+0.5*$$delta_t^2*[.J176]" table:style-name="ce1">
            <text:p>-1,363636196</text:p>
          </table:table-cell>
          <table:table-cell table:number-columns-repeated="16372"/>
        </table:table-row>
        <table:table-row table:style-name="ro1">
          <table:table-cell office:value-type="float" office:value="1.771520000000004" table:formula="of:=[.A177]+$$delta_t" table:style-name="ce1">
            <text:p>1,77152</text:p>
          </table:table-cell>
          <table:table-cell office:value-type="float" office:value="10" table:formula="of:=[.B177]" table:style-name="ce1">
            <text:p>10</text:p>
          </table:table-cell>
          <table:table-cell office:value-type="float" office:value="0" table:formula="of:=[.B178]-10" table:style-name="ce1">
            <text:p>0</text:p>
          </table:table-cell>
          <table:table-cell office:value-type="float" office:value="-1.6383999784652659E-7" table:formula="of:=$$delta_t*[.C177]+[.D177]" table:style-name="ce1">
            <text:p>-1,6384E-07</text:p>
          </table:table-cell>
          <table:table-cell office:value-type="float" office:value="-1.6253010208359953E-2" table:formula="of:=[.E177]+$$delta_t*[.D177]+0.5*$$delta_t^2*[.C177]" table:style-name="ce1">
            <text:p>-0,01625301</text:p>
          </table:table-cell>
          <table:table-cell office:value-type="float" office:value="10" table:formula="of:=[.B178]+$$mu_z-10" table:style-name="ce1">
            <text:p>10</text:p>
          </table:table-cell>
          <table:table-cell office:value-type="float" office:value="2.540302297421575E-44" table:formula="of:=(1-$$K_a)*[.G177]+$$K_a*([.F178]-$$mu_z)" table:style-name="ce1">
            <text:p>2,5403E-44</text:p>
          </table:table-cell>
          <table:table-cell office:value-type="float" office:value="-1.6383999984243669E-7" table:formula="of:=[.H177]+$$delta_t*[.G177]" table:style-name="ce1">
            <text:p>-1,6384E-07</text:p>
          </table:table-cell>
          <table:table-cell office:value-type="float" office:value="-1.6253010062473181E-2" table:formula="of:=[.I177]+$$delta_t*[.H177]+0.5*$$delta_t^2*[.G177]" table:style-name="ce1">
            <text:p>-0,01625301</text:p>
          </table:table-cell>
          <table:table-cell office:value-type="float" office:value="-0.86956521739130288" table:formula="of:=(1-$$K_a)*[.J177]+$$K_a*[.F178]-$$mu_z" table:style-name="ce1">
            <text:p>-0,869565217</text:p>
          </table:table-cell>
          <table:table-cell office:value-type="float" office:value="-1.5396780466377271" table:formula="of:=[.K177]+$$delta_t*[.J177]" table:style-name="ce1">
            <text:p>-1,539678047</text:p>
          </table:table-cell>
          <table:table-cell office:value-type="float" office:value="-1.3793569092573426" table:formula="of:=[.L177]+$$delta_t*[.K177]+0.5*$$delta_t^2*[.J177]" table:style-name="ce1">
            <text:p>-1,379356909</text:p>
          </table:table-cell>
          <table:table-cell table:number-columns-repeated="16372"/>
        </table:table-row>
        <table:table-row table:style-name="ro1">
          <table:table-cell office:value-type="float" office:value="1.781760000000004" table:formula="of:=[.A178]+$$delta_t" table:style-name="ce1">
            <text:p>1,78176</text:p>
          </table:table-cell>
          <table:table-cell office:value-type="float" office:value="10" table:formula="of:=[.B178]" table:style-name="ce1">
            <text:p>10</text:p>
          </table:table-cell>
          <table:table-cell office:value-type="float" office:value="0" table:formula="of:=[.B179]-10" table:style-name="ce1">
            <text:p>0</text:p>
          </table:table-cell>
          <table:table-cell office:value-type="float" office:value="-1.6383999784652659E-7" table:formula="of:=$$delta_t*[.C178]+[.D178]" table:style-name="ce1">
            <text:p>-1,6384E-07</text:p>
          </table:table-cell>
          <table:table-cell office:value-type="float" office:value="-1.6253011886081529E-2" table:formula="of:=[.E178]+$$delta_t*[.D178]+0.5*$$delta_t^2*[.C178]" table:style-name="ce1">
            <text:p>-0,016253012</text:p>
          </table:table-cell>
          <table:table-cell office:value-type="float" office:value="10" table:formula="of:=[.B179]+$$mu_z-10" table:style-name="ce1">
            <text:p>10</text:p>
          </table:table-cell>
          <table:table-cell office:value-type="float" office:value="2.0322418379372591E-45" table:formula="of:=(1-$$K_a)*[.G178]+$$K_a*([.F179]-$$mu_z)" table:style-name="ce1">
            <text:p>2,03224E-45</text:p>
          </table:table-cell>
          <table:table-cell office:value-type="float" office:value="-1.6383999984243669E-7" table:formula="of:=[.H178]+$$delta_t*[.G178]" table:style-name="ce1">
            <text:p>-1,6384E-07</text:p>
          </table:table-cell>
          <table:table-cell office:value-type="float" office:value="-1.6253011740194778E-2" table:formula="of:=[.I178]+$$delta_t*[.H178]+0.5*$$delta_t^2*[.G178]" table:style-name="ce1">
            <text:p>-0,016253012</text:p>
          </table:table-cell>
          <table:table-cell office:value-type="float" office:value="-0.86956521739130288" table:formula="of:=(1-$$K_a)*[.J178]+$$K_a*[.F179]-$$mu_z" table:style-name="ce1">
            <text:p>-0,869565217</text:p>
          </table:table-cell>
          <table:table-cell office:value-type="float" office:value="-1.548582394463814" table:formula="of:=[.K178]+$$delta_t*[.J178]" table:style-name="ce1">
            <text:p>-1,548582394</text:p>
          </table:table-cell>
          <table:table-cell office:value-type="float" office:value="-1.3951688027157825" table:formula="of:=[.L178]+$$delta_t*[.K178]+0.5*$$delta_t^2*[.J178]" table:style-name="ce1">
            <text:p>-1,395168803</text:p>
          </table:table-cell>
          <table:table-cell table:number-columns-repeated="16372"/>
        </table:table-row>
        <table:table-row table:style-name="ro1">
          <table:table-cell office:value-type="float" office:value="1.792000000000004" table:formula="of:=[.A179]+$$delta_t" table:style-name="ce1">
            <text:p>1,792</text:p>
          </table:table-cell>
          <table:table-cell office:value-type="float" office:value="10" table:formula="of:=[.B179]" table:style-name="ce1">
            <text:p>10</text:p>
          </table:table-cell>
          <table:table-cell office:value-type="float" office:value="0" table:formula="of:=[.B180]-10" table:style-name="ce1">
            <text:p>0</text:p>
          </table:table-cell>
          <table:table-cell office:value-type="float" office:value="-1.6383999784652659E-7" table:formula="of:=$$delta_t*[.C179]+[.D179]" table:style-name="ce1">
            <text:p>-1,6384E-07</text:p>
          </table:table-cell>
          <table:table-cell office:value-type="float" office:value="-1.6253013563803105E-2" table:formula="of:=[.E179]+$$delta_t*[.D179]+0.5*$$delta_t^2*[.C179]" table:style-name="ce1">
            <text:p>-0,016253014</text:p>
          </table:table-cell>
          <table:table-cell office:value-type="float" office:value="10" table:formula="of:=[.B180]+$$mu_z-10" table:style-name="ce1">
            <text:p>10</text:p>
          </table:table-cell>
          <table:table-cell office:value-type="float" office:value="1.6257934703498065E-46" table:formula="of:=(1-$$K_a)*[.G179]+$$K_a*([.F180]-$$mu_z)" table:style-name="ce1">
            <text:p>1,62579E-46</text:p>
          </table:table-cell>
          <table:table-cell office:value-type="float" office:value="-1.6383999984243669E-7" table:formula="of:=[.H179]+$$delta_t*[.G179]" table:style-name="ce1">
            <text:p>-1,6384E-07</text:p>
          </table:table-cell>
          <table:table-cell office:value-type="float" office:value="-1.6253013417916375E-2" table:formula="of:=[.I179]+$$delta_t*[.H179]+0.5*$$delta_t^2*[.G179]" table:style-name="ce1">
            <text:p>-0,016253013</text:p>
          </table:table-cell>
          <table:table-cell office:value-type="float" office:value="-0.86956521739130288" table:formula="of:=(1-$$K_a)*[.J179]+$$K_a*[.F180]-$$mu_z" table:style-name="ce1">
            <text:p>-0,869565217</text:p>
          </table:table-cell>
          <table:table-cell office:value-type="float" office:value="-1.5574867422899008" table:formula="of:=[.K179]+$$delta_t*[.J179]" table:style-name="ce1">
            <text:p>-1,557486742</text:p>
          </table:table-cell>
          <table:table-cell office:value-type="float" office:value="-1.4110718766959616" table:formula="of:=[.L179]+$$delta_t*[.K179]+0.5*$$delta_t^2*[.J179]" table:style-name="ce1">
            <text:p>-1,411071877</text:p>
          </table:table-cell>
          <table:table-cell table:number-columns-repeated="16372"/>
        </table:table-row>
        <table:table-row table:style-name="ro1">
          <table:table-cell office:value-type="float" office:value="1.8022400000000041" table:formula="of:=[.A180]+$$delta_t" table:style-name="ce1">
            <text:p>1,80224</text:p>
          </table:table-cell>
          <table:table-cell office:value-type="float" office:value="10" table:formula="of:=[.B180]" table:style-name="ce1">
            <text:p>10</text:p>
          </table:table-cell>
          <table:table-cell office:value-type="float" office:value="0" table:formula="of:=[.B181]-10" table:style-name="ce1">
            <text:p>0</text:p>
          </table:table-cell>
          <table:table-cell office:value-type="float" office:value="-1.6383999784652659E-7" table:formula="of:=$$delta_t*[.C180]+[.D180]" table:style-name="ce1">
            <text:p>-1,6384E-07</text:p>
          </table:table-cell>
          <table:table-cell office:value-type="float" office:value="-1.6253015241524681E-2" table:formula="of:=[.E180]+$$delta_t*[.D180]+0.5*$$delta_t^2*[.C180]" table:style-name="ce1">
            <text:p>-0,016253015</text:p>
          </table:table-cell>
          <table:table-cell office:value-type="float" office:value="10" table:formula="of:=[.B181]+$$mu_z-10" table:style-name="ce1">
            <text:p>10</text:p>
          </table:table-cell>
          <table:table-cell office:value-type="float" office:value="1.3006347762798446E-47" table:formula="of:=(1-$$K_a)*[.G180]+$$K_a*([.F181]-$$mu_z)" table:style-name="ce1">
            <text:p>1,30063E-47</text:p>
          </table:table-cell>
          <table:table-cell office:value-type="float" office:value="-1.6383999984243669E-7" table:formula="of:=[.H180]+$$delta_t*[.G180]" table:style-name="ce1">
            <text:p>-1,6384E-07</text:p>
          </table:table-cell>
          <table:table-cell office:value-type="float" office:value="-1.6253015095637972E-2" table:formula="of:=[.I180]+$$delta_t*[.H180]+0.5*$$delta_t^2*[.G180]" table:style-name="ce1">
            <text:p>-0,016253015</text:p>
          </table:table-cell>
          <table:table-cell office:value-type="float" office:value="-0.86956521739130288" table:formula="of:=(1-$$K_a)*[.J180]+$$K_a*[.F181]-$$mu_z" table:style-name="ce1">
            <text:p>-0,869565217</text:p>
          </table:table-cell>
          <table:table-cell office:value-type="float" office:value="-1.5663910901159876" table:formula="of:=[.K180]+$$delta_t*[.J180]" table:style-name="ce1">
            <text:p>-1,56639109</text:p>
          </table:table-cell>
          <table:table-cell office:value-type="float" office:value="-1.4270661311978798" table:formula="of:=[.L180]+$$delta_t*[.K180]+0.5*$$delta_t^2*[.J180]" table:style-name="ce1">
            <text:p>-1,427066131</text:p>
          </table:table-cell>
          <table:table-cell table:number-columns-repeated="16372"/>
        </table:table-row>
        <table:table-row table:style-name="ro1">
          <table:table-cell office:value-type="float" office:value="1.8124800000000041" table:formula="of:=[.A181]+$$delta_t" table:style-name="ce1">
            <text:p>1,81248</text:p>
          </table:table-cell>
          <table:table-cell office:value-type="float" office:value="10" table:formula="of:=[.B181]" table:style-name="ce1">
            <text:p>10</text:p>
          </table:table-cell>
          <table:table-cell office:value-type="float" office:value="0" table:formula="of:=[.B182]-10" table:style-name="ce1">
            <text:p>0</text:p>
          </table:table-cell>
          <table:table-cell office:value-type="float" office:value="-1.6383999784652659E-7" table:formula="of:=$$delta_t*[.C181]+[.D181]" table:style-name="ce1">
            <text:p>-1,6384E-07</text:p>
          </table:table-cell>
          <table:table-cell office:value-type="float" office:value="-1.6253016919246258E-2" table:formula="of:=[.E181]+$$delta_t*[.D181]+0.5*$$delta_t^2*[.C181]" table:style-name="ce1">
            <text:p>-0,016253017</text:p>
          </table:table-cell>
          <table:table-cell office:value-type="float" office:value="10" table:formula="of:=[.B182]+$$mu_z-10" table:style-name="ce1">
            <text:p>10</text:p>
          </table:table-cell>
          <table:table-cell office:value-type="float" office:value="1.0405078210238752E-48" table:formula="of:=(1-$$K_a)*[.G181]+$$K_a*([.F182]-$$mu_z)" table:style-name="ce1">
            <text:p>1,04051E-48</text:p>
          </table:table-cell>
          <table:table-cell office:value-type="float" office:value="-1.6383999984243669E-7" table:formula="of:=[.H181]+$$delta_t*[.G181]" table:style-name="ce1">
            <text:p>-1,6384E-07</text:p>
          </table:table-cell>
          <table:table-cell office:value-type="float" office:value="-1.6253016773359569E-2" table:formula="of:=[.I181]+$$delta_t*[.H181]+0.5*$$delta_t^2*[.G181]" table:style-name="ce1">
            <text:p>-0,016253017</text:p>
          </table:table-cell>
          <table:table-cell office:value-type="float" office:value="-0.86956521739130288" table:formula="of:=(1-$$K_a)*[.J181]+$$K_a*[.F182]-$$mu_z" table:style-name="ce1">
            <text:p>-0,869565217</text:p>
          </table:table-cell>
          <table:table-cell office:value-type="float" office:value="-1.5752954379420745" table:formula="of:=[.K181]+$$delta_t*[.J181]" table:style-name="ce1">
            <text:p>-1,575295438</text:p>
          </table:table-cell>
          <table:table-cell office:value-type="float" office:value="-1.4431515662215371" table:formula="of:=[.L181]+$$delta_t*[.K181]+0.5*$$delta_t^2*[.J181]" table:style-name="ce1">
            <text:p>-1,443151566</text:p>
          </table:table-cell>
          <table:table-cell table:number-columns-repeated="16372"/>
        </table:table-row>
        <table:table-row table:style-name="ro1">
          <table:table-cell office:value-type="float" office:value="1.8227200000000041" table:formula="of:=[.A182]+$$delta_t" table:style-name="ce1">
            <text:p>1,82272</text:p>
          </table:table-cell>
          <table:table-cell office:value-type="float" office:value="10" table:formula="of:=[.B182]" table:style-name="ce1">
            <text:p>10</text:p>
          </table:table-cell>
          <table:table-cell office:value-type="float" office:value="0" table:formula="of:=[.B183]-10" table:style-name="ce1">
            <text:p>0</text:p>
          </table:table-cell>
          <table:table-cell office:value-type="float" office:value="-1.6383999784652659E-7" table:formula="of:=$$delta_t*[.C182]+[.D182]" table:style-name="ce1">
            <text:p>-1,6384E-07</text:p>
          </table:table-cell>
          <table:table-cell office:value-type="float" office:value="-1.6253018596967834E-2" table:formula="of:=[.E182]+$$delta_t*[.D182]+0.5*$$delta_t^2*[.C182]" table:style-name="ce1">
            <text:p>-0,016253019</text:p>
          </table:table-cell>
          <table:table-cell office:value-type="float" office:value="10" table:formula="of:=[.B183]+$$mu_z-10" table:style-name="ce1">
            <text:p>10</text:p>
          </table:table-cell>
          <table:table-cell office:value-type="float" office:value="8.3240625681909973E-50" table:formula="of:=(1-$$K_a)*[.G182]+$$K_a*([.F183]-$$mu_z)" table:style-name="ce1">
            <text:p>8,32406E-50</text:p>
          </table:table-cell>
          <table:table-cell office:value-type="float" office:value="-1.6383999984243669E-7" table:formula="of:=[.H182]+$$delta_t*[.G182]" table:style-name="ce1">
            <text:p>-1,6384E-07</text:p>
          </table:table-cell>
          <table:table-cell office:value-type="float" office:value="-1.6253018451081166E-2" table:formula="of:=[.I182]+$$delta_t*[.H182]+0.5*$$delta_t^2*[.G182]" table:style-name="ce1">
            <text:p>-0,016253018</text:p>
          </table:table-cell>
          <table:table-cell office:value-type="float" office:value="-0.86956521739130288" table:formula="of:=(1-$$K_a)*[.J182]+$$K_a*[.F183]-$$mu_z" table:style-name="ce1">
            <text:p>-0,869565217</text:p>
          </table:table-cell>
          <table:table-cell office:value-type="float" office:value="-1.5841997857681613" table:formula="of:=[.K182]+$$delta_t*[.J182]" table:style-name="ce1">
            <text:p>-1,584199786</text:p>
          </table:table-cell>
          <table:table-cell office:value-type="float" office:value="-1.4593281817669335" table:formula="of:=[.L182]+$$delta_t*[.K182]+0.5*$$delta_t^2*[.J182]" table:style-name="ce1">
            <text:p>-1,459328182</text:p>
          </table:table-cell>
          <table:table-cell table:number-columns-repeated="16372"/>
        </table:table-row>
        <table:table-row table:style-name="ro1">
          <table:table-cell office:value-type="float" office:value="1.8329600000000041" table:formula="of:=[.A183]+$$delta_t" table:style-name="ce1">
            <text:p>1,83296</text:p>
          </table:table-cell>
          <table:table-cell office:value-type="float" office:value="10" table:formula="of:=[.B183]" table:style-name="ce1">
            <text:p>10</text:p>
          </table:table-cell>
          <table:table-cell office:value-type="float" office:value="0" table:formula="of:=[.B184]-10" table:style-name="ce1">
            <text:p>0</text:p>
          </table:table-cell>
          <table:table-cell office:value-type="float" office:value="-1.6383999784652659E-7" table:formula="of:=$$delta_t*[.C183]+[.D183]" table:style-name="ce1">
            <text:p>-1,6384E-07</text:p>
          </table:table-cell>
          <table:table-cell office:value-type="float" office:value="-1.625302027468941E-2" table:formula="of:=[.E183]+$$delta_t*[.D183]+0.5*$$delta_t^2*[.C183]" table:style-name="ce1">
            <text:p>-0,01625302</text:p>
          </table:table-cell>
          <table:table-cell office:value-type="float" office:value="10" table:formula="of:=[.B184]+$$mu_z-10" table:style-name="ce1">
            <text:p>10</text:p>
          </table:table-cell>
          <table:table-cell office:value-type="float" office:value="6.6592500545527945E-51" table:formula="of:=(1-$$K_a)*[.G183]+$$K_a*([.F184]-$$mu_z)" table:style-name="ce1">
            <text:p>6,65925E-51</text:p>
          </table:table-cell>
          <table:table-cell office:value-type="float" office:value="-1.6383999984243669E-7" table:formula="of:=[.H183]+$$delta_t*[.G183]" table:style-name="ce1">
            <text:p>-1,6384E-07</text:p>
          </table:table-cell>
          <table:table-cell office:value-type="float" office:value="-1.6253020128802764E-2" table:formula="of:=[.I183]+$$delta_t*[.H183]+0.5*$$delta_t^2*[.G183]" table:style-name="ce1">
            <text:p>-0,01625302</text:p>
          </table:table-cell>
          <table:table-cell office:value-type="float" office:value="-0.86956521739130288" table:formula="of:=(1-$$K_a)*[.J183]+$$K_a*[.F184]-$$mu_z" table:style-name="ce1">
            <text:p>-0,869565217</text:p>
          </table:table-cell>
          <table:table-cell office:value-type="float" office:value="-1.5931041335942482" table:formula="of:=[.K183]+$$delta_t*[.J183]" table:style-name="ce1">
            <text:p>-1,593104134</text:p>
          </table:table-cell>
          <table:table-cell office:value-type="float" office:value="-1.475595977834069" table:formula="of:=[.L183]+$$delta_t*[.K183]+0.5*$$delta_t^2*[.J183]" table:style-name="ce1">
            <text:p>-1,475595978</text:p>
          </table:table-cell>
          <table:table-cell table:number-columns-repeated="16372"/>
        </table:table-row>
        <table:table-row table:style-name="ro1">
          <table:table-cell office:value-type="float" office:value="1.8432000000000042" table:formula="of:=[.A184]+$$delta_t" table:style-name="ce1">
            <text:p>1,8432</text:p>
          </table:table-cell>
          <table:table-cell office:value-type="float" office:value="10" table:formula="of:=[.B184]" table:style-name="ce1">
            <text:p>10</text:p>
          </table:table-cell>
          <table:table-cell office:value-type="float" office:value="0" table:formula="of:=[.B185]-10" table:style-name="ce1">
            <text:p>0</text:p>
          </table:table-cell>
          <table:table-cell office:value-type="float" office:value="-1.6383999784652659E-7" table:formula="of:=$$delta_t*[.C184]+[.D184]" table:style-name="ce1">
            <text:p>-1,6384E-07</text:p>
          </table:table-cell>
          <table:table-cell office:value-type="float" office:value="-1.6253021952410986E-2" table:formula="of:=[.E184]+$$delta_t*[.D184]+0.5*$$delta_t^2*[.C184]" table:style-name="ce1">
            <text:p>-0,016253022</text:p>
          </table:table-cell>
          <table:table-cell office:value-type="float" office:value="10" table:formula="of:=[.B185]+$$mu_z-10" table:style-name="ce1">
            <text:p>10</text:p>
          </table:table-cell>
          <table:table-cell office:value-type="float" office:value="5.3274000436422333E-52" table:formula="of:=(1-$$K_a)*[.G184]+$$K_a*([.F185]-$$mu_z)" table:style-name="ce1">
            <text:p>5,3274E-52</text:p>
          </table:table-cell>
          <table:table-cell office:value-type="float" office:value="-1.6383999984243669E-7" table:formula="of:=[.H184]+$$delta_t*[.G184]" table:style-name="ce1">
            <text:p>-1,6384E-07</text:p>
          </table:table-cell>
          <table:table-cell office:value-type="float" office:value="-1.6253021806524361E-2" table:formula="of:=[.I184]+$$delta_t*[.H184]+0.5*$$delta_t^2*[.G184]" table:style-name="ce1">
            <text:p>-0,016253022</text:p>
          </table:table-cell>
          <table:table-cell office:value-type="float" office:value="-0.86956521739130288" table:formula="of:=(1-$$K_a)*[.J184]+$$K_a*[.F185]-$$mu_z" table:style-name="ce1">
            <text:p>-0,869565217</text:p>
          </table:table-cell>
          <table:table-cell office:value-type="float" office:value="-1.602008481420335" table:formula="of:=[.K184]+$$delta_t*[.J184]" table:style-name="ce1">
            <text:p>-1,602008481</text:p>
          </table:table-cell>
          <table:table-cell office:value-type="float" office:value="-1.4919549544229438" table:formula="of:=[.L184]+$$delta_t*[.K184]+0.5*$$delta_t^2*[.J184]" table:style-name="ce1">
            <text:p>-1,491954954</text:p>
          </table:table-cell>
          <table:table-cell table:number-columns-repeated="16372"/>
        </table:table-row>
        <table:table-row table:style-name="ro1">
          <table:table-cell office:value-type="float" office:value="1.8534400000000042" table:formula="of:=[.A185]+$$delta_t" table:style-name="ce1">
            <text:p>1,85344</text:p>
          </table:table-cell>
          <table:table-cell office:value-type="float" office:value="10" table:formula="of:=[.B185]" table:style-name="ce1">
            <text:p>10</text:p>
          </table:table-cell>
          <table:table-cell office:value-type="float" office:value="0" table:formula="of:=[.B186]-10" table:style-name="ce1">
            <text:p>0</text:p>
          </table:table-cell>
          <table:table-cell office:value-type="float" office:value="-1.6383999784652659E-7" table:formula="of:=$$delta_t*[.C185]+[.D185]" table:style-name="ce1">
            <text:p>-1,6384E-07</text:p>
          </table:table-cell>
          <table:table-cell office:value-type="float" office:value="-1.6253023630132563E-2" table:formula="of:=[.E185]+$$delta_t*[.D185]+0.5*$$delta_t^2*[.C185]" table:style-name="ce1">
            <text:p>-0,016253024</text:p>
          </table:table-cell>
          <table:table-cell office:value-type="float" office:value="10" table:formula="of:=[.B186]+$$mu_z-10" table:style-name="ce1">
            <text:p>10</text:p>
          </table:table-cell>
          <table:table-cell office:value-type="float" office:value="4.2619200349137846E-53" table:formula="of:=(1-$$K_a)*[.G185]+$$K_a*([.F186]-$$mu_z)" table:style-name="ce1">
            <text:p>4,26192E-53</text:p>
          </table:table-cell>
          <table:table-cell office:value-type="float" office:value="-1.6383999984243669E-7" table:formula="of:=[.H185]+$$delta_t*[.G185]" table:style-name="ce1">
            <text:p>-1,6384E-07</text:p>
          </table:table-cell>
          <table:table-cell office:value-type="float" office:value="-1.6253023484245958E-2" table:formula="of:=[.I185]+$$delta_t*[.H185]+0.5*$$delta_t^2*[.G185]" table:style-name="ce1">
            <text:p>-0,016253023</text:p>
          </table:table-cell>
          <table:table-cell office:value-type="float" office:value="-0.86956521739130288" table:formula="of:=(1-$$K_a)*[.J185]+$$K_a*[.F186]-$$mu_z" table:style-name="ce1">
            <text:p>-0,869565217</text:p>
          </table:table-cell>
          <table:table-cell office:value-type="float" office:value="-1.6109128292464219" table:formula="of:=[.K185]+$$delta_t*[.J185]" table:style-name="ce1">
            <text:p>-1,610912829</text:p>
          </table:table-cell>
          <table:table-cell office:value-type="float" office:value="-1.5084051115335577" table:formula="of:=[.L185]+$$delta_t*[.K185]+0.5*$$delta_t^2*[.J185]" table:style-name="ce1">
            <text:p>-1,508405112</text:p>
          </table:table-cell>
          <table:table-cell table:number-columns-repeated="16372"/>
        </table:table-row>
        <table:table-row table:style-name="ro1">
          <table:table-cell office:value-type="float" office:value="1.8636800000000042" table:formula="of:=[.A186]+$$delta_t" table:style-name="ce1">
            <text:p>1,86368</text:p>
          </table:table-cell>
          <table:table-cell office:value-type="float" office:value="10" table:formula="of:=[.B186]" table:style-name="ce1">
            <text:p>10</text:p>
          </table:table-cell>
          <table:table-cell office:value-type="float" office:value="0" table:formula="of:=[.B187]-10" table:style-name="ce1">
            <text:p>0</text:p>
          </table:table-cell>
          <table:table-cell office:value-type="float" office:value="-1.6383999784652659E-7" table:formula="of:=$$delta_t*[.C186]+[.D186]" table:style-name="ce1">
            <text:p>-1,6384E-07</text:p>
          </table:table-cell>
          <table:table-cell office:value-type="float" office:value="-1.6253025307854139E-2" table:formula="of:=[.E186]+$$delta_t*[.D186]+0.5*$$delta_t^2*[.C186]" table:style-name="ce1">
            <text:p>-0,016253025</text:p>
          </table:table-cell>
          <table:table-cell office:value-type="float" office:value="10" table:formula="of:=[.B187]+$$mu_z-10" table:style-name="ce1">
            <text:p>10</text:p>
          </table:table-cell>
          <table:table-cell office:value-type="float" office:value="3.4095360279310259E-54" table:formula="of:=(1-$$K_a)*[.G186]+$$K_a*([.F187]-$$mu_z)" table:style-name="ce1">
            <text:p>3,40954E-54</text:p>
          </table:table-cell>
          <table:table-cell office:value-type="float" office:value="-1.6383999984243669E-7" table:formula="of:=[.H186]+$$delta_t*[.G186]" table:style-name="ce1">
            <text:p>-1,6384E-07</text:p>
          </table:table-cell>
          <table:table-cell office:value-type="float" office:value="-1.6253025161967555E-2" table:formula="of:=[.I186]+$$delta_t*[.H186]+0.5*$$delta_t^2*[.G186]" table:style-name="ce1">
            <text:p>-0,016253025</text:p>
          </table:table-cell>
          <table:table-cell office:value-type="float" office:value="-0.86956521739130288" table:formula="of:=(1-$$K_a)*[.J186]+$$K_a*[.F187]-$$mu_z" table:style-name="ce1">
            <text:p>-0,869565217</text:p>
          </table:table-cell>
          <table:table-cell office:value-type="float" office:value="-1.6198171770725087" table:formula="of:=[.K186]+$$delta_t*[.J186]" table:style-name="ce1">
            <text:p>-1,619817177</text:p>
          </table:table-cell>
          <table:table-cell office:value-type="float" office:value="-1.5249464491659106" table:formula="of:=[.L186]+$$delta_t*[.K186]+0.5*$$delta_t^2*[.J186]" table:style-name="ce1">
            <text:p>-1,524946449</text:p>
          </table:table-cell>
          <table:table-cell table:number-columns-repeated="16372"/>
        </table:table-row>
        <table:table-row table:style-name="ro1">
          <table:table-cell office:value-type="float" office:value="1.8739200000000042" table:formula="of:=[.A187]+$$delta_t" table:style-name="ce1">
            <text:p>1,87392</text:p>
          </table:table-cell>
          <table:table-cell office:value-type="float" office:value="10" table:formula="of:=[.B187]" table:style-name="ce1">
            <text:p>10</text:p>
          </table:table-cell>
          <table:table-cell office:value-type="float" office:value="0" table:formula="of:=[.B188]-10" table:style-name="ce1">
            <text:p>0</text:p>
          </table:table-cell>
          <table:table-cell office:value-type="float" office:value="-1.6383999784652659E-7" table:formula="of:=$$delta_t*[.C187]+[.D187]" table:style-name="ce1">
            <text:p>-1,6384E-07</text:p>
          </table:table-cell>
          <table:table-cell office:value-type="float" office:value="-1.6253026985575715E-2" table:formula="of:=[.E187]+$$delta_t*[.D187]+0.5*$$delta_t^2*[.C187]" table:style-name="ce1">
            <text:p>-0,016253027</text:p>
          </table:table-cell>
          <table:table-cell office:value-type="float" office:value="10" table:formula="of:=[.B188]+$$mu_z-10" table:style-name="ce1">
            <text:p>10</text:p>
          </table:table-cell>
          <table:table-cell office:value-type="float" office:value="2.7276288223448194E-55" table:formula="of:=(1-$$K_a)*[.G187]+$$K_a*([.F188]-$$mu_z)" table:style-name="ce1">
            <text:p>2,72763E-55</text:p>
          </table:table-cell>
          <table:table-cell office:value-type="float" office:value="-1.6383999984243669E-7" table:formula="of:=[.H187]+$$delta_t*[.G187]" table:style-name="ce1">
            <text:p>-1,6384E-07</text:p>
          </table:table-cell>
          <table:table-cell office:value-type="float" office:value="-1.6253026839689152E-2" table:formula="of:=[.I187]+$$delta_t*[.H187]+0.5*$$delta_t^2*[.G187]" table:style-name="ce1">
            <text:p>-0,016253027</text:p>
          </table:table-cell>
          <table:table-cell office:value-type="float" office:value="-0.86956521739130288" table:formula="of:=(1-$$K_a)*[.J187]+$$K_a*[.F188]-$$mu_z" table:style-name="ce1">
            <text:p>-0,869565217</text:p>
          </table:table-cell>
          <table:table-cell office:value-type="float" office:value="-1.6287215248985956" table:formula="of:=[.K187]+$$delta_t*[.J187]" table:style-name="ce1">
            <text:p>-1,628721525</text:p>
          </table:table-cell>
          <table:table-cell office:value-type="float" office:value="-1.5415789673200027" table:formula="of:=[.L187]+$$delta_t*[.K187]+0.5*$$delta_t^2*[.J187]" table:style-name="ce1">
            <text:p>-1,541578967</text:p>
          </table:table-cell>
          <table:table-cell table:number-columns-repeated="16372"/>
        </table:table-row>
        <table:table-row table:style-name="ro1">
          <table:table-cell office:value-type="float" office:value="1.8841600000000043" table:formula="of:=[.A188]+$$delta_t" table:style-name="ce1">
            <text:p>1,88416</text:p>
          </table:table-cell>
          <table:table-cell office:value-type="float" office:value="10" table:formula="of:=[.B188]" table:style-name="ce1">
            <text:p>10</text:p>
          </table:table-cell>
          <table:table-cell office:value-type="float" office:value="0" table:formula="of:=[.B189]-10" table:style-name="ce1">
            <text:p>0</text:p>
          </table:table-cell>
          <table:table-cell office:value-type="float" office:value="-1.6383999784652659E-7" table:formula="of:=$$delta_t*[.C188]+[.D188]" table:style-name="ce1">
            <text:p>-1,6384E-07</text:p>
          </table:table-cell>
          <table:table-cell office:value-type="float" office:value="-1.6253028663297291E-2" table:formula="of:=[.E188]+$$delta_t*[.D188]+0.5*$$delta_t^2*[.C188]" table:style-name="ce1">
            <text:p>-0,016253029</text:p>
          </table:table-cell>
          <table:table-cell office:value-type="float" office:value="10" table:formula="of:=[.B189]+$$mu_z-10" table:style-name="ce1">
            <text:p>10</text:p>
          </table:table-cell>
          <table:table-cell office:value-type="float" office:value="2.1821030578758545E-56" table:formula="of:=(1-$$K_a)*[.G188]+$$K_a*([.F189]-$$mu_z)" table:style-name="ce1">
            <text:p>2,1821E-56</text:p>
          </table:table-cell>
          <table:table-cell office:value-type="float" office:value="-1.6383999984243669E-7" table:formula="of:=[.H188]+$$delta_t*[.G188]" table:style-name="ce1">
            <text:p>-1,6384E-07</text:p>
          </table:table-cell>
          <table:table-cell office:value-type="float" office:value="-1.6253028517410749E-2" table:formula="of:=[.I188]+$$delta_t*[.H188]+0.5*$$delta_t^2*[.G188]" table:style-name="ce1">
            <text:p>-0,016253029</text:p>
          </table:table-cell>
          <table:table-cell office:value-type="float" office:value="-0.86956521739130288" table:formula="of:=(1-$$K_a)*[.J188]+$$K_a*[.F189]-$$mu_z" table:style-name="ce1">
            <text:p>-0,869565217</text:p>
          </table:table-cell>
          <table:table-cell office:value-type="float" office:value="-1.6376258727246824" table:formula="of:=[.K188]+$$delta_t*[.J188]" table:style-name="ce1">
            <text:p>-1,637625873</text:p>
          </table:table-cell>
          <table:table-cell office:value-type="float" office:value="-1.5583026659958339" table:formula="of:=[.L188]+$$delta_t*[.K188]+0.5*$$delta_t^2*[.J188]" table:style-name="ce1">
            <text:p>-1,558302666</text:p>
          </table:table-cell>
          <table:table-cell table:number-columns-repeated="16372"/>
        </table:table-row>
        <table:table-row table:style-name="ro1">
          <table:table-cell office:value-type="float" office:value="1.8944000000000043" table:formula="of:=[.A189]+$$delta_t" table:style-name="ce1">
            <text:p>1,8944</text:p>
          </table:table-cell>
          <table:table-cell office:value-type="float" office:value="10" table:formula="of:=[.B189]" table:style-name="ce1">
            <text:p>10</text:p>
          </table:table-cell>
          <table:table-cell office:value-type="float" office:value="0" table:formula="of:=[.B190]-10" table:style-name="ce1">
            <text:p>0</text:p>
          </table:table-cell>
          <table:table-cell office:value-type="float" office:value="-1.6383999784652659E-7" table:formula="of:=$$delta_t*[.C189]+[.D189]" table:style-name="ce1">
            <text:p>-1,6384E-07</text:p>
          </table:table-cell>
          <table:table-cell office:value-type="float" office:value="-1.6253030341018868E-2" table:formula="of:=[.E189]+$$delta_t*[.D189]+0.5*$$delta_t^2*[.C189]" table:style-name="ce1">
            <text:p>-0,01625303</text:p>
          </table:table-cell>
          <table:table-cell office:value-type="float" office:value="10" table:formula="of:=[.B190]+$$mu_z-10" table:style-name="ce1">
            <text:p>10</text:p>
          </table:table-cell>
          <table:table-cell office:value-type="float" office:value="1.7456824463006828E-57" table:formula="of:=(1-$$K_a)*[.G189]+$$K_a*([.F190]-$$mu_z)" table:style-name="ce1">
            <text:p>1,74568E-57</text:p>
          </table:table-cell>
          <table:table-cell office:value-type="float" office:value="-1.6383999984243669E-7" table:formula="of:=[.H189]+$$delta_t*[.G189]" table:style-name="ce1">
            <text:p>-1,6384E-07</text:p>
          </table:table-cell>
          <table:table-cell office:value-type="float" office:value="-1.6253030195132346E-2" table:formula="of:=[.I189]+$$delta_t*[.H189]+0.5*$$delta_t^2*[.G189]" table:style-name="ce1">
            <text:p>-0,01625303</text:p>
          </table:table-cell>
          <table:table-cell office:value-type="float" office:value="-0.86956521739130288" table:formula="of:=(1-$$K_a)*[.J189]+$$K_a*[.F190]-$$mu_z" table:style-name="ce1">
            <text:p>-0,869565217</text:p>
          </table:table-cell>
          <table:table-cell office:value-type="float" office:value="-1.6465302205507693" table:formula="of:=[.K189]+$$delta_t*[.J189]" table:style-name="ce1">
            <text:p>-1,646530221</text:p>
          </table:table-cell>
          <table:table-cell office:value-type="float" office:value="-1.5751175451934043" table:formula="of:=[.L189]+$$delta_t*[.K189]+0.5*$$delta_t^2*[.J189]" table:style-name="ce1">
            <text:p>-1,575117545</text:p>
          </table:table-cell>
          <table:table-cell table:number-columns-repeated="16372"/>
        </table:table-row>
        <table:table-row table:style-name="ro1">
          <table:table-cell office:value-type="float" office:value="1.9046400000000043" table:formula="of:=[.A190]+$$delta_t" table:style-name="ce1">
            <text:p>1,90464</text:p>
          </table:table-cell>
          <table:table-cell office:value-type="float" office:value="10" table:formula="of:=[.B190]" table:style-name="ce1">
            <text:p>10</text:p>
          </table:table-cell>
          <table:table-cell office:value-type="float" office:value="0" table:formula="of:=[.B191]-10" table:style-name="ce1">
            <text:p>0</text:p>
          </table:table-cell>
          <table:table-cell office:value-type="float" office:value="-1.6383999784652659E-7" table:formula="of:=$$delta_t*[.C190]+[.D190]" table:style-name="ce1">
            <text:p>-1,6384E-07</text:p>
          </table:table-cell>
          <table:table-cell office:value-type="float" office:value="-1.6253032018740444E-2" table:formula="of:=[.E190]+$$delta_t*[.D190]+0.5*$$delta_t^2*[.C190]" table:style-name="ce1">
            <text:p>-0,016253032</text:p>
          </table:table-cell>
          <table:table-cell office:value-type="float" office:value="10" table:formula="of:=[.B191]+$$mu_z-10" table:style-name="ce1">
            <text:p>10</text:p>
          </table:table-cell>
          <table:table-cell office:value-type="float" office:value="1.3965459570405455E-58" table:formula="of:=(1-$$K_a)*[.G190]+$$K_a*([.F191]-$$mu_z)" table:style-name="ce1">
            <text:p>1,39655E-58</text:p>
          </table:table-cell>
          <table:table-cell office:value-type="float" office:value="-1.6383999984243669E-7" table:formula="of:=[.H190]+$$delta_t*[.G190]" table:style-name="ce1">
            <text:p>-1,6384E-07</text:p>
          </table:table-cell>
          <table:table-cell office:value-type="float" office:value="-1.6253031872853943E-2" table:formula="of:=[.I190]+$$delta_t*[.H190]+0.5*$$delta_t^2*[.G190]" table:style-name="ce1">
            <text:p>-0,016253032</text:p>
          </table:table-cell>
          <table:table-cell office:value-type="float" office:value="-0.86956521739130288" table:formula="of:=(1-$$K_a)*[.J190]+$$K_a*[.F191]-$$mu_z" table:style-name="ce1">
            <text:p>-0,869565217</text:p>
          </table:table-cell>
          <table:table-cell office:value-type="float" office:value="-1.6554345683768561" table:formula="of:=[.K190]+$$delta_t*[.J190]" table:style-name="ce1">
            <text:p>-1,655434568</text:p>
          </table:table-cell>
          <table:table-cell office:value-type="float" office:value="-1.5920236049127137" table:formula="of:=[.L190]+$$delta_t*[.K190]+0.5*$$delta_t^2*[.J190]" table:style-name="ce1">
            <text:p>-1,592023605</text:p>
          </table:table-cell>
          <table:table-cell table:number-columns-repeated="16372"/>
        </table:table-row>
        <table:table-row table:style-name="ro1">
          <table:table-cell office:value-type="float" office:value="1.9148800000000044" table:formula="of:=[.A191]+$$delta_t" table:style-name="ce1">
            <text:p>1,91488</text:p>
          </table:table-cell>
          <table:table-cell office:value-type="float" office:value="10" table:formula="of:=[.B191]" table:style-name="ce1">
            <text:p>10</text:p>
          </table:table-cell>
          <table:table-cell office:value-type="float" office:value="0" table:formula="of:=[.B192]-10" table:style-name="ce1">
            <text:p>0</text:p>
          </table:table-cell>
          <table:table-cell office:value-type="float" office:value="-1.6383999784652659E-7" table:formula="of:=$$delta_t*[.C191]+[.D191]" table:style-name="ce1">
            <text:p>-1,6384E-07</text:p>
          </table:table-cell>
          <table:table-cell office:value-type="float" office:value="-1.625303369646202E-2" table:formula="of:=[.E191]+$$delta_t*[.D191]+0.5*$$delta_t^2*[.C191]" table:style-name="ce1">
            <text:p>-0,016253034</text:p>
          </table:table-cell>
          <table:table-cell office:value-type="float" office:value="10" table:formula="of:=[.B192]+$$mu_z-10" table:style-name="ce1">
            <text:p>10</text:p>
          </table:table-cell>
          <table:table-cell office:value-type="float" office:value="1.1172367656324358E-59" table:formula="of:=(1-$$K_a)*[.G191]+$$K_a*([.F192]-$$mu_z)" table:style-name="ce1">
            <text:p>1,11724E-59</text:p>
          </table:table-cell>
          <table:table-cell office:value-type="float" office:value="-1.6383999984243669E-7" table:formula="of:=[.H191]+$$delta_t*[.G191]" table:style-name="ce1">
            <text:p>-1,6384E-07</text:p>
          </table:table-cell>
          <table:table-cell office:value-type="float" office:value="-1.625303355057554E-2" table:formula="of:=[.I191]+$$delta_t*[.H191]+0.5*$$delta_t^2*[.G191]" table:style-name="ce1">
            <text:p>-0,016253034</text:p>
          </table:table-cell>
          <table:table-cell office:value-type="float" office:value="-0.86956521739130288" table:formula="of:=(1-$$K_a)*[.J191]+$$K_a*[.F192]-$$mu_z" table:style-name="ce1">
            <text:p>-0,869565217</text:p>
          </table:table-cell>
          <table:table-cell office:value-type="float" office:value="-1.6643389162029429" table:formula="of:=[.K191]+$$delta_t*[.J191]" table:style-name="ce1">
            <text:p>-1,664338916</text:p>
          </table:table-cell>
          <table:table-cell office:value-type="float" office:value="-1.6090208451537622" table:formula="of:=[.L191]+$$delta_t*[.K191]+0.5*$$delta_t^2*[.J191]" table:style-name="ce1">
            <text:p>-1,609020845</text:p>
          </table:table-cell>
          <table:table-cell table:number-columns-repeated="16372"/>
        </table:table-row>
        <table:table-row table:style-name="ro1">
          <table:table-cell office:value-type="float" office:value="1.9251200000000044" table:formula="of:=[.A192]+$$delta_t" table:style-name="ce1">
            <text:p>1,92512</text:p>
          </table:table-cell>
          <table:table-cell office:value-type="float" office:value="10" table:formula="of:=[.B192]" table:style-name="ce1">
            <text:p>10</text:p>
          </table:table-cell>
          <table:table-cell office:value-type="float" office:value="0" table:formula="of:=[.B193]-10" table:style-name="ce1">
            <text:p>0</text:p>
          </table:table-cell>
          <table:table-cell office:value-type="float" office:value="-1.6383999784652659E-7" table:formula="of:=$$delta_t*[.C192]+[.D192]" table:style-name="ce1">
            <text:p>-1,6384E-07</text:p>
          </table:table-cell>
          <table:table-cell office:value-type="float" office:value="-1.6253035374183596E-2" table:formula="of:=[.E192]+$$delta_t*[.D192]+0.5*$$delta_t^2*[.C192]" table:style-name="ce1">
            <text:p>-0,016253035</text:p>
          </table:table-cell>
          <table:table-cell office:value-type="float" office:value="10" table:formula="of:=[.B193]+$$mu_z-10" table:style-name="ce1">
            <text:p>10</text:p>
          </table:table-cell>
          <table:table-cell office:value-type="float" office:value="8.9378941250594818E-61" table:formula="of:=(1-$$K_a)*[.G192]+$$K_a*([.F193]-$$mu_z)" table:style-name="ce1">
            <text:p>8,93789E-61</text:p>
          </table:table-cell>
          <table:table-cell office:value-type="float" office:value="-1.6383999984243669E-7" table:formula="of:=[.H192]+$$delta_t*[.G192]" table:style-name="ce1">
            <text:p>-1,6384E-07</text:p>
          </table:table-cell>
          <table:table-cell office:value-type="float" office:value="-1.6253035228297137E-2" table:formula="of:=[.I192]+$$delta_t*[.H192]+0.5*$$delta_t^2*[.G192]" table:style-name="ce1">
            <text:p>-0,016253035</text:p>
          </table:table-cell>
          <table:table-cell office:value-type="float" office:value="-0.86956521739130288" table:formula="of:=(1-$$K_a)*[.J192]+$$K_a*[.F193]-$$mu_z" table:style-name="ce1">
            <text:p>-0,869565217</text:p>
          </table:table-cell>
          <table:table-cell office:value-type="float" office:value="-1.6732432640290298" table:formula="of:=[.K192]+$$delta_t*[.J192]" table:style-name="ce1">
            <text:p>-1,673243264</text:p>
          </table:table-cell>
          <table:table-cell office:value-type="float" office:value="-1.6261092659165499" table:formula="of:=[.L192]+$$delta_t*[.K192]+0.5*$$delta_t^2*[.J192]" table:style-name="ce1">
            <text:p>-1,626109266</text:p>
          </table:table-cell>
          <table:table-cell table:number-columns-repeated="16372"/>
        </table:table-row>
        <table:table-row table:style-name="ro1">
          <table:table-cell office:value-type="float" office:value="1.9353600000000044" table:formula="of:=[.A193]+$$delta_t" table:style-name="ce1">
            <text:p>1,93536</text:p>
          </table:table-cell>
          <table:table-cell office:value-type="float" office:value="10" table:formula="of:=[.B193]" table:style-name="ce1">
            <text:p>10</text:p>
          </table:table-cell>
          <table:table-cell office:value-type="float" office:value="0" table:formula="of:=[.B194]-10" table:style-name="ce1">
            <text:p>0</text:p>
          </table:table-cell>
          <table:table-cell office:value-type="float" office:value="-1.6383999784652659E-7" table:formula="of:=$$delta_t*[.C193]+[.D193]" table:style-name="ce1">
            <text:p>-1,6384E-07</text:p>
          </table:table-cell>
          <table:table-cell office:value-type="float" office:value="-1.6253037051905173E-2" table:formula="of:=[.E193]+$$delta_t*[.D193]+0.5*$$delta_t^2*[.C193]" table:style-name="ce1">
            <text:p>-0,016253037</text:p>
          </table:table-cell>
          <table:table-cell office:value-type="float" office:value="10" table:formula="of:=[.B194]+$$mu_z-10" table:style-name="ce1">
            <text:p>10</text:p>
          </table:table-cell>
          <table:table-cell office:value-type="float" office:value="7.1503153000475816E-62" table:formula="of:=(1-$$K_a)*[.G193]+$$K_a*([.F194]-$$mu_z)" table:style-name="ce1">
            <text:p>7,15032E-62</text:p>
          </table:table-cell>
          <table:table-cell office:value-type="float" office:value="-1.6383999984243669E-7" table:formula="of:=[.H193]+$$delta_t*[.G193]" table:style-name="ce1">
            <text:p>-1,6384E-07</text:p>
          </table:table-cell>
          <table:table-cell office:value-type="float" office:value="-1.6253036906018734E-2" table:formula="of:=[.I193]+$$delta_t*[.H193]+0.5*$$delta_t^2*[.G193]" table:style-name="ce1">
            <text:p>-0,016253037</text:p>
          </table:table-cell>
          <table:table-cell office:value-type="float" office:value="-0.86956521739130288" table:formula="of:=(1-$$K_a)*[.J193]+$$K_a*[.F194]-$$mu_z" table:style-name="ce1">
            <text:p>-0,869565217</text:p>
          </table:table-cell>
          <table:table-cell office:value-type="float" office:value="-1.6821476118551166" table:formula="of:=[.K193]+$$delta_t*[.J193]" table:style-name="ce1">
            <text:p>-1,682147612</text:p>
          </table:table-cell>
          <table:table-cell office:value-type="float" office:value="-1.6432888672010768" table:formula="of:=[.L193]+$$delta_t*[.K193]+0.5*$$delta_t^2*[.J193]" table:style-name="ce1">
            <text:p>-1,643288867</text:p>
          </table:table-cell>
          <table:table-cell table:number-columns-repeated="16372"/>
        </table:table-row>
        <table:table-row table:style-name="ro1">
          <table:table-cell office:value-type="float" office:value="1.9456000000000044" table:formula="of:=[.A194]+$$delta_t" table:style-name="ce1">
            <text:p>1,9456</text:p>
          </table:table-cell>
          <table:table-cell office:value-type="float" office:value="10" table:formula="of:=[.B194]" table:style-name="ce1">
            <text:p>10</text:p>
          </table:table-cell>
          <table:table-cell office:value-type="float" office:value="0" table:formula="of:=[.B195]-10" table:style-name="ce1">
            <text:p>0</text:p>
          </table:table-cell>
          <table:table-cell office:value-type="float" office:value="-1.6383999784652659E-7" table:formula="of:=$$delta_t*[.C194]+[.D194]" table:style-name="ce1">
            <text:p>-1,6384E-07</text:p>
          </table:table-cell>
          <table:table-cell office:value-type="float" office:value="-1.6253038729626749E-2" table:formula="of:=[.E194]+$$delta_t*[.D194]+0.5*$$delta_t^2*[.C194]" table:style-name="ce1">
            <text:p>-0,016253039</text:p>
          </table:table-cell>
          <table:table-cell office:value-type="float" office:value="10" table:formula="of:=[.B195]+$$mu_z-10" table:style-name="ce1">
            <text:p>10</text:p>
          </table:table-cell>
          <table:table-cell office:value-type="float" office:value="5.720252240038063E-63" table:formula="of:=(1-$$K_a)*[.G194]+$$K_a*([.F195]-$$mu_z)" table:style-name="ce1">
            <text:p>5,72025E-63</text:p>
          </table:table-cell>
          <table:table-cell office:value-type="float" office:value="-1.6383999984243669E-7" table:formula="of:=[.H194]+$$delta_t*[.G194]" table:style-name="ce1">
            <text:p>-1,6384E-07</text:p>
          </table:table-cell>
          <table:table-cell office:value-type="float" office:value="-1.6253038583740331E-2" table:formula="of:=[.I194]+$$delta_t*[.H194]+0.5*$$delta_t^2*[.G194]" table:style-name="ce1">
            <text:p>-0,016253039</text:p>
          </table:table-cell>
          <table:table-cell office:value-type="float" office:value="-0.86956521739130288" table:formula="of:=(1-$$K_a)*[.J194]+$$K_a*[.F195]-$$mu_z" table:style-name="ce1">
            <text:p>-0,869565217</text:p>
          </table:table-cell>
          <table:table-cell office:value-type="float" office:value="-1.6910519596812035" table:formula="of:=[.K194]+$$delta_t*[.J194]" table:style-name="ce1">
            <text:p>-1,69105196</text:p>
          </table:table-cell>
          <table:table-cell office:value-type="float" office:value="-1.6605596490073429" table:formula="of:=[.L194]+$$delta_t*[.K194]+0.5*$$delta_t^2*[.J194]" table:style-name="ce1">
            <text:p>-1,660559649</text:p>
          </table:table-cell>
          <table:table-cell table:number-columns-repeated="16372"/>
        </table:table-row>
        <table:table-row table:style-name="ro1">
          <table:table-cell office:value-type="float" office:value="1.9558400000000045" table:formula="of:=[.A195]+$$delta_t" table:style-name="ce1">
            <text:p>1,95584</text:p>
          </table:table-cell>
          <table:table-cell office:value-type="float" office:value="10" table:formula="of:=[.B195]" table:style-name="ce1">
            <text:p>10</text:p>
          </table:table-cell>
          <table:table-cell office:value-type="float" office:value="0" table:formula="of:=[.B196]-10" table:style-name="ce1">
            <text:p>0</text:p>
          </table:table-cell>
          <table:table-cell office:value-type="float" office:value="-1.6383999784652659E-7" table:formula="of:=$$delta_t*[.C195]+[.D195]" table:style-name="ce1">
            <text:p>-1,6384E-07</text:p>
          </table:table-cell>
          <table:table-cell office:value-type="float" office:value="-1.6253040407348325E-2" table:formula="of:=[.E195]+$$delta_t*[.D195]+0.5*$$delta_t^2*[.C195]" table:style-name="ce1">
            <text:p>-0,01625304</text:p>
          </table:table-cell>
          <table:table-cell office:value-type="float" office:value="10" table:formula="of:=[.B196]+$$mu_z-10" table:style-name="ce1">
            <text:p>10</text:p>
          </table:table-cell>
          <table:table-cell office:value-type="float" office:value="4.5762017920304481E-64" table:formula="of:=(1-$$K_a)*[.G195]+$$K_a*([.F196]-$$mu_z)" table:style-name="ce1">
            <text:p>4,5762E-64</text:p>
          </table:table-cell>
          <table:table-cell office:value-type="float" office:value="-1.6383999984243669E-7" table:formula="of:=[.H195]+$$delta_t*[.G195]" table:style-name="ce1">
            <text:p>-1,6384E-07</text:p>
          </table:table-cell>
          <table:table-cell office:value-type="float" office:value="-1.6253040261461928E-2" table:formula="of:=[.I195]+$$delta_t*[.H195]+0.5*$$delta_t^2*[.G195]" table:style-name="ce1">
            <text:p>-0,01625304</text:p>
          </table:table-cell>
          <table:table-cell office:value-type="float" office:value="-0.86956521739130288" table:formula="of:=(1-$$K_a)*[.J195]+$$K_a*[.F196]-$$mu_z" table:style-name="ce1">
            <text:p>-0,869565217</text:p>
          </table:table-cell>
          <table:table-cell office:value-type="float" office:value="-1.6999563075072903" table:formula="of:=[.K195]+$$delta_t*[.J195]" table:style-name="ce1">
            <text:p>-1,699956308</text:p>
          </table:table-cell>
          <table:table-cell office:value-type="float" office:value="-1.6779216113353479" table:formula="of:=[.L195]+$$delta_t*[.K195]+0.5*$$delta_t^2*[.J195]" table:style-name="ce1">
            <text:p>-1,677921611</text:p>
          </table:table-cell>
          <table:table-cell table:number-columns-repeated="16372"/>
        </table:table-row>
        <table:table-row table:style-name="ro1">
          <table:table-cell office:value-type="float" office:value="1.9660800000000045" table:formula="of:=[.A196]+$$delta_t" table:style-name="ce1">
            <text:p>1,96608</text:p>
          </table:table-cell>
          <table:table-cell office:value-type="float" office:value="10" table:formula="of:=[.B196]" table:style-name="ce1">
            <text:p>10</text:p>
          </table:table-cell>
          <table:table-cell office:value-type="float" office:value="0" table:formula="of:=[.B197]-10" table:style-name="ce1">
            <text:p>0</text:p>
          </table:table-cell>
          <table:table-cell office:value-type="float" office:value="-1.6383999784652659E-7" table:formula="of:=$$delta_t*[.C196]+[.D196]" table:style-name="ce1">
            <text:p>-1,6384E-07</text:p>
          </table:table-cell>
          <table:table-cell office:value-type="float" office:value="-1.6253042085069901E-2" table:formula="of:=[.E196]+$$delta_t*[.D196]+0.5*$$delta_t^2*[.C196]" table:style-name="ce1">
            <text:p>-0,016253042</text:p>
          </table:table-cell>
          <table:table-cell office:value-type="float" office:value="10" table:formula="of:=[.B197]+$$mu_z-10" table:style-name="ce1">
            <text:p>10</text:p>
          </table:table-cell>
          <table:table-cell office:value-type="float" office:value="3.6609614336243567E-65" table:formula="of:=(1-$$K_a)*[.G196]+$$K_a*([.F197]-$$mu_z)" table:style-name="ce1">
            <text:p>3,66096E-65</text:p>
          </table:table-cell>
          <table:table-cell office:value-type="float" office:value="-1.6383999984243669E-7" table:formula="of:=[.H196]+$$delta_t*[.G196]" table:style-name="ce1">
            <text:p>-1,6384E-07</text:p>
          </table:table-cell>
          <table:table-cell office:value-type="float" office:value="-1.6253041939183525E-2" table:formula="of:=[.I196]+$$delta_t*[.H196]+0.5*$$delta_t^2*[.G196]" table:style-name="ce1">
            <text:p>-0,016253042</text:p>
          </table:table-cell>
          <table:table-cell office:value-type="float" office:value="-0.86956521739130288" table:formula="of:=(1-$$K_a)*[.J196]+$$K_a*[.F197]-$$mu_z" table:style-name="ce1">
            <text:p>-0,869565217</text:p>
          </table:table-cell>
          <table:table-cell office:value-type="float" office:value="-1.7088606553333772" table:formula="of:=[.K196]+$$delta_t*[.J196]" table:style-name="ce1">
            <text:p>-1,708860655</text:p>
          </table:table-cell>
          <table:table-cell office:value-type="float" office:value="-1.6953747541850921" table:formula="of:=[.L196]+$$delta_t*[.K196]+0.5*$$delta_t^2*[.J196]" table:style-name="ce1">
            <text:p>-1,695374754</text:p>
          </table:table-cell>
          <table:table-cell table:number-columns-repeated="16372"/>
        </table:table-row>
        <table:table-row table:style-name="ro1">
          <table:table-cell office:value-type="float" office:value="1.9763200000000045" table:formula="of:=[.A197]+$$delta_t" table:style-name="ce1">
            <text:p>1,97632</text:p>
          </table:table-cell>
          <table:table-cell office:value-type="float" office:value="10" table:formula="of:=[.B197]" table:style-name="ce1">
            <text:p>10</text:p>
          </table:table-cell>
          <table:table-cell office:value-type="float" office:value="0" table:formula="of:=[.B198]-10" table:style-name="ce1">
            <text:p>0</text:p>
          </table:table-cell>
          <table:table-cell office:value-type="float" office:value="-1.6383999784652659E-7" table:formula="of:=$$delta_t*[.C197]+[.D197]" table:style-name="ce1">
            <text:p>-1,6384E-07</text:p>
          </table:table-cell>
          <table:table-cell office:value-type="float" office:value="-1.6253043762791478E-2" table:formula="of:=[.E197]+$$delta_t*[.D197]+0.5*$$delta_t^2*[.C197]" table:style-name="ce1">
            <text:p>-0,016253044</text:p>
          </table:table-cell>
          <table:table-cell office:value-type="float" office:value="10" table:formula="of:=[.B198]+$$mu_z-10" table:style-name="ce1">
            <text:p>10</text:p>
          </table:table-cell>
          <table:table-cell office:value-type="float" office:value="2.9287691468994837E-66" table:formula="of:=(1-$$K_a)*[.G197]+$$K_a*([.F198]-$$mu_z)" table:style-name="ce1">
            <text:p>2,92877E-66</text:p>
          </table:table-cell>
          <table:table-cell office:value-type="float" office:value="-1.6383999984243669E-7" table:formula="of:=[.H197]+$$delta_t*[.G197]" table:style-name="ce1">
            <text:p>-1,6384E-07</text:p>
          </table:table-cell>
          <table:table-cell office:value-type="float" office:value="-1.6253043616905122E-2" table:formula="of:=[.I197]+$$delta_t*[.H197]+0.5*$$delta_t^2*[.G197]" table:style-name="ce1">
            <text:p>-0,016253044</text:p>
          </table:table-cell>
          <table:table-cell office:value-type="float" office:value="-0.86956521739130288" table:formula="of:=(1-$$K_a)*[.J197]+$$K_a*[.F198]-$$mu_z" table:style-name="ce1">
            <text:p>-0,869565217</text:p>
          </table:table-cell>
          <table:table-cell office:value-type="float" office:value="-1.717765003159464" table:formula="of:=[.K197]+$$delta_t*[.J197]" table:style-name="ce1">
            <text:p>-1,717765003</text:p>
          </table:table-cell>
          <table:table-cell office:value-type="float" office:value="-1.7129190775565755" table:formula="of:=[.L197]+$$delta_t*[.K197]+0.5*$$delta_t^2*[.J197]" table:style-name="ce1">
            <text:p>-1,712919078</text:p>
          </table:table-cell>
          <table:table-cell table:number-columns-repeated="16372"/>
        </table:table-row>
        <table:table-row table:style-name="ro1">
          <table:table-cell office:value-type="float" office:value="1.9865600000000045" table:formula="of:=[.A198]+$$delta_t" table:style-name="ce1">
            <text:p>1,98656</text:p>
          </table:table-cell>
          <table:table-cell office:value-type="float" office:value="10" table:formula="of:=[.B198]" table:style-name="ce1">
            <text:p>10</text:p>
          </table:table-cell>
          <table:table-cell office:value-type="float" office:value="0" table:formula="of:=[.B199]-10" table:style-name="ce1">
            <text:p>0</text:p>
          </table:table-cell>
          <table:table-cell office:value-type="float" office:value="-1.6383999784652659E-7" table:formula="of:=$$delta_t*[.C198]+[.D198]" table:style-name="ce1">
            <text:p>-1,6384E-07</text:p>
          </table:table-cell>
          <table:table-cell office:value-type="float" office:value="-1.6253045440513054E-2" table:formula="of:=[.E198]+$$delta_t*[.D198]+0.5*$$delta_t^2*[.C198]" table:style-name="ce1">
            <text:p>-0,016253045</text:p>
          </table:table-cell>
          <table:table-cell office:value-type="float" office:value="10" table:formula="of:=[.B199]+$$mu_z-10" table:style-name="ce1">
            <text:p>10</text:p>
          </table:table-cell>
          <table:table-cell office:value-type="float" office:value="2.343015317519586E-67" table:formula="of:=(1-$$K_a)*[.G198]+$$K_a*([.F199]-$$mu_z)" table:style-name="ce1">
            <text:p>2,34302E-67</text:p>
          </table:table-cell>
          <table:table-cell office:value-type="float" office:value="-1.6383999984243669E-7" table:formula="of:=[.H198]+$$delta_t*[.G198]" table:style-name="ce1">
            <text:p>-1,6384E-07</text:p>
          </table:table-cell>
          <table:table-cell office:value-type="float" office:value="-1.625304529462672E-2" table:formula="of:=[.I198]+$$delta_t*[.H198]+0.5*$$delta_t^2*[.G198]" table:style-name="ce1">
            <text:p>-0,016253045</text:p>
          </table:table-cell>
          <table:table-cell office:value-type="float" office:value="-0.86956521739130288" table:formula="of:=(1-$$K_a)*[.J198]+$$K_a*[.F199]-$$mu_z" table:style-name="ce1">
            <text:p>-0,869565217</text:p>
          </table:table-cell>
          <table:table-cell office:value-type="float" office:value="-1.7266693509855509" table:formula="of:=[.K198]+$$delta_t*[.J198]" table:style-name="ce1">
            <text:p>-1,726669351</text:p>
          </table:table-cell>
          <table:table-cell office:value-type="float" office:value="-1.730554581449798" table:formula="of:=[.L198]+$$delta_t*[.K198]+0.5*$$delta_t^2*[.J198]" table:style-name="ce1">
            <text:p>-1,730554581</text:p>
          </table:table-cell>
          <table:table-cell table:number-columns-repeated="16372"/>
        </table:table-row>
        <table:table-row table:style-name="ro1">
          <table:table-cell office:value-type="float" office:value="1.9968000000000046" table:formula="of:=[.A199]+$$delta_t" table:style-name="ce1">
            <text:p>1,9968</text:p>
          </table:table-cell>
          <table:table-cell office:value-type="float" office:value="10" table:formula="of:=[.B199]" table:style-name="ce1">
            <text:p>10</text:p>
          </table:table-cell>
          <table:table-cell office:value-type="float" office:value="0" table:formula="of:=[.B200]-10" table:style-name="ce1">
            <text:p>0</text:p>
          </table:table-cell>
          <table:table-cell office:value-type="float" office:value="-1.6383999784652659E-7" table:formula="of:=$$delta_t*[.C199]+[.D199]" table:style-name="ce1">
            <text:p>-1,6384E-07</text:p>
          </table:table-cell>
          <table:table-cell office:value-type="float" office:value="-1.625304711823463E-2" table:formula="of:=[.E199]+$$delta_t*[.D199]+0.5*$$delta_t^2*[.C199]" table:style-name="ce1">
            <text:p>-0,016253047</text:p>
          </table:table-cell>
          <table:table-cell office:value-type="float" office:value="10" table:formula="of:=[.B200]+$$mu_z-10" table:style-name="ce1">
            <text:p>10</text:p>
          </table:table-cell>
          <table:table-cell office:value-type="float" office:value="1.874412254015668E-68" table:formula="of:=(1-$$K_a)*[.G199]+$$K_a*([.F200]-$$mu_z)" table:style-name="ce1">
            <text:p>1,87441E-68</text:p>
          </table:table-cell>
          <table:table-cell office:value-type="float" office:value="-1.6383999984243669E-7" table:formula="of:=[.H199]+$$delta_t*[.G199]" table:style-name="ce1">
            <text:p>-1,6384E-07</text:p>
          </table:table-cell>
          <table:table-cell office:value-type="float" office:value="-1.6253046972348317E-2" table:formula="of:=[.I199]+$$delta_t*[.H199]+0.5*$$delta_t^2*[.G199]" table:style-name="ce1">
            <text:p>-0,016253047</text:p>
          </table:table-cell>
          <table:table-cell office:value-type="float" office:value="-0.86956521739130288" table:formula="of:=(1-$$K_a)*[.J199]+$$K_a*[.F200]-$$mu_z" table:style-name="ce1">
            <text:p>-0,869565217</text:p>
          </table:table-cell>
          <table:table-cell office:value-type="float" office:value="-1.7355736988116377" table:formula="of:=[.K199]+$$delta_t*[.J199]" table:style-name="ce1">
            <text:p>-1,735573699</text:p>
          </table:table-cell>
          <table:table-cell office:value-type="float" office:value="-1.7482812658647597" table:formula="of:=[.L199]+$$delta_t*[.K199]+0.5*$$delta_t^2*[.J199]" table:style-name="ce1">
            <text:p>-1,748281266</text:p>
          </table:table-cell>
          <table:table-cell table:number-columns-repeated="16372"/>
        </table:table-row>
        <table:table-row table:style-name="ro1">
          <table:table-cell office:value-type="float" office:value="2.0070400000000044" table:formula="of:=[.A200]+$$delta_t" table:style-name="ce1">
            <text:p>2,00704</text:p>
          </table:table-cell>
          <table:table-cell office:value-type="float" office:value="10" table:formula="of:=[.B200]" table:style-name="ce1">
            <text:p>10</text:p>
          </table:table-cell>
          <table:table-cell office:value-type="float" office:value="0" table:formula="of:=[.B201]-10" table:style-name="ce1">
            <text:p>0</text:p>
          </table:table-cell>
          <table:table-cell office:value-type="float" office:value="-1.6383999784652659E-7" table:formula="of:=$$delta_t*[.C200]+[.D200]" table:style-name="ce1">
            <text:p>-1,6384E-07</text:p>
          </table:table-cell>
          <table:table-cell office:value-type="float" office:value="-1.6253048795956206E-2" table:formula="of:=[.E200]+$$delta_t*[.D200]+0.5*$$delta_t^2*[.C200]" table:style-name="ce1">
            <text:p>-0,016253049</text:p>
          </table:table-cell>
          <table:table-cell office:value-type="float" office:value="10" table:formula="of:=[.B201]+$$mu_z-10" table:style-name="ce1">
            <text:p>10</text:p>
          </table:table-cell>
          <table:table-cell office:value-type="float" office:value="1.4995298032125335E-69" table:formula="of:=(1-$$K_a)*[.G200]+$$K_a*([.F201]-$$mu_z)" table:style-name="ce1">
            <text:p>1,49953E-69</text:p>
          </table:table-cell>
          <table:table-cell office:value-type="float" office:value="-1.6383999984243669E-7" table:formula="of:=[.H200]+$$delta_t*[.G200]" table:style-name="ce1">
            <text:p>-1,6384E-07</text:p>
          </table:table-cell>
          <table:table-cell office:value-type="float" office:value="-1.6253048650069914E-2" table:formula="of:=[.I200]+$$delta_t*[.H200]+0.5*$$delta_t^2*[.G200]" table:style-name="ce1">
            <text:p>-0,016253049</text:p>
          </table:table-cell>
          <table:table-cell office:value-type="float" office:value="-0.86956521739130288" table:formula="of:=(1-$$K_a)*[.J200]+$$K_a*[.F201]-$$mu_z" table:style-name="ce1">
            <text:p>-0,869565217</text:p>
          </table:table-cell>
          <table:table-cell office:value-type="float" office:value="-1.7444780466377245" table:formula="of:=[.K200]+$$delta_t*[.J200]" table:style-name="ce1">
            <text:p>-1,744478047</text:p>
          </table:table-cell>
          <table:table-cell office:value-type="float" office:value="-1.7660991308014604" table:formula="of:=[.L200]+$$delta_t*[.K200]+0.5*$$delta_t^2*[.J200]" table:style-name="ce1">
            <text:p>-1,766099131</text:p>
          </table:table-cell>
          <table:table-cell table:number-columns-repeated="16372"/>
        </table:table-row>
        <table:table-row table:style-name="ro1">
          <table:table-cell office:value-type="float" office:value="2.0172800000000044" table:formula="of:=[.A201]+$$delta_t" table:style-name="ce1">
            <text:p>2,01728</text:p>
          </table:table-cell>
          <table:table-cell office:value-type="float" office:value="10" table:formula="of:=[.B201]" table:style-name="ce1">
            <text:p>10</text:p>
          </table:table-cell>
          <table:table-cell office:value-type="float" office:value="0" table:formula="of:=[.B202]-10" table:style-name="ce1">
            <text:p>0</text:p>
          </table:table-cell>
          <table:table-cell office:value-type="float" office:value="-1.6383999784652659E-7" table:formula="of:=$$delta_t*[.C201]+[.D201]" table:style-name="ce1">
            <text:p>-1,6384E-07</text:p>
          </table:table-cell>
          <table:table-cell office:value-type="float" office:value="-1.6253050473677783E-2" table:formula="of:=[.E201]+$$delta_t*[.D201]+0.5*$$delta_t^2*[.C201]" table:style-name="ce1">
            <text:p>-0,01625305</text:p>
          </table:table-cell>
          <table:table-cell office:value-type="float" office:value="10" table:formula="of:=[.B202]+$$mu_z-10" table:style-name="ce1">
            <text:p>10</text:p>
          </table:table-cell>
          <table:table-cell office:value-type="float" office:value="1.1996238425700263E-70" table:formula="of:=(1-$$K_a)*[.G201]+$$K_a*([.F202]-$$mu_z)" table:style-name="ce1">
            <text:p>1,19962E-70</text:p>
          </table:table-cell>
          <table:table-cell office:value-type="float" office:value="-1.6383999984243669E-7" table:formula="of:=[.H201]+$$delta_t*[.G201]" table:style-name="ce1">
            <text:p>-1,6384E-07</text:p>
          </table:table-cell>
          <table:table-cell office:value-type="float" office:value="-1.6253050327791511E-2" table:formula="of:=[.I201]+$$delta_t*[.H201]+0.5*$$delta_t^2*[.G201]" table:style-name="ce1">
            <text:p>-0,01625305</text:p>
          </table:table-cell>
          <table:table-cell office:value-type="float" office:value="-0.86956521739130288" table:formula="of:=(1-$$K_a)*[.J201]+$$K_a*[.F202]-$$mu_z" table:style-name="ce1">
            <text:p>-0,869565217</text:p>
          </table:table-cell>
          <table:table-cell office:value-type="float" office:value="-1.7533823944638114" table:formula="of:=[.K201]+$$delta_t*[.J201]" table:style-name="ce1">
            <text:p>-1,753382394</text:p>
          </table:table-cell>
          <table:table-cell office:value-type="float" office:value="-1.7840081762599003" table:formula="of:=[.L201]+$$delta_t*[.K201]+0.5*$$delta_t^2*[.J201]" table:style-name="ce1">
            <text:p>-1,784008176</text:p>
          </table:table-cell>
          <table:table-cell table:number-columns-repeated="16372"/>
        </table:table-row>
        <table:table-row table:style-name="ro1">
          <table:table-cell office:value-type="float" office:value="2.0275200000000044" table:formula="of:=[.A202]+$$delta_t" table:style-name="ce1">
            <text:p>2,02752</text:p>
          </table:table-cell>
          <table:table-cell office:value-type="float" office:value="10" table:formula="of:=[.B202]" table:style-name="ce1">
            <text:p>10</text:p>
          </table:table-cell>
          <table:table-cell office:value-type="float" office:value="0" table:formula="of:=[.B203]-10" table:style-name="ce1">
            <text:p>0</text:p>
          </table:table-cell>
          <table:table-cell office:value-type="float" office:value="-1.6383999784652659E-7" table:formula="of:=$$delta_t*[.C202]+[.D202]" table:style-name="ce1">
            <text:p>-1,6384E-07</text:p>
          </table:table-cell>
          <table:table-cell office:value-type="float" office:value="-1.6253052151399359E-2" table:formula="of:=[.E202]+$$delta_t*[.D202]+0.5*$$delta_t^2*[.C202]" table:style-name="ce1">
            <text:p>-0,016253052</text:p>
          </table:table-cell>
          <table:table-cell office:value-type="float" office:value="10" table:formula="of:=[.B203]+$$mu_z-10" table:style-name="ce1">
            <text:p>10</text:p>
          </table:table-cell>
          <table:table-cell office:value-type="float" office:value="9.5969907405602046E-72" table:formula="of:=(1-$$K_a)*[.G202]+$$K_a*([.F203]-$$mu_z)" table:style-name="ce1">
            <text:p>9,59699E-72</text:p>
          </table:table-cell>
          <table:table-cell office:value-type="float" office:value="-1.6383999984243669E-7" table:formula="of:=[.H202]+$$delta_t*[.G202]" table:style-name="ce1">
            <text:p>-1,6384E-07</text:p>
          </table:table-cell>
          <table:table-cell office:value-type="float" office:value="-1.6253052005513108E-2" table:formula="of:=[.I202]+$$delta_t*[.H202]+0.5*$$delta_t^2*[.G202]" table:style-name="ce1">
            <text:p>-0,016253052</text:p>
          </table:table-cell>
          <table:table-cell office:value-type="float" office:value="-0.86956521739130288" table:formula="of:=(1-$$K_a)*[.J202]+$$K_a*[.F203]-$$mu_z" table:style-name="ce1">
            <text:p>-0,869565217</text:p>
          </table:table-cell>
          <table:table-cell office:value-type="float" office:value="-1.7622867422898982" table:formula="of:=[.K202]+$$delta_t*[.J202]" table:style-name="ce1">
            <text:p>-1,762286742</text:p>
          </table:table-cell>
          <table:table-cell office:value-type="float" office:value="-1.8020084022400793" table:formula="of:=[.L202]+$$delta_t*[.K202]+0.5*$$delta_t^2*[.J202]" table:style-name="ce1">
            <text:p>-1,802008402</text:p>
          </table:table-cell>
          <table:table-cell table:number-columns-repeated="16372"/>
        </table:table-row>
        <table:table-row table:style-name="ro1">
          <table:table-cell office:value-type="float" office:value="2.0377600000000045" table:formula="of:=[.A203]+$$delta_t" table:style-name="ce1">
            <text:p>2,03776</text:p>
          </table:table-cell>
          <table:table-cell office:value-type="float" office:value="10" table:formula="of:=[.B203]" table:style-name="ce1">
            <text:p>10</text:p>
          </table:table-cell>
          <table:table-cell office:value-type="float" office:value="0" table:formula="of:=[.B204]-10" table:style-name="ce1">
            <text:p>0</text:p>
          </table:table-cell>
          <table:table-cell office:value-type="float" office:value="-1.6383999784652659E-7" table:formula="of:=$$delta_t*[.C203]+[.D203]" table:style-name="ce1">
            <text:p>-1,6384E-07</text:p>
          </table:table-cell>
          <table:table-cell office:value-type="float" office:value="-1.6253053829120935E-2" table:formula="of:=[.E203]+$$delta_t*[.D203]+0.5*$$delta_t^2*[.C203]" table:style-name="ce1">
            <text:p>-0,016253054</text:p>
          </table:table-cell>
          <table:table-cell office:value-type="float" office:value="10" table:formula="of:=[.B204]+$$mu_z-10" table:style-name="ce1">
            <text:p>10</text:p>
          </table:table-cell>
          <table:table-cell office:value-type="float" office:value="7.6775925924481603E-73" table:formula="of:=(1-$$K_a)*[.G203]+$$K_a*([.F204]-$$mu_z)" table:style-name="ce1">
            <text:p>7,67759E-73</text:p>
          </table:table-cell>
          <table:table-cell office:value-type="float" office:value="-1.6383999984243669E-7" table:formula="of:=[.H203]+$$delta_t*[.G203]" table:style-name="ce1">
            <text:p>-1,6384E-07</text:p>
          </table:table-cell>
          <table:table-cell office:value-type="float" office:value="-1.6253053683234705E-2" table:formula="of:=[.I203]+$$delta_t*[.H203]+0.5*$$delta_t^2*[.G203]" table:style-name="ce1">
            <text:p>-0,016253054</text:p>
          </table:table-cell>
          <table:table-cell office:value-type="float" office:value="-0.86956521739130288" table:formula="of:=(1-$$K_a)*[.J203]+$$K_a*[.F204]-$$mu_z" table:style-name="ce1">
            <text:p>-0,869565217</text:p>
          </table:table-cell>
          <table:table-cell office:value-type="float" office:value="-1.7711910901159851" table:formula="of:=[.K203]+$$delta_t*[.J203]" table:style-name="ce1">
            <text:p>-1,77119109</text:p>
          </table:table-cell>
          <table:table-cell office:value-type="float" office:value="-1.8200998087419975" table:formula="of:=[.L203]+$$delta_t*[.K203]+0.5*$$delta_t^2*[.J203]" table:style-name="ce1">
            <text:p>-1,820099809</text:p>
          </table:table-cell>
          <table:table-cell table:number-columns-repeated="16372"/>
        </table:table-row>
        <table:table-row table:style-name="ro1">
          <table:table-cell office:value-type="float" office:value="2.0480000000000045" table:formula="of:=[.A204]+$$delta_t" table:style-name="ce1">
            <text:p>2,048</text:p>
          </table:table-cell>
          <table:table-cell office:value-type="float" office:value="10" table:formula="of:=[.B204]" table:style-name="ce1">
            <text:p>10</text:p>
          </table:table-cell>
          <table:table-cell office:value-type="float" office:value="0" table:formula="of:=[.B205]-10" table:style-name="ce1">
            <text:p>0</text:p>
          </table:table-cell>
          <table:table-cell office:value-type="float" office:value="-1.6383999784652659E-7" table:formula="of:=$$delta_t*[.C204]+[.D204]" table:style-name="ce1">
            <text:p>-1,6384E-07</text:p>
          </table:table-cell>
          <table:table-cell office:value-type="float" office:value="-1.6253055506842511E-2" table:formula="of:=[.E204]+$$delta_t*[.D204]+0.5*$$delta_t^2*[.C204]" table:style-name="ce1">
            <text:p>-0,016253056</text:p>
          </table:table-cell>
          <table:table-cell office:value-type="float" office:value="10" table:formula="of:=[.B205]+$$mu_z-10" table:style-name="ce1">
            <text:p>10</text:p>
          </table:table-cell>
          <table:table-cell office:value-type="float" office:value="6.142074073958525E-74" table:formula="of:=(1-$$K_a)*[.G204]+$$K_a*([.F205]-$$mu_z)" table:style-name="ce1">
            <text:p>6,14207E-74</text:p>
          </table:table-cell>
          <table:table-cell office:value-type="float" office:value="-1.6383999984243669E-7" table:formula="of:=[.H204]+$$delta_t*[.G204]" table:style-name="ce1">
            <text:p>-1,6384E-07</text:p>
          </table:table-cell>
          <table:table-cell office:value-type="float" office:value="-1.6253055360956302E-2" table:formula="of:=[.I204]+$$delta_t*[.H204]+0.5*$$delta_t^2*[.G204]" table:style-name="ce1">
            <text:p>-0,016253055</text:p>
          </table:table-cell>
          <table:table-cell office:value-type="float" office:value="-0.86956521739130288" table:formula="of:=(1-$$K_a)*[.J204]+$$K_a*[.F205]-$$mu_z" table:style-name="ce1">
            <text:p>-0,869565217</text:p>
          </table:table-cell>
          <table:table-cell office:value-type="float" office:value="-1.7800954379420719" table:formula="of:=[.K204]+$$delta_t*[.J204]" table:style-name="ce1">
            <text:p>-1,780095438</text:p>
          </table:table-cell>
          <table:table-cell office:value-type="float" office:value="-1.8382823957656549" table:formula="of:=[.L204]+$$delta_t*[.K204]+0.5*$$delta_t^2*[.J204]" table:style-name="ce1">
            <text:p>-1,838282396</text:p>
          </table:table-cell>
          <table:table-cell table:number-columns-repeated="16372"/>
        </table:table-row>
        <table:table-row table:style-name="ro1">
          <table:table-cell office:value-type="float" office:value="2.0582400000000045" table:formula="of:=[.A205]+$$delta_t" table:style-name="ce1">
            <text:p>2,05824</text:p>
          </table:table-cell>
          <table:table-cell office:value-type="float" office:value="10" table:formula="of:=[.B205]" table:style-name="ce1">
            <text:p>10</text:p>
          </table:table-cell>
          <table:table-cell office:value-type="float" office:value="0" table:formula="of:=[.B206]-10" table:style-name="ce1">
            <text:p>0</text:p>
          </table:table-cell>
          <table:table-cell office:value-type="float" office:value="-1.6383999784652659E-7" table:formula="of:=$$delta_t*[.C205]+[.D205]" table:style-name="ce1">
            <text:p>-1,6384E-07</text:p>
          </table:table-cell>
          <table:table-cell office:value-type="float" office:value="-1.6253057184564088E-2" table:formula="of:=[.E205]+$$delta_t*[.D205]+0.5*$$delta_t^2*[.C205]" table:style-name="ce1">
            <text:p>-0,016253057</text:p>
          </table:table-cell>
          <table:table-cell office:value-type="float" office:value="10" table:formula="of:=[.B206]+$$mu_z-10" table:style-name="ce1">
            <text:p>10</text:p>
          </table:table-cell>
          <table:table-cell office:value-type="float" office:value="4.9136592591668177E-75" table:formula="of:=(1-$$K_a)*[.G205]+$$K_a*([.F206]-$$mu_z)" table:style-name="ce1">
            <text:p>4,91366E-75</text:p>
          </table:table-cell>
          <table:table-cell office:value-type="float" office:value="-1.6383999984243669E-7" table:formula="of:=[.H205]+$$delta_t*[.G205]" table:style-name="ce1">
            <text:p>-1,6384E-07</text:p>
          </table:table-cell>
          <table:table-cell office:value-type="float" office:value="-1.6253057038677899E-2" table:formula="of:=[.I205]+$$delta_t*[.H205]+0.5*$$delta_t^2*[.G205]" table:style-name="ce1">
            <text:p>-0,016253057</text:p>
          </table:table-cell>
          <table:table-cell office:value-type="float" office:value="-0.86956521739130288" table:formula="of:=(1-$$K_a)*[.J205]+$$K_a*[.F206]-$$mu_z" table:style-name="ce1">
            <text:p>-0,869565217</text:p>
          </table:table-cell>
          <table:table-cell office:value-type="float" office:value="-1.7889997857681588" table:formula="of:=[.K205]+$$delta_t*[.J205]" table:style-name="ce1">
            <text:p>-1,788999786</text:p>
          </table:table-cell>
          <table:table-cell office:value-type="float" office:value="-1.8565561633110512" table:formula="of:=[.L205]+$$delta_t*[.K205]+0.5*$$delta_t^2*[.J205]" table:style-name="ce1">
            <text:p>-1,856556163</text:p>
          </table:table-cell>
          <table:table-cell table:number-columns-repeated="16372"/>
        </table:table-row>
        <table:table-row table:number-rows-repeated="1048370" table:style-name="ro1">
          <table:table-cell table:number-columns-repeated="16384"/>
        </table:table-row>
      </table:table>
      <table:table table:name="Tabelle2" table:style-name="ta1">
        <table:shapes>
          <draw:frame draw:z-index="1" draw:id="id1" draw:style-name="a1" draw:name="Diagramm 1" svg:x="3.79646in" svg:y="0.5724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k</text:p>
          </table:table-cell>
          <table:table-cell office:value-type="float" office:value="0.6" table:style-name="ce1">
            <text:p>0,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u</text:p>
          </table:table-cell>
          <table:table-cell office:value-type="float" office:value="0.2" table:style-name="ce1">
            <text:p>0,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alman(a-mu)</text:p>
          </table:table-cell>
          <table:table-cell office:value-type="string" table:style-name="ce1">
            <text:p>Kalman(a)-mu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8" table:formula="of:=(1-$$k)*[.C4]+$$k*([.B5]-$$mu)" table:style-name="ce1">
            <text:p>0,48</text:p>
          </table:table-cell>
          <table:table-cell office:value-type="float" office:value="0.39999999999999997" table:formula="of:=(1-$$k)*[.D4]+$$k*[.B5]-$$mu" table:style-name="ce2">
            <text:p>0,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67199999999999993" table:formula="of:=(1-$$k)*[.C5]+$$k*([.B6]-$$mu)" table:style-name="ce1">
            <text:p>0,672</text:p>
          </table:table-cell>
          <table:table-cell office:value-type="float" office:value="0.56000000000000005" table:formula="of:=(1-$$k)*[.D5]+$$k*[.B6]-$$mu" table:style-name="ce2">
            <text:p>0,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74879999999999991" table:formula="of:=(1-$$k)*[.C6]+$$k*([.B7]-$$mu)" table:style-name="ce1">
            <text:p>0,7488</text:p>
          </table:table-cell>
          <table:table-cell office:value-type="float" office:value="0.62400000000000011" table:formula="of:=(1-$$k)*[.D6]+$$k*[.B7]-$$mu" table:style-name="ce2">
            <text:p>0,6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.77951999999999999" table:formula="of:=(1-$$k)*[.C7]+$$k*([.B8]-$$mu)" table:style-name="ce1">
            <text:p>0,77952</text:p>
          </table:table-cell>
          <table:table-cell office:value-type="float" office:value="0.64959999999999996" table:formula="of:=(1-$$k)*[.D7]+$$k*[.B8]-$$mu" table:style-name="ce2">
            <text:p>0,649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.79180800000000007" table:formula="of:=(1-$$k)*[.C8]+$$k*([.B9]-$$mu)" table:style-name="ce1">
            <text:p>0,791808</text:p>
          </table:table-cell>
          <table:table-cell office:value-type="float" office:value="0.65983999999999998" table:formula="of:=(1-$$k)*[.D8]+$$k*[.B9]-$$mu" table:style-name="ce2">
            <text:p>0,6598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.79672319999999996" table:formula="of:=(1-$$k)*[.C9]+$$k*([.B10]-$$mu)" table:style-name="ce1">
            <text:p>0,7967232</text:p>
          </table:table-cell>
          <table:table-cell office:value-type="float" office:value="0.66393600000000008" table:formula="of:=(1-$$k)*[.D9]+$$k*[.B10]-$$mu" table:style-name="ce2">
            <text:p>0,6639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79868928000000006" table:formula="of:=(1-$$k)*[.C10]+$$k*([.B11]-$$mu)" table:style-name="ce1">
            <text:p>0,79868928</text:p>
          </table:table-cell>
          <table:table-cell office:value-type="float" office:value="0.66557440000000012" table:formula="of:=(1-$$k)*[.D10]+$$k*[.B11]-$$mu" table:style-name="ce2">
            <text:p>0,665574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79947571200000001" table:formula="of:=(1-$$k)*[.C11]+$$k*([.B12]-$$mu)" table:style-name="ce1">
            <text:p>0,799475712</text:p>
          </table:table-cell>
          <table:table-cell office:value-type="float" office:value="0.66622976" table:formula="of:=(1-$$k)*[.D11]+$$k*[.B12]-$$mu" table:style-name="ce2">
            <text:p>0,6662297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.79979028480000003" table:formula="of:=(1-$$k)*[.C12]+$$k*([.B13]-$$mu)" table:style-name="ce1">
            <text:p>0,799790285</text:p>
          </table:table-cell>
          <table:table-cell office:value-type="float" office:value="0.66649190399999991" table:formula="of:=(1-$$k)*[.D12]+$$k*[.B13]-$$mu" table:style-name="ce2">
            <text:p>0,66649190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79991611391999995" table:formula="of:=(1-$$k)*[.C13]+$$k*([.B14]-$$mu)" table:style-name="ce1">
            <text:p>0,799916114</text:p>
          </table:table-cell>
          <table:table-cell office:value-type="float" office:value="0.66659676159999992" table:formula="of:=(1-$$k)*[.D13]+$$k*[.B14]-$$mu" table:style-name="ce2">
            <text:p>0,66659676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.79996644556800001" table:formula="of:=(1-$$k)*[.C14]+$$k*([.B15]-$$mu)" table:style-name="ce1">
            <text:p>0,799966446</text:p>
          </table:table-cell>
          <table:table-cell office:value-type="float" office:value="0.66663870463999997" table:formula="of:=(1-$$k)*[.D14]+$$k*[.B15]-$$mu" table:style-name="ce2">
            <text:p>0,66663870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.79998657822719998" table:formula="of:=(1-$$k)*[.C15]+$$k*([.B16]-$$mu)" table:style-name="ce1">
            <text:p>0,799986578</text:p>
          </table:table-cell>
          <table:table-cell office:value-type="float" office:value="0.66665548185599999" table:formula="of:=(1-$$k)*[.D15]+$$k*[.B16]-$$mu" table:style-name="ce2">
            <text:p>0,66665548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79999463129088" table:formula="of:=(1-$$k)*[.C16]+$$k*([.B17]-$$mu)" table:style-name="ce1">
            <text:p>0,799994631</text:p>
          </table:table-cell>
          <table:table-cell office:value-type="float" office:value="0.66666219274239991" table:formula="of:=(1-$$k)*[.D16]+$$k*[.B17]-$$mu" table:style-name="ce2">
            <text:p>0,66666219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.79999785251635203" table:formula="of:=(1-$$k)*[.C17]+$$k*([.B18]-$$mu)" table:style-name="ce1">
            <text:p>0,799997853</text:p>
          </table:table-cell>
          <table:table-cell office:value-type="float" office:value="0.66666487709695987" table:formula="of:=(1-$$k)*[.D17]+$$k*[.B18]-$$mu" table:style-name="ce2">
            <text:p>0,66666487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79999914100654079" table:formula="of:=(1-$$k)*[.C18]+$$k*([.B19]-$$mu)" table:style-name="ce1">
            <text:p>0,799999141</text:p>
          </table:table-cell>
          <table:table-cell office:value-type="float" office:value="0.66666595083878399" table:formula="of:=(1-$$k)*[.D18]+$$k*[.B19]-$$mu" table:style-name="ce2">
            <text:p>0,66666595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79999965640261639" table:formula="of:=(1-$$k)*[.C19]+$$k*([.B20]-$$mu)" table:style-name="ce1">
            <text:p>0,799999656</text:p>
          </table:table-cell>
          <table:table-cell office:value-type="float" office:value="0.66666638033551351" table:formula="of:=(1-$$k)*[.D19]+$$k*[.B20]-$$mu" table:style-name="ce2">
            <text:p>0,6666663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.79999986256104649" table:formula="of:=(1-$$k)*[.C20]+$$k*([.B21]-$$mu)" table:style-name="ce1">
            <text:p>0,799999863</text:p>
          </table:table-cell>
          <table:table-cell office:value-type="float" office:value="0.66666655213420545" table:formula="of:=(1-$$k)*[.D20]+$$k*[.B21]-$$mu" table:style-name="ce2">
            <text:p>0,66666655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.79999994502441862" table:formula="of:=(1-$$k)*[.C21]+$$k*([.B22]-$$mu)" table:style-name="ce1">
            <text:p>0,799999945</text:p>
          </table:table-cell>
          <table:table-cell office:value-type="float" office:value="0.66666662085368222" table:formula="of:=(1-$$k)*[.D21]+$$k*[.B22]-$$mu" table:style-name="ce2">
            <text:p>0,6666666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.79999997800976752" table:formula="of:=(1-$$k)*[.C22]+$$k*([.B23]-$$mu)" table:style-name="ce1">
            <text:p>0,799999978</text:p>
          </table:table-cell>
          <table:table-cell office:value-type="float" office:value="0.66666664834147293" table:formula="of:=(1-$$k)*[.D22]+$$k*[.B23]-$$mu" table:style-name="ce2">
            <text:p>0,66666664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.79999999120390708" table:formula="of:=(1-$$k)*[.C23]+$$k*([.B24]-$$mu)" table:style-name="ce1">
            <text:p>0,799999991</text:p>
          </table:table-cell>
          <table:table-cell office:value-type="float" office:value="0.66666665933658908" table:formula="of:=(1-$$k)*[.D23]+$$k*[.B24]-$$mu" table:style-name="ce2">
            <text:p>0,66666665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.79999999648156284" table:formula="of:=(1-$$k)*[.C24]+$$k*([.B25]-$$mu)" table:style-name="ce1">
            <text:p>0,799999996</text:p>
          </table:table-cell>
          <table:table-cell office:value-type="float" office:value="0.66666666373463568" table:formula="of:=(1-$$k)*[.D24]+$$k*[.B25]-$$mu" table:style-name="ce2">
            <text:p>0,66666666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.79999999859262516" table:formula="of:=(1-$$k)*[.C25]+$$k*([.B26]-$$mu)" table:style-name="ce1">
            <text:p>0,799999999</text:p>
          </table:table-cell>
          <table:table-cell office:value-type="float" office:value="0.66666666549385423" table:formula="of:=(1-$$k)*[.D25]+$$k*[.B26]-$$mu" table:style-name="ce2">
            <text:p>0,66666666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.79999999943705014" table:formula="of:=(1-$$k)*[.C26]+$$k*([.B27]-$$mu)" table:style-name="ce1">
            <text:p>0,799999999</text:p>
          </table:table-cell>
          <table:table-cell office:value-type="float" office:value="0.66666666619754178" table:formula="of:=(1-$$k)*[.D26]+$$k*[.B27]-$$mu" table:style-name="ce2">
            <text:p>0,666666666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named-expressions>
        <table:named-range table:name="delta_t" table:cell-range-address="Tabelle1.$B$3" table:base-cell-address="Tabelle1.$A$1"/>
        <table:named-range table:name="k" table:cell-range-address="Tabelle2.$B$1" table:base-cell-address="Tabelle2.$A$1"/>
        <table:named-range table:name="K_a" table:cell-range-address="Tabelle1.$B$2" table:base-cell-address="Tabelle1.$A$1"/>
        <table:named-range table:name="mu" table:cell-range-address="Tabelle2.$B$2" table:base-cell-address="Tabelle2.$A$1"/>
        <table:named-range table:name="mu_z" table:cell-range-address="Tabelle1.$B$1" table:base-cell-address="Tabell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liver Arend</meta:initial-creator>
    <dc:creator>arend</dc:creator>
    <meta:creation-date>2018-01-14T15:48:31Z</meta:creation-date>
    <dc:date>2018-01-17T12:57:20Z</dc:date>
    <meta:editing-cycles>1</meta:editing-cycles>
    <meta:editing-duration>PT0S</meta:editing-duration>
    <meta:user-defined meta:name="WorkbookGuid">fda64b24-06be-4400-a8e7-3095a4dedb5c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maximum="3" chart:minimum="-3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6" chart:minimum="-6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y" chart:name="secondary-y" chart:style-name="Axs2"/>
          <chart:axis chart:dimension="x" chart:name="secondary-X" chart:style-name="Axs3"/>
          <chart:series chart:label-cell-address="Tabelle1.$E$4" chart:values-cell-range-address="Tabelle1.$E$5:.$E$206" chart:class="chart:line" chart:attached-axis="primary-y" chart:style-name="G0S0">
            <chart:data-point chart:repeated="202"/>
          </chart:series>
          <chart:series chart:label-cell-address="Tabelle1.$I$4" chart:values-cell-range-address="Tabelle1.$I$5:.$I$206" chart:class="chart:line" chart:attached-axis="primary-y" chart:style-name="G0S1">
            <chart:data-point chart:repeated="202"/>
          </chart:series>
          <chart:series chart:label-cell-address="Tabelle1.$L$4" chart:values-cell-range-address="Tabelle1.$L$5:.$L$206" chart:class="chart:line" chart:attached-axis="primary-y" chart:style-name="G0S2">
            <chart:data-point chart:repeated="202"/>
          </chart:series>
          <chart:series chart:label-cell-address="Tabelle1.$D$4" chart:values-cell-range-address="Tabelle1.$D$5:.$D$206" chart:class="chart:line" chart:attached-axis="secondary-y" chart:style-name="G1S0">
            <chart:data-point chart:repeated="202"/>
          </chart:series>
          <chart:series chart:label-cell-address="Tabelle1.$H$4" chart:values-cell-range-address="Tabelle1.$H$5:.$H$206" chart:class="chart:line" chart:attached-axis="secondary-y" chart:style-name="G1S1">
            <chart:data-point chart:repeated="202"/>
          </chart:series>
          <chart:series chart:label-cell-address="Tabelle1.$K$4" chart:values-cell-range-address="Tabelle1.$K$5:.$K$206" chart:class="chart:line" chart:attached-axis="secondary-y" chart:style-name="G1S2">
            <chart:data-point chart:repeated="20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elle2.$C$4:.$C$27" chart:class="chart:line" chart:attached-axis="primary-y" chart:style-name="G0S0">
            <chart:data-point chart:repeated="24"/>
          </chart:series>
          <chart:series chart:values-cell-range-address="Tabelle2.$D$4:.$D$27" chart:class="chart:line" chart:attached-axis="primary-y" chart:style-name="G0S1">
            <chart:data-point chart:repeated="2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